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453.51pt" svg:height="255.09pt" svg:x="25pt" svg:y="86.43pt">
            <draw:object draw:notify-on-update-of-ranges="source_1.D1:source_1.D334 source_1.E1:source_1.E3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067915.68044" calcext:value-type="float">
            <text:p>1443067915.6804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067915.88696" calcext:value-type="float">
            <text:p>1443067915.88696</text:p>
          </table:table-cell>
          <table:table-cell table:formula="of:=[.G1]-[.$B1]" office:value-type="float" office:value="0.206523180007935" calcext:value-type="float">
            <text:p>0.20652318</text:p>
          </table:table-cell>
          <table:table-cell table:formula="of:=MAX([.H1:.H2000])" office:value-type="float" office:value="5.0327455997467" calcext:value-type="float">
            <text:p>5.0327455997</text:p>
          </table:table-cell>
          <table:table-cell office:value-type="float" office:value="1443067915.88696" calcext:value-type="float">
            <text:p>1443067915.88696</text:p>
          </table:table-cell>
          <table:table-cell table:formula="of:=[.J1]-[.$B1]" office:value-type="float" office:value="0.206523180007935" calcext:value-type="float">
            <text:p>0.20652318</text:p>
          </table:table-cell>
          <table:table-cell table:formula="of:=MAX([.K1:.K2000])" office:value-type="float" office:value="5.0327455997467" calcext:value-type="float">
            <text:p>5.0327455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067920.05136" calcext:value-type="float">
            <text:p>1443067920.05136</text:p>
          </table:table-cell>
          <table:table-cell office:value-type="float" office:value="4096" calcext:value-type="float">
            <text:p>4096</text:p>
          </table:table-cell>
          <table:table-cell table:formula="of:=[.B2]-[.B$1]" office:value-type="float" office:value="4.37091732025147" calcext:value-type="float">
            <text:p>4.3709173203</text:p>
          </table:table-cell>
          <table:table-cell table:formula="of:=[.C2]/([.D2]-[.D1])" office:value-type="float" office:value="937.103060957545" calcext:value-type="float">
            <text:p>937.1030609575</text:p>
          </table:table-cell>
          <table:table-cell/>
          <table:table-cell office:value-type="float" office:value="1443067920.25773" calcext:value-type="float">
            <text:p>1443067920.25773</text:p>
          </table:table-cell>
          <table:table-cell table:formula="of:=[.G2]-[.$B2]" office:value-type="float" office:value="0.206377029418945" calcext:value-type="float">
            <text:p>0.2063770294</text:p>
          </table:table-cell>
          <table:table-cell/>
          <table:table-cell office:value-type="float" office:value="1443067920.25773" calcext:value-type="float">
            <text:p>1443067920.25773</text:p>
          </table:table-cell>
          <table:table-cell table:formula="of:=[.J2]-[.$B2]" office:value-type="float" office:value="0.206377029418945" calcext:value-type="float">
            <text:p>0.206377029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067920.10275" calcext:value-type="float">
            <text:p>1443067920.10275</text:p>
          </table:table-cell>
          <table:table-cell office:value-type="float" office:value="4096" calcext:value-type="float">
            <text:p>4096</text:p>
          </table:table-cell>
          <table:table-cell table:formula="of:=[.B3]-[.B$1]" office:value-type="float" office:value="4.42231106758118" calcext:value-type="float">
            <text:p>4.4223110676</text:p>
          </table:table-cell>
          <table:table-cell table:formula="of:=[.C3]/([.D3]-[.D2])" office:value-type="float" office:value="79698.4110483807" calcext:value-type="float">
            <text:p>79698.4110483807</text:p>
          </table:table-cell>
          <table:table-cell/>
          <table:table-cell office:value-type="float" office:value="1443067920.30909" calcext:value-type="float">
            <text:p>1443067920.30909</text:p>
          </table:table-cell>
          <table:table-cell table:formula="of:=[.G3]-[.$B3]" office:value-type="float" office:value="0.206339597702026" calcext:value-type="float">
            <text:p>0.2063395977</text:p>
          </table:table-cell>
          <table:table-cell/>
          <table:table-cell office:value-type="float" office:value="1443067920.30909" calcext:value-type="float">
            <text:p>1443067920.30909</text:p>
          </table:table-cell>
          <table:table-cell table:formula="of:=[.J3]-[.$B3]" office:value-type="float" office:value="0.206339597702026" calcext:value-type="float">
            <text:p>0.20633959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067920.15409" calcext:value-type="float">
            <text:p>1443067920.15409</text:p>
          </table:table-cell>
          <table:table-cell office:value-type="float" office:value="4096" calcext:value-type="float">
            <text:p>4096</text:p>
          </table:table-cell>
          <table:table-cell table:formula="of:=[.B4]-[.B$1]" office:value-type="float" office:value="4.47365164756775" calcext:value-type="float">
            <text:p>4.4736516476</text:p>
          </table:table-cell>
          <table:table-cell table:formula="of:=[.C4]/([.D4]-[.D3])" office:value-type="float" office:value="79780.9452302891" calcext:value-type="float">
            <text:p>79780.9452302891</text:p>
          </table:table-cell>
          <table:table-cell/>
          <table:table-cell office:value-type="float" office:value="1443067920.3604" calcext:value-type="float">
            <text:p>1443067920.3604</text:p>
          </table:table-cell>
          <table:table-cell table:formula="of:=[.G4]-[.$B4]" office:value-type="float" office:value="0.206311702728271" calcext:value-type="float">
            <text:p>0.2063117027</text:p>
          </table:table-cell>
          <table:table-cell/>
          <table:table-cell office:value-type="float" office:value="1443067920.3604" calcext:value-type="float">
            <text:p>1443067920.3604</text:p>
          </table:table-cell>
          <table:table-cell table:formula="of:=[.J4]-[.$B4]" office:value-type="float" office:value="0.206311702728271" calcext:value-type="float">
            <text:p>0.20631170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067920.20541" calcext:value-type="float">
            <text:p>1443067920.20541</text:p>
          </table:table-cell>
          <table:table-cell office:value-type="float" office:value="4096" calcext:value-type="float">
            <text:p>4096</text:p>
          </table:table-cell>
          <table:table-cell table:formula="of:=[.B5]-[.B$1]" office:value-type="float" office:value="4.52497220039368" calcext:value-type="float">
            <text:p>4.5249722004</text:p>
          </table:table-cell>
          <table:table-cell table:formula="of:=[.C5]/([.D5]-[.D4])" office:value-type="float" office:value="79812.0786791419" calcext:value-type="float">
            <text:p>79812.0786791419</text:p>
          </table:table-cell>
          <table:table-cell/>
          <table:table-cell office:value-type="float" office:value="1443067920.41174" calcext:value-type="float">
            <text:p>1443067920.41174</text:p>
          </table:table-cell>
          <table:table-cell table:formula="of:=[.G5]-[.$B5]" office:value-type="float" office:value="0.206328868865967" calcext:value-type="float">
            <text:p>0.2063288689</text:p>
          </table:table-cell>
          <table:table-cell/>
          <table:table-cell office:value-type="float" office:value="1443067920.41174" calcext:value-type="float">
            <text:p>1443067920.41174</text:p>
          </table:table-cell>
          <table:table-cell table:formula="of:=[.J5]-[.$B5]" office:value-type="float" office:value="0.206328868865967" calcext:value-type="float">
            <text:p>0.20632886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067920.25675" calcext:value-type="float">
            <text:p>1443067920.25675</text:p>
          </table:table-cell>
          <table:table-cell office:value-type="float" office:value="4096" calcext:value-type="float">
            <text:p>4096</text:p>
          </table:table-cell>
          <table:table-cell table:formula="of:=[.B6]-[.B$1]" office:value-type="float" office:value="4.57631230354309" calcext:value-type="float">
            <text:p>4.5763123035</text:p>
          </table:table-cell>
          <table:table-cell table:formula="of:=[.C6]/([.D6]-[.D5])" office:value-type="float" office:value="79781.6862206041" calcext:value-type="float">
            <text:p>79781.6862206041</text:p>
          </table:table-cell>
          <table:table-cell/>
          <table:table-cell office:value-type="float" office:value="1443067920.46311" calcext:value-type="float">
            <text:p>1443067920.46311</text:p>
          </table:table-cell>
          <table:table-cell table:formula="of:=[.G6]-[.$B6]" office:value-type="float" office:value="0.20635461807251" calcext:value-type="float">
            <text:p>0.2063546181</text:p>
          </table:table-cell>
          <table:table-cell/>
          <table:table-cell office:value-type="float" office:value="1443067920.46311" calcext:value-type="float">
            <text:p>1443067920.46311</text:p>
          </table:table-cell>
          <table:table-cell table:formula="of:=[.J6]-[.$B6]" office:value-type="float" office:value="0.20635461807251" calcext:value-type="float">
            <text:p>0.206354618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067920.30809" calcext:value-type="float">
            <text:p>1443067920.30809</text:p>
          </table:table-cell>
          <table:table-cell office:value-type="float" office:value="4096" calcext:value-type="float">
            <text:p>4096</text:p>
          </table:table-cell>
          <table:table-cell table:formula="of:=[.B7]-[.B$1]" office:value-type="float" office:value="4.62765336036682" calcext:value-type="float">
            <text:p>4.6276533604</text:p>
          </table:table-cell>
          <table:table-cell table:formula="of:=[.C7]/([.D7]-[.D6])" office:value-type="float" office:value="79780.2042537383" calcext:value-type="float">
            <text:p>79780.2042537383</text:p>
          </table:table-cell>
          <table:table-cell/>
          <table:table-cell office:value-type="float" office:value="1443067920.51443" calcext:value-type="float">
            <text:p>1443067920.51443</text:p>
          </table:table-cell>
          <table:table-cell table:formula="of:=[.G7]-[.$B7]" office:value-type="float" office:value="0.206335544586182" calcext:value-type="float">
            <text:p>0.2063355446</text:p>
          </table:table-cell>
          <table:table-cell/>
          <table:table-cell office:value-type="float" office:value="1443067920.51443" calcext:value-type="float">
            <text:p>1443067920.51443</text:p>
          </table:table-cell>
          <table:table-cell table:formula="of:=[.J7]-[.$B7]" office:value-type="float" office:value="0.206335544586182" calcext:value-type="float">
            <text:p>0.20633554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067920.35943" calcext:value-type="float">
            <text:p>1443067920.35943</text:p>
          </table:table-cell>
          <table:table-cell office:value-type="float" office:value="4096" calcext:value-type="float">
            <text:p>4096</text:p>
          </table:table-cell>
          <table:table-cell table:formula="of:=[.B8]-[.B$1]" office:value-type="float" office:value="4.67899584770203" calcext:value-type="float">
            <text:p>4.6789958477</text:p>
          </table:table-cell>
          <table:table-cell table:formula="of:=[.C8]/([.D8]-[.D7])" office:value-type="float" office:value="79777.9814066665" calcext:value-type="float">
            <text:p>79777.9814066665</text:p>
          </table:table-cell>
          <table:table-cell/>
          <table:table-cell office:value-type="float" office:value="1443067920.56578" calcext:value-type="float">
            <text:p>1443067920.56578</text:p>
          </table:table-cell>
          <table:table-cell table:formula="of:=[.G8]-[.$B8]" office:value-type="float" office:value="0.206343412399292" calcext:value-type="float">
            <text:p>0.2063434124</text:p>
          </table:table-cell>
          <table:table-cell/>
          <table:table-cell office:value-type="float" office:value="1443067920.56578" calcext:value-type="float">
            <text:p>1443067920.56578</text:p>
          </table:table-cell>
          <table:table-cell table:formula="of:=[.J8]-[.$B8]" office:value-type="float" office:value="0.206343412399292" calcext:value-type="float">
            <text:p>0.20634341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067920.41078" calcext:value-type="float">
            <text:p>1443067920.41078</text:p>
          </table:table-cell>
          <table:table-cell office:value-type="float" office:value="4096" calcext:value-type="float">
            <text:p>4096</text:p>
          </table:table-cell>
          <table:table-cell table:formula="of:=[.B9]-[.B$1]" office:value-type="float" office:value="4.73034310340881" calcext:value-type="float">
            <text:p>4.7303431034</text:p>
          </table:table-cell>
          <table:table-cell table:formula="of:=[.C9]/([.D9]-[.D8])" office:value-type="float" office:value="79770.5728109358" calcext:value-type="float">
            <text:p>79770.5728109358</text:p>
          </table:table-cell>
          <table:table-cell/>
          <table:table-cell office:value-type="float" office:value="1443067920.61713" calcext:value-type="float">
            <text:p>1443067920.61713</text:p>
          </table:table-cell>
          <table:table-cell table:formula="of:=[.G9]-[.$B9]" office:value-type="float" office:value="0.206344604492187" calcext:value-type="float">
            <text:p>0.2063446045</text:p>
          </table:table-cell>
          <table:table-cell/>
          <table:table-cell office:value-type="float" office:value="1443067920.61713" calcext:value-type="float">
            <text:p>1443067920.61713</text:p>
          </table:table-cell>
          <table:table-cell table:formula="of:=[.J9]-[.$B9]" office:value-type="float" office:value="0.206344604492187" calcext:value-type="float">
            <text:p>0.20634460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067920.46212" calcext:value-type="float">
            <text:p>1443067920.46212</text:p>
          </table:table-cell>
          <table:table-cell office:value-type="float" office:value="4096" calcext:value-type="float">
            <text:p>4096</text:p>
          </table:table-cell>
          <table:table-cell table:formula="of:=[.B10]-[.B$1]" office:value-type="float" office:value="4.78168249130249" calcext:value-type="float">
            <text:p>4.7816824913</text:p>
          </table:table-cell>
          <table:table-cell table:formula="of:=[.C10]/([.D10]-[.D9])" office:value-type="float" office:value="79782.797731885" calcext:value-type="float">
            <text:p>79782.797731885</text:p>
          </table:table-cell>
          <table:table-cell/>
          <table:table-cell office:value-type="float" office:value="1443067920.66849" calcext:value-type="float">
            <text:p>1443067920.66849</text:p>
          </table:table-cell>
          <table:table-cell table:formula="of:=[.G10]-[.$B10]" office:value-type="float" office:value="0.206370830535889" calcext:value-type="float">
            <text:p>0.2063708305</text:p>
          </table:table-cell>
          <table:table-cell/>
          <table:table-cell office:value-type="float" office:value="1443067920.66849" calcext:value-type="float">
            <text:p>1443067920.66849</text:p>
          </table:table-cell>
          <table:table-cell table:formula="of:=[.J10]-[.$B10]" office:value-type="float" office:value="0.206370830535889" calcext:value-type="float">
            <text:p>0.20637083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067920.51346" calcext:value-type="float">
            <text:p>1443067920.51346</text:p>
          </table:table-cell>
          <table:table-cell office:value-type="float" office:value="4096" calcext:value-type="float">
            <text:p>4096</text:p>
          </table:table-cell>
          <table:table-cell table:formula="of:=[.B11]-[.B$1]" office:value-type="float" office:value="4.83302235603333" calcext:value-type="float">
            <text:p>4.833022356</text:p>
          </table:table-cell>
          <table:table-cell table:formula="of:=[.C11]/([.D11]-[.D10])" office:value-type="float" office:value="79782.0567209232" calcext:value-type="float">
            <text:p>79782.0567209232</text:p>
          </table:table-cell>
          <table:table-cell/>
          <table:table-cell office:value-type="float" office:value="1443067920.71978" calcext:value-type="float">
            <text:p>1443067920.71978</text:p>
          </table:table-cell>
          <table:table-cell table:formula="of:=[.G11]-[.$B11]" office:value-type="float" office:value="0.206319808959961" calcext:value-type="float">
            <text:p>0.206319809</text:p>
          </table:table-cell>
          <table:table-cell/>
          <table:table-cell office:value-type="float" office:value="1443067920.71978" calcext:value-type="float">
            <text:p>1443067920.71978</text:p>
          </table:table-cell>
          <table:table-cell table:formula="of:=[.J11]-[.$B11]" office:value-type="float" office:value="0.206319808959961" calcext:value-type="float">
            <text:p>0.2063198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067920.5648" calcext:value-type="float">
            <text:p>1443067920.5648</text:p>
          </table:table-cell>
          <table:table-cell office:value-type="float" office:value="4096" calcext:value-type="float">
            <text:p>4096</text:p>
          </table:table-cell>
          <table:table-cell table:formula="of:=[.B12]-[.B$1]" office:value-type="float" office:value="4.88436079025269" calcext:value-type="float">
            <text:p>4.8843607903</text:p>
          </table:table-cell>
          <table:table-cell table:formula="of:=[.C12]/([.D12]-[.D11])" office:value-type="float" office:value="79784.2797951042" calcext:value-type="float">
            <text:p>79784.2797951042</text:p>
          </table:table-cell>
          <table:table-cell/>
          <table:table-cell office:value-type="float" office:value="1443067920.77112" calcext:value-type="float">
            <text:p>1443067920.77112</text:p>
          </table:table-cell>
          <table:table-cell table:formula="of:=[.G12]-[.$B12]" office:value-type="float" office:value="0.206324338912964" calcext:value-type="float">
            <text:p>0.2063243389</text:p>
          </table:table-cell>
          <table:table-cell/>
          <table:table-cell office:value-type="float" office:value="1443067920.77112" calcext:value-type="float">
            <text:p>1443067920.77112</text:p>
          </table:table-cell>
          <table:table-cell table:formula="of:=[.J12]-[.$B12]" office:value-type="float" office:value="0.206324338912964" calcext:value-type="float">
            <text:p>0.206324338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067920.61614" calcext:value-type="float">
            <text:p>1443067920.61614</text:p>
          </table:table-cell>
          <table:table-cell office:value-type="float" office:value="4096" calcext:value-type="float">
            <text:p>4096</text:p>
          </table:table-cell>
          <table:table-cell table:formula="of:=[.B13]-[.B$1]" office:value-type="float" office:value="4.93569993972778" calcext:value-type="float">
            <text:p>4.9356999397</text:p>
          </table:table-cell>
          <table:table-cell table:formula="of:=[.C13]/([.D13]-[.D12])" office:value-type="float" office:value="79783.1682425278" calcext:value-type="float">
            <text:p>79783.1682425278</text:p>
          </table:table-cell>
          <table:table-cell/>
          <table:table-cell office:value-type="float" office:value="1443067920.82248" calcext:value-type="float">
            <text:p>1443067920.82248</text:p>
          </table:table-cell>
          <table:table-cell table:formula="of:=[.G13]-[.$B13]" office:value-type="float" office:value="0.206340312957764" calcext:value-type="float">
            <text:p>0.206340313</text:p>
          </table:table-cell>
          <table:table-cell/>
          <table:table-cell office:value-type="float" office:value="1443067920.82248" calcext:value-type="float">
            <text:p>1443067920.82248</text:p>
          </table:table-cell>
          <table:table-cell table:formula="of:=[.J13]-[.$B13]" office:value-type="float" office:value="0.206340312957764" calcext:value-type="float">
            <text:p>0.2063403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067920.66748" calcext:value-type="float">
            <text:p>1443067920.66748</text:p>
          </table:table-cell>
          <table:table-cell office:value-type="float" office:value="4096" calcext:value-type="float">
            <text:p>4096</text:p>
          </table:table-cell>
          <table:table-cell table:formula="of:=[.B14]-[.B$1]" office:value-type="float" office:value="4.98703932762146" calcext:value-type="float">
            <text:p>4.9870393276</text:p>
          </table:table-cell>
          <table:table-cell table:formula="of:=[.C14]/([.D14]-[.D13])" office:value-type="float" office:value="79782.797731885" calcext:value-type="float">
            <text:p>79782.797731885</text:p>
          </table:table-cell>
          <table:table-cell/>
          <table:table-cell office:value-type="float" office:value="1443067920.87383" calcext:value-type="float">
            <text:p>1443067920.87383</text:p>
          </table:table-cell>
          <table:table-cell table:formula="of:=[.G14]-[.$B14]" office:value-type="float" office:value="0.20634937286377" calcext:value-type="float">
            <text:p>0.2063493729</text:p>
          </table:table-cell>
          <table:table-cell/>
          <table:table-cell office:value-type="float" office:value="1443067920.87383" calcext:value-type="float">
            <text:p>1443067920.87383</text:p>
          </table:table-cell>
          <table:table-cell table:formula="of:=[.J14]-[.$B14]" office:value-type="float" office:value="0.20634937286377" calcext:value-type="float">
            <text:p>0.206349372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067920.71882" calcext:value-type="float">
            <text:p>1443067920.71882</text:p>
          </table:table-cell>
          <table:table-cell office:value-type="float" office:value="4096" calcext:value-type="float">
            <text:p>4096</text:p>
          </table:table-cell>
          <table:table-cell table:formula="of:=[.B15]-[.B$1]" office:value-type="float" office:value="5.03838229179382" calcext:value-type="float">
            <text:p>5.0383822918</text:p>
          </table:table-cell>
          <table:table-cell table:formula="of:=[.C15]/([.D15]-[.D14])" office:value-type="float" office:value="79777.2404851682" calcext:value-type="float">
            <text:p>79777.2404851682</text:p>
          </table:table-cell>
          <table:table-cell/>
          <table:table-cell office:value-type="float" office:value="1443067920.92518" calcext:value-type="float">
            <text:p>1443067920.92518</text:p>
          </table:table-cell>
          <table:table-cell table:formula="of:=[.G15]-[.$B15]" office:value-type="float" office:value="0.206357717514038" calcext:value-type="float">
            <text:p>0.2063577175</text:p>
          </table:table-cell>
          <table:table-cell/>
          <table:table-cell office:value-type="float" office:value="1443067920.92518" calcext:value-type="float">
            <text:p>1443067920.92518</text:p>
          </table:table-cell>
          <table:table-cell table:formula="of:=[.J15]-[.$B15]" office:value-type="float" office:value="0.206357717514038" calcext:value-type="float">
            <text:p>0.20635771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067920.77016" calcext:value-type="float">
            <text:p>1443067920.77016</text:p>
          </table:table-cell>
          <table:table-cell office:value-type="float" office:value="4096" calcext:value-type="float">
            <text:p>4096</text:p>
          </table:table-cell>
          <table:table-cell table:formula="of:=[.B16]-[.B$1]" office:value-type="float" office:value="5.08972644805908" calcext:value-type="float">
            <text:p>5.0897264481</text:p>
          </table:table-cell>
          <table:table-cell table:formula="of:=[.C16]/([.D16]-[.D15])" office:value-type="float" office:value="79775.3882416312" calcext:value-type="float">
            <text:p>79775.3882416312</text:p>
          </table:table-cell>
          <table:table-cell/>
          <table:table-cell office:value-type="float" office:value="1443067920.97655" calcext:value-type="float">
            <text:p>1443067920.97655</text:p>
          </table:table-cell>
          <table:table-cell table:formula="of:=[.G16]-[.$B16]" office:value-type="float" office:value="0.206380605697632" calcext:value-type="float">
            <text:p>0.2063806057</text:p>
          </table:table-cell>
          <table:table-cell/>
          <table:table-cell office:value-type="float" office:value="1443067920.97655" calcext:value-type="float">
            <text:p>1443067920.97655</text:p>
          </table:table-cell>
          <table:table-cell table:formula="of:=[.J16]-[.$B16]" office:value-type="float" office:value="0.206380605697632" calcext:value-type="float">
            <text:p>0.206380605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067920.82151" calcext:value-type="float">
            <text:p>1443067920.82151</text:p>
          </table:table-cell>
          <table:table-cell office:value-type="float" office:value="4096" calcext:value-type="float">
            <text:p>4096</text:p>
          </table:table-cell>
          <table:table-cell table:formula="of:=[.B17]-[.B$1]" office:value-type="float" office:value="5.14107084274292" calcext:value-type="float">
            <text:p>5.1410708427</text:p>
          </table:table-cell>
          <table:table-cell table:formula="of:=[.C17]/([.D17]-[.D16])" office:value-type="float" office:value="79775.0178032449" calcext:value-type="float">
            <text:p>79775.0178032449</text:p>
          </table:table-cell>
          <table:table-cell/>
          <table:table-cell office:value-type="float" office:value="1443067921.02783" calcext:value-type="float">
            <text:p>1443067921.02783</text:p>
          </table:table-cell>
          <table:table-cell table:formula="of:=[.G17]-[.$B17]" office:value-type="float" office:value="0.206319093704224" calcext:value-type="float">
            <text:p>0.2063190937</text:p>
          </table:table-cell>
          <table:table-cell/>
          <table:table-cell office:value-type="float" office:value="1443067921.02783" calcext:value-type="float">
            <text:p>1443067921.02783</text:p>
          </table:table-cell>
          <table:table-cell table:formula="of:=[.J17]-[.$B17]" office:value-type="float" office:value="0.206319093704224" calcext:value-type="float">
            <text:p>0.206319093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067920.87285" calcext:value-type="float">
            <text:p>1443067920.87285</text:p>
          </table:table-cell>
          <table:table-cell office:value-type="float" office:value="4096" calcext:value-type="float">
            <text:p>4096</text:p>
          </table:table-cell>
          <table:table-cell table:formula="of:=[.B18]-[.B$1]" office:value-type="float" office:value="5.1924135684967" calcext:value-type="float">
            <text:p>5.1924135685</text:p>
          </table:table-cell>
          <table:table-cell table:formula="of:=[.C18]/([.D18]-[.D17])" office:value-type="float" office:value="79777.610944197" calcext:value-type="float">
            <text:p>79777.610944197</text:p>
          </table:table-cell>
          <table:table-cell/>
          <table:table-cell office:value-type="float" office:value="1443067921.07925" calcext:value-type="float">
            <text:p>1443067921.07925</text:p>
          </table:table-cell>
          <table:table-cell table:formula="of:=[.G18]-[.$B18]" office:value-type="float" office:value="0.206399202346802" calcext:value-type="float">
            <text:p>0.2063992023</text:p>
          </table:table-cell>
          <table:table-cell/>
          <table:table-cell office:value-type="float" office:value="1443067921.07925" calcext:value-type="float">
            <text:p>1443067921.07925</text:p>
          </table:table-cell>
          <table:table-cell table:formula="of:=[.J18]-[.$B18]" office:value-type="float" office:value="0.206399202346802" calcext:value-type="float">
            <text:p>0.206399202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067920.92419" calcext:value-type="float">
            <text:p>1443067920.92419</text:p>
          </table:table-cell>
          <table:table-cell office:value-type="float" office:value="4096" calcext:value-type="float">
            <text:p>4096</text:p>
          </table:table-cell>
          <table:table-cell table:formula="of:=[.B19]-[.B$1]" office:value-type="float" office:value="5.2437527179718" calcext:value-type="float">
            <text:p>5.243752718</text:p>
          </table:table-cell>
          <table:table-cell table:formula="of:=[.C19]/([.D19]-[.D18])" office:value-type="float" office:value="79783.1682425278" calcext:value-type="float">
            <text:p>79783.1682425278</text:p>
          </table:table-cell>
          <table:table-cell/>
          <table:table-cell office:value-type="float" office:value="1443067921.1306" calcext:value-type="float">
            <text:p>1443067921.1306</text:p>
          </table:table-cell>
          <table:table-cell table:formula="of:=[.G19]-[.$B19]" office:value-type="float" office:value="0.206404209136963" calcext:value-type="float">
            <text:p>0.2064042091</text:p>
          </table:table-cell>
          <table:table-cell/>
          <table:table-cell office:value-type="float" office:value="1443067921.1306" calcext:value-type="float">
            <text:p>1443067921.1306</text:p>
          </table:table-cell>
          <table:table-cell table:formula="of:=[.J19]-[.$B19]" office:value-type="float" office:value="0.206404209136963" calcext:value-type="float">
            <text:p>0.206404209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067920.97555" calcext:value-type="float">
            <text:p>1443067920.97555</text:p>
          </table:table-cell>
          <table:table-cell office:value-type="float" office:value="4096" calcext:value-type="float">
            <text:p>4096</text:p>
          </table:table-cell>
          <table:table-cell table:formula="of:=[.B20]-[.B$1]" office:value-type="float" office:value="5.29510855674744" calcext:value-type="float">
            <text:p>5.2951085567</text:p>
          </table:table-cell>
          <table:table-cell table:formula="of:=[.C20]/([.D20]-[.D19])" office:value-type="float" office:value="79757.2408055636" calcext:value-type="float">
            <text:p>79757.2408055636</text:p>
          </table:table-cell>
          <table:table-cell/>
          <table:table-cell office:value-type="float" office:value="1443067921.18196" calcext:value-type="float">
            <text:p>1443067921.18196</text:p>
          </table:table-cell>
          <table:table-cell table:formula="of:=[.G20]-[.$B20]" office:value-type="float" office:value="0.206415176391602" calcext:value-type="float">
            <text:p>0.2064151764</text:p>
          </table:table-cell>
          <table:table-cell/>
          <table:table-cell office:value-type="float" office:value="1443067921.18196" calcext:value-type="float">
            <text:p>1443067921.18196</text:p>
          </table:table-cell>
          <table:table-cell table:formula="of:=[.J20]-[.$B20]" office:value-type="float" office:value="0.206415176391602" calcext:value-type="float">
            <text:p>0.20641517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067921.02531" calcext:value-type="float">
            <text:p>1443067921.02531</text:p>
          </table:table-cell>
          <table:table-cell office:value-type="float" office:value="4096" calcext:value-type="float">
            <text:p>4096</text:p>
          </table:table-cell>
          <table:table-cell table:formula="of:=[.B21]-[.B$1]" office:value-type="float" office:value="5.34487462043762" calcext:value-type="float">
            <text:p>5.3448746204</text:p>
          </table:table-cell>
          <table:table-cell table:formula="of:=[.C21]/([.D21]-[.D20])" office:value-type="float" office:value="82305.082947675" calcext:value-type="float">
            <text:p>82305.082947675</text:p>
          </table:table-cell>
          <table:table-cell/>
          <table:table-cell office:value-type="float" office:value="1443067921.23175" calcext:value-type="float">
            <text:p>1443067921.23175</text:p>
          </table:table-cell>
          <table:table-cell table:formula="of:=[.G21]-[.$B21]" office:value-type="float" office:value="0.206433296203613" calcext:value-type="float">
            <text:p>0.2064332962</text:p>
          </table:table-cell>
          <table:table-cell/>
          <table:table-cell office:value-type="float" office:value="1443067921.23175" calcext:value-type="float">
            <text:p>1443067921.23175</text:p>
          </table:table-cell>
          <table:table-cell table:formula="of:=[.J21]-[.$B21]" office:value-type="float" office:value="0.206433296203613" calcext:value-type="float">
            <text:p>0.206433296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067921.07363" calcext:value-type="float">
            <text:p>1443067921.07363</text:p>
          </table:table-cell>
          <table:table-cell office:value-type="float" office:value="4096" calcext:value-type="float">
            <text:p>4096</text:p>
          </table:table-cell>
          <table:table-cell table:formula="of:=[.B22]-[.B$1]" office:value-type="float" office:value="5.3931941986084" calcext:value-type="float">
            <text:p>5.3931941986</text:p>
          </table:table-cell>
          <table:table-cell table:formula="of:=[.C22]/([.D22]-[.D21])" office:value-type="float" office:value="84768.9519458027" calcext:value-type="float">
            <text:p>84768.9519458027</text:p>
          </table:table-cell>
          <table:table-cell/>
          <table:table-cell office:value-type="float" office:value="1443067921.27996" calcext:value-type="float">
            <text:p>1443067921.27996</text:p>
          </table:table-cell>
          <table:table-cell table:formula="of:=[.G22]-[.$B22]" office:value-type="float" office:value="0.206331014633179" calcext:value-type="float">
            <text:p>0.2063310146</text:p>
          </table:table-cell>
          <table:table-cell/>
          <table:table-cell office:value-type="float" office:value="1443067921.27996" calcext:value-type="float">
            <text:p>1443067921.27996</text:p>
          </table:table-cell>
          <table:table-cell table:formula="of:=[.J22]-[.$B22]" office:value-type="float" office:value="0.206331014633179" calcext:value-type="float">
            <text:p>0.20633101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067921.12196" calcext:value-type="float">
            <text:p>1443067921.12196</text:p>
          </table:table-cell>
          <table:table-cell office:value-type="float" office:value="4096" calcext:value-type="float">
            <text:p>4096</text:p>
          </table:table-cell>
          <table:table-cell table:formula="of:=[.B23]-[.B$1]" office:value-type="float" office:value="5.44152331352234" calcext:value-type="float">
            <text:p>5.4415233135</text:p>
          </table:table-cell>
          <table:table-cell table:formula="of:=[.C23]/([.D23]-[.D22])" office:value-type="float" office:value="84752.2245605727" calcext:value-type="float">
            <text:p>84752.2245605727</text:p>
          </table:table-cell>
          <table:table-cell/>
          <table:table-cell office:value-type="float" office:value="1443067921.32834" calcext:value-type="float">
            <text:p>1443067921.32834</text:p>
          </table:table-cell>
          <table:table-cell table:formula="of:=[.G23]-[.$B23]" office:value-type="float" office:value="0.20638108253479" calcext:value-type="float">
            <text:p>0.2063810825</text:p>
          </table:table-cell>
          <table:table-cell/>
          <table:table-cell office:value-type="float" office:value="1443067921.32834" calcext:value-type="float">
            <text:p>1443067921.32834</text:p>
          </table:table-cell>
          <table:table-cell table:formula="of:=[.J23]-[.$B23]" office:value-type="float" office:value="0.20638108253479" calcext:value-type="float">
            <text:p>0.20638108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067921.17029" calcext:value-type="float">
            <text:p>1443067921.17029</text:p>
          </table:table-cell>
          <table:table-cell office:value-type="float" office:value="4096" calcext:value-type="float">
            <text:p>4096</text:p>
          </table:table-cell>
          <table:table-cell table:formula="of:=[.B24]-[.B$1]" office:value-type="float" office:value="5.48985433578491" calcext:value-type="float">
            <text:p>5.4898543358</text:p>
          </table:table-cell>
          <table:table-cell table:formula="of:=[.C24]/([.D24]-[.D23])" office:value-type="float" office:value="84748.8798756875" calcext:value-type="float">
            <text:p>84748.8798756875</text:p>
          </table:table-cell>
          <table:table-cell/>
          <table:table-cell office:value-type="float" office:value="1443067921.37663" calcext:value-type="float">
            <text:p>1443067921.37663</text:p>
          </table:table-cell>
          <table:table-cell table:formula="of:=[.G24]-[.$B24]" office:value-type="float" office:value="0.206337928771973" calcext:value-type="float">
            <text:p>0.2063379288</text:p>
          </table:table-cell>
          <table:table-cell/>
          <table:table-cell office:value-type="float" office:value="1443067921.37663" calcext:value-type="float">
            <text:p>1443067921.37663</text:p>
          </table:table-cell>
          <table:table-cell table:formula="of:=[.J24]-[.$B24]" office:value-type="float" office:value="0.206337928771973" calcext:value-type="float">
            <text:p>0.206337928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067921.21862" calcext:value-type="float">
            <text:p>1443067921.21862</text:p>
          </table:table-cell>
          <table:table-cell office:value-type="float" office:value="4096" calcext:value-type="float">
            <text:p>4096</text:p>
          </table:table-cell>
          <table:table-cell table:formula="of:=[.B25]-[.B$1]" office:value-type="float" office:value="5.53818154335022" calcext:value-type="float">
            <text:p>5.5381815434</text:p>
          </table:table-cell>
          <table:table-cell table:formula="of:=[.C25]/([.D25]-[.D24])" office:value-type="float" office:value="84755.5695094697" calcext:value-type="float">
            <text:p>84755.5695094697</text:p>
          </table:table-cell>
          <table:table-cell/>
          <table:table-cell office:value-type="float" office:value="1443067921.42499" calcext:value-type="float">
            <text:p>1443067921.42499</text:p>
          </table:table-cell>
          <table:table-cell table:formula="of:=[.G25]-[.$B25]" office:value-type="float" office:value="0.206374645233154" calcext:value-type="float">
            <text:p>0.2063746452</text:p>
          </table:table-cell>
          <table:table-cell/>
          <table:table-cell office:value-type="float" office:value="1443067921.42499" calcext:value-type="float">
            <text:p>1443067921.42499</text:p>
          </table:table-cell>
          <table:table-cell table:formula="of:=[.J25]-[.$B25]" office:value-type="float" office:value="0.206374645233154" calcext:value-type="float">
            <text:p>0.206374645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067921.26695" calcext:value-type="float">
            <text:p>1443067921.26695</text:p>
          </table:table-cell>
          <table:table-cell office:value-type="float" office:value="4096" calcext:value-type="float">
            <text:p>4096</text:p>
          </table:table-cell>
          <table:table-cell table:formula="of:=[.B26]-[.B$1]" office:value-type="float" office:value="5.58651161193848" calcext:value-type="float">
            <text:p>5.5865116119</text:p>
          </table:table-cell>
          <table:table-cell table:formula="of:=[.C26]/([.D26]-[.D25])" office:value-type="float" office:value="84750.5521851306" calcext:value-type="float">
            <text:p>84750.5521851306</text:p>
          </table:table-cell>
          <table:table-cell/>
          <table:table-cell office:value-type="float" office:value="1443067921.4733" calcext:value-type="float">
            <text:p>1443067921.4733</text:p>
          </table:table-cell>
          <table:table-cell table:formula="of:=[.G26]-[.$B26]" office:value-type="float" office:value="0.206351757049561" calcext:value-type="float">
            <text:p>0.206351757</text:p>
          </table:table-cell>
          <table:table-cell/>
          <table:table-cell office:value-type="float" office:value="1443067921.4733" calcext:value-type="float">
            <text:p>1443067921.4733</text:p>
          </table:table-cell>
          <table:table-cell table:formula="of:=[.J26]-[.$B26]" office:value-type="float" office:value="0.206351757049561" calcext:value-type="float">
            <text:p>0.20635175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067921.31527" calcext:value-type="float">
            <text:p>1443067921.31527</text:p>
          </table:table-cell>
          <table:table-cell office:value-type="float" office:value="4096" calcext:value-type="float">
            <text:p>4096</text:p>
          </table:table-cell>
          <table:table-cell table:formula="of:=[.B27]-[.B$1]" office:value-type="float" office:value="5.63483428955078" calcext:value-type="float">
            <text:p>5.6348342896</text:p>
          </table:table-cell>
          <table:table-cell table:formula="of:=[.C27]/([.D27]-[.D26])" office:value-type="float" office:value="84763.5148213933" calcext:value-type="float">
            <text:p>84763.5148213933</text:p>
          </table:table-cell>
          <table:table-cell/>
          <table:table-cell office:value-type="float" office:value="1443067921.52161" calcext:value-type="float">
            <text:p>1443067921.52161</text:p>
          </table:table-cell>
          <table:table-cell table:formula="of:=[.G27]-[.$B27]" office:value-type="float" office:value="0.206339836120605" calcext:value-type="float">
            <text:p>0.2063398361</text:p>
          </table:table-cell>
          <table:table-cell/>
          <table:table-cell office:value-type="float" office:value="1443067921.52161" calcext:value-type="float">
            <text:p>1443067921.52161</text:p>
          </table:table-cell>
          <table:table-cell table:formula="of:=[.J27]-[.$B27]" office:value-type="float" office:value="0.206339836120605" calcext:value-type="float">
            <text:p>0.206339836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067921.36359" calcext:value-type="float">
            <text:p>1443067921.36359</text:p>
          </table:table-cell>
          <table:table-cell office:value-type="float" office:value="4096" calcext:value-type="float">
            <text:p>4096</text:p>
          </table:table-cell>
          <table:table-cell table:formula="of:=[.B28]-[.B$1]" office:value-type="float" office:value="5.68315529823303" calcext:value-type="float">
            <text:p>5.6831552982</text:p>
          </table:table-cell>
          <table:table-cell table:formula="of:=[.C28]/([.D28]-[.D27])" office:value-type="float" office:value="84766.4424170955" calcext:value-type="float">
            <text:p>84766.4424170955</text:p>
          </table:table-cell>
          <table:table-cell/>
          <table:table-cell office:value-type="float" office:value="1443067921.5699" calcext:value-type="float">
            <text:p>1443067921.5699</text:p>
          </table:table-cell>
          <table:table-cell table:formula="of:=[.G28]-[.$B28]" office:value-type="float" office:value="0.206306219100952" calcext:value-type="float">
            <text:p>0.2063062191</text:p>
          </table:table-cell>
          <table:table-cell/>
          <table:table-cell office:value-type="float" office:value="1443067921.5699" calcext:value-type="float">
            <text:p>1443067921.5699</text:p>
          </table:table-cell>
          <table:table-cell table:formula="of:=[.J28]-[.$B28]" office:value-type="float" office:value="0.206306219100952" calcext:value-type="float">
            <text:p>0.206306219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067921.41192" calcext:value-type="float">
            <text:p>1443067921.41192</text:p>
          </table:table-cell>
          <table:table-cell office:value-type="float" office:value="4096" calcext:value-type="float">
            <text:p>4096</text:p>
          </table:table-cell>
          <table:table-cell table:formula="of:=[.B29]-[.B$1]" office:value-type="float" office:value="5.73147749900818" calcext:value-type="float">
            <text:p>5.731477499</text:p>
          </table:table-cell>
          <table:table-cell table:formula="of:=[.C29]/([.D29]-[.D28])" office:value-type="float" office:value="84764.3512566732" calcext:value-type="float">
            <text:p>84764.3512566732</text:p>
          </table:table-cell>
          <table:table-cell/>
          <table:table-cell office:value-type="float" office:value="1443067921.61825" calcext:value-type="float">
            <text:p>1443067921.61825</text:p>
          </table:table-cell>
          <table:table-cell table:formula="of:=[.G29]-[.$B29]" office:value-type="float" office:value="0.206330299377441" calcext:value-type="float">
            <text:p>0.2063302994</text:p>
          </table:table-cell>
          <table:table-cell/>
          <table:table-cell office:value-type="float" office:value="1443067921.61825" calcext:value-type="float">
            <text:p>1443067921.61825</text:p>
          </table:table-cell>
          <table:table-cell table:formula="of:=[.J29]-[.$B29]" office:value-type="float" office:value="0.206330299377441" calcext:value-type="float">
            <text:p>0.206330299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067921.46024" calcext:value-type="float">
            <text:p>1443067921.46024</text:p>
          </table:table-cell>
          <table:table-cell office:value-type="float" office:value="4096" calcext:value-type="float">
            <text:p>4096</text:p>
          </table:table-cell>
          <table:table-cell table:formula="of:=[.B30]-[.B$1]" office:value-type="float" office:value="5.77979707717896" calcext:value-type="float">
            <text:p>5.7797970772</text:p>
          </table:table-cell>
          <table:table-cell table:formula="of:=[.C30]/([.D30]-[.D29])" office:value-type="float" office:value="84768.9519458027" calcext:value-type="float">
            <text:p>84768.9519458027</text:p>
          </table:table-cell>
          <table:table-cell/>
          <table:table-cell office:value-type="float" office:value="1443067921.66657" calcext:value-type="float">
            <text:p>1443067921.66657</text:p>
          </table:table-cell>
          <table:table-cell table:formula="of:=[.G30]-[.$B30]" office:value-type="float" office:value="0.206330299377441" calcext:value-type="float">
            <text:p>0.2063302994</text:p>
          </table:table-cell>
          <table:table-cell/>
          <table:table-cell office:value-type="float" office:value="1443067921.66657" calcext:value-type="float">
            <text:p>1443067921.66657</text:p>
          </table:table-cell>
          <table:table-cell table:formula="of:=[.J30]-[.$B30]" office:value-type="float" office:value="0.206330299377441" calcext:value-type="float">
            <text:p>0.206330299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067921.50856" calcext:value-type="float">
            <text:p>1443067921.50856</text:p>
          </table:table-cell>
          <table:table-cell office:value-type="float" office:value="4096" calcext:value-type="float">
            <text:p>4096</text:p>
          </table:table-cell>
          <table:table-cell table:formula="of:=[.B31]-[.B$1]" office:value-type="float" office:value="5.82811713218689" calcext:value-type="float">
            <text:p>5.8281171322</text:p>
          </table:table-cell>
          <table:table-cell table:formula="of:=[.C31]/([.D31]-[.D30])" office:value-type="float" office:value="84768.1154197238" calcext:value-type="float">
            <text:p>84768.1154197238</text:p>
          </table:table-cell>
          <table:table-cell/>
          <table:table-cell office:value-type="float" office:value="1443067921.71493" calcext:value-type="float">
            <text:p>1443067921.71493</text:p>
          </table:table-cell>
          <table:table-cell table:formula="of:=[.G31]-[.$B31]" office:value-type="float" office:value="0.206372022628784" calcext:value-type="float">
            <text:p>0.2063720226</text:p>
          </table:table-cell>
          <table:table-cell/>
          <table:table-cell office:value-type="float" office:value="1443067921.71493" calcext:value-type="float">
            <text:p>1443067921.71493</text:p>
          </table:table-cell>
          <table:table-cell table:formula="of:=[.J31]-[.$B31]" office:value-type="float" office:value="0.206372022628784" calcext:value-type="float">
            <text:p>0.206372022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067921.55688" calcext:value-type="float">
            <text:p>1443067921.55688</text:p>
          </table:table-cell>
          <table:table-cell office:value-type="float" office:value="4096" calcext:value-type="float">
            <text:p>4096</text:p>
          </table:table-cell>
          <table:table-cell table:formula="of:=[.B32]-[.B$1]" office:value-type="float" office:value="5.87643814086914" calcext:value-type="float">
            <text:p>5.8764381409</text:p>
          </table:table-cell>
          <table:table-cell table:formula="of:=[.C32]/([.D32]-[.D31])" office:value-type="float" office:value="84766.4424170955" calcext:value-type="float">
            <text:p>84766.4424170955</text:p>
          </table:table-cell>
          <table:table-cell/>
          <table:table-cell office:value-type="float" office:value="1443067921.76316" calcext:value-type="float">
            <text:p>1443067921.76316</text:p>
          </table:table-cell>
          <table:table-cell table:formula="of:=[.G32]-[.$B32]" office:value-type="float" office:value="0.20628547668457" calcext:value-type="float">
            <text:p>0.2062854767</text:p>
          </table:table-cell>
          <table:table-cell/>
          <table:table-cell office:value-type="float" office:value="1443067921.76316" calcext:value-type="float">
            <text:p>1443067921.76316</text:p>
          </table:table-cell>
          <table:table-cell table:formula="of:=[.J32]-[.$B32]" office:value-type="float" office:value="0.20628547668457" calcext:value-type="float">
            <text:p>0.206285476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067921.6052" calcext:value-type="float">
            <text:p>1443067921.6052</text:p>
          </table:table-cell>
          <table:table-cell office:value-type="float" office:value="4096" calcext:value-type="float">
            <text:p>4096</text:p>
          </table:table-cell>
          <table:table-cell table:formula="of:=[.B33]-[.B$1]" office:value-type="float" office:value="5.92476344108582" calcext:value-type="float">
            <text:p>5.9247634411</text:p>
          </table:table-cell>
          <table:table-cell table:formula="of:=[.C33]/([.D33]-[.D32])" office:value-type="float" office:value="84758.91472241" calcext:value-type="float">
            <text:p>84758.91472241</text:p>
          </table:table-cell>
          <table:table-cell/>
          <table:table-cell office:value-type="float" office:value="1443067921.81165" calcext:value-type="float">
            <text:p>1443067921.81165</text:p>
          </table:table-cell>
          <table:table-cell table:formula="of:=[.G33]-[.$B33]" office:value-type="float" office:value="0.206444263458252" calcext:value-type="float">
            <text:p>0.2064442635</text:p>
          </table:table-cell>
          <table:table-cell/>
          <table:table-cell office:value-type="float" office:value="1443067921.81165" calcext:value-type="float">
            <text:p>1443067921.81165</text:p>
          </table:table-cell>
          <table:table-cell table:formula="of:=[.J33]-[.$B33]" office:value-type="float" office:value="0.206444263458252" calcext:value-type="float">
            <text:p>0.206444263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067921.65355" calcext:value-type="float">
            <text:p>1443067921.65355</text:p>
          </table:table-cell>
          <table:table-cell office:value-type="float" office:value="4096" calcext:value-type="float">
            <text:p>4096</text:p>
          </table:table-cell>
          <table:table-cell table:formula="of:=[.B34]-[.B$1]" office:value-type="float" office:value="5.9731125831604" calcext:value-type="float">
            <text:p>5.9731125832</text:p>
          </table:table-cell>
          <table:table-cell table:formula="of:=[.C34]/([.D34]-[.D33])" office:value-type="float" office:value="84717.1185309013" calcext:value-type="float">
            <text:p>84717.1185309013</text:p>
          </table:table-cell>
          <table:table-cell/>
          <table:table-cell office:value-type="float" office:value="1443067921.85996" calcext:value-type="float">
            <text:p>1443067921.85996</text:p>
          </table:table-cell>
          <table:table-cell table:formula="of:=[.G34]-[.$B34]" office:value-type="float" office:value="0.206411123275757" calcext:value-type="float">
            <text:p>0.2064111233</text:p>
          </table:table-cell>
          <table:table-cell/>
          <table:table-cell office:value-type="float" office:value="1443067921.85996" calcext:value-type="float">
            <text:p>1443067921.85996</text:p>
          </table:table-cell>
          <table:table-cell table:formula="of:=[.J34]-[.$B34]" office:value-type="float" office:value="0.206411123275757" calcext:value-type="float">
            <text:p>0.20641112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067921.70186" calcext:value-type="float">
            <text:p>1443067921.70186</text:p>
          </table:table-cell>
          <table:table-cell office:value-type="float" office:value="4096" calcext:value-type="float">
            <text:p>4096</text:p>
          </table:table-cell>
          <table:table-cell table:formula="of:=[.B35]-[.B$1]" office:value-type="float" office:value="6.02142572402954" calcext:value-type="float">
            <text:p>6.021425724</text:p>
          </table:table-cell>
          <table:table-cell table:formula="of:=[.C35]/([.D35]-[.D34])" office:value-type="float" office:value="84780.2466640347" calcext:value-type="float">
            <text:p>84780.2466640347</text:p>
          </table:table-cell>
          <table:table-cell/>
          <table:table-cell office:value-type="float" office:value="1443067921.90826" calcext:value-type="float">
            <text:p>1443067921.90826</text:p>
          </table:table-cell>
          <table:table-cell table:formula="of:=[.G35]-[.$B35]" office:value-type="float" office:value="0.206393718719482" calcext:value-type="float">
            <text:p>0.2063937187</text:p>
          </table:table-cell>
          <table:table-cell/>
          <table:table-cell office:value-type="float" office:value="1443067921.90826" calcext:value-type="float">
            <text:p>1443067921.90826</text:p>
          </table:table-cell>
          <table:table-cell table:formula="of:=[.J35]-[.$B35]" office:value-type="float" office:value="0.206393718719482" calcext:value-type="float">
            <text:p>0.206393718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067921.75019" calcext:value-type="float">
            <text:p>1443067921.75019</text:p>
          </table:table-cell>
          <table:table-cell office:value-type="float" office:value="4096" calcext:value-type="float">
            <text:p>4096</text:p>
          </table:table-cell>
          <table:table-cell table:formula="of:=[.B36]-[.B$1]" office:value-type="float" office:value="6.06975436210632" calcext:value-type="float">
            <text:p>6.0697543621</text:p>
          </table:table-cell>
          <table:table-cell table:formula="of:=[.C36]/([.D36]-[.D35])" office:value-type="float" office:value="84753.0607730446" calcext:value-type="float">
            <text:p>84753.0607730446</text:p>
          </table:table-cell>
          <table:table-cell/>
          <table:table-cell office:value-type="float" office:value="1443067921.95662" calcext:value-type="float">
            <text:p>1443067921.95662</text:p>
          </table:table-cell>
          <table:table-cell table:formula="of:=[.G36]-[.$B36]" office:value-type="float" office:value="0.206427097320557" calcext:value-type="float">
            <text:p>0.2064270973</text:p>
          </table:table-cell>
          <table:table-cell/>
          <table:table-cell office:value-type="float" office:value="1443067921.95662" calcext:value-type="float">
            <text:p>1443067921.95662</text:p>
          </table:table-cell>
          <table:table-cell table:formula="of:=[.J36]-[.$B36]" office:value-type="float" office:value="0.206427097320557" calcext:value-type="float">
            <text:p>0.206427097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067921.79851" calcext:value-type="float">
            <text:p>1443067921.79851</text:p>
          </table:table-cell>
          <table:table-cell office:value-type="float" office:value="4096" calcext:value-type="float">
            <text:p>4096</text:p>
          </table:table-cell>
          <table:table-cell table:formula="of:=[.B37]-[.B$1]" office:value-type="float" office:value="6.11807346343994" calcext:value-type="float">
            <text:p>6.1180734634</text:p>
          </table:table-cell>
          <table:table-cell table:formula="of:=[.C37]/([.D37]-[.D36])" office:value-type="float" office:value="84769.7884883922" calcext:value-type="float">
            <text:p>84769.7884883922</text:p>
          </table:table-cell>
          <table:table-cell/>
          <table:table-cell office:value-type="float" office:value="1443067922.00487" calcext:value-type="float">
            <text:p>1443067922.00487</text:p>
          </table:table-cell>
          <table:table-cell table:formula="of:=[.G37]-[.$B37]" office:value-type="float" office:value="0.206360340118408" calcext:value-type="float">
            <text:p>0.2063603401</text:p>
          </table:table-cell>
          <table:table-cell/>
          <table:table-cell office:value-type="float" office:value="1443067922.00487" calcext:value-type="float">
            <text:p>1443067922.00487</text:p>
          </table:table-cell>
          <table:table-cell table:formula="of:=[.J37]-[.$B37]" office:value-type="float" office:value="0.206360340118408" calcext:value-type="float">
            <text:p>0.206360340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067921.84683" calcext:value-type="float">
            <text:p>1443067921.84683</text:p>
          </table:table-cell>
          <table:table-cell office:value-type="float" office:value="4096" calcext:value-type="float">
            <text:p>4096</text:p>
          </table:table-cell>
          <table:table-cell table:formula="of:=[.B38]-[.B$1]" office:value-type="float" office:value="6.16639232635498" calcext:value-type="float">
            <text:p>6.1663923264</text:p>
          </table:table-cell>
          <table:table-cell table:formula="of:=[.C38]/([.D38]-[.D37])" office:value-type="float" office:value="84770.2067658785" calcext:value-type="float">
            <text:p>84770.2067658785</text:p>
          </table:table-cell>
          <table:table-cell/>
          <table:table-cell office:value-type="float" office:value="1443067922.05324" calcext:value-type="float">
            <text:p>1443067922.05324</text:p>
          </table:table-cell>
          <table:table-cell table:formula="of:=[.G38]-[.$B38]" office:value-type="float" office:value="0.206409692764282" calcext:value-type="float">
            <text:p>0.2064096928</text:p>
          </table:table-cell>
          <table:table-cell/>
          <table:table-cell office:value-type="float" office:value="1443067922.05324" calcext:value-type="float">
            <text:p>1443067922.05324</text:p>
          </table:table-cell>
          <table:table-cell table:formula="of:=[.J38]-[.$B38]" office:value-type="float" office:value="0.206409692764282" calcext:value-type="float">
            <text:p>0.206409692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067921.89515" calcext:value-type="float">
            <text:p>1443067921.89515</text:p>
          </table:table-cell>
          <table:table-cell office:value-type="float" office:value="4096" calcext:value-type="float">
            <text:p>4096</text:p>
          </table:table-cell>
          <table:table-cell table:formula="of:=[.B39]-[.B$1]" office:value-type="float" office:value="6.21470761299133" calcext:value-type="float">
            <text:p>6.214707613</text:p>
          </table:table-cell>
          <table:table-cell table:formula="of:=[.C39]/([.D39]-[.D38])" office:value-type="float" office:value="84776.4814235451" calcext:value-type="float">
            <text:p>84776.4814235451</text:p>
          </table:table-cell>
          <table:table-cell/>
          <table:table-cell office:value-type="float" office:value="1443067922.10156" calcext:value-type="float">
            <text:p>1443067922.10156</text:p>
          </table:table-cell>
          <table:table-cell table:formula="of:=[.G39]-[.$B39]" office:value-type="float" office:value="0.206411123275757" calcext:value-type="float">
            <text:p>0.2064111233</text:p>
          </table:table-cell>
          <table:table-cell/>
          <table:table-cell office:value-type="float" office:value="1443067922.10156" calcext:value-type="float">
            <text:p>1443067922.10156</text:p>
          </table:table-cell>
          <table:table-cell table:formula="of:=[.J39]-[.$B39]" office:value-type="float" office:value="0.206411123275757" calcext:value-type="float">
            <text:p>0.206411123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067921.94347" calcext:value-type="float">
            <text:p>1443067921.94347</text:p>
          </table:table-cell>
          <table:table-cell office:value-type="float" office:value="4096" calcext:value-type="float">
            <text:p>4096</text:p>
          </table:table-cell>
          <table:table-cell table:formula="of:=[.B40]-[.B$1]" office:value-type="float" office:value="6.26302933692932" calcext:value-type="float">
            <text:p>6.2630293369</text:p>
          </table:table-cell>
          <table:table-cell table:formula="of:=[.C40]/([.D40]-[.D39])" office:value-type="float" office:value="84765.1877084608" calcext:value-type="float">
            <text:p>84765.1877084608</text:p>
          </table:table-cell>
          <table:table-cell/>
          <table:table-cell office:value-type="float" office:value="1443067922.1499" calcext:value-type="float">
            <text:p>1443067922.1499</text:p>
          </table:table-cell>
          <table:table-cell table:formula="of:=[.G40]-[.$B40]" office:value-type="float" office:value="0.206434726715088" calcext:value-type="float">
            <text:p>0.2064347267</text:p>
          </table:table-cell>
          <table:table-cell/>
          <table:table-cell office:value-type="float" office:value="1443067922.1499" calcext:value-type="float">
            <text:p>1443067922.1499</text:p>
          </table:table-cell>
          <table:table-cell table:formula="of:=[.J40]-[.$B40]" office:value-type="float" office:value="0.206434726715088" calcext:value-type="float">
            <text:p>0.206434726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067921.9918" calcext:value-type="float">
            <text:p>1443067921.9918</text:p>
          </table:table-cell>
          <table:table-cell office:value-type="float" office:value="4096" calcext:value-type="float">
            <text:p>4096</text:p>
          </table:table-cell>
          <table:table-cell table:formula="of:=[.B41]-[.B$1]" office:value-type="float" office:value="6.311359167099" calcext:value-type="float">
            <text:p>6.3113591671</text:p>
          </table:table-cell>
          <table:table-cell table:formula="of:=[.C41]/([.D41]-[.D40])" office:value-type="float" office:value="84750.9702728035" calcext:value-type="float">
            <text:p>84750.9702728035</text:p>
          </table:table-cell>
          <table:table-cell/>
          <table:table-cell office:value-type="float" office:value="1443067922.19823" calcext:value-type="float">
            <text:p>1443067922.19823</text:p>
          </table:table-cell>
          <table:table-cell table:formula="of:=[.G41]-[.$B41]" office:value-type="float" office:value="0.206427812576294" calcext:value-type="float">
            <text:p>0.2064278126</text:p>
          </table:table-cell>
          <table:table-cell/>
          <table:table-cell office:value-type="float" office:value="1443067922.19823" calcext:value-type="float">
            <text:p>1443067922.19823</text:p>
          </table:table-cell>
          <table:table-cell table:formula="of:=[.J41]-[.$B41]" office:value-type="float" office:value="0.206427812576294" calcext:value-type="float">
            <text:p>0.206427812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067922.03334" calcext:value-type="float">
            <text:p>1443067922.03334</text:p>
          </table:table-cell>
          <table:table-cell office:value-type="float" office:value="4096" calcext:value-type="float">
            <text:p>4096</text:p>
          </table:table-cell>
          <table:table-cell table:formula="of:=[.B42]-[.B$1]" office:value-type="float" office:value="6.35290122032166" calcext:value-type="float">
            <text:p>6.3529012203</text:p>
          </table:table-cell>
          <table:table-cell table:formula="of:=[.C42]/([.D42]-[.D41])" office:value-type="float" office:value="98598.8819100092" calcext:value-type="float">
            <text:p>98598.8819100092</text:p>
          </table:table-cell>
          <table:table-cell/>
          <table:table-cell office:value-type="float" office:value="1443067922.2397" calcext:value-type="float">
            <text:p>1443067922.2397</text:p>
          </table:table-cell>
          <table:table-cell table:formula="of:=[.G42]-[.$B42]" office:value-type="float" office:value="0.206360578536987" calcext:value-type="float">
            <text:p>0.2063605785</text:p>
          </table:table-cell>
          <table:table-cell/>
          <table:table-cell office:value-type="float" office:value="1443067922.2397" calcext:value-type="float">
            <text:p>1443067922.2397</text:p>
          </table:table-cell>
          <table:table-cell table:formula="of:=[.J42]-[.$B42]" office:value-type="float" office:value="0.206360578536987" calcext:value-type="float">
            <text:p>0.206360578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067922.07349" calcext:value-type="float">
            <text:p>1443067922.07349</text:p>
          </table:table-cell>
          <table:table-cell office:value-type="float" office:value="4096" calcext:value-type="float">
            <text:p>4096</text:p>
          </table:table-cell>
          <table:table-cell table:formula="of:=[.B43]-[.B$1]" office:value-type="float" office:value="6.39304780960083" calcext:value-type="float">
            <text:p>6.3930478096</text:p>
          </table:table-cell>
          <table:table-cell table:formula="of:=[.C43]/([.D43]-[.D42])" office:value-type="float" office:value="102026.101682434" calcext:value-type="float">
            <text:p>102026.101682434</text:p>
          </table:table-cell>
          <table:table-cell/>
          <table:table-cell office:value-type="float" office:value="1443067922.27986" calcext:value-type="float">
            <text:p>1443067922.27986</text:p>
          </table:table-cell>
          <table:table-cell table:formula="of:=[.G43]-[.$B43]" office:value-type="float" office:value="0.206377983093262" calcext:value-type="float">
            <text:p>0.2063779831</text:p>
          </table:table-cell>
          <table:table-cell/>
          <table:table-cell office:value-type="float" office:value="1443067922.27986" calcext:value-type="float">
            <text:p>1443067922.27986</text:p>
          </table:table-cell>
          <table:table-cell table:formula="of:=[.J43]-[.$B43]" office:value-type="float" office:value="0.206377983093262" calcext:value-type="float">
            <text:p>0.206377983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067922.11363" calcext:value-type="float">
            <text:p>1443067922.11363</text:p>
          </table:table-cell>
          <table:table-cell office:value-type="float" office:value="4096" calcext:value-type="float">
            <text:p>4096</text:p>
          </table:table-cell>
          <table:table-cell table:formula="of:=[.B44]-[.B$1]" office:value-type="float" office:value="6.43318748474121" calcext:value-type="float">
            <text:p>6.4331874847</text:p>
          </table:table-cell>
          <table:table-cell table:formula="of:=[.C44]/([.D44]-[.D43])" office:value-type="float" office:value="102043.675881158" calcext:value-type="float">
            <text:p>102043.675881158</text:p>
          </table:table-cell>
          <table:table-cell/>
          <table:table-cell office:value-type="float" office:value="1443067922.32" calcext:value-type="float">
            <text:p>1443067922.32</text:p>
          </table:table-cell>
          <table:table-cell table:formula="of:=[.G44]-[.$B44]" office:value-type="float" office:value="0.206373453140259" calcext:value-type="float">
            <text:p>0.2063734531</text:p>
          </table:table-cell>
          <table:table-cell/>
          <table:table-cell office:value-type="float" office:value="1443067922.32" calcext:value-type="float">
            <text:p>1443067922.32</text:p>
          </table:table-cell>
          <table:table-cell table:formula="of:=[.J44]-[.$B44]" office:value-type="float" office:value="0.206373453140259" calcext:value-type="float">
            <text:p>0.206373453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067922.15373" calcext:value-type="float">
            <text:p>1443067922.15373</text:p>
          </table:table-cell>
          <table:table-cell office:value-type="float" office:value="4096" calcext:value-type="float">
            <text:p>4096</text:p>
          </table:table-cell>
          <table:table-cell table:formula="of:=[.B45]-[.B$1]" office:value-type="float" office:value="6.47329616546631" calcext:value-type="float">
            <text:p>6.4732961655</text:p>
          </table:table-cell>
          <table:table-cell table:formula="of:=[.C45]/([.D45]-[.D44])" office:value-type="float" office:value="102122.531231424" calcext:value-type="float">
            <text:p>102122.531231424</text:p>
          </table:table-cell>
          <table:table-cell/>
          <table:table-cell office:value-type="float" office:value="1443067922.35997" calcext:value-type="float">
            <text:p>1443067922.35997</text:p>
          </table:table-cell>
          <table:table-cell table:formula="of:=[.G45]-[.$B45]" office:value-type="float" office:value="0.206236124038696" calcext:value-type="float">
            <text:p>0.206236124</text:p>
          </table:table-cell>
          <table:table-cell/>
          <table:table-cell office:value-type="float" office:value="1443067922.35997" calcext:value-type="float">
            <text:p>1443067922.35997</text:p>
          </table:table-cell>
          <table:table-cell table:formula="of:=[.J45]-[.$B45]" office:value-type="float" office:value="0.206236124038696" calcext:value-type="float">
            <text:p>0.20623612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067922.19388" calcext:value-type="float">
            <text:p>1443067922.19388</text:p>
          </table:table-cell>
          <table:table-cell office:value-type="float" office:value="4096" calcext:value-type="float">
            <text:p>4096</text:p>
          </table:table-cell>
          <table:table-cell table:formula="of:=[.B46]-[.B$1]" office:value-type="float" office:value="6.51343679428101" calcext:value-type="float">
            <text:p>6.5134367943</text:p>
          </table:table-cell>
          <table:table-cell table:formula="of:=[.C46]/([.D46]-[.D45])" office:value-type="float" office:value="102041.251493805" calcext:value-type="float">
            <text:p>102041.251493805</text:p>
          </table:table-cell>
          <table:table-cell/>
          <table:table-cell office:value-type="float" office:value="1443067922.40011" calcext:value-type="float">
            <text:p>1443067922.40011</text:p>
          </table:table-cell>
          <table:table-cell table:formula="of:=[.G46]-[.$B46]" office:value-type="float" office:value="0.20622992515564" calcext:value-type="float">
            <text:p>0.2062299252</text:p>
          </table:table-cell>
          <table:table-cell/>
          <table:table-cell office:value-type="float" office:value="1443067922.40011" calcext:value-type="float">
            <text:p>1443067922.40011</text:p>
          </table:table-cell>
          <table:table-cell table:formula="of:=[.J46]-[.$B46]" office:value-type="float" office:value="0.20622992515564" calcext:value-type="float">
            <text:p>0.206229925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067922.23399" calcext:value-type="float">
            <text:p>1443067922.23399</text:p>
          </table:table-cell>
          <table:table-cell office:value-type="float" office:value="4096" calcext:value-type="float">
            <text:p>4096</text:p>
          </table:table-cell>
          <table:table-cell table:formula="of:=[.B47]-[.B$1]" office:value-type="float" office:value="6.55355620384216" calcext:value-type="float">
            <text:p>6.5535562038</text:p>
          </table:table-cell>
          <table:table-cell table:formula="of:=[.C47]/([.D47]-[.D46])" office:value-type="float" office:value="102095.221360527" calcext:value-type="float">
            <text:p>102095.221360527</text:p>
          </table:table-cell>
          <table:table-cell/>
          <table:table-cell office:value-type="float" office:value="1443067922.44036" calcext:value-type="float">
            <text:p>1443067922.44036</text:p>
          </table:table-cell>
          <table:table-cell table:formula="of:=[.G47]-[.$B47]" office:value-type="float" office:value="0.206370115280151" calcext:value-type="float">
            <text:p>0.2063701153</text:p>
          </table:table-cell>
          <table:table-cell/>
          <table:table-cell office:value-type="float" office:value="1443067922.44036" calcext:value-type="float">
            <text:p>1443067922.44036</text:p>
          </table:table-cell>
          <table:table-cell table:formula="of:=[.J47]-[.$B47]" office:value-type="float" office:value="0.206370115280151" calcext:value-type="float">
            <text:p>0.20637011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067922.27412" calcext:value-type="float">
            <text:p>1443067922.27412</text:p>
          </table:table-cell>
          <table:table-cell office:value-type="float" office:value="4096" calcext:value-type="float">
            <text:p>4096</text:p>
          </table:table-cell>
          <table:table-cell table:formula="of:=[.B48]-[.B$1]" office:value-type="float" office:value="6.59368371963501" calcext:value-type="float">
            <text:p>6.5936837196</text:p>
          </table:table-cell>
          <table:table-cell table:formula="of:=[.C48]/([.D48]-[.D47])" office:value-type="float" office:value="102074.596921103" calcext:value-type="float">
            <text:p>102074.596921103</text:p>
          </table:table-cell>
          <table:table-cell/>
          <table:table-cell office:value-type="float" office:value="1443067922.4805" calcext:value-type="float">
            <text:p>1443067922.4805</text:p>
          </table:table-cell>
          <table:table-cell table:formula="of:=[.G48]-[.$B48]" office:value-type="float" office:value="0.206375360488892" calcext:value-type="float">
            <text:p>0.2063753605</text:p>
          </table:table-cell>
          <table:table-cell/>
          <table:table-cell office:value-type="float" office:value="1443067922.4805" calcext:value-type="float">
            <text:p>1443067922.4805</text:p>
          </table:table-cell>
          <table:table-cell table:formula="of:=[.J48]-[.$B48]" office:value-type="float" office:value="0.206375360488892" calcext:value-type="float">
            <text:p>0.206375360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067922.31425" calcext:value-type="float">
            <text:p>1443067922.31425</text:p>
          </table:table-cell>
          <table:table-cell office:value-type="float" office:value="4096" calcext:value-type="float">
            <text:p>4096</text:p>
          </table:table-cell>
          <table:table-cell table:formula="of:=[.B49]-[.B$1]" office:value-type="float" office:value="6.63381099700928" calcext:value-type="float">
            <text:p>6.633810997</text:p>
          </table:table-cell>
          <table:table-cell table:formula="of:=[.C49]/([.D49]-[.D48])" office:value-type="float" office:value="102075.203403325" calcext:value-type="float">
            <text:p>102075.203403325</text:p>
          </table:table-cell>
          <table:table-cell/>
          <table:table-cell office:value-type="float" office:value="1443067922.52064" calcext:value-type="float">
            <text:p>1443067922.52064</text:p>
          </table:table-cell>
          <table:table-cell table:formula="of:=[.G49]-[.$B49]" office:value-type="float" office:value="0.206389188766479" calcext:value-type="float">
            <text:p>0.2063891888</text:p>
          </table:table-cell>
          <table:table-cell/>
          <table:table-cell office:value-type="float" office:value="1443067922.52064" calcext:value-type="float">
            <text:p>1443067922.52064</text:p>
          </table:table-cell>
          <table:table-cell table:formula="of:=[.J49]-[.$B49]" office:value-type="float" office:value="0.206389188766479" calcext:value-type="float">
            <text:p>0.206389188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067922.35436" calcext:value-type="float">
            <text:p>1443067922.35436</text:p>
          </table:table-cell>
          <table:table-cell office:value-type="float" office:value="4096" calcext:value-type="float">
            <text:p>4096</text:p>
          </table:table-cell>
          <table:table-cell table:formula="of:=[.B50]-[.B$1]" office:value-type="float" office:value="6.67392539978027" calcext:value-type="float">
            <text:p>6.6739253998</text:p>
          </table:table-cell>
          <table:table-cell table:formula="of:=[.C50]/([.D50]-[.D49])" office:value-type="float" office:value="102107.964149015" calcext:value-type="float">
            <text:p>102107.964149015</text:p>
          </table:table-cell>
          <table:table-cell/>
          <table:table-cell office:value-type="float" office:value="1443067922.5607" calcext:value-type="float">
            <text:p>1443067922.5607</text:p>
          </table:table-cell>
          <table:table-cell table:formula="of:=[.G50]-[.$B50]" office:value-type="float" office:value="0.206335783004761" calcext:value-type="float">
            <text:p>0.206335783</text:p>
          </table:table-cell>
          <table:table-cell/>
          <table:table-cell office:value-type="float" office:value="1443067922.5607" calcext:value-type="float">
            <text:p>1443067922.5607</text:p>
          </table:table-cell>
          <table:table-cell table:formula="of:=[.J50]-[.$B50]" office:value-type="float" office:value="0.206335783004761" calcext:value-type="float">
            <text:p>0.20633578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067922.39449" calcext:value-type="float">
            <text:p>1443067922.39449</text:p>
          </table:table-cell>
          <table:table-cell office:value-type="float" office:value="4096" calcext:value-type="float">
            <text:p>4096</text:p>
          </table:table-cell>
          <table:table-cell table:formula="of:=[.B51]-[.B$1]" office:value-type="float" office:value="6.71404767036438" calcext:value-type="float">
            <text:p>6.7140476704</text:p>
          </table:table-cell>
          <table:table-cell table:formula="of:=[.C51]/([.D51]-[.D50])" office:value-type="float" office:value="102087.941194997" calcext:value-type="float">
            <text:p>102087.941194997</text:p>
          </table:table-cell>
          <table:table-cell/>
          <table:table-cell office:value-type="float" office:value="1443067922.60086" calcext:value-type="float">
            <text:p>1443067922.60086</text:p>
          </table:table-cell>
          <table:table-cell table:formula="of:=[.G51]-[.$B51]" office:value-type="float" office:value="0.20637321472168" calcext:value-type="float">
            <text:p>0.2063732147</text:p>
          </table:table-cell>
          <table:table-cell/>
          <table:table-cell office:value-type="float" office:value="1443067922.60086" calcext:value-type="float">
            <text:p>1443067922.60086</text:p>
          </table:table-cell>
          <table:table-cell table:formula="of:=[.J51]-[.$B51]" office:value-type="float" office:value="0.20637321472168" calcext:value-type="float">
            <text:p>0.206373214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067922.43461" calcext:value-type="float">
            <text:p>1443067922.43461</text:p>
          </table:table-cell>
          <table:table-cell office:value-type="float" office:value="4096" calcext:value-type="float">
            <text:p>4096</text:p>
          </table:table-cell>
          <table:table-cell table:formula="of:=[.B52]-[.B$1]" office:value-type="float" office:value="6.75416803359985" calcext:value-type="float">
            <text:p>6.7541680336</text:p>
          </table:table-cell>
          <table:table-cell table:formula="of:=[.C52]/([.D52]-[.D51])" office:value-type="float" office:value="102092.794523316" calcext:value-type="float">
            <text:p>102092.794523316</text:p>
          </table:table-cell>
          <table:table-cell/>
          <table:table-cell office:value-type="float" office:value="1443067922.641" calcext:value-type="float">
            <text:p>1443067922.641</text:p>
          </table:table-cell>
          <table:table-cell table:formula="of:=[.G52]-[.$B52]" office:value-type="float" office:value="0.206398010253906" calcext:value-type="float">
            <text:p>0.2063980103</text:p>
          </table:table-cell>
          <table:table-cell/>
          <table:table-cell office:value-type="float" office:value="1443067922.641" calcext:value-type="float">
            <text:p>1443067922.641</text:p>
          </table:table-cell>
          <table:table-cell table:formula="of:=[.J52]-[.$B52]" office:value-type="float" office:value="0.206398010253906" calcext:value-type="float">
            <text:p>0.206398010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067922.47476" calcext:value-type="float">
            <text:p>1443067922.47476</text:p>
          </table:table-cell>
          <table:table-cell office:value-type="float" office:value="4096" calcext:value-type="float">
            <text:p>4096</text:p>
          </table:table-cell>
          <table:table-cell table:formula="of:=[.B53]-[.B$1]" office:value-type="float" office:value="6.79432225227356" calcext:value-type="float">
            <text:p>6.7943222523</text:p>
          </table:table-cell>
          <table:table-cell table:formula="of:=[.C53]/([.D53]-[.D52])" office:value-type="float" office:value="102006.716486857" calcext:value-type="float">
            <text:p>102006.716486857</text:p>
          </table:table-cell>
          <table:table-cell/>
          <table:table-cell office:value-type="float" office:value="1443067922.68112" calcext:value-type="float">
            <text:p>1443067922.68112</text:p>
          </table:table-cell>
          <table:table-cell table:formula="of:=[.G53]-[.$B53]" office:value-type="float" office:value="0.206358909606934" calcext:value-type="float">
            <text:p>0.2063589096</text:p>
          </table:table-cell>
          <table:table-cell/>
          <table:table-cell office:value-type="float" office:value="1443067922.68112" calcext:value-type="float">
            <text:p>1443067922.68112</text:p>
          </table:table-cell>
          <table:table-cell table:formula="of:=[.J53]-[.$B53]" office:value-type="float" office:value="0.206358909606934" calcext:value-type="float">
            <text:p>0.206358909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067922.51488" calcext:value-type="float">
            <text:p>1443067922.51488</text:p>
          </table:table-cell>
          <table:table-cell office:value-type="float" office:value="4096" calcext:value-type="float">
            <text:p>4096</text:p>
          </table:table-cell>
          <table:table-cell table:formula="of:=[.B54]-[.B$1]" office:value-type="float" office:value="6.83444404602051" calcext:value-type="float">
            <text:p>6.834444046</text:p>
          </table:table-cell>
          <table:table-cell table:formula="of:=[.C54]/([.D54]-[.D53])" office:value-type="float" office:value="102089.154483816" calcext:value-type="float">
            <text:p>102089.154483816</text:p>
          </table:table-cell>
          <table:table-cell/>
          <table:table-cell office:value-type="float" office:value="1443067922.72123" calcext:value-type="float">
            <text:p>1443067922.72123</text:p>
          </table:table-cell>
          <table:table-cell table:formula="of:=[.G54]-[.$B54]" office:value-type="float" office:value="0.206348180770874" calcext:value-type="float">
            <text:p>0.2063481808</text:p>
          </table:table-cell>
          <table:table-cell/>
          <table:table-cell office:value-type="float" office:value="1443067922.72123" calcext:value-type="float">
            <text:p>1443067922.72123</text:p>
          </table:table-cell>
          <table:table-cell table:formula="of:=[.J54]-[.$B54]" office:value-type="float" office:value="0.206348180770874" calcext:value-type="float">
            <text:p>0.206348180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067922.555" calcext:value-type="float">
            <text:p>1443067922.555</text:p>
          </table:table-cell>
          <table:table-cell office:value-type="float" office:value="4096" calcext:value-type="float">
            <text:p>4096</text:p>
          </table:table-cell>
          <table:table-cell table:formula="of:=[.B55]-[.B$1]" office:value-type="float" office:value="6.87456250190735" calcext:value-type="float">
            <text:p>6.8745625019</text:p>
          </table:table-cell>
          <table:table-cell table:formula="of:=[.C55]/([.D55]-[.D54])" office:value-type="float" office:value="102097.648313118" calcext:value-type="float">
            <text:p>102097.648313118</text:p>
          </table:table-cell>
          <table:table-cell/>
          <table:table-cell office:value-type="float" office:value="1443067922.80147" calcext:value-type="float">
            <text:p>1443067922.80147</text:p>
          </table:table-cell>
          <table:table-cell table:formula="of:=[.G55]-[.$B55]" office:value-type="float" office:value="0.24647068977356" calcext:value-type="float">
            <text:p>0.2464706898</text:p>
          </table:table-cell>
          <table:table-cell/>
          <table:table-cell office:value-type="float" office:value="1443067922.80147" calcext:value-type="float">
            <text:p>1443067922.80147</text:p>
          </table:table-cell>
          <table:table-cell table:formula="of:=[.J55]-[.$B55]" office:value-type="float" office:value="0.24647068977356" calcext:value-type="float">
            <text:p>0.246470689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067922.59512" calcext:value-type="float">
            <text:p>1443067922.59512</text:p>
          </table:table-cell>
          <table:table-cell office:value-type="float" office:value="4096" calcext:value-type="float">
            <text:p>4096</text:p>
          </table:table-cell>
          <table:table-cell table:formula="of:=[.B56]-[.B$1]" office:value-type="float" office:value="6.91468262672424" calcext:value-type="float">
            <text:p>6.9146826267</text:p>
          </table:table-cell>
          <table:table-cell table:formula="of:=[.C56]/([.D56]-[.D55])" office:value-type="float" office:value="102093.401221802" calcext:value-type="float">
            <text:p>102093.401221802</text:p>
          </table:table-cell>
          <table:table-cell/>
          <table:table-cell office:value-type="float" office:value="1443067922.8416" calcext:value-type="float">
            <text:p>1443067922.8416</text:p>
          </table:table-cell>
          <table:table-cell table:formula="of:=[.G56]-[.$B56]" office:value-type="float" office:value="0.246475219726562" calcext:value-type="float">
            <text:p>0.2464752197</text:p>
          </table:table-cell>
          <table:table-cell/>
          <table:table-cell office:value-type="float" office:value="1443067922.8416" calcext:value-type="float">
            <text:p>1443067922.8416</text:p>
          </table:table-cell>
          <table:table-cell table:formula="of:=[.J56]-[.$B56]" office:value-type="float" office:value="0.246475219726562" calcext:value-type="float">
            <text:p>0.246475219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067922.63524" calcext:value-type="float">
            <text:p>1443067922.63524</text:p>
          </table:table-cell>
          <table:table-cell office:value-type="float" office:value="4096" calcext:value-type="float">
            <text:p>4096</text:p>
          </table:table-cell>
          <table:table-cell table:formula="of:=[.B57]-[.B$1]" office:value-type="float" office:value="6.95480465888977" calcext:value-type="float">
            <text:p>6.9548046589</text:p>
          </table:table-cell>
          <table:table-cell table:formula="of:=[.C57]/([.D57]-[.D56])" office:value-type="float" office:value="102088.547835801" calcext:value-type="float">
            <text:p>102088.547835801</text:p>
          </table:table-cell>
          <table:table-cell/>
          <table:table-cell office:value-type="float" office:value="1443067922.88171" calcext:value-type="float">
            <text:p>1443067922.88171</text:p>
          </table:table-cell>
          <table:table-cell table:formula="of:=[.G57]-[.$B57]" office:value-type="float" office:value="0.246469259262085" calcext:value-type="float">
            <text:p>0.2464692593</text:p>
          </table:table-cell>
          <table:table-cell/>
          <table:table-cell office:value-type="float" office:value="1443067922.88171" calcext:value-type="float">
            <text:p>1443067922.88171</text:p>
          </table:table-cell>
          <table:table-cell table:formula="of:=[.J57]-[.$B57]" office:value-type="float" office:value="0.246469259262085" calcext:value-type="float">
            <text:p>0.246469259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067922.67536" calcext:value-type="float">
            <text:p>1443067922.67536</text:p>
          </table:table-cell>
          <table:table-cell office:value-type="float" office:value="4096" calcext:value-type="float">
            <text:p>4096</text:p>
          </table:table-cell>
          <table:table-cell table:formula="of:=[.B58]-[.B$1]" office:value-type="float" office:value="6.99492406845093" calcext:value-type="float">
            <text:p>6.9949240685</text:p>
          </table:table-cell>
          <table:table-cell table:formula="of:=[.C58]/([.D58]-[.D57])" office:value-type="float" office:value="102095.221360527" calcext:value-type="float">
            <text:p>102095.221360527</text:p>
          </table:table-cell>
          <table:table-cell/>
          <table:table-cell office:value-type="float" office:value="1443067922.92183" calcext:value-type="float">
            <text:p>1443067922.92183</text:p>
          </table:table-cell>
          <table:table-cell table:formula="of:=[.G58]-[.$B58]" office:value-type="float" office:value="0.246469974517822" calcext:value-type="float">
            <text:p>0.2464699745</text:p>
          </table:table-cell>
          <table:table-cell/>
          <table:table-cell office:value-type="float" office:value="1443067922.92183" calcext:value-type="float">
            <text:p>1443067922.92183</text:p>
          </table:table-cell>
          <table:table-cell table:formula="of:=[.J58]-[.$B58]" office:value-type="float" office:value="0.246469974517822" calcext:value-type="float">
            <text:p>0.246469974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067922.71548" calcext:value-type="float">
            <text:p>1443067922.71548</text:p>
          </table:table-cell>
          <table:table-cell office:value-type="float" office:value="4096" calcext:value-type="float">
            <text:p>4096</text:p>
          </table:table-cell>
          <table:table-cell table:formula="of:=[.B59]-[.B$1]" office:value-type="float" office:value="7.03504490852356" calcext:value-type="float">
            <text:p>7.0350449085</text:p>
          </table:table-cell>
          <table:table-cell table:formula="of:=[.C59]/([.D59]-[.D58])" office:value-type="float" office:value="102091.581147975" calcext:value-type="float">
            <text:p>102091.581147975</text:p>
          </table:table-cell>
          <table:table-cell/>
          <table:table-cell office:value-type="float" office:value="1443067922.96198" calcext:value-type="float">
            <text:p>1443067922.96198</text:p>
          </table:table-cell>
          <table:table-cell table:formula="of:=[.G59]-[.$B59]" office:value-type="float" office:value="0.246497869491577" calcext:value-type="float">
            <text:p>0.2464978695</text:p>
          </table:table-cell>
          <table:table-cell/>
          <table:table-cell office:value-type="float" office:value="1443067922.96198" calcext:value-type="float">
            <text:p>1443067922.96198</text:p>
          </table:table-cell>
          <table:table-cell table:formula="of:=[.J59]-[.$B59]" office:value-type="float" office:value="0.246497869491577" calcext:value-type="float">
            <text:p>0.246497869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067922.75563" calcext:value-type="float">
            <text:p>1443067922.75563</text:p>
          </table:table-cell>
          <table:table-cell office:value-type="float" office:value="4096" calcext:value-type="float">
            <text:p>4096</text:p>
          </table:table-cell>
          <table:table-cell table:formula="of:=[.B60]-[.B$1]" office:value-type="float" office:value="7.07518696784973" calcext:value-type="float">
            <text:p>7.0751869678</text:p>
          </table:table-cell>
          <table:table-cell table:formula="of:=[.C60]/([.D60]-[.D59])" office:value-type="float" office:value="102037.615128766" calcext:value-type="float">
            <text:p>102037.615128766</text:p>
          </table:table-cell>
          <table:table-cell/>
          <table:table-cell office:value-type="float" office:value="1443067923.00212" calcext:value-type="float">
            <text:p>1443067923.00212</text:p>
          </table:table-cell>
          <table:table-cell table:formula="of:=[.G60]-[.$B60]" office:value-type="float" office:value="0.246493339538574" calcext:value-type="float">
            <text:p>0.2464933395</text:p>
          </table:table-cell>
          <table:table-cell/>
          <table:table-cell office:value-type="float" office:value="1443067923.00212" calcext:value-type="float">
            <text:p>1443067923.00212</text:p>
          </table:table-cell>
          <table:table-cell table:formula="of:=[.J60]-[.$B60]" office:value-type="float" office:value="0.246493339538574" calcext:value-type="float">
            <text:p>0.246493339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067922.79575" calcext:value-type="float">
            <text:p>1443067922.79575</text:p>
          </table:table-cell>
          <table:table-cell office:value-type="float" office:value="4096" calcext:value-type="float">
            <text:p>4096</text:p>
          </table:table-cell>
          <table:table-cell table:formula="of:=[.B61]-[.B$1]" office:value-type="float" office:value="7.11530923843384" calcext:value-type="float">
            <text:p>7.1153092384</text:p>
          </table:table-cell>
          <table:table-cell table:formula="of:=[.C61]/([.D61]-[.D60])" office:value-type="float" office:value="102087.941194997" calcext:value-type="float">
            <text:p>102087.941194997</text:p>
          </table:table-cell>
          <table:table-cell/>
          <table:table-cell office:value-type="float" office:value="1443067923.08242" calcext:value-type="float">
            <text:p>1443067923.08242</text:p>
          </table:table-cell>
          <table:table-cell table:formula="of:=[.G61]-[.$B61]" office:value-type="float" office:value="0.28667140007019" calcext:value-type="float">
            <text:p>0.2866714001</text:p>
          </table:table-cell>
          <table:table-cell/>
          <table:table-cell office:value-type="float" office:value="1443067923.08242" calcext:value-type="float">
            <text:p>1443067923.08242</text:p>
          </table:table-cell>
          <table:table-cell table:formula="of:=[.J61]-[.$B61]" office:value-type="float" office:value="0.28667140007019" calcext:value-type="float">
            <text:p>0.286671400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067922.83587" calcext:value-type="float">
            <text:p>1443067922.83587</text:p>
          </table:table-cell>
          <table:table-cell office:value-type="float" office:value="4096" calcext:value-type="float">
            <text:p>4096</text:p>
          </table:table-cell>
          <table:table-cell table:formula="of:=[.B62]-[.B$1]" office:value-type="float" office:value="7.15542912483215" calcext:value-type="float">
            <text:p>7.1554291248</text:p>
          </table:table-cell>
          <table:table-cell table:formula="of:=[.C62]/([.D62]-[.D61])" office:value-type="float" office:value="102094.0079275" calcext:value-type="float">
            <text:p>102094.0079275</text:p>
          </table:table-cell>
          <table:table-cell/>
          <table:table-cell office:value-type="float" office:value="1443067923.12235" calcext:value-type="float">
            <text:p>1443067923.12235</text:p>
          </table:table-cell>
          <table:table-cell table:formula="of:=[.G62]-[.$B62]" office:value-type="float" office:value="0.286487102508545" calcext:value-type="float">
            <text:p>0.2864871025</text:p>
          </table:table-cell>
          <table:table-cell/>
          <table:table-cell office:value-type="float" office:value="1443067923.12235" calcext:value-type="float">
            <text:p>1443067923.12235</text:p>
          </table:table-cell>
          <table:table-cell table:formula="of:=[.J62]-[.$B62]" office:value-type="float" office:value="0.286487102508545" calcext:value-type="float">
            <text:p>0.286487102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067922.87598" calcext:value-type="float">
            <text:p>1443067922.87598</text:p>
          </table:table-cell>
          <table:table-cell office:value-type="float" office:value="4096" calcext:value-type="float">
            <text:p>4096</text:p>
          </table:table-cell>
          <table:table-cell table:formula="of:=[.B63]-[.B$1]" office:value-type="float" office:value="7.19554424285889" calcext:value-type="float">
            <text:p>7.1955442429</text:p>
          </table:table-cell>
          <table:table-cell table:formula="of:=[.C63]/([.D63]-[.D62])" office:value-type="float" office:value="102106.143555912" calcext:value-type="float">
            <text:p>102106.143555912</text:p>
          </table:table-cell>
          <table:table-cell/>
          <table:table-cell office:value-type="float" office:value="1443067923.16263" calcext:value-type="float">
            <text:p>1443067923.16263</text:p>
          </table:table-cell>
          <table:table-cell table:formula="of:=[.G63]-[.$B63]" office:value-type="float" office:value="0.286644220352173" calcext:value-type="float">
            <text:p>0.2866442204</text:p>
          </table:table-cell>
          <table:table-cell/>
          <table:table-cell office:value-type="float" office:value="1443067923.16263" calcext:value-type="float">
            <text:p>1443067923.16263</text:p>
          </table:table-cell>
          <table:table-cell table:formula="of:=[.J63]-[.$B63]" office:value-type="float" office:value="0.286644220352173" calcext:value-type="float">
            <text:p>0.286644220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067922.91611" calcext:value-type="float">
            <text:p>1443067922.91611</text:p>
          </table:table-cell>
          <table:table-cell office:value-type="float" office:value="4096" calcext:value-type="float">
            <text:p>4096</text:p>
          </table:table-cell>
          <table:table-cell table:formula="of:=[.B64]-[.B$1]" office:value-type="float" office:value="7.23566699028015" calcext:value-type="float">
            <text:p>7.2356669903</text:p>
          </table:table-cell>
          <table:table-cell table:formula="of:=[.C64]/([.D64]-[.D63])" office:value-type="float" office:value="102086.727935016" calcext:value-type="float">
            <text:p>102086.727935016</text:p>
          </table:table-cell>
          <table:table-cell/>
          <table:table-cell office:value-type="float" office:value="1443067923.20273" calcext:value-type="float">
            <text:p>1443067923.20273</text:p>
          </table:table-cell>
          <table:table-cell table:formula="of:=[.G64]-[.$B64]" office:value-type="float" office:value="0.286627769470215" calcext:value-type="float">
            <text:p>0.2866277695</text:p>
          </table:table-cell>
          <table:table-cell/>
          <table:table-cell office:value-type="float" office:value="1443067923.20273" calcext:value-type="float">
            <text:p>1443067923.20273</text:p>
          </table:table-cell>
          <table:table-cell table:formula="of:=[.J64]-[.$B64]" office:value-type="float" office:value="0.286627769470215" calcext:value-type="float">
            <text:p>0.286627769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067922.95624" calcext:value-type="float">
            <text:p>1443067922.95624</text:p>
          </table:table-cell>
          <table:table-cell office:value-type="float" office:value="4096" calcext:value-type="float">
            <text:p>4096</text:p>
          </table:table-cell>
          <table:table-cell table:formula="of:=[.B65]-[.B$1]" office:value-type="float" office:value="7.275803565979" calcext:value-type="float">
            <text:p>7.275803566</text:p>
          </table:table-cell>
          <table:table-cell table:formula="of:=[.C65]/([.D65]-[.D64])" office:value-type="float" office:value="102051.555935727" calcext:value-type="float">
            <text:p>102051.555935727</text:p>
          </table:table-cell>
          <table:table-cell/>
          <table:table-cell office:value-type="float" office:value="1443067923.24373" calcext:value-type="float">
            <text:p>1443067923.24373</text:p>
          </table:table-cell>
          <table:table-cell table:formula="of:=[.G65]-[.$B65]" office:value-type="float" office:value="0.287489175796509" calcext:value-type="float">
            <text:p>0.2874891758</text:p>
          </table:table-cell>
          <table:table-cell/>
          <table:table-cell office:value-type="float" office:value="1443067923.24373" calcext:value-type="float">
            <text:p>1443067923.24373</text:p>
          </table:table-cell>
          <table:table-cell table:formula="of:=[.J65]-[.$B65]" office:value-type="float" office:value="0.287489175796509" calcext:value-type="float">
            <text:p>0.287489175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067922.99638" calcext:value-type="float">
            <text:p>1443067922.99638</text:p>
          </table:table-cell>
          <table:table-cell office:value-type="float" office:value="4096" calcext:value-type="float">
            <text:p>4096</text:p>
          </table:table-cell>
          <table:table-cell table:formula="of:=[.B66]-[.B$1]" office:value-type="float" office:value="7.31593823432922" calcext:value-type="float">
            <text:p>7.3159382343</text:p>
          </table:table-cell>
          <table:table-cell table:formula="of:=[.C66]/([.D66]-[.D65])" office:value-type="float" office:value="102056.405805022" calcext:value-type="float">
            <text:p>102056.405805022</text:p>
          </table:table-cell>
          <table:table-cell/>
          <table:table-cell office:value-type="float" office:value="1443067923.28495" calcext:value-type="float">
            <text:p>1443067923.28495</text:p>
          </table:table-cell>
          <table:table-cell table:formula="of:=[.G66]-[.$B66]" office:value-type="float" office:value="0.288574457168579" calcext:value-type="float">
            <text:p>0.2885744572</text:p>
          </table:table-cell>
          <table:table-cell/>
          <table:table-cell office:value-type="float" office:value="1443067923.28495" calcext:value-type="float">
            <text:p>1443067923.28495</text:p>
          </table:table-cell>
          <table:table-cell table:formula="of:=[.J66]-[.$B66]" office:value-type="float" office:value="0.288574457168579" calcext:value-type="float">
            <text:p>0.288574457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067923.03739" calcext:value-type="float">
            <text:p>1443067923.03739</text:p>
          </table:table-cell>
          <table:table-cell office:value-type="float" office:value="4096" calcext:value-type="float">
            <text:p>4096</text:p>
          </table:table-cell>
          <table:table-cell table:formula="of:=[.B67]-[.B$1]" office:value-type="float" office:value="7.35695147514343" calcext:value-type="float">
            <text:p>7.3569514751</text:p>
          </table:table-cell>
          <table:table-cell table:formula="of:=[.C67]/([.D67]-[.D66])" office:value-type="float" office:value="99870.1862784993" calcext:value-type="float">
            <text:p>99870.1862784993</text:p>
          </table:table-cell>
          <table:table-cell/>
          <table:table-cell office:value-type="float" office:value="1443067923.32595" calcext:value-type="float">
            <text:p>1443067923.32595</text:p>
          </table:table-cell>
          <table:table-cell table:formula="of:=[.G67]-[.$B67]" office:value-type="float" office:value="0.2885582447052" calcext:value-type="float">
            <text:p>0.2885582447</text:p>
          </table:table-cell>
          <table:table-cell/>
          <table:table-cell office:value-type="float" office:value="1443067923.32595" calcext:value-type="float">
            <text:p>1443067923.32595</text:p>
          </table:table-cell>
          <table:table-cell table:formula="of:=[.J67]-[.$B67]" office:value-type="float" office:value="0.2885582447052" calcext:value-type="float">
            <text:p>0.288558244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067923.07849" calcext:value-type="float">
            <text:p>1443067923.07849</text:p>
          </table:table-cell>
          <table:table-cell office:value-type="float" office:value="4096" calcext:value-type="float">
            <text:p>4096</text:p>
          </table:table-cell>
          <table:table-cell table:formula="of:=[.B68]-[.B$1]" office:value-type="float" office:value="7.39805126190186" calcext:value-type="float">
            <text:p>7.3980512619</text:p>
          </table:table-cell>
          <table:table-cell table:formula="of:=[.C68]/([.D68]-[.D67])" office:value-type="float" office:value="99659.8844679061" calcext:value-type="float">
            <text:p>99659.8844679061</text:p>
          </table:table-cell>
          <table:table-cell/>
          <table:table-cell office:value-type="float" office:value="1443067923.36711" calcext:value-type="float">
            <text:p>1443067923.36711</text:p>
          </table:table-cell>
          <table:table-cell table:formula="of:=[.G68]-[.$B68]" office:value-type="float" office:value="0.288623571395874" calcext:value-type="float">
            <text:p>0.2886235714</text:p>
          </table:table-cell>
          <table:table-cell/>
          <table:table-cell office:value-type="float" office:value="1443067923.36711" calcext:value-type="float">
            <text:p>1443067923.36711</text:p>
          </table:table-cell>
          <table:table-cell table:formula="of:=[.J68]-[.$B68]" office:value-type="float" office:value="0.288623571395874" calcext:value-type="float">
            <text:p>0.288623571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067923.1196" calcext:value-type="float">
            <text:p>1443067923.1196</text:p>
          </table:table-cell>
          <table:table-cell office:value-type="float" office:value="4096" calcext:value-type="float">
            <text:p>4096</text:p>
          </table:table-cell>
          <table:table-cell table:formula="of:=[.B69]-[.B$1]" office:value-type="float" office:value="7.43916010856628" calcext:value-type="float">
            <text:p>7.4391601086</text:p>
          </table:table-cell>
          <table:table-cell table:formula="of:=[.C69]/([.D69]-[.D68])" office:value-type="float" office:value="99637.9206022398" calcext:value-type="float">
            <text:p>99637.9206022398</text:p>
          </table:table-cell>
          <table:table-cell/>
          <table:table-cell office:value-type="float" office:value="1443067923.40822" calcext:value-type="float">
            <text:p>1443067923.40822</text:p>
          </table:table-cell>
          <table:table-cell table:formula="of:=[.G69]-[.$B69]" office:value-type="float" office:value="0.288616418838501" calcext:value-type="float">
            <text:p>0.2886164188</text:p>
          </table:table-cell>
          <table:table-cell/>
          <table:table-cell office:value-type="float" office:value="1443067923.40822" calcext:value-type="float">
            <text:p>1443067923.40822</text:p>
          </table:table-cell>
          <table:table-cell table:formula="of:=[.J69]-[.$B69]" office:value-type="float" office:value="0.288616418838501" calcext:value-type="float">
            <text:p>0.288616418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067923.16069" calcext:value-type="float">
            <text:p>1443067923.16069</text:p>
          </table:table-cell>
          <table:table-cell office:value-type="float" office:value="4096" calcext:value-type="float">
            <text:p>4096</text:p>
          </table:table-cell>
          <table:table-cell table:formula="of:=[.B70]-[.B$1]" office:value-type="float" office:value="7.48025608062744" calcext:value-type="float">
            <text:p>7.4802560806</text:p>
          </table:table-cell>
          <table:table-cell table:formula="of:=[.C70]/([.D70]-[.D69])" office:value-type="float" office:value="99669.1353085532" calcext:value-type="float">
            <text:p>99669.1353085532</text:p>
          </table:table-cell>
          <table:table-cell/>
          <table:table-cell office:value-type="float" office:value="1443067923.44926" calcext:value-type="float">
            <text:p>1443067923.44926</text:p>
          </table:table-cell>
          <table:table-cell table:formula="of:=[.G70]-[.$B70]" office:value-type="float" office:value="0.288561820983887" calcext:value-type="float">
            <text:p>0.288561821</text:p>
          </table:table-cell>
          <table:table-cell/>
          <table:table-cell office:value-type="float" office:value="1443067923.44926" calcext:value-type="float">
            <text:p>1443067923.44926</text:p>
          </table:table-cell>
          <table:table-cell table:formula="of:=[.J70]-[.$B70]" office:value-type="float" office:value="0.288561820983887" calcext:value-type="float">
            <text:p>0.28856182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067923.20179" calcext:value-type="float">
            <text:p>1443067923.20179</text:p>
          </table:table-cell>
          <table:table-cell office:value-type="float" office:value="4096" calcext:value-type="float">
            <text:p>4096</text:p>
          </table:table-cell>
          <table:table-cell table:formula="of:=[.B71]-[.B$1]" office:value-type="float" office:value="7.52135252952576" calcext:value-type="float">
            <text:p>7.5213525295</text:p>
          </table:table-cell>
          <table:table-cell table:formula="of:=[.C71]/([.D71]-[.D70])" office:value-type="float" office:value="99667.9788595529" calcext:value-type="float">
            <text:p>99667.9788595529</text:p>
          </table:table-cell>
          <table:table-cell/>
          <table:table-cell office:value-type="float" office:value="1443067923.5315" calcext:value-type="float">
            <text:p>1443067923.5315</text:p>
          </table:table-cell>
          <table:table-cell table:formula="of:=[.G71]-[.$B71]" office:value-type="float" office:value="0.3297119140625" calcext:value-type="float">
            <text:p>0.3297119141</text:p>
          </table:table-cell>
          <table:table-cell/>
          <table:table-cell office:value-type="float" office:value="1443067923.5315" calcext:value-type="float">
            <text:p>1443067923.5315</text:p>
          </table:table-cell>
          <table:table-cell table:formula="of:=[.J71]-[.$B71]" office:value-type="float" office:value="0.3297119140625" calcext:value-type="float">
            <text:p>0.329711914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067923.24289" calcext:value-type="float">
            <text:p>1443067923.24289</text:p>
          </table:table-cell>
          <table:table-cell office:value-type="float" office:value="4096" calcext:value-type="float">
            <text:p>4096</text:p>
          </table:table-cell>
          <table:table-cell table:formula="of:=[.B72]-[.B$1]" office:value-type="float" office:value="7.56245160102844" calcext:value-type="float">
            <text:p>7.562451601</text:p>
          </table:table-cell>
          <table:table-cell table:formula="of:=[.C72]/([.D72]-[.D71])" office:value-type="float" office:value="99661.6188697196" calcext:value-type="float">
            <text:p>99661.6188697196</text:p>
          </table:table-cell>
          <table:table-cell/>
          <table:table-cell office:value-type="float" office:value="1443067923.57265" calcext:value-type="float">
            <text:p>1443067923.57265</text:p>
          </table:table-cell>
          <table:table-cell table:formula="of:=[.G72]-[.$B72]" office:value-type="float" office:value="0.329757452011108" calcext:value-type="float">
            <text:p>0.329757452</text:p>
          </table:table-cell>
          <table:table-cell/>
          <table:table-cell office:value-type="float" office:value="1443067923.57265" calcext:value-type="float">
            <text:p>1443067923.57265</text:p>
          </table:table-cell>
          <table:table-cell table:formula="of:=[.J72]-[.$B72]" office:value-type="float" office:value="0.329757452011108" calcext:value-type="float">
            <text:p>0.32975745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067923.28399" calcext:value-type="float">
            <text:p>1443067923.28399</text:p>
          </table:table-cell>
          <table:table-cell office:value-type="float" office:value="4096" calcext:value-type="float">
            <text:p>4096</text:p>
          </table:table-cell>
          <table:table-cell table:formula="of:=[.B73]-[.B$1]" office:value-type="float" office:value="7.60354709625244" calcext:value-type="float">
            <text:p>7.6035470963</text:p>
          </table:table-cell>
          <table:table-cell table:formula="of:=[.C73]/([.D73]-[.D72])" office:value-type="float" office:value="99670.2917843903" calcext:value-type="float">
            <text:p>99670.2917843903</text:p>
          </table:table-cell>
          <table:table-cell/>
          <table:table-cell office:value-type="float" office:value="1443067923.61376" calcext:value-type="float">
            <text:p>1443067923.61376</text:p>
          </table:table-cell>
          <table:table-cell table:formula="of:=[.G73]-[.$B73]" office:value-type="float" office:value="0.329774856567383" calcext:value-type="float">
            <text:p>0.3297748566</text:p>
          </table:table-cell>
          <table:table-cell/>
          <table:table-cell office:value-type="float" office:value="1443067923.61376" calcext:value-type="float">
            <text:p>1443067923.61376</text:p>
          </table:table-cell>
          <table:table-cell table:formula="of:=[.J73]-[.$B73]" office:value-type="float" office:value="0.329774856567383" calcext:value-type="float">
            <text:p>0.329774856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067923.32511" calcext:value-type="float">
            <text:p>1443067923.32511</text:p>
          </table:table-cell>
          <table:table-cell office:value-type="float" office:value="4096" calcext:value-type="float">
            <text:p>4096</text:p>
          </table:table-cell>
          <table:table-cell table:formula="of:=[.B74]-[.B$1]" office:value-type="float" office:value="7.64467644691467" calcext:value-type="float">
            <text:p>7.6446764469</text:p>
          </table:table-cell>
          <table:table-cell table:formula="of:=[.C74]/([.D74]-[.D73])" office:value-type="float" office:value="99588.248636303" calcext:value-type="float">
            <text:p>99588.248636303</text:p>
          </table:table-cell>
          <table:table-cell/>
          <table:table-cell office:value-type="float" office:value="1443067923.65484" calcext:value-type="float">
            <text:p>1443067923.65484</text:p>
          </table:table-cell>
          <table:table-cell table:formula="of:=[.G74]-[.$B74]" office:value-type="float" office:value="0.329726934432983" calcext:value-type="float">
            <text:p>0.3297269344</text:p>
          </table:table-cell>
          <table:table-cell/>
          <table:table-cell office:value-type="float" office:value="1443067923.65484" calcext:value-type="float">
            <text:p>1443067923.65484</text:p>
          </table:table-cell>
          <table:table-cell table:formula="of:=[.J74]-[.$B74]" office:value-type="float" office:value="0.329726934432983" calcext:value-type="float">
            <text:p>0.329726934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067923.36621" calcext:value-type="float">
            <text:p>1443067923.36621</text:p>
          </table:table-cell>
          <table:table-cell office:value-type="float" office:value="4096" calcext:value-type="float">
            <text:p>4096</text:p>
          </table:table-cell>
          <table:table-cell table:formula="of:=[.B75]-[.B$1]" office:value-type="float" office:value="7.6857750415802" calcext:value-type="float">
            <text:p>7.6857750416</text:p>
          </table:table-cell>
          <table:table-cell table:formula="of:=[.C75]/([.D75]-[.D74])" office:value-type="float" office:value="99662.7751711335" calcext:value-type="float">
            <text:p>99662.7751711335</text:p>
          </table:table-cell>
          <table:table-cell/>
          <table:table-cell office:value-type="float" office:value="1443067923.69593" calcext:value-type="float">
            <text:p>1443067923.69593</text:p>
          </table:table-cell>
          <table:table-cell table:formula="of:=[.G75]-[.$B75]" office:value-type="float" office:value="0.329712867736816" calcext:value-type="float">
            <text:p>0.3297128677</text:p>
          </table:table-cell>
          <table:table-cell/>
          <table:table-cell office:value-type="float" office:value="1443067923.69593" calcext:value-type="float">
            <text:p>1443067923.69593</text:p>
          </table:table-cell>
          <table:table-cell table:formula="of:=[.J75]-[.$B75]" office:value-type="float" office:value="0.329712867736816" calcext:value-type="float">
            <text:p>0.329712867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067923.4073" calcext:value-type="float">
            <text:p>1443067923.4073</text:p>
          </table:table-cell>
          <table:table-cell office:value-type="float" office:value="4096" calcext:value-type="float">
            <text:p>4096</text:p>
          </table:table-cell>
          <table:table-cell table:formula="of:=[.B76]-[.B$1]" office:value-type="float" office:value="7.72686386108398" calcext:value-type="float">
            <text:p>7.7268638611</text:p>
          </table:table-cell>
          <table:table-cell table:formula="of:=[.C76]/([.D76]-[.D75])" office:value-type="float" office:value="99686.4852645077" calcext:value-type="float">
            <text:p>99686.4852645077</text:p>
          </table:table-cell>
          <table:table-cell/>
          <table:table-cell office:value-type="float" office:value="1443067923.73701" calcext:value-type="float">
            <text:p>1443067923.73701</text:p>
          </table:table-cell>
          <table:table-cell table:formula="of:=[.G76]-[.$B76]" office:value-type="float" office:value="0.329705238342285" calcext:value-type="float">
            <text:p>0.3297052383</text:p>
          </table:table-cell>
          <table:table-cell/>
          <table:table-cell office:value-type="float" office:value="1443067923.73701" calcext:value-type="float">
            <text:p>1443067923.73701</text:p>
          </table:table-cell>
          <table:table-cell table:formula="of:=[.J76]-[.$B76]" office:value-type="float" office:value="0.329705238342285" calcext:value-type="float">
            <text:p>0.329705238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067923.4484" calcext:value-type="float">
            <text:p>1443067923.4484</text:p>
          </table:table-cell>
          <table:table-cell office:value-type="float" office:value="4096" calcext:value-type="float">
            <text:p>4096</text:p>
          </table:table-cell>
          <table:table-cell table:formula="of:=[.B77]-[.B$1]" office:value-type="float" office:value="7.76796126365662" calcext:value-type="float">
            <text:p>7.7679612637</text:p>
          </table:table-cell>
          <table:table-cell table:formula="of:=[.C77]/([.D77]-[.D76])" office:value-type="float" office:value="99665.6660420595" calcext:value-type="float">
            <text:p>99665.6660420595</text:p>
          </table:table-cell>
          <table:table-cell/>
          <table:table-cell office:value-type="float" office:value="1443067923.77812" calcext:value-type="float">
            <text:p>1443067923.77812</text:p>
          </table:table-cell>
          <table:table-cell table:formula="of:=[.G77]-[.$B77]" office:value-type="float" office:value="0.329721450805664" calcext:value-type="float">
            <text:p>0.3297214508</text:p>
          </table:table-cell>
          <table:table-cell/>
          <table:table-cell office:value-type="float" office:value="1443067923.77812" calcext:value-type="float">
            <text:p>1443067923.77812</text:p>
          </table:table-cell>
          <table:table-cell table:formula="of:=[.J77]-[.$B77]" office:value-type="float" office:value="0.329721450805664" calcext:value-type="float">
            <text:p>0.329721450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067923.4895" calcext:value-type="float">
            <text:p>1443067923.4895</text:p>
          </table:table-cell>
          <table:table-cell office:value-type="float" office:value="4096" calcext:value-type="float">
            <text:p>4096</text:p>
          </table:table-cell>
          <table:table-cell table:formula="of:=[.B78]-[.B$1]" office:value-type="float" office:value="7.80906057357788" calcext:value-type="float">
            <text:p>7.8090605736</text:p>
          </table:table-cell>
          <table:table-cell table:formula="of:=[.C78]/([.D78]-[.D77])" office:value-type="float" office:value="99661.0407290742" calcext:value-type="float">
            <text:p>99661.0407290742</text:p>
          </table:table-cell>
          <table:table-cell/>
          <table:table-cell office:value-type="float" office:value="1443067923.81927" calcext:value-type="float">
            <text:p>1443067923.81927</text:p>
          </table:table-cell>
          <table:table-cell table:formula="of:=[.G78]-[.$B78]" office:value-type="float" office:value="0.329767227172852" calcext:value-type="float">
            <text:p>0.3297672272</text:p>
          </table:table-cell>
          <table:table-cell/>
          <table:table-cell office:value-type="float" office:value="1443067923.81927" calcext:value-type="float">
            <text:p>1443067923.81927</text:p>
          </table:table-cell>
          <table:table-cell table:formula="of:=[.J78]-[.$B78]" office:value-type="float" office:value="0.329767227172852" calcext:value-type="float">
            <text:p>0.329767227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067923.5306" calcext:value-type="float">
            <text:p>1443067923.5306</text:p>
          </table:table-cell>
          <table:table-cell office:value-type="float" office:value="4096" calcext:value-type="float">
            <text:p>4096</text:p>
          </table:table-cell>
          <table:table-cell table:formula="of:=[.B79]-[.B$1]" office:value-type="float" office:value="7.85015964508057" calcext:value-type="float">
            <text:p>7.8501596451</text:p>
          </table:table-cell>
          <table:table-cell table:formula="of:=[.C79]/([.D79]-[.D78])" office:value-type="float" office:value="99661.6188697196" calcext:value-type="float">
            <text:p>99661.6188697196</text:p>
          </table:table-cell>
          <table:table-cell/>
          <table:table-cell office:value-type="float" office:value="1443067923.86032" calcext:value-type="float">
            <text:p>1443067923.86032</text:p>
          </table:table-cell>
          <table:table-cell table:formula="of:=[.G79]-[.$B79]" office:value-type="float" office:value="0.329719305038452" calcext:value-type="float">
            <text:p>0.329719305</text:p>
          </table:table-cell>
          <table:table-cell/>
          <table:table-cell office:value-type="float" office:value="1443067923.86032" calcext:value-type="float">
            <text:p>1443067923.86032</text:p>
          </table:table-cell>
          <table:table-cell table:formula="of:=[.J79]-[.$B79]" office:value-type="float" office:value="0.329719305038452" calcext:value-type="float">
            <text:p>0.32971930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067923.5717" calcext:value-type="float">
            <text:p>1443067923.5717</text:p>
          </table:table-cell>
          <table:table-cell office:value-type="float" office:value="4096" calcext:value-type="float">
            <text:p>4096</text:p>
          </table:table-cell>
          <table:table-cell table:formula="of:=[.B80]-[.B$1]" office:value-type="float" office:value="7.89125728607178" calcext:value-type="float">
            <text:p>7.8912572861</text:p>
          </table:table-cell>
          <table:table-cell table:formula="of:=[.C80]/([.D80]-[.D79])" office:value-type="float" office:value="99665.0878544577" calcext:value-type="float">
            <text:p>99665.0878544577</text:p>
          </table:table-cell>
          <table:table-cell/>
          <table:table-cell office:value-type="float" office:value="1443067923.90139" calcext:value-type="float">
            <text:p>1443067923.90139</text:p>
          </table:table-cell>
          <table:table-cell table:formula="of:=[.G80]-[.$B80]" office:value-type="float" office:value="0.329694271087646" calcext:value-type="float">
            <text:p>0.3296942711</text:p>
          </table:table-cell>
          <table:table-cell/>
          <table:table-cell office:value-type="float" office:value="1443067923.90139" calcext:value-type="float">
            <text:p>1443067923.90139</text:p>
          </table:table-cell>
          <table:table-cell table:formula="of:=[.J80]-[.$B80]" office:value-type="float" office:value="0.329694271087646" calcext:value-type="float">
            <text:p>0.329694271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067923.61279" calcext:value-type="float">
            <text:p>1443067923.61279</text:p>
          </table:table-cell>
          <table:table-cell office:value-type="float" office:value="4096" calcext:value-type="float">
            <text:p>4096</text:p>
          </table:table-cell>
          <table:table-cell table:formula="of:=[.B81]-[.B$1]" office:value-type="float" office:value="7.93235540390015" calcext:value-type="float">
            <text:p>7.9323554039</text:p>
          </table:table-cell>
          <table:table-cell table:formula="of:=[.C81]/([.D81]-[.D80])" office:value-type="float" office:value="99663.9314993793" calcext:value-type="float">
            <text:p>99663.9314993793</text:p>
          </table:table-cell>
          <table:table-cell/>
          <table:table-cell office:value-type="float" office:value="1443067923.94249" calcext:value-type="float">
            <text:p>1443067923.94249</text:p>
          </table:table-cell>
          <table:table-cell table:formula="of:=[.G81]-[.$B81]" office:value-type="float" office:value="0.329699277877808" calcext:value-type="float">
            <text:p>0.3296992779</text:p>
          </table:table-cell>
          <table:table-cell/>
          <table:table-cell office:value-type="float" office:value="1443067923.94249" calcext:value-type="float">
            <text:p>1443067923.94249</text:p>
          </table:table-cell>
          <table:table-cell table:formula="of:=[.J81]-[.$B81]" office:value-type="float" office:value="0.329699277877808" calcext:value-type="float">
            <text:p>0.329699277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067923.65389" calcext:value-type="float">
            <text:p>1443067923.65389</text:p>
          </table:table-cell>
          <table:table-cell office:value-type="float" office:value="4096" calcext:value-type="float">
            <text:p>4096</text:p>
          </table:table-cell>
          <table:table-cell table:formula="of:=[.B82]-[.B$1]" office:value-type="float" office:value="7.97345328330994" calcext:value-type="float">
            <text:p>7.9734532833</text:p>
          </table:table-cell>
          <table:table-cell table:formula="of:=[.C82]/([.D82]-[.D81])" office:value-type="float" office:value="99664.5096735644" calcext:value-type="float">
            <text:p>99664.5096735644</text:p>
          </table:table-cell>
          <table:table-cell/>
          <table:table-cell office:value-type="float" office:value="1443067923.98362" calcext:value-type="float">
            <text:p>1443067923.98362</text:p>
          </table:table-cell>
          <table:table-cell table:formula="of:=[.G82]-[.$B82]" office:value-type="float" office:value="0.32973313331604" calcext:value-type="float">
            <text:p>0.3297331333</text:p>
          </table:table-cell>
          <table:table-cell/>
          <table:table-cell office:value-type="float" office:value="1443067923.98362" calcext:value-type="float">
            <text:p>1443067923.98362</text:p>
          </table:table-cell>
          <table:table-cell table:formula="of:=[.J82]-[.$B82]" office:value-type="float" office:value="0.32973313331604" calcext:value-type="float">
            <text:p>0.329733133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067923.69499" calcext:value-type="float">
            <text:p>1443067923.69499</text:p>
          </table:table-cell>
          <table:table-cell office:value-type="float" office:value="4096" calcext:value-type="float">
            <text:p>4096</text:p>
          </table:table-cell>
          <table:table-cell table:formula="of:=[.B83]-[.B$1]" office:value-type="float" office:value="8.01454997062683" calcext:value-type="float">
            <text:p>8.0145499706</text:p>
          </table:table-cell>
          <table:table-cell table:formula="of:=[.C83]/([.D83]-[.D82])" office:value-type="float" office:value="99667.4006451164" calcext:value-type="float">
            <text:p>99667.4006451164</text:p>
          </table:table-cell>
          <table:table-cell/>
          <table:table-cell office:value-type="float" office:value="1443067924.0247" calcext:value-type="float">
            <text:p>1443067924.0247</text:p>
          </table:table-cell>
          <table:table-cell table:formula="of:=[.G83]-[.$B83]" office:value-type="float" office:value="0.329712152481079" calcext:value-type="float">
            <text:p>0.3297121525</text:p>
          </table:table-cell>
          <table:table-cell/>
          <table:table-cell office:value-type="float" office:value="1443067924.0247" calcext:value-type="float">
            <text:p>1443067924.0247</text:p>
          </table:table-cell>
          <table:table-cell table:formula="of:=[.J83]-[.$B83]" office:value-type="float" office:value="0.329712152481079" calcext:value-type="float">
            <text:p>0.329712152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067923.73609" calcext:value-type="float">
            <text:p>1443067923.73609</text:p>
          </table:table-cell>
          <table:table-cell office:value-type="float" office:value="4096" calcext:value-type="float">
            <text:p>4096</text:p>
          </table:table-cell>
          <table:table-cell table:formula="of:=[.B84]-[.B$1]" office:value-type="float" office:value="8.05565023422241" calcext:value-type="float">
            <text:p>8.0556502342</text:p>
          </table:table-cell>
          <table:table-cell table:formula="of:=[.C84]/([.D84]-[.D83])" office:value-type="float" office:value="99658.7282335675" calcext:value-type="float">
            <text:p>99658.7282335675</text:p>
          </table:table-cell>
          <table:table-cell/>
          <table:table-cell office:value-type="float" office:value="1443067924.10692" calcext:value-type="float">
            <text:p>1443067924.10692</text:p>
          </table:table-cell>
          <table:table-cell table:formula="of:=[.G84]-[.$B84]" office:value-type="float" office:value="0.370832443237305" calcext:value-type="float">
            <text:p>0.3708324432</text:p>
          </table:table-cell>
          <table:table-cell/>
          <table:table-cell office:value-type="float" office:value="1443067924.10692" calcext:value-type="float">
            <text:p>1443067924.10692</text:p>
          </table:table-cell>
          <table:table-cell table:formula="of:=[.J84]-[.$B84]" office:value-type="float" office:value="0.370832443237305" calcext:value-type="float">
            <text:p>0.370832443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067923.77719" calcext:value-type="float">
            <text:p>1443067923.77719</text:p>
          </table:table-cell>
          <table:table-cell office:value-type="float" office:value="4096" calcext:value-type="float">
            <text:p>4096</text:p>
          </table:table-cell>
          <table:table-cell table:formula="of:=[.B85]-[.B$1]" office:value-type="float" office:value="8.09674882888794" calcext:value-type="float">
            <text:p>8.0967488289</text:p>
          </table:table-cell>
          <table:table-cell table:formula="of:=[.C85]/([.D85]-[.D84])" office:value-type="float" office:value="99662.7751711335" calcext:value-type="float">
            <text:p>99662.7751711335</text:p>
          </table:table-cell>
          <table:table-cell/>
          <table:table-cell office:value-type="float" office:value="1443067924.14805" calcext:value-type="float">
            <text:p>1443067924.14805</text:p>
          </table:table-cell>
          <table:table-cell table:formula="of:=[.G85]-[.$B85]" office:value-type="float" office:value="0.370863437652588" calcext:value-type="float">
            <text:p>0.3708634377</text:p>
          </table:table-cell>
          <table:table-cell/>
          <table:table-cell office:value-type="float" office:value="1443067924.14805" calcext:value-type="float">
            <text:p>1443067924.14805</text:p>
          </table:table-cell>
          <table:table-cell table:formula="of:=[.J85]-[.$B85]" office:value-type="float" office:value="0.370863437652588" calcext:value-type="float">
            <text:p>0.370863437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067923.81829" calcext:value-type="float">
            <text:p>1443067923.81829</text:p>
          </table:table-cell>
          <table:table-cell office:value-type="float" office:value="4096" calcext:value-type="float">
            <text:p>4096</text:p>
          </table:table-cell>
          <table:table-cell table:formula="of:=[.B86]-[.B$1]" office:value-type="float" office:value="8.13784837722778" calcext:value-type="float">
            <text:p>8.1378483772</text:p>
          </table:table-cell>
          <table:table-cell table:formula="of:=[.C86]/([.D86]-[.D85])" office:value-type="float" office:value="99660.4625951365" calcext:value-type="float">
            <text:p>99660.4625951365</text:p>
          </table:table-cell>
          <table:table-cell/>
          <table:table-cell office:value-type="float" office:value="1443067924.18912" calcext:value-type="float">
            <text:p>1443067924.18912</text:p>
          </table:table-cell>
          <table:table-cell table:formula="of:=[.G86]-[.$B86]" office:value-type="float" office:value="0.370836019515991" calcext:value-type="float">
            <text:p>0.3708360195</text:p>
          </table:table-cell>
          <table:table-cell/>
          <table:table-cell office:value-type="float" office:value="1443067924.18912" calcext:value-type="float">
            <text:p>1443067924.18912</text:p>
          </table:table-cell>
          <table:table-cell table:formula="of:=[.J86]-[.$B86]" office:value-type="float" office:value="0.370836019515991" calcext:value-type="float">
            <text:p>0.370836019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067923.85939" calcext:value-type="float">
            <text:p>1443067923.85939</text:p>
          </table:table-cell>
          <table:table-cell office:value-type="float" office:value="4096" calcext:value-type="float">
            <text:p>4096</text:p>
          </table:table-cell>
          <table:table-cell table:formula="of:=[.B87]-[.B$1]" office:value-type="float" office:value="8.17894697189331" calcext:value-type="float">
            <text:p>8.1789469719</text:p>
          </table:table-cell>
          <table:table-cell table:formula="of:=[.C87]/([.D87]-[.D86])" office:value-type="float" office:value="99662.7751711335" calcext:value-type="float">
            <text:p>99662.7751711335</text:p>
          </table:table-cell>
          <table:table-cell/>
          <table:table-cell office:value-type="float" office:value="1443067924.2301" calcext:value-type="float">
            <text:p>1443067924.2301</text:p>
          </table:table-cell>
          <table:table-cell table:formula="of:=[.G87]-[.$B87]" office:value-type="float" office:value="0.370710372924805" calcext:value-type="float">
            <text:p>0.3707103729</text:p>
          </table:table-cell>
          <table:table-cell/>
          <table:table-cell office:value-type="float" office:value="1443067924.2301" calcext:value-type="float">
            <text:p>1443067924.2301</text:p>
          </table:table-cell>
          <table:table-cell table:formula="of:=[.J87]-[.$B87]" office:value-type="float" office:value="0.370710372924805" calcext:value-type="float">
            <text:p>0.370710372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067923.90049" calcext:value-type="float">
            <text:p>1443067923.90049</text:p>
          </table:table-cell>
          <table:table-cell office:value-type="float" office:value="4096" calcext:value-type="float">
            <text:p>4096</text:p>
          </table:table-cell>
          <table:table-cell table:formula="of:=[.B88]-[.B$1]" office:value-type="float" office:value="8.22005271911621" calcext:value-type="float">
            <text:p>8.2200527191</text:p>
          </table:table-cell>
          <table:table-cell table:formula="of:=[.C88]/([.D88]-[.D87])" office:value-type="float" office:value="99645.4334667363" calcext:value-type="float">
            <text:p>99645.4334667363</text:p>
          </table:table-cell>
          <table:table-cell/>
          <table:table-cell office:value-type="float" office:value="1443067924.271" calcext:value-type="float">
            <text:p>1443067924.271</text:p>
          </table:table-cell>
          <table:table-cell table:formula="of:=[.G88]-[.$B88]" office:value-type="float" office:value="0.370513677597046" calcext:value-type="float">
            <text:p>0.3705136776</text:p>
          </table:table-cell>
          <table:table-cell/>
          <table:table-cell office:value-type="float" office:value="1443067924.271" calcext:value-type="float">
            <text:p>1443067924.271</text:p>
          </table:table-cell>
          <table:table-cell table:formula="of:=[.J88]-[.$B88]" office:value-type="float" office:value="0.370513677597046" calcext:value-type="float">
            <text:p>0.370513677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067923.94159" calcext:value-type="float">
            <text:p>1443067923.94159</text:p>
          </table:table-cell>
          <table:table-cell office:value-type="float" office:value="4096" calcext:value-type="float">
            <text:p>4096</text:p>
          </table:table-cell>
          <table:table-cell table:formula="of:=[.B89]-[.B$1]" office:value-type="float" office:value="8.26115202903748" calcext:value-type="float">
            <text:p>8.261152029</text:p>
          </table:table-cell>
          <table:table-cell table:formula="of:=[.C89]/([.D89]-[.D88])" office:value-type="float" office:value="99661.0407290742" calcext:value-type="float">
            <text:p>99661.0407290742</text:p>
          </table:table-cell>
          <table:table-cell/>
          <table:table-cell office:value-type="float" office:value="1443067924.31188" calcext:value-type="float">
            <text:p>1443067924.31188</text:p>
          </table:table-cell>
          <table:table-cell table:formula="of:=[.G89]-[.$B89]" office:value-type="float" office:value="0.370284557342529" calcext:value-type="float">
            <text:p>0.3702845573</text:p>
          </table:table-cell>
          <table:table-cell/>
          <table:table-cell office:value-type="float" office:value="1443067924.31188" calcext:value-type="float">
            <text:p>1443067924.31188</text:p>
          </table:table-cell>
          <table:table-cell table:formula="of:=[.J89]-[.$B89]" office:value-type="float" office:value="0.370284557342529" calcext:value-type="float">
            <text:p>0.370284557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067923.98273" calcext:value-type="float">
            <text:p>1443067923.98273</text:p>
          </table:table-cell>
          <table:table-cell office:value-type="float" office:value="4096" calcext:value-type="float">
            <text:p>4096</text:p>
          </table:table-cell>
          <table:table-cell table:formula="of:=[.B90]-[.B$1]" office:value-type="float" office:value="8.3022882938385" calcext:value-type="float">
            <text:p>8.3022882938</text:p>
          </table:table-cell>
          <table:table-cell table:formula="of:=[.C90]/([.D90]-[.D89])" office:value-type="float" office:value="99571.509951431" calcext:value-type="float">
            <text:p>99571.509951431</text:p>
          </table:table-cell>
          <table:table-cell/>
          <table:table-cell office:value-type="float" office:value="1443067924.39367" calcext:value-type="float">
            <text:p>1443067924.39367</text:p>
          </table:table-cell>
          <table:table-cell table:formula="of:=[.G90]-[.$B90]" office:value-type="float" office:value="0.410939931869507" calcext:value-type="float">
            <text:p>0.4109399319</text:p>
          </table:table-cell>
          <table:table-cell/>
          <table:table-cell office:value-type="float" office:value="1443067924.39367" calcext:value-type="float">
            <text:p>1443067924.39367</text:p>
          </table:table-cell>
          <table:table-cell table:formula="of:=[.J90]-[.$B90]" office:value-type="float" office:value="0.410939931869507" calcext:value-type="float">
            <text:p>0.410939931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067924.02371" calcext:value-type="float">
            <text:p>1443067924.02371</text:p>
          </table:table-cell>
          <table:table-cell office:value-type="float" office:value="4096" calcext:value-type="float">
            <text:p>4096</text:p>
          </table:table-cell>
          <table:table-cell table:formula="of:=[.B91]-[.B$1]" office:value-type="float" office:value="8.34327340126038" calcext:value-type="float">
            <text:p>8.3432734013</text:p>
          </table:table-cell>
          <table:table-cell table:formula="of:=[.C91]/([.D91]-[.D90])" office:value-type="float" office:value="99938.7401340283" calcext:value-type="float">
            <text:p>99938.7401340283</text:p>
          </table:table-cell>
          <table:table-cell/>
          <table:table-cell office:value-type="float" office:value="1443067924.43456" calcext:value-type="float">
            <text:p>1443067924.43456</text:p>
          </table:table-cell>
          <table:table-cell table:formula="of:=[.G91]-[.$B91]" office:value-type="float" office:value="0.410852432250977" calcext:value-type="float">
            <text:p>0.4108524323</text:p>
          </table:table-cell>
          <table:table-cell/>
          <table:table-cell office:value-type="float" office:value="1443067924.43456" calcext:value-type="float">
            <text:p>1443067924.43456</text:p>
          </table:table-cell>
          <table:table-cell table:formula="of:=[.J91]-[.$B91]" office:value-type="float" office:value="0.410852432250977" calcext:value-type="float">
            <text:p>0.410852432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067924.06461" calcext:value-type="float">
            <text:p>1443067924.06461</text:p>
          </table:table-cell>
          <table:table-cell office:value-type="float" office:value="4096" calcext:value-type="float">
            <text:p>4096</text:p>
          </table:table-cell>
          <table:table-cell table:formula="of:=[.B92]-[.B$1]" office:value-type="float" office:value="8.38416981697083" calcext:value-type="float">
            <text:p>8.384169817</text:p>
          </table:table-cell>
          <table:table-cell table:formula="of:=[.C92]/([.D92]-[.D91])" office:value-type="float" office:value="100155.476435884" calcext:value-type="float">
            <text:p>100155.476435884</text:p>
          </table:table-cell>
          <table:table-cell/>
          <table:table-cell office:value-type="float" office:value="1443067924.47548" calcext:value-type="float">
            <text:p>1443067924.47548</text:p>
          </table:table-cell>
          <table:table-cell table:formula="of:=[.G92]-[.$B92]" office:value-type="float" office:value="0.410874843597412" calcext:value-type="float">
            <text:p>0.4108748436</text:p>
          </table:table-cell>
          <table:table-cell/>
          <table:table-cell office:value-type="float" office:value="1443067924.47548" calcext:value-type="float">
            <text:p>1443067924.47548</text:p>
          </table:table-cell>
          <table:table-cell table:formula="of:=[.J92]-[.$B92]" office:value-type="float" office:value="0.410874843597412" calcext:value-type="float">
            <text:p>0.410874843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067924.10549" calcext:value-type="float">
            <text:p>1443067924.10549</text:p>
          </table:table-cell>
          <table:table-cell office:value-type="float" office:value="4096" calcext:value-type="float">
            <text:p>4096</text:p>
          </table:table-cell>
          <table:table-cell table:formula="of:=[.B93]-[.B$1]" office:value-type="float" office:value="8.42504668235779" calcext:value-type="float">
            <text:p>8.4250466824</text:p>
          </table:table-cell>
          <table:table-cell table:formula="of:=[.C93]/([.D93]-[.D92])" office:value-type="float" office:value="100203.378151064" calcext:value-type="float">
            <text:p>100203.378151064</text:p>
          </table:table-cell>
          <table:table-cell/>
          <table:table-cell office:value-type="float" office:value="1443067924.51638" calcext:value-type="float">
            <text:p>1443067924.51638</text:p>
          </table:table-cell>
          <table:table-cell table:formula="of:=[.G93]-[.$B93]" office:value-type="float" office:value="0.410894393920898" calcext:value-type="float">
            <text:p>0.4108943939</text:p>
          </table:table-cell>
          <table:table-cell/>
          <table:table-cell office:value-type="float" office:value="1443067924.51638" calcext:value-type="float">
            <text:p>1443067924.51638</text:p>
          </table:table-cell>
          <table:table-cell table:formula="of:=[.J93]-[.$B93]" office:value-type="float" office:value="0.410894393920898" calcext:value-type="float">
            <text:p>0.410894393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067924.14638" calcext:value-type="float">
            <text:p>1443067924.14638</text:p>
          </table:table-cell>
          <table:table-cell office:value-type="float" office:value="4096" calcext:value-type="float">
            <text:p>4096</text:p>
          </table:table-cell>
          <table:table-cell table:formula="of:=[.B94]-[.B$1]" office:value-type="float" office:value="8.4659411907196" calcext:value-type="float">
            <text:p>8.4659411907</text:p>
          </table:table-cell>
          <table:table-cell table:formula="of:=[.C94]/([.D94]-[.D93])" office:value-type="float" office:value="100160.147757748" calcext:value-type="float">
            <text:p>100160.147757748</text:p>
          </table:table-cell>
          <table:table-cell/>
          <table:table-cell office:value-type="float" office:value="1443067924.55726" calcext:value-type="float">
            <text:p>1443067924.55726</text:p>
          </table:table-cell>
          <table:table-cell table:formula="of:=[.G94]-[.$B94]" office:value-type="float" office:value="0.410876512527466" calcext:value-type="float">
            <text:p>0.4108765125</text:p>
          </table:table-cell>
          <table:table-cell/>
          <table:table-cell office:value-type="float" office:value="1443067924.55726" calcext:value-type="float">
            <text:p>1443067924.55726</text:p>
          </table:table-cell>
          <table:table-cell table:formula="of:=[.J94]-[.$B94]" office:value-type="float" office:value="0.410876512527466" calcext:value-type="float">
            <text:p>0.410876512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067924.18728" calcext:value-type="float">
            <text:p>1443067924.18728</text:p>
          </table:table-cell>
          <table:table-cell office:value-type="float" office:value="4096" calcext:value-type="float">
            <text:p>4096</text:p>
          </table:table-cell>
          <table:table-cell table:formula="of:=[.B95]-[.B$1]" office:value-type="float" office:value="8.50683808326721" calcext:value-type="float">
            <text:p>8.5068380833</text:p>
          </table:table-cell>
          <table:table-cell table:formula="of:=[.C95]/([.D95]-[.D94])" office:value-type="float" office:value="100154.308673499" calcext:value-type="float">
            <text:p>100154.308673499</text:p>
          </table:table-cell>
          <table:table-cell/>
          <table:table-cell office:value-type="float" office:value="1443067924.63906" calcext:value-type="float">
            <text:p>1443067924.63906</text:p>
          </table:table-cell>
          <table:table-cell table:formula="of:=[.G95]-[.$B95]" office:value-type="float" office:value="0.451782703399658" calcext:value-type="float">
            <text:p>0.4517827034</text:p>
          </table:table-cell>
          <table:table-cell/>
          <table:table-cell office:value-type="float" office:value="1443067924.63906" calcext:value-type="float">
            <text:p>1443067924.63906</text:p>
          </table:table-cell>
          <table:table-cell table:formula="of:=[.J95]-[.$B95]" office:value-type="float" office:value="0.451782703399658" calcext:value-type="float">
            <text:p>0.451782703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067924.22817" calcext:value-type="float">
            <text:p>1443067924.22817</text:p>
          </table:table-cell>
          <table:table-cell office:value-type="float" office:value="4096" calcext:value-type="float">
            <text:p>4096</text:p>
          </table:table-cell>
          <table:table-cell table:formula="of:=[.B96]-[.B$1]" office:value-type="float" office:value="8.54773545265198" calcext:value-type="float">
            <text:p>8.5477354527</text:p>
          </table:table-cell>
          <table:table-cell table:formula="of:=[.C96]/([.D96]-[.D95])" office:value-type="float" office:value="100153.140938345" calcext:value-type="float">
            <text:p>100153.140938345</text:p>
          </table:table-cell>
          <table:table-cell/>
          <table:table-cell office:value-type="float" office:value="1443067924.67996" calcext:value-type="float">
            <text:p>1443067924.67996</text:p>
          </table:table-cell>
          <table:table-cell table:formula="of:=[.G96]-[.$B96]" office:value-type="float" office:value="0.451786279678345" calcext:value-type="float">
            <text:p>0.4517862797</text:p>
          </table:table-cell>
          <table:table-cell/>
          <table:table-cell office:value-type="float" office:value="1443067924.67996" calcext:value-type="float">
            <text:p>1443067924.67996</text:p>
          </table:table-cell>
          <table:table-cell table:formula="of:=[.J96]-[.$B96]" office:value-type="float" office:value="0.451786279678345" calcext:value-type="float">
            <text:p>0.451786279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067924.26911" calcext:value-type="float">
            <text:p>1443067924.26911</text:p>
          </table:table-cell>
          <table:table-cell office:value-type="float" office:value="4096" calcext:value-type="float">
            <text:p>4096</text:p>
          </table:table-cell>
          <table:table-cell table:formula="of:=[.B97]-[.B$1]" office:value-type="float" office:value="8.58866834640503" calcext:value-type="float">
            <text:p>8.5886683464</text:p>
          </table:table-cell>
          <table:table-cell table:formula="of:=[.C97]/([.D97]-[.D96])" office:value-type="float" office:value="100066.221184145" calcext:value-type="float">
            <text:p>100066.221184145</text:p>
          </table:table-cell>
          <table:table-cell/>
          <table:table-cell office:value-type="float" office:value="1443067924.72085" calcext:value-type="float">
            <text:p>1443067924.72085</text:p>
          </table:table-cell>
          <table:table-cell table:formula="of:=[.G97]-[.$B97]" office:value-type="float" office:value="0.451748132705689" calcext:value-type="float">
            <text:p>0.4517481327</text:p>
          </table:table-cell>
          <table:table-cell/>
          <table:table-cell office:value-type="float" office:value="1443067924.72085" calcext:value-type="float">
            <text:p>1443067924.72085</text:p>
          </table:table-cell>
          <table:table-cell table:formula="of:=[.J97]-[.$B97]" office:value-type="float" office:value="0.451748132705689" calcext:value-type="float">
            <text:p>0.451748132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067924.31" calcext:value-type="float">
            <text:p>1443067924.31</text:p>
          </table:table-cell>
          <table:table-cell office:value-type="float" office:value="4096" calcext:value-type="float">
            <text:p>4096</text:p>
          </table:table-cell>
          <table:table-cell table:formula="of:=[.B98]-[.B$1]" office:value-type="float" office:value="8.62956547737122" calcext:value-type="float">
            <text:p>8.6295654774</text:p>
          </table:table-cell>
          <table:table-cell table:formula="of:=[.C98]/([.D98]-[.D97])" office:value-type="float" office:value="100153.724802518" calcext:value-type="float">
            <text:p>100153.724802518</text:p>
          </table:table-cell>
          <table:table-cell/>
          <table:table-cell office:value-type="float" office:value="1443067924.76176" calcext:value-type="float">
            <text:p>1443067924.76176</text:p>
          </table:table-cell>
          <table:table-cell table:formula="of:=[.G98]-[.$B98]" office:value-type="float" office:value="0.451757192611694" calcext:value-type="float">
            <text:p>0.4517571926</text:p>
          </table:table-cell>
          <table:table-cell/>
          <table:table-cell office:value-type="float" office:value="1443067924.76176" calcext:value-type="float">
            <text:p>1443067924.76176</text:p>
          </table:table-cell>
          <table:table-cell table:formula="of:=[.J98]-[.$B98]" office:value-type="float" office:value="0.451757192611694" calcext:value-type="float">
            <text:p>0.451757192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067924.3509" calcext:value-type="float">
            <text:p>1443067924.3509</text:p>
          </table:table-cell>
          <table:table-cell office:value-type="float" office:value="4096" calcext:value-type="float">
            <text:p>4096</text:p>
          </table:table-cell>
          <table:table-cell table:formula="of:=[.B99]-[.B$1]" office:value-type="float" office:value="8.67046022415161" calcext:value-type="float">
            <text:p>8.6704602242</text:p>
          </table:table-cell>
          <table:table-cell table:formula="of:=[.C99]/([.D99]-[.D98])" office:value-type="float" office:value="100159.563818685" calcext:value-type="float">
            <text:p>100159.563818685</text:p>
          </table:table-cell>
          <table:table-cell/>
          <table:table-cell office:value-type="float" office:value="1443067924.80267" calcext:value-type="float">
            <text:p>1443067924.80267</text:p>
          </table:table-cell>
          <table:table-cell table:formula="of:=[.G99]-[.$B99]" office:value-type="float" office:value="0.451769113540649" calcext:value-type="float">
            <text:p>0.4517691135</text:p>
          </table:table-cell>
          <table:table-cell/>
          <table:table-cell office:value-type="float" office:value="1443067924.80267" calcext:value-type="float">
            <text:p>1443067924.80267</text:p>
          </table:table-cell>
          <table:table-cell table:formula="of:=[.J99]-[.$B99]" office:value-type="float" office:value="0.451769113540649" calcext:value-type="float">
            <text:p>0.451769113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067924.39179" calcext:value-type="float">
            <text:p>1443067924.39179</text:p>
          </table:table-cell>
          <table:table-cell office:value-type="float" office:value="4096" calcext:value-type="float">
            <text:p>4096</text:p>
          </table:table-cell>
          <table:table-cell table:formula="of:=[.B100]-[.B$1]" office:value-type="float" office:value="8.71134686470032" calcext:value-type="float">
            <text:p>8.7113468647</text:p>
          </table:table-cell>
          <table:table-cell table:formula="of:=[.C100]/([.D100]-[.D99])" office:value-type="float" office:value="100179.421567313" calcext:value-type="float">
            <text:p>100179.421567313</text:p>
          </table:table-cell>
          <table:table-cell/>
          <table:table-cell office:value-type="float" office:value="1443067924.88446" calcext:value-type="float">
            <text:p>1443067924.88446</text:p>
          </table:table-cell>
          <table:table-cell table:formula="of:=[.G100]-[.$B100]" office:value-type="float" office:value="0.492676734924316" calcext:value-type="float">
            <text:p>0.4926767349</text:p>
          </table:table-cell>
          <table:table-cell/>
          <table:table-cell office:value-type="float" office:value="1443067924.88446" calcext:value-type="float">
            <text:p>1443067924.88446</text:p>
          </table:table-cell>
          <table:table-cell table:formula="of:=[.J100]-[.$B100]" office:value-type="float" office:value="0.492676734924316" calcext:value-type="float">
            <text:p>0.49267673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067924.43268" calcext:value-type="float">
            <text:p>1443067924.43268</text:p>
          </table:table-cell>
          <table:table-cell office:value-type="float" office:value="4096" calcext:value-type="float">
            <text:p>4096</text:p>
          </table:table-cell>
          <table:table-cell table:formula="of:=[.B101]-[.B$1]" office:value-type="float" office:value="8.75224256515503" calcext:value-type="float">
            <text:p>8.7522425652</text:p>
          </table:table-cell>
          <table:table-cell table:formula="of:=[.C101]/([.D101]-[.D100])" office:value-type="float" office:value="100157.22813052" calcext:value-type="float">
            <text:p>100157.22813052</text:p>
          </table:table-cell>
          <table:table-cell/>
          <table:table-cell office:value-type="float" office:value="1443067924.92533" calcext:value-type="float">
            <text:p>1443067924.92533</text:p>
          </table:table-cell>
          <table:table-cell table:formula="of:=[.G101]-[.$B101]" office:value-type="float" office:value="0.492653608322144" calcext:value-type="float">
            <text:p>0.4926536083</text:p>
          </table:table-cell>
          <table:table-cell/>
          <table:table-cell office:value-type="float" office:value="1443067924.92533" calcext:value-type="float">
            <text:p>1443067924.92533</text:p>
          </table:table-cell>
          <table:table-cell table:formula="of:=[.J101]-[.$B101]" office:value-type="float" office:value="0.492653608322144" calcext:value-type="float">
            <text:p>0.492653608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067924.47358" calcext:value-type="float">
            <text:p>1443067924.47358</text:p>
          </table:table-cell>
          <table:table-cell office:value-type="float" office:value="4096" calcext:value-type="float">
            <text:p>4096</text:p>
          </table:table-cell>
          <table:table-cell table:formula="of:=[.B102]-[.B$1]" office:value-type="float" office:value="8.79313731193543" calcext:value-type="float">
            <text:p>8.7931373119</text:p>
          </table:table-cell>
          <table:table-cell table:formula="of:=[.C102]/([.D102]-[.D101])" office:value-type="float" office:value="100159.563818685" calcext:value-type="float">
            <text:p>100159.563818685</text:p>
          </table:table-cell>
          <table:table-cell/>
          <table:table-cell office:value-type="float" office:value="1443067924.96628" calcext:value-type="float">
            <text:p>1443067924.96628</text:p>
          </table:table-cell>
          <table:table-cell table:formula="of:=[.G102]-[.$B102]" office:value-type="float" office:value="0.492705583572388" calcext:value-type="float">
            <text:p>0.4927055836</text:p>
          </table:table-cell>
          <table:table-cell/>
          <table:table-cell office:value-type="float" office:value="1443067924.96628" calcext:value-type="float">
            <text:p>1443067924.96628</text:p>
          </table:table-cell>
          <table:table-cell table:formula="of:=[.J102]-[.$B102]" office:value-type="float" office:value="0.492705583572388" calcext:value-type="float">
            <text:p>0.492705583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067924.51448" calcext:value-type="float">
            <text:p>1443067924.51448</text:p>
          </table:table-cell>
          <table:table-cell office:value-type="float" office:value="4096" calcext:value-type="float">
            <text:p>4096</text:p>
          </table:table-cell>
          <table:table-cell table:formula="of:=[.B103]-[.B$1]" office:value-type="float" office:value="8.8340425491333" calcext:value-type="float">
            <text:p>8.8340425491</text:p>
          </table:table-cell>
          <table:table-cell table:formula="of:=[.C103]/([.D103]-[.D102])" office:value-type="float" office:value="100133.877238895" calcext:value-type="float">
            <text:p>100133.877238895</text:p>
          </table:table-cell>
          <table:table-cell/>
          <table:table-cell office:value-type="float" office:value="1443067925.00723" calcext:value-type="float">
            <text:p>1443067925.00723</text:p>
          </table:table-cell>
          <table:table-cell table:formula="of:=[.G103]-[.$B103]" office:value-type="float" office:value="0.492748022079468" calcext:value-type="float">
            <text:p>0.4927480221</text:p>
          </table:table-cell>
          <table:table-cell/>
          <table:table-cell office:value-type="float" office:value="1443067925.00723" calcext:value-type="float">
            <text:p>1443067925.00723</text:p>
          </table:table-cell>
          <table:table-cell table:formula="of:=[.J103]-[.$B103]" office:value-type="float" office:value="0.492748022079468" calcext:value-type="float">
            <text:p>0.492748022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067924.55538" calcext:value-type="float">
            <text:p>1443067924.55538</text:p>
          </table:table-cell>
          <table:table-cell office:value-type="float" office:value="4096" calcext:value-type="float">
            <text:p>4096</text:p>
          </table:table-cell>
          <table:table-cell table:formula="of:=[.B104]-[.B$1]" office:value-type="float" office:value="8.87493968009949" calcext:value-type="float">
            <text:p>8.8749396801</text:p>
          </table:table-cell>
          <table:table-cell table:formula="of:=[.C104]/([.D104]-[.D103])" office:value-type="float" office:value="100153.724802518" calcext:value-type="float">
            <text:p>100153.724802518</text:p>
          </table:table-cell>
          <table:table-cell/>
          <table:table-cell office:value-type="float" office:value="1443067925.08896" calcext:value-type="float">
            <text:p>1443067925.08896</text:p>
          </table:table-cell>
          <table:table-cell table:formula="of:=[.G104]-[.$B104]" office:value-type="float" office:value="0.533580541610718" calcext:value-type="float">
            <text:p>0.5335805416</text:p>
          </table:table-cell>
          <table:table-cell/>
          <table:table-cell office:value-type="float" office:value="1443067925.08896" calcext:value-type="float">
            <text:p>1443067925.08896</text:p>
          </table:table-cell>
          <table:table-cell table:formula="of:=[.J104]-[.$B104]" office:value-type="float" office:value="0.533580541610718" calcext:value-type="float">
            <text:p>0.533580541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067924.59627" calcext:value-type="float">
            <text:p>1443067924.59627</text:p>
          </table:table-cell>
          <table:table-cell office:value-type="float" office:value="4096" calcext:value-type="float">
            <text:p>4096</text:p>
          </table:table-cell>
          <table:table-cell table:formula="of:=[.B105]-[.B$1]" office:value-type="float" office:value="8.9158365726471" calcext:value-type="float">
            <text:p>8.9158365726</text:p>
          </table:table-cell>
          <table:table-cell table:formula="of:=[.C105]/([.D105]-[.D104])" office:value-type="float" office:value="100154.308673499" calcext:value-type="float">
            <text:p>100154.308673499</text:p>
          </table:table-cell>
          <table:table-cell/>
          <table:table-cell office:value-type="float" office:value="1443067925.12986" calcext:value-type="float">
            <text:p>1443067925.12986</text:p>
          </table:table-cell>
          <table:table-cell table:formula="of:=[.G105]-[.$B105]" office:value-type="float" office:value="0.5335853099823" calcext:value-type="float">
            <text:p>0.53358531</text:p>
          </table:table-cell>
          <table:table-cell/>
          <table:table-cell office:value-type="float" office:value="1443067925.12986" calcext:value-type="float">
            <text:p>1443067925.12986</text:p>
          </table:table-cell>
          <table:table-cell table:formula="of:=[.J105]-[.$B105]" office:value-type="float" office:value="0.5335853099823" calcext:value-type="float">
            <text:p>0.5335853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067924.63717" calcext:value-type="float">
            <text:p>1443067924.63717</text:p>
          </table:table-cell>
          <table:table-cell office:value-type="float" office:value="4096" calcext:value-type="float">
            <text:p>4096</text:p>
          </table:table-cell>
          <table:table-cell table:formula="of:=[.B106]-[.B$1]" office:value-type="float" office:value="8.95673227310181" calcext:value-type="float">
            <text:p>8.9567322731</text:p>
          </table:table-cell>
          <table:table-cell table:formula="of:=[.C106]/([.D106]-[.D105])" office:value-type="float" office:value="100157.22813052" calcext:value-type="float">
            <text:p>100157.22813052</text:p>
          </table:table-cell>
          <table:table-cell/>
          <table:table-cell office:value-type="float" office:value="1443067925.17083" calcext:value-type="float">
            <text:p>1443067925.17083</text:p>
          </table:table-cell>
          <table:table-cell table:formula="of:=[.G106]-[.$B106]" office:value-type="float" office:value="0.533657550811768" calcext:value-type="float">
            <text:p>0.5336575508</text:p>
          </table:table-cell>
          <table:table-cell/>
          <table:table-cell office:value-type="float" office:value="1443067925.17083" calcext:value-type="float">
            <text:p>1443067925.17083</text:p>
          </table:table-cell>
          <table:table-cell table:formula="of:=[.J106]-[.$B106]" office:value-type="float" office:value="0.533657550811768" calcext:value-type="float">
            <text:p>0.533657550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067924.67807" calcext:value-type="float">
            <text:p>1443067924.67807</text:p>
          </table:table-cell>
          <table:table-cell office:value-type="float" office:value="4096" calcext:value-type="float">
            <text:p>4096</text:p>
          </table:table-cell>
          <table:table-cell table:formula="of:=[.B107]-[.B$1]" office:value-type="float" office:value="8.99763154983521" calcext:value-type="float">
            <text:p>8.9976315498</text:p>
          </table:table-cell>
          <table:table-cell table:formula="of:=[.C107]/([.D107]-[.D106])" office:value-type="float" office:value="100148.470270018" calcext:value-type="float">
            <text:p>100148.470270018</text:p>
          </table:table-cell>
          <table:table-cell/>
          <table:table-cell office:value-type="float" office:value="1443067925.2115" calcext:value-type="float">
            <text:p>1443067925.2115</text:p>
          </table:table-cell>
          <table:table-cell table:formula="of:=[.G107]-[.$B107]" office:value-type="float" office:value="0.533429622650147" calcext:value-type="float">
            <text:p>0.5334296227</text:p>
          </table:table-cell>
          <table:table-cell/>
          <table:table-cell office:value-type="float" office:value="1443067925.2115" calcext:value-type="float">
            <text:p>1443067925.2115</text:p>
          </table:table-cell>
          <table:table-cell table:formula="of:=[.J107]-[.$B107]" office:value-type="float" office:value="0.533429622650147" calcext:value-type="float">
            <text:p>0.533429622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067924.71897" calcext:value-type="float">
            <text:p>1443067924.71897</text:p>
          </table:table-cell>
          <table:table-cell office:value-type="float" office:value="4096" calcext:value-type="float">
            <text:p>4096</text:p>
          </table:table-cell>
          <table:table-cell table:formula="of:=[.B108]-[.B$1]" office:value-type="float" office:value="9.0385320186615" calcext:value-type="float">
            <text:p>9.0385320187</text:p>
          </table:table-cell>
          <table:table-cell table:formula="of:=[.C108]/([.D108]-[.D107])" office:value-type="float" office:value="100145.551323529" calcext:value-type="float">
            <text:p>100145.551323529</text:p>
          </table:table-cell>
          <table:table-cell/>
          <table:table-cell office:value-type="float" office:value="1443067925.25062" calcext:value-type="float">
            <text:p>1443067925.25062</text:p>
          </table:table-cell>
          <table:table-cell table:formula="of:=[.G108]-[.$B108]" office:value-type="float" office:value="0.53165340423584" calcext:value-type="float">
            <text:p>0.5316534042</text:p>
          </table:table-cell>
          <table:table-cell/>
          <table:table-cell office:value-type="float" office:value="1443067925.25062" calcext:value-type="float">
            <text:p>1443067925.25062</text:p>
          </table:table-cell>
          <table:table-cell table:formula="of:=[.J108]-[.$B108]" office:value-type="float" office:value="0.53165340423584" calcext:value-type="float">
            <text:p>0.531653404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067924.75987" calcext:value-type="float">
            <text:p>1443067924.75987</text:p>
          </table:table-cell>
          <table:table-cell office:value-type="float" office:value="4096" calcext:value-type="float">
            <text:p>4096</text:p>
          </table:table-cell>
          <table:table-cell table:formula="of:=[.B109]-[.B$1]" office:value-type="float" office:value="9.07942938804626" calcext:value-type="float">
            <text:p>9.079429388</text:p>
          </table:table-cell>
          <table:table-cell table:formula="of:=[.C109]/([.D109]-[.D108])" office:value-type="float" office:value="100153.140938345" calcext:value-type="float">
            <text:p>100153.140938345</text:p>
          </table:table-cell>
          <table:table-cell/>
          <table:table-cell office:value-type="float" office:value="1443067925.28978" calcext:value-type="float">
            <text:p>1443067925.28978</text:p>
          </table:table-cell>
          <table:table-cell table:formula="of:=[.G109]-[.$B109]" office:value-type="float" office:value="0.529911756515503" calcext:value-type="float">
            <text:p>0.5299117565</text:p>
          </table:table-cell>
          <table:table-cell/>
          <table:table-cell office:value-type="float" office:value="1443067925.28978" calcext:value-type="float">
            <text:p>1443067925.28978</text:p>
          </table:table-cell>
          <table:table-cell table:formula="of:=[.J109]-[.$B109]" office:value-type="float" office:value="0.529911756515503" calcext:value-type="float">
            <text:p>0.529911756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067924.80077" calcext:value-type="float">
            <text:p>1443067924.80077</text:p>
          </table:table-cell>
          <table:table-cell office:value-type="float" office:value="4096" calcext:value-type="float">
            <text:p>4096</text:p>
          </table:table-cell>
          <table:table-cell table:formula="of:=[.B110]-[.B$1]" office:value-type="float" office:value="9.12033629417419" calcext:value-type="float">
            <text:p>9.1203362942</text:p>
          </table:table-cell>
          <table:table-cell table:formula="of:=[.C110]/([.D110]-[.D109])" office:value-type="float" office:value="100129.791952254" calcext:value-type="float">
            <text:p>100129.791952254</text:p>
          </table:table-cell>
          <table:table-cell/>
          <table:table-cell office:value-type="float" office:value="1443067925.32899" calcext:value-type="float">
            <text:p>1443067925.32899</text:p>
          </table:table-cell>
          <table:table-cell table:formula="of:=[.G110]-[.$B110]" office:value-type="float" office:value="0.528214931488037" calcext:value-type="float">
            <text:p>0.5282149315</text:p>
          </table:table-cell>
          <table:table-cell/>
          <table:table-cell office:value-type="float" office:value="1443067925.32899" calcext:value-type="float">
            <text:p>1443067925.32899</text:p>
          </table:table-cell>
          <table:table-cell table:formula="of:=[.J110]-[.$B110]" office:value-type="float" office:value="0.528214931488037" calcext:value-type="float">
            <text:p>0.528214931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067924.84167" calcext:value-type="float">
            <text:p>1443067924.84167</text:p>
          </table:table-cell>
          <table:table-cell office:value-type="float" office:value="4096" calcext:value-type="float">
            <text:p>4096</text:p>
          </table:table-cell>
          <table:table-cell table:formula="of:=[.B111]-[.B$1]" office:value-type="float" office:value="9.1612286567688" calcext:value-type="float">
            <text:p>9.1612286568</text:p>
          </table:table-cell>
          <table:table-cell table:formula="of:=[.C111]/([.D111]-[.D110])" office:value-type="float" office:value="100165.403515728" calcext:value-type="float">
            <text:p>100165.403515728</text:p>
          </table:table-cell>
          <table:table-cell/>
          <table:table-cell office:value-type="float" office:value="1443067925.36809" calcext:value-type="float">
            <text:p>1443067925.36809</text:p>
          </table:table-cell>
          <table:table-cell table:formula="of:=[.G111]-[.$B111]" office:value-type="float" office:value="0.526423454284668" calcext:value-type="float">
            <text:p>0.5264234543</text:p>
          </table:table-cell>
          <table:table-cell/>
          <table:table-cell office:value-type="float" office:value="1443067925.36809" calcext:value-type="float">
            <text:p>1443067925.36809</text:p>
          </table:table-cell>
          <table:table-cell table:formula="of:=[.J111]-[.$B111]" office:value-type="float" office:value="0.526423454284668" calcext:value-type="float">
            <text:p>0.526423454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067924.88256" calcext:value-type="float">
            <text:p>1443067924.88256</text:p>
          </table:table-cell>
          <table:table-cell office:value-type="float" office:value="4096" calcext:value-type="float">
            <text:p>4096</text:p>
          </table:table-cell>
          <table:table-cell table:formula="of:=[.B112]-[.B$1]" office:value-type="float" office:value="9.20212292671204" calcext:value-type="float">
            <text:p>9.2021229267</text:p>
          </table:table-cell>
          <table:table-cell table:formula="of:=[.C112]/([.D112]-[.D111])" office:value-type="float" office:value="100160.73170362" calcext:value-type="float">
            <text:p>100160.73170362</text:p>
          </table:table-cell>
          <table:table-cell/>
          <table:table-cell office:value-type="float" office:value="1443067925.4072" calcext:value-type="float">
            <text:p>1443067925.4072</text:p>
          </table:table-cell>
          <table:table-cell table:formula="of:=[.G112]-[.$B112]" office:value-type="float" office:value="0.524636507034302" calcext:value-type="float">
            <text:p>0.524636507</text:p>
          </table:table-cell>
          <table:table-cell/>
          <table:table-cell office:value-type="float" office:value="1443067925.4072" calcext:value-type="float">
            <text:p>1443067925.4072</text:p>
          </table:table-cell>
          <table:table-cell table:formula="of:=[.J112]-[.$B112]" office:value-type="float" office:value="0.524636507034302" calcext:value-type="float">
            <text:p>0.52463650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067924.92346" calcext:value-type="float">
            <text:p>1443067924.92346</text:p>
          </table:table-cell>
          <table:table-cell office:value-type="float" office:value="4096" calcext:value-type="float">
            <text:p>4096</text:p>
          </table:table-cell>
          <table:table-cell table:formula="of:=[.B113]-[.B$1]" office:value-type="float" office:value="9.24302196502686" calcext:value-type="float">
            <text:p>9.243021965</text:p>
          </table:table-cell>
          <table:table-cell table:formula="of:=[.C113]/([.D113]-[.D112])" office:value-type="float" office:value="100149.054079735" calcext:value-type="float">
            <text:p>100149.054079735</text:p>
          </table:table-cell>
          <table:table-cell/>
          <table:table-cell office:value-type="float" office:value="1443067925.44644" calcext:value-type="float">
            <text:p>1443067925.44644</text:p>
          </table:table-cell>
          <table:table-cell table:formula="of:=[.G113]-[.$B113]" office:value-type="float" office:value="0.522984027862549" calcext:value-type="float">
            <text:p>0.5229840279</text:p>
          </table:table-cell>
          <table:table-cell/>
          <table:table-cell office:value-type="float" office:value="1443067925.44644" calcext:value-type="float">
            <text:p>1443067925.44644</text:p>
          </table:table-cell>
          <table:table-cell table:formula="of:=[.J113]-[.$B113]" office:value-type="float" office:value="0.522984027862549" calcext:value-type="float">
            <text:p>0.522984027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067924.96439" calcext:value-type="float">
            <text:p>1443067924.96439</text:p>
          </table:table-cell>
          <table:table-cell office:value-type="float" office:value="4096" calcext:value-type="float">
            <text:p>4096</text:p>
          </table:table-cell>
          <table:table-cell table:formula="of:=[.B114]-[.B$1]" office:value-type="float" office:value="9.28395223617554" calcext:value-type="float">
            <text:p>9.2839522362</text:p>
          </table:table-cell>
          <table:table-cell table:formula="of:=[.C114]/([.D114]-[.D113])" office:value-type="float" office:value="100072.632920535" calcext:value-type="float">
            <text:p>100072.632920535</text:p>
          </table:table-cell>
          <table:table-cell/>
          <table:table-cell office:value-type="float" office:value="1443067925.48557" calcext:value-type="float">
            <text:p>1443067925.48557</text:p>
          </table:table-cell>
          <table:table-cell table:formula="of:=[.G114]-[.$B114]" office:value-type="float" office:value="0.521175861358643" calcext:value-type="float">
            <text:p>0.5211758614</text:p>
          </table:table-cell>
          <table:table-cell/>
          <table:table-cell office:value-type="float" office:value="1443067925.48557" calcext:value-type="float">
            <text:p>1443067925.48557</text:p>
          </table:table-cell>
          <table:table-cell table:formula="of:=[.J114]-[.$B114]" office:value-type="float" office:value="0.521175861358643" calcext:value-type="float">
            <text:p>0.521175861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067925.00513" calcext:value-type="float">
            <text:p>1443067925.00513</text:p>
          </table:table-cell>
          <table:table-cell office:value-type="float" office:value="4096" calcext:value-type="float">
            <text:p>4096</text:p>
          </table:table-cell>
          <table:table-cell table:formula="of:=[.B115]-[.B$1]" office:value-type="float" office:value="9.32469201087952" calcext:value-type="float">
            <text:p>9.3246920109</text:p>
          </table:table-cell>
          <table:table-cell table:formula="of:=[.C115]/([.D115]-[.D114])" office:value-type="float" office:value="100540.565817118" calcext:value-type="float">
            <text:p>100540.565817118</text:p>
          </table:table-cell>
          <table:table-cell/>
          <table:table-cell office:value-type="float" office:value="1443067925.52474" calcext:value-type="float">
            <text:p>1443067925.52474</text:p>
          </table:table-cell>
          <table:table-cell table:formula="of:=[.G115]-[.$B115]" office:value-type="float" office:value="0.519605875015259" calcext:value-type="float">
            <text:p>0.519605875</text:p>
          </table:table-cell>
          <table:table-cell/>
          <table:table-cell office:value-type="float" office:value="1443067925.52474" calcext:value-type="float">
            <text:p>1443067925.52474</text:p>
          </table:table-cell>
          <table:table-cell table:formula="of:=[.J115]-[.$B115]" office:value-type="float" office:value="0.519605875015259" calcext:value-type="float">
            <text:p>0.51960587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067925.04431" calcext:value-type="float">
            <text:p>1443067925.04431</text:p>
          </table:table-cell>
          <table:table-cell office:value-type="float" office:value="4096" calcext:value-type="float">
            <text:p>4096</text:p>
          </table:table-cell>
          <table:table-cell table:formula="of:=[.B116]-[.B$1]" office:value-type="float" office:value="9.36387085914612" calcext:value-type="float">
            <text:p>9.3638708591</text:p>
          </table:table-cell>
          <table:table-cell table:formula="of:=[.C116]/([.D116]-[.D115])" office:value-type="float" office:value="104546.207487464" calcext:value-type="float">
            <text:p>104546.207487464</text:p>
          </table:table-cell>
          <table:table-cell/>
          <table:table-cell office:value-type="float" office:value="1443067925.56379" calcext:value-type="float">
            <text:p>1443067925.56379</text:p>
          </table:table-cell>
          <table:table-cell table:formula="of:=[.G116]-[.$B116]" office:value-type="float" office:value="0.519482374191284" calcext:value-type="float">
            <text:p>0.5194823742</text:p>
          </table:table-cell>
          <table:table-cell/>
          <table:table-cell office:value-type="float" office:value="1443067925.56379" calcext:value-type="float">
            <text:p>1443067925.56379</text:p>
          </table:table-cell>
          <table:table-cell table:formula="of:=[.J116]-[.$B116]" office:value-type="float" office:value="0.519482374191284" calcext:value-type="float">
            <text:p>0.519482374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067925.08343" calcext:value-type="float">
            <text:p>1443067925.08343</text:p>
          </table:table-cell>
          <table:table-cell office:value-type="float" office:value="4096" calcext:value-type="float">
            <text:p>4096</text:p>
          </table:table-cell>
          <table:table-cell table:formula="of:=[.B117]-[.B$1]" office:value-type="float" office:value="9.40299558639526" calcext:value-type="float">
            <text:p>9.4029955864</text:p>
          </table:table-cell>
          <table:table-cell table:formula="of:=[.C117]/([.D117]-[.D116])" office:value-type="float" office:value="104690.825674432" calcext:value-type="float">
            <text:p>104690.825674432</text:p>
          </table:table-cell>
          <table:table-cell/>
          <table:table-cell office:value-type="float" office:value="1443067925.60301" calcext:value-type="float">
            <text:p>1443067925.60301</text:p>
          </table:table-cell>
          <table:table-cell table:formula="of:=[.G117]-[.$B117]" office:value-type="float" office:value="0.519576787948608" calcext:value-type="float">
            <text:p>0.5195767879</text:p>
          </table:table-cell>
          <table:table-cell/>
          <table:table-cell office:value-type="float" office:value="1443067925.60301" calcext:value-type="float">
            <text:p>1443067925.60301</text:p>
          </table:table-cell>
          <table:table-cell table:formula="of:=[.J117]-[.$B117]" office:value-type="float" office:value="0.519576787948608" calcext:value-type="float">
            <text:p>0.519576787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067925.12258" calcext:value-type="float">
            <text:p>1443067925.12258</text:p>
          </table:table-cell>
          <table:table-cell office:value-type="float" office:value="4096" calcext:value-type="float">
            <text:p>4096</text:p>
          </table:table-cell>
          <table:table-cell table:formula="of:=[.B118]-[.B$1]" office:value-type="float" office:value="9.4421443939209" calcext:value-type="float">
            <text:p>9.4421443939</text:p>
          </table:table-cell>
          <table:table-cell table:formula="of:=[.C118]/([.D118]-[.D117])" office:value-type="float" office:value="104626.43076211" calcext:value-type="float">
            <text:p>104626.43076211</text:p>
          </table:table-cell>
          <table:table-cell/>
          <table:table-cell office:value-type="float" office:value="1443067925.64216" calcext:value-type="float">
            <text:p>1443067925.64216</text:p>
          </table:table-cell>
          <table:table-cell table:formula="of:=[.G118]-[.$B118]" office:value-type="float" office:value="0.519576072692871" calcext:value-type="float">
            <text:p>0.5195760727</text:p>
          </table:table-cell>
          <table:table-cell/>
          <table:table-cell office:value-type="float" office:value="1443067925.64216" calcext:value-type="float">
            <text:p>1443067925.64216</text:p>
          </table:table-cell>
          <table:table-cell table:formula="of:=[.J118]-[.$B118]" office:value-type="float" office:value="0.519576072692871" calcext:value-type="float">
            <text:p>0.519576072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067925.16173" calcext:value-type="float">
            <text:p>1443067925.16173</text:p>
          </table:table-cell>
          <table:table-cell office:value-type="float" office:value="4096" calcext:value-type="float">
            <text:p>4096</text:p>
          </table:table-cell>
          <table:table-cell table:formula="of:=[.B119]-[.B$1]" office:value-type="float" office:value="9.48129391670227" calcext:value-type="float">
            <text:p>9.4812939167</text:p>
          </table:table-cell>
          <table:table-cell table:formula="of:=[.C119]/([.D119]-[.D118])" office:value-type="float" office:value="104624.519253372" calcext:value-type="float">
            <text:p>104624.519253372</text:p>
          </table:table-cell>
          <table:table-cell/>
          <table:table-cell office:value-type="float" office:value="1443067925.68125" calcext:value-type="float">
            <text:p>1443067925.68125</text:p>
          </table:table-cell>
          <table:table-cell table:formula="of:=[.G119]-[.$B119]" office:value-type="float" office:value="0.519521474838257" calcext:value-type="float">
            <text:p>0.5195214748</text:p>
          </table:table-cell>
          <table:table-cell/>
          <table:table-cell office:value-type="float" office:value="1443067925.68125" calcext:value-type="float">
            <text:p>1443067925.68125</text:p>
          </table:table-cell>
          <table:table-cell table:formula="of:=[.J119]-[.$B119]" office:value-type="float" office:value="0.519521474838257" calcext:value-type="float">
            <text:p>0.519521474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067925.20089" calcext:value-type="float">
            <text:p>1443067925.20089</text:p>
          </table:table-cell>
          <table:table-cell office:value-type="float" office:value="4096" calcext:value-type="float">
            <text:p>4096</text:p>
          </table:table-cell>
          <table:table-cell table:formula="of:=[.B120]-[.B$1]" office:value-type="float" office:value="9.52045011520386" calcext:value-type="float">
            <text:p>9.5204501152</text:p>
          </table:table-cell>
          <table:table-cell table:formula="of:=[.C120]/([.D120]-[.D119])" office:value-type="float" office:value="104606.681872705" calcext:value-type="float">
            <text:p>104606.681872705</text:p>
          </table:table-cell>
          <table:table-cell/>
          <table:table-cell office:value-type="float" office:value="1443067925.72042" calcext:value-type="float">
            <text:p>1443067925.72042</text:p>
          </table:table-cell>
          <table:table-cell table:formula="of:=[.G120]-[.$B120]" office:value-type="float" office:value="0.519529819488525" calcext:value-type="float">
            <text:p>0.5195298195</text:p>
          </table:table-cell>
          <table:table-cell/>
          <table:table-cell office:value-type="float" office:value="1443067925.72042" calcext:value-type="float">
            <text:p>1443067925.72042</text:p>
          </table:table-cell>
          <table:table-cell table:formula="of:=[.J120]-[.$B120]" office:value-type="float" office:value="0.519529819488525" calcext:value-type="float">
            <text:p>0.519529819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067925.24004" calcext:value-type="float">
            <text:p>1443067925.24004</text:p>
          </table:table-cell>
          <table:table-cell office:value-type="float" office:value="4096" calcext:value-type="float">
            <text:p>4096</text:p>
          </table:table-cell>
          <table:table-cell table:formula="of:=[.B121]-[.B$1]" office:value-type="float" office:value="9.5596034526825" calcext:value-type="float">
            <text:p>9.5596034527</text:p>
          </table:table-cell>
          <table:table-cell table:formula="of:=[.C121]/([.D121]-[.D120])" office:value-type="float" office:value="104614.32571961" calcext:value-type="float">
            <text:p>104614.32571961</text:p>
          </table:table-cell>
          <table:table-cell/>
          <table:table-cell office:value-type="float" office:value="1443067925.75959" calcext:value-type="float">
            <text:p>1443067925.75959</text:p>
          </table:table-cell>
          <table:table-cell table:formula="of:=[.G121]-[.$B121]" office:value-type="float" office:value="0.519549608230591" calcext:value-type="float">
            <text:p>0.5195496082</text:p>
          </table:table-cell>
          <table:table-cell/>
          <table:table-cell office:value-type="float" office:value="1443067925.75959" calcext:value-type="float">
            <text:p>1443067925.75959</text:p>
          </table:table-cell>
          <table:table-cell table:formula="of:=[.J121]-[.$B121]" office:value-type="float" office:value="0.519549608230591" calcext:value-type="float">
            <text:p>0.519549608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067925.27918" calcext:value-type="float">
            <text:p>1443067925.27918</text:p>
          </table:table-cell>
          <table:table-cell office:value-type="float" office:value="4096" calcext:value-type="float">
            <text:p>4096</text:p>
          </table:table-cell>
          <table:table-cell table:formula="of:=[.B122]-[.B$1]" office:value-type="float" office:value="9.59874582290649" calcext:value-type="float">
            <text:p>9.5987458229</text:p>
          </table:table-cell>
          <table:table-cell table:formula="of:=[.C122]/([.D122]-[.D121])" office:value-type="float" office:value="104643.637484392" calcext:value-type="float">
            <text:p>104643.637484392</text:p>
          </table:table-cell>
          <table:table-cell/>
          <table:table-cell office:value-type="float" office:value="1443067925.79867" calcext:value-type="float">
            <text:p>1443067925.79867</text:p>
          </table:table-cell>
          <table:table-cell table:formula="of:=[.G122]-[.$B122]" office:value-type="float" office:value="0.519481420516968" calcext:value-type="float">
            <text:p>0.5194814205</text:p>
          </table:table-cell>
          <table:table-cell/>
          <table:table-cell office:value-type="float" office:value="1443067925.79867" calcext:value-type="float">
            <text:p>1443067925.79867</text:p>
          </table:table-cell>
          <table:table-cell table:formula="of:=[.J122]-[.$B122]" office:value-type="float" office:value="0.519481420516968" calcext:value-type="float">
            <text:p>0.519481420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067925.31834" calcext:value-type="float">
            <text:p>1443067925.31834</text:p>
          </table:table-cell>
          <table:table-cell office:value-type="float" office:value="4096" calcext:value-type="float">
            <text:p>4096</text:p>
          </table:table-cell>
          <table:table-cell table:formula="of:=[.B123]-[.B$1]" office:value-type="float" office:value="9.63789892196655" calcext:value-type="float">
            <text:p>9.637898922</text:p>
          </table:table-cell>
          <table:table-cell table:formula="of:=[.C123]/([.D123]-[.D122])" office:value-type="float" office:value="104614.962757277" calcext:value-type="float">
            <text:p>104614.962757277</text:p>
          </table:table-cell>
          <table:table-cell/>
          <table:table-cell office:value-type="float" office:value="1443067925.83789" calcext:value-type="float">
            <text:p>1443067925.83789</text:p>
          </table:table-cell>
          <table:table-cell table:formula="of:=[.G123]-[.$B123]" office:value-type="float" office:value="0.519551038742065" calcext:value-type="float">
            <text:p>0.5195510387</text:p>
          </table:table-cell>
          <table:table-cell/>
          <table:table-cell office:value-type="float" office:value="1443067925.83789" calcext:value-type="float">
            <text:p>1443067925.83789</text:p>
          </table:table-cell>
          <table:table-cell table:formula="of:=[.J123]-[.$B123]" office:value-type="float" office:value="0.519551038742065" calcext:value-type="float">
            <text:p>0.519551038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067925.35748" calcext:value-type="float">
            <text:p>1443067925.35748</text:p>
          </table:table-cell>
          <table:table-cell office:value-type="float" office:value="4096" calcext:value-type="float">
            <text:p>4096</text:p>
          </table:table-cell>
          <table:table-cell table:formula="of:=[.B124]-[.B$1]" office:value-type="float" office:value="9.67703986167908" calcext:value-type="float">
            <text:p>9.6770398617</text:p>
          </table:table-cell>
          <table:table-cell table:formula="of:=[.C124]/([.D124]-[.D123])" office:value-type="float" office:value="104647.461969068" calcext:value-type="float">
            <text:p>104647.461969068</text:p>
          </table:table-cell>
          <table:table-cell/>
          <table:table-cell office:value-type="float" office:value="1443067925.87709" calcext:value-type="float">
            <text:p>1443067925.87709</text:p>
          </table:table-cell>
          <table:table-cell table:formula="of:=[.G124]-[.$B124]" office:value-type="float" office:value="0.519611358642578" calcext:value-type="float">
            <text:p>0.5196113586</text:p>
          </table:table-cell>
          <table:table-cell/>
          <table:table-cell office:value-type="float" office:value="1443067925.87709" calcext:value-type="float">
            <text:p>1443067925.87709</text:p>
          </table:table-cell>
          <table:table-cell table:formula="of:=[.J124]-[.$B124]" office:value-type="float" office:value="0.519611358642578" calcext:value-type="float">
            <text:p>0.519611358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067925.39662" calcext:value-type="float">
            <text:p>1443067925.39662</text:p>
          </table:table-cell>
          <table:table-cell office:value-type="float" office:value="4096" calcext:value-type="float">
            <text:p>4096</text:p>
          </table:table-cell>
          <table:table-cell table:formula="of:=[.B125]-[.B$1]" office:value-type="float" office:value="9.71618580818176" calcext:value-type="float">
            <text:p>9.7161858082</text:p>
          </table:table-cell>
          <table:table-cell table:formula="of:=[.C125]/([.D125]-[.D124])" office:value-type="float" office:value="104634.077495584" calcext:value-type="float">
            <text:p>104634.077495584</text:p>
          </table:table-cell>
          <table:table-cell/>
          <table:table-cell office:value-type="float" office:value="1443067925.91619" calcext:value-type="float">
            <text:p>1443067925.91619</text:p>
          </table:table-cell>
          <table:table-cell table:formula="of:=[.G125]-[.$B125]" office:value-type="float" office:value="0.5195631980896" calcext:value-type="float">
            <text:p>0.5195631981</text:p>
          </table:table-cell>
          <table:table-cell/>
          <table:table-cell office:value-type="float" office:value="1443067925.91619" calcext:value-type="float">
            <text:p>1443067925.91619</text:p>
          </table:table-cell>
          <table:table-cell table:formula="of:=[.J125]-[.$B125]" office:value-type="float" office:value="0.5195631980896" calcext:value-type="float">
            <text:p>0.519563198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067925.43577" calcext:value-type="float">
            <text:p>1443067925.43577</text:p>
          </table:table-cell>
          <table:table-cell office:value-type="float" office:value="4096" calcext:value-type="float">
            <text:p>4096</text:p>
          </table:table-cell>
          <table:table-cell table:formula="of:=[.B126]-[.B$1]" office:value-type="float" office:value="9.75533437728882" calcext:value-type="float">
            <text:p>9.7553343773</text:p>
          </table:table-cell>
          <table:table-cell table:formula="of:=[.C126]/([.D126]-[.D125])" office:value-type="float" office:value="104627.067947211" calcext:value-type="float">
            <text:p>104627.067947211</text:p>
          </table:table-cell>
          <table:table-cell/>
          <table:table-cell office:value-type="float" office:value="1443067925.95528" calcext:value-type="float">
            <text:p>1443067925.95528</text:p>
          </table:table-cell>
          <table:table-cell table:formula="of:=[.G126]-[.$B126]" office:value-type="float" office:value="0.519511461257935" calcext:value-type="float">
            <text:p>0.5195114613</text:p>
          </table:table-cell>
          <table:table-cell/>
          <table:table-cell office:value-type="float" office:value="1443067925.95528" calcext:value-type="float">
            <text:p>1443067925.95528</text:p>
          </table:table-cell>
          <table:table-cell table:formula="of:=[.J126]-[.$B126]" office:value-type="float" office:value="0.519511461257935" calcext:value-type="float">
            <text:p>0.519511461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067925.47486" calcext:value-type="float">
            <text:p>1443067925.47486</text:p>
          </table:table-cell>
          <table:table-cell office:value-type="float" office:value="4096" calcext:value-type="float">
            <text:p>4096</text:p>
          </table:table-cell>
          <table:table-cell table:formula="of:=[.B127]-[.B$1]" office:value-type="float" office:value="9.79442429542542" calcext:value-type="float">
            <text:p>9.7944242954</text:p>
          </table:table-cell>
          <table:table-cell table:formula="of:=[.C127]/([.D127]-[.D126])" office:value-type="float" office:value="104784.051623921" calcext:value-type="float">
            <text:p>104784.051623921</text:p>
          </table:table-cell>
          <table:table-cell/>
          <table:table-cell office:value-type="float" office:value="1443067925.99453" calcext:value-type="float">
            <text:p>1443067925.99453</text:p>
          </table:table-cell>
          <table:table-cell table:formula="of:=[.G127]-[.$B127]" office:value-type="float" office:value="0.519662618637085" calcext:value-type="float">
            <text:p>0.5196626186</text:p>
          </table:table-cell>
          <table:table-cell/>
          <table:table-cell office:value-type="float" office:value="1443067925.99453" calcext:value-type="float">
            <text:p>1443067925.99453</text:p>
          </table:table-cell>
          <table:table-cell table:formula="of:=[.J127]-[.$B127]" office:value-type="float" office:value="0.519662618637085" calcext:value-type="float">
            <text:p>0.519662618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067925.51405" calcext:value-type="float">
            <text:p>1443067925.51405</text:p>
          </table:table-cell>
          <table:table-cell office:value-type="float" office:value="4096" calcext:value-type="float">
            <text:p>4096</text:p>
          </table:table-cell>
          <table:table-cell table:formula="of:=[.B128]-[.B$1]" office:value-type="float" office:value="9.83360719680786" calcext:value-type="float">
            <text:p>9.8336071968</text:p>
          </table:table-cell>
          <table:table-cell table:formula="of:=[.C128]/([.D128]-[.D127])" office:value-type="float" office:value="104535.393130305" calcext:value-type="float">
            <text:p>104535.393130305</text:p>
          </table:table-cell>
          <table:table-cell/>
          <table:table-cell office:value-type="float" office:value="1443067926.03369" calcext:value-type="float">
            <text:p>1443067926.03369</text:p>
          </table:table-cell>
          <table:table-cell table:formula="of:=[.G128]-[.$B128]" office:value-type="float" office:value="0.519646644592285" calcext:value-type="float">
            <text:p>0.5196466446</text:p>
          </table:table-cell>
          <table:table-cell/>
          <table:table-cell office:value-type="float" office:value="1443067926.03369" calcext:value-type="float">
            <text:p>1443067926.03369</text:p>
          </table:table-cell>
          <table:table-cell table:formula="of:=[.J128]-[.$B128]" office:value-type="float" office:value="0.519646644592285" calcext:value-type="float">
            <text:p>0.519646644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067925.5532" calcext:value-type="float">
            <text:p>1443067925.5532</text:p>
          </table:table-cell>
          <table:table-cell office:value-type="float" office:value="4096" calcext:value-type="float">
            <text:p>4096</text:p>
          </table:table-cell>
          <table:table-cell table:formula="of:=[.B129]-[.B$1]" office:value-type="float" office:value="9.87276434898376" calcext:value-type="float">
            <text:p>9.872764349</text:p>
          </table:table-cell>
          <table:table-cell table:formula="of:=[.C129]/([.D129]-[.D128])" office:value-type="float" office:value="104604.134171959" calcext:value-type="float">
            <text:p>104604.134171959</text:p>
          </table:table-cell>
          <table:table-cell/>
          <table:table-cell office:value-type="float" office:value="1443067926.07282" calcext:value-type="float">
            <text:p>1443067926.07282</text:p>
          </table:table-cell>
          <table:table-cell table:formula="of:=[.G129]-[.$B129]" office:value-type="float" office:value="0.519613027572632" calcext:value-type="float">
            <text:p>0.5196130276</text:p>
          </table:table-cell>
          <table:table-cell/>
          <table:table-cell office:value-type="float" office:value="1443067926.07282" calcext:value-type="float">
            <text:p>1443067926.07282</text:p>
          </table:table-cell>
          <table:table-cell table:formula="of:=[.J129]-[.$B129]" office:value-type="float" office:value="0.519613027572632" calcext:value-type="float">
            <text:p>0.519613027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067925.59234" calcext:value-type="float">
            <text:p>1443067925.59234</text:p>
          </table:table-cell>
          <table:table-cell office:value-type="float" office:value="4096" calcext:value-type="float">
            <text:p>4096</text:p>
          </table:table-cell>
          <table:table-cell table:formula="of:=[.B130]-[.B$1]" office:value-type="float" office:value="9.91189956665039" calcext:value-type="float">
            <text:p>9.9118995667</text:p>
          </table:table-cell>
          <table:table-cell table:formula="of:=[.C130]/([.D130]-[.D129])" office:value-type="float" office:value="104662.762703707" calcext:value-type="float">
            <text:p>104662.762703707</text:p>
          </table:table-cell>
          <table:table-cell/>
          <table:table-cell office:value-type="float" office:value="1443067926.11192" calcext:value-type="float">
            <text:p>1443067926.11192</text:p>
          </table:table-cell>
          <table:table-cell table:formula="of:=[.G130]-[.$B130]" office:value-type="float" office:value="0.519586563110352" calcext:value-type="float">
            <text:p>0.5195865631</text:p>
          </table:table-cell>
          <table:table-cell/>
          <table:table-cell office:value-type="float" office:value="1443067926.11192" calcext:value-type="float">
            <text:p>1443067926.11192</text:p>
          </table:table-cell>
          <table:table-cell table:formula="of:=[.J130]-[.$B130]" office:value-type="float" office:value="0.519586563110352" calcext:value-type="float">
            <text:p>0.519586563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067925.6315" calcext:value-type="float">
            <text:p>1443067925.6315</text:p>
          </table:table-cell>
          <table:table-cell office:value-type="float" office:value="4096" calcext:value-type="float">
            <text:p>4096</text:p>
          </table:table-cell>
          <table:table-cell table:formula="of:=[.B131]-[.B$1]" office:value-type="float" office:value="9.95105719566345" calcext:value-type="float">
            <text:p>9.9510571957</text:p>
          </table:table-cell>
          <table:table-cell table:formula="of:=[.C131]/([.D131]-[.D130])" office:value-type="float" office:value="104602.860368122" calcext:value-type="float">
            <text:p>104602.860368122</text:p>
          </table:table-cell>
          <table:table-cell/>
          <table:table-cell office:value-type="float" office:value="1443067926.15111" calcext:value-type="float">
            <text:p>1443067926.15111</text:p>
          </table:table-cell>
          <table:table-cell table:formula="of:=[.G131]-[.$B131]" office:value-type="float" office:value="0.519611597061157" calcext:value-type="float">
            <text:p>0.5196115971</text:p>
          </table:table-cell>
          <table:table-cell/>
          <table:table-cell office:value-type="float" office:value="1443067926.15111" calcext:value-type="float">
            <text:p>1443067926.15111</text:p>
          </table:table-cell>
          <table:table-cell table:formula="of:=[.J131]-[.$B131]" office:value-type="float" office:value="0.519611597061157" calcext:value-type="float">
            <text:p>0.519611597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067925.67065" calcext:value-type="float">
            <text:p>1443067925.67065</text:p>
          </table:table-cell>
          <table:table-cell office:value-type="float" office:value="4096" calcext:value-type="float">
            <text:p>4096</text:p>
          </table:table-cell>
          <table:table-cell table:formula="of:=[.B132]-[.B$1]" office:value-type="float" office:value="9.99021506309509" calcext:value-type="float">
            <text:p>9.9902150631</text:p>
          </table:table-cell>
          <table:table-cell table:formula="of:=[.C132]/([.D132]-[.D131])" office:value-type="float" office:value="104602.223477837" calcext:value-type="float">
            <text:p>104602.223477837</text:p>
          </table:table-cell>
          <table:table-cell/>
          <table:table-cell office:value-type="float" office:value="1443067926.19029" calcext:value-type="float">
            <text:p>1443067926.19029</text:p>
          </table:table-cell>
          <table:table-cell table:formula="of:=[.G132]-[.$B132]" office:value-type="float" office:value="0.519636154174805" calcext:value-type="float">
            <text:p>0.5196361542</text:p>
          </table:table-cell>
          <table:table-cell/>
          <table:table-cell office:value-type="float" office:value="1443067926.19029" calcext:value-type="float">
            <text:p>1443067926.19029</text:p>
          </table:table-cell>
          <table:table-cell table:formula="of:=[.J132]-[.$B132]" office:value-type="float" office:value="0.519636154174805" calcext:value-type="float">
            <text:p>0.519636154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067925.70981" calcext:value-type="float">
            <text:p>1443067925.70981</text:p>
          </table:table-cell>
          <table:table-cell office:value-type="float" office:value="4096" calcext:value-type="float">
            <text:p>4096</text:p>
          </table:table-cell>
          <table:table-cell table:formula="of:=[.B133]-[.B$1]" office:value-type="float" office:value="10.029369354248" calcext:value-type="float">
            <text:p>10.0293693542</text:p>
          </table:table-cell>
          <table:table-cell table:formula="of:=[.C133]/([.D133]-[.D132])" office:value-type="float" office:value="104611.777646522" calcext:value-type="float">
            <text:p>104611.777646522</text:p>
          </table:table-cell>
          <table:table-cell/>
          <table:table-cell office:value-type="float" office:value="1443067926.22831" calcext:value-type="float">
            <text:p>1443067926.22831</text:p>
          </table:table-cell>
          <table:table-cell table:formula="of:=[.G133]-[.$B133]" office:value-type="float" office:value="0.518505811691284" calcext:value-type="float">
            <text:p>0.5185058117</text:p>
          </table:table-cell>
          <table:table-cell/>
          <table:table-cell office:value-type="float" office:value="1443067926.22831" calcext:value-type="float">
            <text:p>1443067926.22831</text:p>
          </table:table-cell>
          <table:table-cell table:formula="of:=[.J133]-[.$B133]" office:value-type="float" office:value="0.518505811691284" calcext:value-type="float">
            <text:p>0.518505811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067925.74896" calcext:value-type="float">
            <text:p>1443067925.74896</text:p>
          </table:table-cell>
          <table:table-cell office:value-type="float" office:value="4096" calcext:value-type="float">
            <text:p>4096</text:p>
          </table:table-cell>
          <table:table-cell table:formula="of:=[.B134]-[.B$1]" office:value-type="float" office:value="10.0685184001923" calcext:value-type="float">
            <text:p>10.0685184002</text:p>
          </table:table-cell>
          <table:table-cell table:formula="of:=[.C134]/([.D134]-[.D133])" office:value-type="float" office:value="104625.79358477" calcext:value-type="float">
            <text:p>104625.79358477</text:p>
          </table:table-cell>
          <table:table-cell/>
          <table:table-cell office:value-type="float" office:value="1443067926.26569" calcext:value-type="float">
            <text:p>1443067926.26569</text:p>
          </table:table-cell>
          <table:table-cell table:formula="of:=[.G134]-[.$B134]" office:value-type="float" office:value="0.516734600067139" calcext:value-type="float">
            <text:p>0.5167346001</text:p>
          </table:table-cell>
          <table:table-cell/>
          <table:table-cell office:value-type="float" office:value="1443067926.26569" calcext:value-type="float">
            <text:p>1443067926.26569</text:p>
          </table:table-cell>
          <table:table-cell table:formula="of:=[.J134]-[.$B134]" office:value-type="float" office:value="0.516734600067139" calcext:value-type="float">
            <text:p>0.516734600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067925.78811" calcext:value-type="float">
            <text:p>1443067925.78811</text:p>
          </table:table-cell>
          <table:table-cell office:value-type="float" office:value="4096" calcext:value-type="float">
            <text:p>4096</text:p>
          </table:table-cell>
          <table:table-cell table:formula="of:=[.B135]-[.B$1]" office:value-type="float" office:value="10.1076681613922" calcext:value-type="float">
            <text:p>10.1076681614</text:p>
          </table:table-cell>
          <table:table-cell table:formula="of:=[.C135]/([.D135]-[.D134])" office:value-type="float" office:value="104623.882099314" calcext:value-type="float">
            <text:p>104623.882099314</text:p>
          </table:table-cell>
          <table:table-cell/>
          <table:table-cell office:value-type="float" office:value="1443067926.30312" calcext:value-type="float">
            <text:p>1443067926.30312</text:p>
          </table:table-cell>
          <table:table-cell table:formula="of:=[.G135]-[.$B135]" office:value-type="float" office:value="0.515014410018921" calcext:value-type="float">
            <text:p>0.51501441</text:p>
          </table:table-cell>
          <table:table-cell/>
          <table:table-cell office:value-type="float" office:value="1443067926.30312" calcext:value-type="float">
            <text:p>1443067926.30312</text:p>
          </table:table-cell>
          <table:table-cell table:formula="of:=[.J135]-[.$B135]" office:value-type="float" office:value="0.515014410018921" calcext:value-type="float">
            <text:p>0.5150144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067925.82726" calcext:value-type="float">
            <text:p>1443067925.82726</text:p>
          </table:table-cell>
          <table:table-cell office:value-type="float" office:value="4096" calcext:value-type="float">
            <text:p>4096</text:p>
          </table:table-cell>
          <table:table-cell table:formula="of:=[.B136]-[.B$1]" office:value-type="float" office:value="10.1468176841736" calcext:value-type="float">
            <text:p>10.1468176842</text:p>
          </table:table-cell>
          <table:table-cell table:formula="of:=[.C136]/([.D136]-[.D135])" office:value-type="float" office:value="104624.519253372" calcext:value-type="float">
            <text:p>104624.519253372</text:p>
          </table:table-cell>
          <table:table-cell/>
          <table:table-cell office:value-type="float" office:value="1443067926.34052" calcext:value-type="float">
            <text:p>1443067926.34052</text:p>
          </table:table-cell>
          <table:table-cell table:formula="of:=[.G136]-[.$B136]" office:value-type="float" office:value="0.513262510299683" calcext:value-type="float">
            <text:p>0.5132625103</text:p>
          </table:table-cell>
          <table:table-cell/>
          <table:table-cell office:value-type="float" office:value="1443067926.34052" calcext:value-type="float">
            <text:p>1443067926.34052</text:p>
          </table:table-cell>
          <table:table-cell table:formula="of:=[.J136]-[.$B136]" office:value-type="float" office:value="0.513262510299683" calcext:value-type="float">
            <text:p>0.513262510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067925.86641" calcext:value-type="float">
            <text:p>1443067925.86641</text:p>
          </table:table-cell>
          <table:table-cell office:value-type="float" office:value="4096" calcext:value-type="float">
            <text:p>4096</text:p>
          </table:table-cell>
          <table:table-cell table:formula="of:=[.B137]-[.B$1]" office:value-type="float" office:value="10.1859667301178" calcext:value-type="float">
            <text:p>10.1859667301</text:p>
          </table:table-cell>
          <table:table-cell table:formula="of:=[.C137]/([.D137]-[.D136])" office:value-type="float" office:value="104625.79358477" calcext:value-type="float">
            <text:p>104625.79358477</text:p>
          </table:table-cell>
          <table:table-cell/>
          <table:table-cell office:value-type="float" office:value="1443067926.37795" calcext:value-type="float">
            <text:p>1443067926.37795</text:p>
          </table:table-cell>
          <table:table-cell table:formula="of:=[.G137]-[.$B137]" office:value-type="float" office:value="0.511547803878784" calcext:value-type="float">
            <text:p>0.5115478039</text:p>
          </table:table-cell>
          <table:table-cell/>
          <table:table-cell office:value-type="float" office:value="1443067926.37795" calcext:value-type="float">
            <text:p>1443067926.37795</text:p>
          </table:table-cell>
          <table:table-cell table:formula="of:=[.J137]-[.$B137]" office:value-type="float" office:value="0.511547803878784" calcext:value-type="float">
            <text:p>0.511547803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067925.90552" calcext:value-type="float">
            <text:p>1443067925.90552</text:p>
          </table:table-cell>
          <table:table-cell office:value-type="float" office:value="4096" calcext:value-type="float">
            <text:p>4096</text:p>
          </table:table-cell>
          <table:table-cell table:formula="of:=[.B138]-[.B$1]" office:value-type="float" office:value="10.2250826358795" calcext:value-type="float">
            <text:p>10.2250826359</text:p>
          </table:table-cell>
          <table:table-cell table:formula="of:=[.C138]/([.D138]-[.D137])" office:value-type="float" office:value="104714.435732397" calcext:value-type="float">
            <text:p>104714.435732397</text:p>
          </table:table-cell>
          <table:table-cell/>
          <table:table-cell office:value-type="float" office:value="1443067926.41523" calcext:value-type="float">
            <text:p>1443067926.41523</text:p>
          </table:table-cell>
          <table:table-cell table:formula="of:=[.G138]-[.$B138]" office:value-type="float" office:value="0.509712696075439" calcext:value-type="float">
            <text:p>0.5097126961</text:p>
          </table:table-cell>
          <table:table-cell/>
          <table:table-cell office:value-type="float" office:value="1443067926.41523" calcext:value-type="float">
            <text:p>1443067926.41523</text:p>
          </table:table-cell>
          <table:table-cell table:formula="of:=[.J138]-[.$B138]" office:value-type="float" office:value="0.509712696075439" calcext:value-type="float">
            <text:p>0.509712696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067925.94467" calcext:value-type="float">
            <text:p>1443067925.94467</text:p>
          </table:table-cell>
          <table:table-cell office:value-type="float" office:value="4096" calcext:value-type="float">
            <text:p>4096</text:p>
          </table:table-cell>
          <table:table-cell table:formula="of:=[.B139]-[.B$1]" office:value-type="float" office:value="10.2642307281494" calcext:value-type="float">
            <text:p>10.2642307281</text:p>
          </table:table-cell>
          <table:table-cell table:formula="of:=[.C139]/([.D139]-[.D138])" office:value-type="float" office:value="104628.342340696" calcext:value-type="float">
            <text:p>104628.342340696</text:p>
          </table:table-cell>
          <table:table-cell/>
          <table:table-cell office:value-type="float" office:value="1443067926.45258" calcext:value-type="float">
            <text:p>1443067926.45258</text:p>
          </table:table-cell>
          <table:table-cell table:formula="of:=[.G139]-[.$B139]" office:value-type="float" office:value="0.507910490036011" calcext:value-type="float">
            <text:p>0.50791049</text:p>
          </table:table-cell>
          <table:table-cell/>
          <table:table-cell office:value-type="float" office:value="1443067926.45258" calcext:value-type="float">
            <text:p>1443067926.45258</text:p>
          </table:table-cell>
          <table:table-cell table:formula="of:=[.J139]-[.$B139]" office:value-type="float" office:value="0.507910490036011" calcext:value-type="float">
            <text:p>0.5079104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067925.98383" calcext:value-type="float">
            <text:p>1443067925.98383</text:p>
          </table:table-cell>
          <table:table-cell office:value-type="float" office:value="4096" calcext:value-type="float">
            <text:p>4096</text:p>
          </table:table-cell>
          <table:table-cell table:formula="of:=[.B140]-[.B$1]" office:value-type="float" office:value="10.3033957481384" calcext:value-type="float">
            <text:p>10.3033957481</text:p>
          </table:table-cell>
          <table:table-cell table:formula="of:=[.C140]/([.D140]-[.D139])" office:value-type="float" office:value="104583.120374992" calcext:value-type="float">
            <text:p>104583.120374992</text:p>
          </table:table-cell>
          <table:table-cell/>
          <table:table-cell office:value-type="float" office:value="1443067926.49001" calcext:value-type="float">
            <text:p>1443067926.49001</text:p>
          </table:table-cell>
          <table:table-cell table:formula="of:=[.G140]-[.$B140]" office:value-type="float" office:value="0.506171464920044" calcext:value-type="float">
            <text:p>0.5061714649</text:p>
          </table:table-cell>
          <table:table-cell/>
          <table:table-cell office:value-type="float" office:value="1443067926.49001" calcext:value-type="float">
            <text:p>1443067926.49001</text:p>
          </table:table-cell>
          <table:table-cell table:formula="of:=[.J140]-[.$B140]" office:value-type="float" office:value="0.506171464920044" calcext:value-type="float">
            <text:p>0.506171464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067926.02195" calcext:value-type="float">
            <text:p>1443067926.02195</text:p>
          </table:table-cell>
          <table:table-cell office:value-type="float" office:value="4096" calcext:value-type="float">
            <text:p>4096</text:p>
          </table:table-cell>
          <table:table-cell table:formula="of:=[.B141]-[.B$1]" office:value-type="float" office:value="10.3415155410767" calcext:value-type="float">
            <text:p>10.3415155411</text:p>
          </table:table-cell>
          <table:table-cell table:formula="of:=[.C141]/([.D141]-[.D140])" office:value-type="float" office:value="107450.741053" calcext:value-type="float">
            <text:p>107450.741053</text:p>
          </table:table-cell>
          <table:table-cell/>
          <table:table-cell office:value-type="float" office:value="1443067926.52733" calcext:value-type="float">
            <text:p>1443067926.52733</text:p>
          </table:table-cell>
          <table:table-cell table:formula="of:=[.G141]-[.$B141]" office:value-type="float" office:value="0.505377292633057" calcext:value-type="float">
            <text:p>0.5053772926</text:p>
          </table:table-cell>
          <table:table-cell/>
          <table:table-cell office:value-type="float" office:value="1443067926.52733" calcext:value-type="float">
            <text:p>1443067926.52733</text:p>
          </table:table-cell>
          <table:table-cell table:formula="of:=[.J141]-[.$B141]" office:value-type="float" office:value="0.505377292633057" calcext:value-type="float">
            <text:p>0.505377292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067926.05934" calcext:value-type="float">
            <text:p>1443067926.05934</text:p>
          </table:table-cell>
          <table:table-cell office:value-type="float" office:value="4096" calcext:value-type="float">
            <text:p>4096</text:p>
          </table:table-cell>
          <table:table-cell table:formula="of:=[.B142]-[.B$1]" office:value-type="float" office:value="10.3789038658142" calcext:value-type="float">
            <text:p>10.3789038658</text:p>
          </table:table-cell>
          <table:table-cell table:formula="of:=[.C142]/([.D142]-[.D141])" office:value-type="float" office:value="109552.916017294" calcext:value-type="float">
            <text:p>109552.916017294</text:p>
          </table:table-cell>
          <table:table-cell/>
          <table:table-cell office:value-type="float" office:value="1443067926.56473" calcext:value-type="float">
            <text:p>1443067926.56473</text:p>
          </table:table-cell>
          <table:table-cell table:formula="of:=[.G142]-[.$B142]" office:value-type="float" office:value="0.505386352539063" calcext:value-type="float">
            <text:p>0.5053863525</text:p>
          </table:table-cell>
          <table:table-cell/>
          <table:table-cell office:value-type="float" office:value="1443067926.56473" calcext:value-type="float">
            <text:p>1443067926.56473</text:p>
          </table:table-cell>
          <table:table-cell table:formula="of:=[.J142]-[.$B142]" office:value-type="float" office:value="0.505386352539063" calcext:value-type="float">
            <text:p>0.505386352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067926.09672" calcext:value-type="float">
            <text:p>1443067926.09672</text:p>
          </table:table-cell>
          <table:table-cell office:value-type="float" office:value="4096" calcext:value-type="float">
            <text:p>4096</text:p>
          </table:table-cell>
          <table:table-cell table:formula="of:=[.B143]-[.B$1]" office:value-type="float" office:value="10.4162862300873" calcext:value-type="float">
            <text:p>10.4162862301</text:p>
          </table:table-cell>
          <table:table-cell table:formula="of:=[.C143]/([.D143]-[.D142])" office:value-type="float" office:value="109570.383779888" calcext:value-type="float">
            <text:p>109570.383779888</text:p>
          </table:table-cell>
          <table:table-cell/>
          <table:table-cell office:value-type="float" office:value="1443067926.60208" calcext:value-type="float">
            <text:p>1443067926.60208</text:p>
          </table:table-cell>
          <table:table-cell table:formula="of:=[.G143]-[.$B143]" office:value-type="float" office:value="0.505356788635254" calcext:value-type="float">
            <text:p>0.5053567886</text:p>
          </table:table-cell>
          <table:table-cell/>
          <table:table-cell office:value-type="float" office:value="1443067926.60208" calcext:value-type="float">
            <text:p>1443067926.60208</text:p>
          </table:table-cell>
          <table:table-cell table:formula="of:=[.J143]-[.$B143]" office:value-type="float" office:value="0.505356788635254" calcext:value-type="float">
            <text:p>0.505356788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067926.1341" calcext:value-type="float">
            <text:p>1443067926.1341</text:p>
          </table:table-cell>
          <table:table-cell office:value-type="float" office:value="4096" calcext:value-type="float">
            <text:p>4096</text:p>
          </table:table-cell>
          <table:table-cell table:formula="of:=[.B144]-[.B$1]" office:value-type="float" office:value="10.4536612033844" calcext:value-type="float">
            <text:p>10.4536612034</text:p>
          </table:table-cell>
          <table:table-cell table:formula="of:=[.C144]/([.D144]-[.D143])" office:value-type="float" office:value="109592.051543104" calcext:value-type="float">
            <text:p>109592.051543104</text:p>
          </table:table-cell>
          <table:table-cell/>
          <table:table-cell office:value-type="float" office:value="1443067926.63948" calcext:value-type="float">
            <text:p>1443067926.63948</text:p>
          </table:table-cell>
          <table:table-cell table:formula="of:=[.G144]-[.$B144]" office:value-type="float" office:value="0.505382537841797" calcext:value-type="float">
            <text:p>0.5053825378</text:p>
          </table:table-cell>
          <table:table-cell/>
          <table:table-cell office:value-type="float" office:value="1443067926.63948" calcext:value-type="float">
            <text:p>1443067926.63948</text:p>
          </table:table-cell>
          <table:table-cell table:formula="of:=[.J144]-[.$B144]" office:value-type="float" office:value="0.505382537841797" calcext:value-type="float">
            <text:p>0.505382537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067926.17148" calcext:value-type="float">
            <text:p>1443067926.17148</text:p>
          </table:table-cell>
          <table:table-cell office:value-type="float" office:value="4096" calcext:value-type="float">
            <text:p>4096</text:p>
          </table:table-cell>
          <table:table-cell table:formula="of:=[.B145]-[.B$1]" office:value-type="float" office:value="10.491037607193" calcext:value-type="float">
            <text:p>10.4910376072</text:p>
          </table:table-cell>
          <table:table-cell table:formula="of:=[.C145]/([.D145]-[.D144])" office:value-type="float" office:value="109587.857113697" calcext:value-type="float">
            <text:p>109587.857113697</text:p>
          </table:table-cell>
          <table:table-cell/>
          <table:table-cell office:value-type="float" office:value="1443067926.67685" calcext:value-type="float">
            <text:p>1443067926.67685</text:p>
          </table:table-cell>
          <table:table-cell table:formula="of:=[.G145]-[.$B145]" office:value-type="float" office:value="0.505371570587158" calcext:value-type="float">
            <text:p>0.5053715706</text:p>
          </table:table-cell>
          <table:table-cell/>
          <table:table-cell office:value-type="float" office:value="1443067926.67685" calcext:value-type="float">
            <text:p>1443067926.67685</text:p>
          </table:table-cell>
          <table:table-cell table:formula="of:=[.J145]-[.$B145]" office:value-type="float" office:value="0.505371570587158" calcext:value-type="float">
            <text:p>0.505371570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067926.20885" calcext:value-type="float">
            <text:p>1443067926.20885</text:p>
          </table:table-cell>
          <table:table-cell office:value-type="float" office:value="4096" calcext:value-type="float">
            <text:p>4096</text:p>
          </table:table-cell>
          <table:table-cell table:formula="of:=[.B146]-[.B$1]" office:value-type="float" office:value="10.528413772583" calcext:value-type="float">
            <text:p>10.5284137726</text:p>
          </table:table-cell>
          <table:table-cell table:formula="of:=[.C146]/([.D146]-[.D145])" office:value-type="float" office:value="109588.556162968" calcext:value-type="float">
            <text:p>109588.556162968</text:p>
          </table:table-cell>
          <table:table-cell/>
          <table:table-cell office:value-type="float" office:value="1443067926.71428" calcext:value-type="float">
            <text:p>1443067926.71428</text:p>
          </table:table-cell>
          <table:table-cell table:formula="of:=[.G146]-[.$B146]" office:value-type="float" office:value="0.505423545837402" calcext:value-type="float">
            <text:p>0.5054235458</text:p>
          </table:table-cell>
          <table:table-cell/>
          <table:table-cell office:value-type="float" office:value="1443067926.71428" calcext:value-type="float">
            <text:p>1443067926.71428</text:p>
          </table:table-cell>
          <table:table-cell table:formula="of:=[.J146]-[.$B146]" office:value-type="float" office:value="0.505423545837402" calcext:value-type="float">
            <text:p>0.505423545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067926.24623" calcext:value-type="float">
            <text:p>1443067926.24623</text:p>
          </table:table-cell>
          <table:table-cell office:value-type="float" office:value="4096" calcext:value-type="float">
            <text:p>4096</text:p>
          </table:table-cell>
          <table:table-cell table:formula="of:=[.B147]-[.B$1]" office:value-type="float" office:value="10.5657954216003" calcext:value-type="float">
            <text:p>10.5657954216</text:p>
          </table:table-cell>
          <table:table-cell table:formula="of:=[.C147]/([.D147]-[.D146])" office:value-type="float" office:value="109572.480285733" calcext:value-type="float">
            <text:p>109572.480285733</text:p>
          </table:table-cell>
          <table:table-cell/>
          <table:table-cell office:value-type="float" office:value="1443067926.75167" calcext:value-type="float">
            <text:p>1443067926.75167</text:p>
          </table:table-cell>
          <table:table-cell table:formula="of:=[.G147]-[.$B147]" office:value-type="float" office:value="0.505440950393677" calcext:value-type="float">
            <text:p>0.5054409504</text:p>
          </table:table-cell>
          <table:table-cell/>
          <table:table-cell office:value-type="float" office:value="1443067926.75167" calcext:value-type="float">
            <text:p>1443067926.75167</text:p>
          </table:table-cell>
          <table:table-cell table:formula="of:=[.J147]-[.$B147]" office:value-type="float" office:value="0.505440950393677" calcext:value-type="float">
            <text:p>0.505440950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067926.28359" calcext:value-type="float">
            <text:p>1443067926.28359</text:p>
          </table:table-cell>
          <table:table-cell office:value-type="float" office:value="4096" calcext:value-type="float">
            <text:p>4096</text:p>
          </table:table-cell>
          <table:table-cell table:formula="of:=[.B148]-[.B$1]" office:value-type="float" office:value="10.6031506061554" calcext:value-type="float">
            <text:p>10.6031506062</text:p>
          </table:table-cell>
          <table:table-cell table:formula="of:=[.C148]/([.D148]-[.D147])" office:value-type="float" office:value="109650.107442606" calcext:value-type="float">
            <text:p>109650.107442606</text:p>
          </table:table-cell>
          <table:table-cell/>
          <table:table-cell office:value-type="float" office:value="1443067926.78906" calcext:value-type="float">
            <text:p>1443067926.78906</text:p>
          </table:table-cell>
          <table:table-cell table:formula="of:=[.G148]-[.$B148]" office:value-type="float" office:value="0.50547456741333" calcext:value-type="float">
            <text:p>0.5054745674</text:p>
          </table:table-cell>
          <table:table-cell/>
          <table:table-cell office:value-type="float" office:value="1443067926.78906" calcext:value-type="float">
            <text:p>1443067926.78906</text:p>
          </table:table-cell>
          <table:table-cell table:formula="of:=[.J148]-[.$B148]" office:value-type="float" office:value="0.50547456741333" calcext:value-type="float">
            <text:p>0.505474567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067926.32097" calcext:value-type="float">
            <text:p>1443067926.32097</text:p>
          </table:table-cell>
          <table:table-cell office:value-type="float" office:value="4096" calcext:value-type="float">
            <text:p>4096</text:p>
          </table:table-cell>
          <table:table-cell table:formula="of:=[.B149]-[.B$1]" office:value-type="float" office:value="10.6405274868011" calcext:value-type="float">
            <text:p>10.6405274868</text:p>
          </table:table-cell>
          <table:table-cell table:formula="of:=[.C149]/([.D149]-[.D148])" office:value-type="float" office:value="109586.459041909" calcext:value-type="float">
            <text:p>109586.459041909</text:p>
          </table:table-cell>
          <table:table-cell/>
          <table:table-cell office:value-type="float" office:value="1443067926.82642" calcext:value-type="float">
            <text:p>1443067926.82642</text:p>
          </table:table-cell>
          <table:table-cell table:formula="of:=[.G149]-[.$B149]" office:value-type="float" office:value="0.50545072555542" calcext:value-type="float">
            <text:p>0.5054507256</text:p>
          </table:table-cell>
          <table:table-cell/>
          <table:table-cell office:value-type="float" office:value="1443067926.82642" calcext:value-type="float">
            <text:p>1443067926.82642</text:p>
          </table:table-cell>
          <table:table-cell table:formula="of:=[.J149]-[.$B149]" office:value-type="float" office:value="0.50545072555542" calcext:value-type="float">
            <text:p>0.505450725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067926.35834" calcext:value-type="float">
            <text:p>1443067926.35834</text:p>
          </table:table-cell>
          <table:table-cell office:value-type="float" office:value="4096" calcext:value-type="float">
            <text:p>4096</text:p>
          </table:table-cell>
          <table:table-cell table:formula="of:=[.B150]-[.B$1]" office:value-type="float" office:value="10.677903175354" calcext:value-type="float">
            <text:p>10.6779031754</text:p>
          </table:table-cell>
          <table:table-cell table:formula="of:=[.C150]/([.D150]-[.D149])" office:value-type="float" office:value="109589.954288266" calcext:value-type="float">
            <text:p>109589.954288266</text:p>
          </table:table-cell>
          <table:table-cell/>
          <table:table-cell office:value-type="float" office:value="1443067926.86369" calcext:value-type="float">
            <text:p>1443067926.86369</text:p>
          </table:table-cell>
          <table:table-cell table:formula="of:=[.G150]-[.$B150]" office:value-type="float" office:value="0.505345106124878" calcext:value-type="float">
            <text:p>0.5053451061</text:p>
          </table:table-cell>
          <table:table-cell/>
          <table:table-cell office:value-type="float" office:value="1443067926.86369" calcext:value-type="float">
            <text:p>1443067926.86369</text:p>
          </table:table-cell>
          <table:table-cell table:formula="of:=[.J150]-[.$B150]" office:value-type="float" office:value="0.505345106124878" calcext:value-type="float">
            <text:p>0.505345106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067926.39572" calcext:value-type="float">
            <text:p>1443067926.39572</text:p>
          </table:table-cell>
          <table:table-cell office:value-type="float" office:value="4096" calcext:value-type="float">
            <text:p>4096</text:p>
          </table:table-cell>
          <table:table-cell table:formula="of:=[.B151]-[.B$1]" office:value-type="float" office:value="10.7152779102325" calcext:value-type="float">
            <text:p>10.7152779102</text:p>
          </table:table-cell>
          <table:table-cell table:formula="of:=[.C151]/([.D151]-[.D150])" office:value-type="float" office:value="109592.750645888" calcext:value-type="float">
            <text:p>109592.750645888</text:p>
          </table:table-cell>
          <table:table-cell/>
          <table:table-cell office:value-type="float" office:value="1443067926.90119" calcext:value-type="float">
            <text:p>1443067926.90119</text:p>
          </table:table-cell>
          <table:table-cell table:formula="of:=[.G151]-[.$B151]" office:value-type="float" office:value="0.505472660064697" calcext:value-type="float">
            <text:p>0.5054726601</text:p>
          </table:table-cell>
          <table:table-cell/>
          <table:table-cell office:value-type="float" office:value="1443067926.90119" calcext:value-type="float">
            <text:p>1443067926.90119</text:p>
          </table:table-cell>
          <table:table-cell table:formula="of:=[.J151]-[.$B151]" office:value-type="float" office:value="0.505472660064697" calcext:value-type="float">
            <text:p>0.505472660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067926.4331" calcext:value-type="float">
            <text:p>1443067926.4331</text:p>
          </table:table-cell>
          <table:table-cell office:value-type="float" office:value="4096" calcext:value-type="float">
            <text:p>4096</text:p>
          </table:table-cell>
          <table:table-cell table:formula="of:=[.B152]-[.B$1]" office:value-type="float" office:value="10.7526638507843" calcext:value-type="float">
            <text:p>10.7526638508</text:p>
          </table:table-cell>
          <table:table-cell table:formula="of:=[.C152]/([.D152]-[.D151])" office:value-type="float" office:value="109559.902453956" calcext:value-type="float">
            <text:p>109559.902453956</text:p>
          </table:table-cell>
          <table:table-cell/>
          <table:table-cell office:value-type="float" office:value="1443067926.93853" calcext:value-type="float">
            <text:p>1443067926.93853</text:p>
          </table:table-cell>
          <table:table-cell table:formula="of:=[.G152]-[.$B152]" office:value-type="float" office:value="0.505431413650513" calcext:value-type="float">
            <text:p>0.5054314137</text:p>
          </table:table-cell>
          <table:table-cell/>
          <table:table-cell office:value-type="float" office:value="1443067926.93853" calcext:value-type="float">
            <text:p>1443067926.93853</text:p>
          </table:table-cell>
          <table:table-cell table:formula="of:=[.J152]-[.$B152]" office:value-type="float" office:value="0.505431413650513" calcext:value-type="float">
            <text:p>0.505431413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067926.47048" calcext:value-type="float">
            <text:p>1443067926.47048</text:p>
          </table:table-cell>
          <table:table-cell office:value-type="float" office:value="4096" calcext:value-type="float">
            <text:p>4096</text:p>
          </table:table-cell>
          <table:table-cell table:formula="of:=[.B153]-[.B$1]" office:value-type="float" office:value="10.7900397777557" calcext:value-type="float">
            <text:p>10.7900397778</text:p>
          </table:table-cell>
          <table:table-cell table:formula="of:=[.C153]/([.D153]-[.D152])" office:value-type="float" office:value="109589.255221158" calcext:value-type="float">
            <text:p>109589.255221158</text:p>
          </table:table-cell>
          <table:table-cell/>
          <table:table-cell office:value-type="float" office:value="1443067926.97598" calcext:value-type="float">
            <text:p>1443067926.97598</text:p>
          </table:table-cell>
          <table:table-cell table:formula="of:=[.G153]-[.$B153]" office:value-type="float" office:value="0.505501747131348" calcext:value-type="float">
            <text:p>0.5055017471</text:p>
          </table:table-cell>
          <table:table-cell/>
          <table:table-cell office:value-type="float" office:value="1443067926.97598" calcext:value-type="float">
            <text:p>1443067926.97598</text:p>
          </table:table-cell>
          <table:table-cell table:formula="of:=[.J153]-[.$B153]" office:value-type="float" office:value="0.505501747131348" calcext:value-type="float">
            <text:p>0.505501747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067926.50786" calcext:value-type="float">
            <text:p>1443067926.50786</text:p>
          </table:table-cell>
          <table:table-cell office:value-type="float" office:value="4096" calcext:value-type="float">
            <text:p>4096</text:p>
          </table:table-cell>
          <table:table-cell table:formula="of:=[.B154]-[.B$1]" office:value-type="float" office:value="10.827419757843" calcext:value-type="float">
            <text:p>10.8274197578</text:p>
          </table:table-cell>
          <table:table-cell table:formula="of:=[.C154]/([.D154]-[.D153])" office:value-type="float" office:value="109577.372444717" calcext:value-type="float">
            <text:p>109577.372444717</text:p>
          </table:table-cell>
          <table:table-cell/>
          <table:table-cell office:value-type="float" office:value="1443067931.35473" calcext:value-type="float">
            <text:p>1443067931.35473</text:p>
          </table:table-cell>
          <table:table-cell table:formula="of:=[.G154]-[.$B154]" office:value-type="float" office:value="4.84686923027039" calcext:value-type="float">
            <text:p>4.8468692303</text:p>
          </table:table-cell>
          <table:table-cell/>
          <table:table-cell office:value-type="float" office:value="1443067931.35473" calcext:value-type="float">
            <text:p>1443067931.35473</text:p>
          </table:table-cell>
          <table:table-cell table:formula="of:=[.J154]-[.$B154]" office:value-type="float" office:value="4.84686923027039" calcext:value-type="float">
            <text:p>4.846869230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067926.54524" calcext:value-type="float">
            <text:p>1443067926.54524</text:p>
          </table:table-cell>
          <table:table-cell office:value-type="float" office:value="4096" calcext:value-type="float">
            <text:p>4096</text:p>
          </table:table-cell>
          <table:table-cell table:formula="of:=[.B155]-[.B$1]" office:value-type="float" office:value="10.8647975921631" calcext:value-type="float">
            <text:p>10.8647975922</text:p>
          </table:table-cell>
          <table:table-cell table:formula="of:=[.C155]/([.D155]-[.D154])" office:value-type="float" office:value="109583.663005345" calcext:value-type="float">
            <text:p>109583.663005345</text:p>
          </table:table-cell>
          <table:table-cell/>
          <table:table-cell office:value-type="float" office:value="1443067931.4057" calcext:value-type="float">
            <text:p>1443067931.4057</text:p>
          </table:table-cell>
          <table:table-cell table:formula="of:=[.G155]-[.$B155]" office:value-type="float" office:value="4.86046004295349" calcext:value-type="float">
            <text:p>4.860460043</text:p>
          </table:table-cell>
          <table:table-cell/>
          <table:table-cell office:value-type="float" office:value="1443067931.4057" calcext:value-type="float">
            <text:p>1443067931.4057</text:p>
          </table:table-cell>
          <table:table-cell table:formula="of:=[.J155]-[.$B155]" office:value-type="float" office:value="4.86046004295349" calcext:value-type="float">
            <text:p>4.86046004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067926.58262" calcext:value-type="float">
            <text:p>1443067926.58262</text:p>
          </table:table-cell>
          <table:table-cell office:value-type="float" office:value="4096" calcext:value-type="float">
            <text:p>4096</text:p>
          </table:table-cell>
          <table:table-cell table:formula="of:=[.B156]-[.B$1]" office:value-type="float" office:value="10.9021801948547" calcext:value-type="float">
            <text:p>10.9021801949</text:p>
          </table:table-cell>
          <table:table-cell table:formula="of:=[.C156]/([.D156]-[.D155])" office:value-type="float" office:value="109569.684962435" calcext:value-type="float">
            <text:p>109569.684962435</text:p>
          </table:table-cell>
          <table:table-cell/>
          <table:table-cell office:value-type="float" office:value="1443067931.53009" calcext:value-type="float">
            <text:p>1443067931.53009</text:p>
          </table:table-cell>
          <table:table-cell table:formula="of:=[.G156]-[.$B156]" office:value-type="float" office:value="4.94747233390808" calcext:value-type="float">
            <text:p>4.9474723339</text:p>
          </table:table-cell>
          <table:table-cell/>
          <table:table-cell office:value-type="float" office:value="1443067931.53009" calcext:value-type="float">
            <text:p>1443067931.53009</text:p>
          </table:table-cell>
          <table:table-cell table:formula="of:=[.J156]-[.$B156]" office:value-type="float" office:value="4.94747233390808" calcext:value-type="float">
            <text:p>4.947472333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067926.61999" calcext:value-type="float">
            <text:p>1443067926.61999</text:p>
          </table:table-cell>
          <table:table-cell office:value-type="float" office:value="4096" calcext:value-type="float">
            <text:p>4096</text:p>
          </table:table-cell>
          <table:table-cell table:formula="of:=[.B157]-[.B$1]" office:value-type="float" office:value="10.9395484924316" calcext:value-type="float">
            <text:p>10.9395484924</text:p>
          </table:table-cell>
          <table:table-cell table:formula="of:=[.C157]/([.D157]-[.D156])" office:value-type="float" office:value="109611.629793153" calcext:value-type="float">
            <text:p>109611.629793153</text:p>
          </table:table-cell>
          <table:table-cell/>
          <table:table-cell office:value-type="float" office:value="1443067931.54675" calcext:value-type="float">
            <text:p>1443067931.54675</text:p>
          </table:table-cell>
          <table:table-cell table:formula="of:=[.G157]-[.$B157]" office:value-type="float" office:value="4.92675948143005" calcext:value-type="float">
            <text:p>4.9267594814</text:p>
          </table:table-cell>
          <table:table-cell/>
          <table:table-cell office:value-type="float" office:value="1443067931.54675" calcext:value-type="float">
            <text:p>1443067931.54675</text:p>
          </table:table-cell>
          <table:table-cell table:formula="of:=[.J157]-[.$B157]" office:value-type="float" office:value="4.92675948143005" calcext:value-type="float">
            <text:p>4.926759481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067926.65734" calcext:value-type="float">
            <text:p>1443067926.65734</text:p>
          </table:table-cell>
          <table:table-cell office:value-type="float" office:value="4096" calcext:value-type="float">
            <text:p>4096</text:p>
          </table:table-cell>
          <table:table-cell table:formula="of:=[.B158]-[.B$1]" office:value-type="float" office:value="10.9769053459167" calcext:value-type="float">
            <text:p>10.9769053459</text:p>
          </table:table-cell>
          <table:table-cell table:formula="of:=[.C158]/([.D158]-[.D157])" office:value-type="float" office:value="109645.208787001" calcext:value-type="float">
            <text:p>109645.208787001</text:p>
          </table:table-cell>
          <table:table-cell/>
          <table:table-cell office:value-type="float" office:value="1443067931.58095" calcext:value-type="float">
            <text:p>1443067931.58095</text:p>
          </table:table-cell>
          <table:table-cell table:formula="of:=[.G158]-[.$B158]" office:value-type="float" office:value="4.92360162734985" calcext:value-type="float">
            <text:p>4.9236016273</text:p>
          </table:table-cell>
          <table:table-cell/>
          <table:table-cell office:value-type="float" office:value="1443067931.58095" calcext:value-type="float">
            <text:p>1443067931.58095</text:p>
          </table:table-cell>
          <table:table-cell table:formula="of:=[.J158]-[.$B158]" office:value-type="float" office:value="4.92360162734985" calcext:value-type="float">
            <text:p>4.923601627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067926.69476" calcext:value-type="float">
            <text:p>1443067926.69476</text:p>
          </table:table-cell>
          <table:table-cell office:value-type="float" office:value="4096" calcext:value-type="float">
            <text:p>4096</text:p>
          </table:table-cell>
          <table:table-cell table:formula="of:=[.B159]-[.B$1]" office:value-type="float" office:value="11.0143239498138" calcext:value-type="float">
            <text:p>11.0143239498</text:p>
          </table:table-cell>
          <table:table-cell table:formula="of:=[.C159]/([.D159]-[.D158])" office:value-type="float" office:value="109464.265723661" calcext:value-type="float">
            <text:p>109464.265723661</text:p>
          </table:table-cell>
          <table:table-cell/>
          <table:table-cell office:value-type="float" office:value="1443067931.6319" calcext:value-type="float">
            <text:p>1443067931.6319</text:p>
          </table:table-cell>
          <table:table-cell table:formula="of:=[.G159]-[.$B159]" office:value-type="float" office:value="4.93713307380676" calcext:value-type="float">
            <text:p>4.9371330738</text:p>
          </table:table-cell>
          <table:table-cell/>
          <table:table-cell office:value-type="float" office:value="1443067931.6319" calcext:value-type="float">
            <text:p>1443067931.6319</text:p>
          </table:table-cell>
          <table:table-cell table:formula="of:=[.J159]-[.$B159]" office:value-type="float" office:value="4.93713307380676" calcext:value-type="float">
            <text:p>4.937133073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067926.73213" calcext:value-type="float">
            <text:p>1443067926.73213</text:p>
          </table:table-cell>
          <table:table-cell office:value-type="float" office:value="4096" calcext:value-type="float">
            <text:p>4096</text:p>
          </table:table-cell>
          <table:table-cell table:formula="of:=[.B160]-[.B$1]" office:value-type="float" office:value="11.0516903400421" calcext:value-type="float">
            <text:p>11.05169034</text:p>
          </table:table-cell>
          <table:table-cell table:formula="of:=[.C160]/([.D160]-[.D159])" office:value-type="float" office:value="109617.224863775" calcext:value-type="float">
            <text:p>109617.224863775</text:p>
          </table:table-cell>
          <table:table-cell/>
          <table:table-cell office:value-type="float" office:value="1443067931.68285" calcext:value-type="float">
            <text:p>1443067931.68285</text:p>
          </table:table-cell>
          <table:table-cell table:formula="of:=[.G160]-[.$B160]" office:value-type="float" office:value="4.95072364807129" calcext:value-type="float">
            <text:p>4.9507236481</text:p>
          </table:table-cell>
          <table:table-cell/>
          <table:table-cell office:value-type="float" office:value="1443067931.68285" calcext:value-type="float">
            <text:p>1443067931.68285</text:p>
          </table:table-cell>
          <table:table-cell table:formula="of:=[.J160]-[.$B160]" office:value-type="float" office:value="4.95072364807129" calcext:value-type="float">
            <text:p>4.950723648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067926.76951" calcext:value-type="float">
            <text:p>1443067926.76951</text:p>
          </table:table-cell>
          <table:table-cell office:value-type="float" office:value="4096" calcext:value-type="float">
            <text:p>4096</text:p>
          </table:table-cell>
          <table:table-cell table:formula="of:=[.B161]-[.B$1]" office:value-type="float" office:value="11.0890734195709" calcext:value-type="float">
            <text:p>11.0890734196</text:p>
          </table:table-cell>
          <table:table-cell table:formula="of:=[.C161]/([.D161]-[.D160])" office:value-type="float" office:value="109568.287354269" calcext:value-type="float">
            <text:p>109568.287354269</text:p>
          </table:table-cell>
          <table:table-cell/>
          <table:table-cell office:value-type="float" office:value="1443067931.73379" calcext:value-type="float">
            <text:p>1443067931.73379</text:p>
          </table:table-cell>
          <table:table-cell table:formula="of:=[.G161]-[.$B161]" office:value-type="float" office:value="4.96428155899048" calcext:value-type="float">
            <text:p>4.964281559</text:p>
          </table:table-cell>
          <table:table-cell/>
          <table:table-cell office:value-type="float" office:value="1443067931.73379" calcext:value-type="float">
            <text:p>1443067931.73379</text:p>
          </table:table-cell>
          <table:table-cell table:formula="of:=[.J161]-[.$B161]" office:value-type="float" office:value="4.96428155899048" calcext:value-type="float">
            <text:p>4.96428155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067926.80692" calcext:value-type="float">
            <text:p>1443067926.80692</text:p>
          </table:table-cell>
          <table:table-cell office:value-type="float" office:value="4096" calcext:value-type="float">
            <text:p>4096</text:p>
          </table:table-cell>
          <table:table-cell table:formula="of:=[.B162]-[.B$1]" office:value-type="float" office:value="11.1264836788178" calcext:value-type="float">
            <text:p>11.1264836788</text:p>
          </table:table-cell>
          <table:table-cell table:formula="of:=[.C162]/([.D162]-[.D161])" office:value-type="float" office:value="109488.682582372" calcext:value-type="float">
            <text:p>109488.682582372</text:p>
          </table:table-cell>
          <table:table-cell/>
          <table:table-cell office:value-type="float" office:value="1443067931.7847" calcext:value-type="float">
            <text:p>1443067931.7847</text:p>
          </table:table-cell>
          <table:table-cell table:formula="of:=[.G162]-[.$B162]" office:value-type="float" office:value="4.97778224945068" calcext:value-type="float">
            <text:p>4.9777822495</text:p>
          </table:table-cell>
          <table:table-cell/>
          <table:table-cell office:value-type="float" office:value="1443067931.7847" calcext:value-type="float">
            <text:p>1443067931.7847</text:p>
          </table:table-cell>
          <table:table-cell table:formula="of:=[.J162]-[.$B162]" office:value-type="float" office:value="4.97778224945068" calcext:value-type="float">
            <text:p>4.977782249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067926.8443" calcext:value-type="float">
            <text:p>1443067926.8443</text:p>
          </table:table-cell>
          <table:table-cell office:value-type="float" office:value="4096" calcext:value-type="float">
            <text:p>4096</text:p>
          </table:table-cell>
          <table:table-cell table:formula="of:=[.B163]-[.B$1]" office:value-type="float" office:value="11.1638650894165" calcext:value-type="float">
            <text:p>11.1638650894</text:p>
          </table:table-cell>
          <table:table-cell table:formula="of:=[.C163]/([.D163]-[.D162])" office:value-type="float" office:value="109573.179138843" calcext:value-type="float">
            <text:p>109573.179138843</text:p>
          </table:table-cell>
          <table:table-cell/>
          <table:table-cell office:value-type="float" office:value="1443067931.83565" calcext:value-type="float">
            <text:p>1443067931.83565</text:p>
          </table:table-cell>
          <table:table-cell table:formula="of:=[.G163]-[.$B163]" office:value-type="float" office:value="4.9913432598114" calcext:value-type="float">
            <text:p>4.9913432598</text:p>
          </table:table-cell>
          <table:table-cell/>
          <table:table-cell office:value-type="float" office:value="1443067931.83565" calcext:value-type="float">
            <text:p>1443067931.83565</text:p>
          </table:table-cell>
          <table:table-cell table:formula="of:=[.J163]-[.$B163]" office:value-type="float" office:value="4.9913432598114" calcext:value-type="float">
            <text:p>4.991343259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067926.88168" calcext:value-type="float">
            <text:p>1443067926.88168</text:p>
          </table:table-cell>
          <table:table-cell office:value-type="float" office:value="4096" calcext:value-type="float">
            <text:p>4096</text:p>
          </table:table-cell>
          <table:table-cell table:formula="of:=[.B164]-[.B$1]" office:value-type="float" office:value="11.2012431621552" calcext:value-type="float">
            <text:p>11.2012431622</text:p>
          </table:table-cell>
          <table:table-cell table:formula="of:=[.C164]/([.D164]-[.D163])" office:value-type="float" office:value="109582.964018498" calcext:value-type="float">
            <text:p>109582.964018498</text:p>
          </table:table-cell>
          <table:table-cell/>
          <table:table-cell office:value-type="float" office:value="1443067931.88658" calcext:value-type="float">
            <text:p>1443067931.88658</text:p>
          </table:table-cell>
          <table:table-cell table:formula="of:=[.G164]-[.$B164]" office:value-type="float" office:value="5.0048942565918" calcext:value-type="float">
            <text:p>5.0048942566</text:p>
          </table:table-cell>
          <table:table-cell/>
          <table:table-cell office:value-type="float" office:value="1443067931.88658" calcext:value-type="float">
            <text:p>1443067931.88658</text:p>
          </table:table-cell>
          <table:table-cell table:formula="of:=[.J164]-[.$B164]" office:value-type="float" office:value="5.0048942565918" calcext:value-type="float">
            <text:p>5.004894256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067926.91907" calcext:value-type="float">
            <text:p>1443067926.91907</text:p>
          </table:table-cell>
          <table:table-cell office:value-type="float" office:value="4096" calcext:value-type="float">
            <text:p>4096</text:p>
          </table:table-cell>
          <table:table-cell table:formula="of:=[.B165]-[.B$1]" office:value-type="float" office:value="11.2386276721954" calcext:value-type="float">
            <text:p>11.2386276722</text:p>
          </table:table-cell>
          <table:table-cell table:formula="of:=[.C165]/([.D165]-[.D164])" office:value-type="float" office:value="109564.094743689" calcext:value-type="float">
            <text:p>109564.094743689</text:p>
          </table:table-cell>
          <table:table-cell/>
          <table:table-cell office:value-type="float" office:value="1443067931.93755" calcext:value-type="float">
            <text:p>1443067931.93755</text:p>
          </table:table-cell>
          <table:table-cell table:formula="of:=[.G165]-[.$B165]" office:value-type="float" office:value="5.01848721504211" calcext:value-type="float">
            <text:p>5.018487215</text:p>
          </table:table-cell>
          <table:table-cell/>
          <table:table-cell office:value-type="float" office:value="1443067931.93755" calcext:value-type="float">
            <text:p>1443067931.93755</text:p>
          </table:table-cell>
          <table:table-cell table:formula="of:=[.J165]-[.$B165]" office:value-type="float" office:value="5.01848721504211" calcext:value-type="float">
            <text:p>5.01848721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067926.95645" calcext:value-type="float">
            <text:p>1443067926.95645</text:p>
          </table:table-cell>
          <table:table-cell office:value-type="float" office:value="4096" calcext:value-type="float">
            <text:p>4096</text:p>
          </table:table-cell>
          <table:table-cell table:formula="of:=[.B166]-[.B$1]" office:value-type="float" office:value="11.2760100364685" calcext:value-type="float">
            <text:p>11.2760100365</text:p>
          </table:table-cell>
          <table:table-cell table:formula="of:=[.C166]/([.D166]-[.D165])" office:value-type="float" office:value="109570.383779888" calcext:value-type="float">
            <text:p>109570.383779888</text:p>
          </table:table-cell>
          <table:table-cell/>
          <table:table-cell office:value-type="float" office:value="1443067931.98855" calcext:value-type="float">
            <text:p>1443067931.98855</text:p>
          </table:table-cell>
          <table:table-cell table:formula="of:=[.G166]-[.$B166]" office:value-type="float" office:value="5.03210115432739" calcext:value-type="float">
            <text:p>5.0321011543</text:p>
          </table:table-cell>
          <table:table-cell/>
          <table:table-cell office:value-type="float" office:value="1443067931.98855" calcext:value-type="float">
            <text:p>1443067931.98855</text:p>
          </table:table-cell>
          <table:table-cell table:formula="of:=[.J166]-[.$B166]" office:value-type="float" office:value="5.03210115432739" calcext:value-type="float">
            <text:p>5.032101154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067926.99384" calcext:value-type="float">
            <text:p>1443067926.99384</text:p>
          </table:table-cell>
          <table:table-cell office:value-type="float" office:value="4096" calcext:value-type="float">
            <text:p>4096</text:p>
          </table:table-cell>
          <table:table-cell table:formula="of:=[.B167]-[.B$1]" office:value-type="float" office:value="11.3134009838104" calcext:value-type="float">
            <text:p>11.3134009838</text:p>
          </table:table-cell>
          <table:table-cell table:formula="of:=[.C167]/([.D167]-[.D166])" office:value-type="float" office:value="109545.231966027" calcext:value-type="float">
            <text:p>109545.231966027</text:p>
          </table:table-cell>
          <table:table-cell/>
          <table:table-cell office:value-type="float" office:value="1443067932.01317" calcext:value-type="float">
            <text:p>1443067932.01317</text:p>
          </table:table-cell>
          <table:table-cell table:formula="of:=[.G167]-[.$B167]" office:value-type="float" office:value="5.01933479309082" calcext:value-type="float">
            <text:p>5.0193347931</text:p>
          </table:table-cell>
          <table:table-cell/>
          <table:table-cell office:value-type="float" office:value="1443067932.01317" calcext:value-type="float">
            <text:p>1443067932.01317</text:p>
          </table:table-cell>
          <table:table-cell table:formula="of:=[.J167]-[.$B167]" office:value-type="float" office:value="5.01933479309082" calcext:value-type="float">
            <text:p>5.019334793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067940.04287" calcext:value-type="float">
            <text:p>1443067940.04287</text:p>
          </table:table-cell>
          <table:table-cell office:value-type="float" office:value="4096" calcext:value-type="float">
            <text:p>4096</text:p>
          </table:table-cell>
          <table:table-cell table:formula="of:=[.B168]-[.B$1]" office:value-type="float" office:value="24.3624353408813" calcext:value-type="float">
            <text:p>24.3624353409</text:p>
          </table:table-cell>
          <table:table-cell table:formula="of:=[.C168]/([.D168]-[.D167])" office:value-type="float" office:value="313.892958506963" calcext:value-type="float">
            <text:p>313.892958507</text:p>
          </table:table-cell>
          <table:table-cell/>
          <table:table-cell office:value-type="float" office:value="1443067940.24917" calcext:value-type="float">
            <text:p>1443067940.24917</text:p>
          </table:table-cell>
          <table:table-cell table:formula="of:=[.G168]-[.$B168]" office:value-type="float" office:value="0.206298589706421" calcext:value-type="float">
            <text:p>0.2062985897</text:p>
          </table:table-cell>
          <table:table-cell/>
          <table:table-cell office:value-type="float" office:value="1443067940.24917" calcext:value-type="float">
            <text:p>1443067940.24917</text:p>
          </table:table-cell>
          <table:table-cell table:formula="of:=[.J168]-[.$B168]" office:value-type="float" office:value="0.206298589706421" calcext:value-type="float">
            <text:p>0.206298589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067940.09421" calcext:value-type="float">
            <text:p>1443067940.09421</text:p>
          </table:table-cell>
          <table:table-cell office:value-type="float" office:value="4096" calcext:value-type="float">
            <text:p>4096</text:p>
          </table:table-cell>
          <table:table-cell table:formula="of:=[.B169]-[.B$1]" office:value-type="float" office:value="24.4137737751007" calcext:value-type="float">
            <text:p>24.4137737751</text:p>
          </table:table-cell>
          <table:table-cell table:formula="of:=[.C169]/([.D169]-[.D168])" office:value-type="float" office:value="79784.2797951042" calcext:value-type="float">
            <text:p>79784.2797951042</text:p>
          </table:table-cell>
          <table:table-cell/>
          <table:table-cell office:value-type="float" office:value="1443067940.30049" calcext:value-type="float">
            <text:p>1443067940.30049</text:p>
          </table:table-cell>
          <table:table-cell table:formula="of:=[.G169]-[.$B169]" office:value-type="float" office:value="0.206280708312988" calcext:value-type="float">
            <text:p>0.2062807083</text:p>
          </table:table-cell>
          <table:table-cell/>
          <table:table-cell office:value-type="float" office:value="1443067940.30049" calcext:value-type="float">
            <text:p>1443067940.30049</text:p>
          </table:table-cell>
          <table:table-cell table:formula="of:=[.J169]-[.$B169]" office:value-type="float" office:value="0.206280708312988" calcext:value-type="float">
            <text:p>0.206280708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067940.14555" calcext:value-type="float">
            <text:p>1443067940.14555</text:p>
          </table:table-cell>
          <table:table-cell office:value-type="float" office:value="4096" calcext:value-type="float">
            <text:p>4096</text:p>
          </table:table-cell>
          <table:table-cell table:formula="of:=[.B170]-[.B$1]" office:value-type="float" office:value="24.4651157855988" calcext:value-type="float">
            <text:p>24.4651157856</text:p>
          </table:table-cell>
          <table:table-cell table:formula="of:=[.C170]/([.D170]-[.D169])" office:value-type="float" office:value="79778.7223419273" calcext:value-type="float">
            <text:p>79778.7223419273</text:p>
          </table:table-cell>
          <table:table-cell/>
          <table:table-cell office:value-type="float" office:value="1443067940.35186" calcext:value-type="float">
            <text:p>1443067940.35186</text:p>
          </table:table-cell>
          <table:table-cell table:formula="of:=[.G170]-[.$B170]" office:value-type="float" office:value="0.206308841705322" calcext:value-type="float">
            <text:p>0.2063088417</text:p>
          </table:table-cell>
          <table:table-cell/>
          <table:table-cell office:value-type="float" office:value="1443067940.35186" calcext:value-type="float">
            <text:p>1443067940.35186</text:p>
          </table:table-cell>
          <table:table-cell table:formula="of:=[.J170]-[.$B170]" office:value-type="float" office:value="0.206308841705322" calcext:value-type="float">
            <text:p>0.206308841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067940.19689" calcext:value-type="float">
            <text:p>1443067940.19689</text:p>
          </table:table-cell>
          <table:table-cell office:value-type="float" office:value="4096" calcext:value-type="float">
            <text:p>4096</text:p>
          </table:table-cell>
          <table:table-cell table:formula="of:=[.B171]-[.B$1]" office:value-type="float" office:value="24.5164535045624" calcext:value-type="float">
            <text:p>24.5164535046</text:p>
          </table:table-cell>
          <table:table-cell table:formula="of:=[.C171]/([.D171]-[.D170])" office:value-type="float" office:value="79785.3913786538" calcext:value-type="float">
            <text:p>79785.3913786538</text:p>
          </table:table-cell>
          <table:table-cell/>
          <table:table-cell office:value-type="float" office:value="1443067940.40323" calcext:value-type="float">
            <text:p>1443067940.40323</text:p>
          </table:table-cell>
          <table:table-cell table:formula="of:=[.G171]-[.$B171]" office:value-type="float" office:value="0.206336975097656" calcext:value-type="float">
            <text:p>0.2063369751</text:p>
          </table:table-cell>
          <table:table-cell/>
          <table:table-cell office:value-type="float" office:value="1443067940.40323" calcext:value-type="float">
            <text:p>1443067940.40323</text:p>
          </table:table-cell>
          <table:table-cell table:formula="of:=[.J171]-[.$B171]" office:value-type="float" office:value="0.206336975097656" calcext:value-type="float">
            <text:p>0.206336975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067940.24822" calcext:value-type="float">
            <text:p>1443067940.24822</text:p>
          </table:table-cell>
          <table:table-cell office:value-type="float" office:value="4096" calcext:value-type="float">
            <text:p>4096</text:p>
          </table:table-cell>
          <table:table-cell table:formula="of:=[.B172]-[.B$1]" office:value-type="float" office:value="24.5677781105041" calcext:value-type="float">
            <text:p>24.5677781105</text:p>
          </table:table-cell>
          <table:table-cell table:formula="of:=[.C172]/([.D172]-[.D171])" office:value-type="float" office:value="79805.7759010735" calcext:value-type="float">
            <text:p>79805.7759010735</text:p>
          </table:table-cell>
          <table:table-cell/>
          <table:table-cell office:value-type="float" office:value="1443067940.45459" calcext:value-type="float">
            <text:p>1443067940.45459</text:p>
          </table:table-cell>
          <table:table-cell table:formula="of:=[.G172]-[.$B172]" office:value-type="float" office:value="0.206375122070312" calcext:value-type="float">
            <text:p>0.2063751221</text:p>
          </table:table-cell>
          <table:table-cell/>
          <table:table-cell office:value-type="float" office:value="1443067940.45459" calcext:value-type="float">
            <text:p>1443067940.45459</text:p>
          </table:table-cell>
          <table:table-cell table:formula="of:=[.J172]-[.$B172]" office:value-type="float" office:value="0.206375122070312" calcext:value-type="float">
            <text:p>0.206375122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067940.29955" calcext:value-type="float">
            <text:p>1443067940.29955</text:p>
          </table:table-cell>
          <table:table-cell office:value-type="float" office:value="4096" calcext:value-type="float">
            <text:p>4096</text:p>
          </table:table-cell>
          <table:table-cell table:formula="of:=[.B173]-[.B$1]" office:value-type="float" office:value="24.6191079616547" calcext:value-type="float">
            <text:p>24.6191079617</text:p>
          </table:table-cell>
          <table:table-cell table:formula="of:=[.C173]/([.D173]-[.D172])" office:value-type="float" office:value="79797.620842294" calcext:value-type="float">
            <text:p>79797.620842294</text:p>
          </table:table-cell>
          <table:table-cell/>
          <table:table-cell office:value-type="float" office:value="1443067940.50586" calcext:value-type="float">
            <text:p>1443067940.50586</text:p>
          </table:table-cell>
          <table:table-cell table:formula="of:=[.G173]-[.$B173]" office:value-type="float" office:value="0.206313610076904" calcext:value-type="float">
            <text:p>0.2063136101</text:p>
          </table:table-cell>
          <table:table-cell/>
          <table:table-cell office:value-type="float" office:value="1443067940.50586" calcext:value-type="float">
            <text:p>1443067940.50586</text:p>
          </table:table-cell>
          <table:table-cell table:formula="of:=[.J173]-[.$B173]" office:value-type="float" office:value="0.206313610076904" calcext:value-type="float">
            <text:p>0.206313610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067940.35089" calcext:value-type="float">
            <text:p>1443067940.35089</text:p>
          </table:table-cell>
          <table:table-cell office:value-type="float" office:value="4096" calcext:value-type="float">
            <text:p>4096</text:p>
          </table:table-cell>
          <table:table-cell table:formula="of:=[.B174]-[.B$1]" office:value-type="float" office:value="24.6704504489899" calcext:value-type="float">
            <text:p>24.670450449</text:p>
          </table:table-cell>
          <table:table-cell table:formula="of:=[.C174]/([.D174]-[.D173])" office:value-type="float" office:value="79777.9814066665" calcext:value-type="float">
            <text:p>79777.9814066665</text:p>
          </table:table-cell>
          <table:table-cell/>
          <table:table-cell office:value-type="float" office:value="1443067940.55723" calcext:value-type="float">
            <text:p>1443067940.55723</text:p>
          </table:table-cell>
          <table:table-cell table:formula="of:=[.G174]-[.$B174]" office:value-type="float" office:value="0.206342458724976" calcext:value-type="float">
            <text:p>0.2063424587</text:p>
          </table:table-cell>
          <table:table-cell/>
          <table:table-cell office:value-type="float" office:value="1443067940.55723" calcext:value-type="float">
            <text:p>1443067940.55723</text:p>
          </table:table-cell>
          <table:table-cell table:formula="of:=[.J174]-[.$B174]" office:value-type="float" office:value="0.206342458724976" calcext:value-type="float">
            <text:p>0.206342458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067940.40223" calcext:value-type="float">
            <text:p>1443067940.40223</text:p>
          </table:table-cell>
          <table:table-cell office:value-type="float" office:value="4096" calcext:value-type="float">
            <text:p>4096</text:p>
          </table:table-cell>
          <table:table-cell table:formula="of:=[.B175]-[.B$1]" office:value-type="float" office:value="24.7217893600464" calcext:value-type="float">
            <text:p>24.72178936</text:p>
          </table:table-cell>
          <table:table-cell table:formula="of:=[.C175]/([.D175]-[.D174])" office:value-type="float" office:value="79783.5387566119" calcext:value-type="float">
            <text:p>79783.5387566119</text:p>
          </table:table-cell>
          <table:table-cell/>
          <table:table-cell office:value-type="float" office:value="1443067940.60856" calcext:value-type="float">
            <text:p>1443067940.60856</text:p>
          </table:table-cell>
          <table:table-cell table:formula="of:=[.G175]-[.$B175]" office:value-type="float" office:value="0.206336498260498" calcext:value-type="float">
            <text:p>0.2063364983</text:p>
          </table:table-cell>
          <table:table-cell/>
          <table:table-cell office:value-type="float" office:value="1443067940.60856" calcext:value-type="float">
            <text:p>1443067940.60856</text:p>
          </table:table-cell>
          <table:table-cell table:formula="of:=[.J175]-[.$B175]" office:value-type="float" office:value="0.206336498260498" calcext:value-type="float">
            <text:p>0.206336498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067940.45358" calcext:value-type="float">
            <text:p>1443067940.45358</text:p>
          </table:table-cell>
          <table:table-cell office:value-type="float" office:value="4096" calcext:value-type="float">
            <text:p>4096</text:p>
          </table:table-cell>
          <table:table-cell table:formula="of:=[.B176]-[.B$1]" office:value-type="float" office:value="24.7731404304504" calcext:value-type="float">
            <text:p>24.7731404305</text:p>
          </table:table-cell>
          <table:table-cell table:formula="of:=[.C176]/([.D176]-[.D175])" office:value-type="float" office:value="79764.6469249984" calcext:value-type="float">
            <text:p>79764.6469249984</text:p>
          </table:table-cell>
          <table:table-cell/>
          <table:table-cell office:value-type="float" office:value="1443067940.65988" calcext:value-type="float">
            <text:p>1443067940.65988</text:p>
          </table:table-cell>
          <table:table-cell table:formula="of:=[.G176]-[.$B176]" office:value-type="float" office:value="0.206297159194946" calcext:value-type="float">
            <text:p>0.2062971592</text:p>
          </table:table-cell>
          <table:table-cell/>
          <table:table-cell office:value-type="float" office:value="1443067940.65988" calcext:value-type="float">
            <text:p>1443067940.65988</text:p>
          </table:table-cell>
          <table:table-cell table:formula="of:=[.J176]-[.$B176]" office:value-type="float" office:value="0.206297159194946" calcext:value-type="float">
            <text:p>0.206297159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067940.50495" calcext:value-type="float">
            <text:p>1443067940.50495</text:p>
          </table:table-cell>
          <table:table-cell office:value-type="float" office:value="4096" calcext:value-type="float">
            <text:p>4096</text:p>
          </table:table-cell>
          <table:table-cell table:formula="of:=[.B177]-[.B$1]" office:value-type="float" office:value="24.8245160579681" calcext:value-type="float">
            <text:p>24.824516058</text:p>
          </table:table-cell>
          <table:table-cell table:formula="of:=[.C177]/([.D177]-[.D176])" office:value-type="float" office:value="79726.5201011671" calcext:value-type="float">
            <text:p>79726.5201011671</text:p>
          </table:table-cell>
          <table:table-cell/>
          <table:table-cell office:value-type="float" office:value="1443067940.71126" calcext:value-type="float">
            <text:p>1443067940.71126</text:p>
          </table:table-cell>
          <table:table-cell table:formula="of:=[.G177]-[.$B177]" office:value-type="float" office:value="0.206302404403687" calcext:value-type="float">
            <text:p>0.2063024044</text:p>
          </table:table-cell>
          <table:table-cell/>
          <table:table-cell office:value-type="float" office:value="1443067940.71126" calcext:value-type="float">
            <text:p>1443067940.71126</text:p>
          </table:table-cell>
          <table:table-cell table:formula="of:=[.J177]-[.$B177]" office:value-type="float" office:value="0.206302404403687" calcext:value-type="float">
            <text:p>0.20630240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067940.55629" calcext:value-type="float">
            <text:p>1443067940.55629</text:p>
          </table:table-cell>
          <table:table-cell office:value-type="float" office:value="4096" calcext:value-type="float">
            <text:p>4096</text:p>
          </table:table-cell>
          <table:table-cell table:formula="of:=[.B178]-[.B$1]" office:value-type="float" office:value="24.8758542537689" calcext:value-type="float">
            <text:p>24.8758542538</text:p>
          </table:table-cell>
          <table:table-cell table:formula="of:=[.C178]/([.D178]-[.D177])" office:value-type="float" office:value="79784.6503195126" calcext:value-type="float">
            <text:p>79784.6503195126</text:p>
          </table:table-cell>
          <table:table-cell/>
          <table:table-cell office:value-type="float" office:value="1443067940.76261" calcext:value-type="float">
            <text:p>1443067940.76261</text:p>
          </table:table-cell>
          <table:table-cell table:formula="of:=[.G178]-[.$B178]" office:value-type="float" office:value="0.206315994262695" calcext:value-type="float">
            <text:p>0.2063159943</text:p>
          </table:table-cell>
          <table:table-cell/>
          <table:table-cell office:value-type="float" office:value="1443067940.76261" calcext:value-type="float">
            <text:p>1443067940.76261</text:p>
          </table:table-cell>
          <table:table-cell table:formula="of:=[.J178]-[.$B178]" office:value-type="float" office:value="0.206315994262695" calcext:value-type="float">
            <text:p>0.206315994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067940.60763" calcext:value-type="float">
            <text:p>1443067940.60763</text:p>
          </table:table-cell>
          <table:table-cell office:value-type="float" office:value="4096" calcext:value-type="float">
            <text:p>4096</text:p>
          </table:table-cell>
          <table:table-cell table:formula="of:=[.B179]-[.B$1]" office:value-type="float" office:value="24.9271931648254" calcext:value-type="float">
            <text:p>24.9271931648</text:p>
          </table:table-cell>
          <table:table-cell table:formula="of:=[.C179]/([.D179]-[.D178])" office:value-type="float" office:value="79783.5387566119" calcext:value-type="float">
            <text:p>79783.5387566119</text:p>
          </table:table-cell>
          <table:table-cell/>
          <table:table-cell office:value-type="float" office:value="1443067940.81395" calcext:value-type="float">
            <text:p>1443067940.81395</text:p>
          </table:table-cell>
          <table:table-cell table:formula="of:=[.G179]-[.$B179]" office:value-type="float" office:value="0.206316471099854" calcext:value-type="float">
            <text:p>0.2063164711</text:p>
          </table:table-cell>
          <table:table-cell/>
          <table:table-cell office:value-type="float" office:value="1443067940.81395" calcext:value-type="float">
            <text:p>1443067940.81395</text:p>
          </table:table-cell>
          <table:table-cell table:formula="of:=[.J179]-[.$B179]" office:value-type="float" office:value="0.206316471099854" calcext:value-type="float">
            <text:p>0.206316471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067940.65898" calcext:value-type="float">
            <text:p>1443067940.65898</text:p>
          </table:table-cell>
          <table:table-cell office:value-type="float" office:value="4096" calcext:value-type="float">
            <text:p>4096</text:p>
          </table:table-cell>
          <table:table-cell table:formula="of:=[.B180]-[.B$1]" office:value-type="float" office:value="24.9785370826721" calcext:value-type="float">
            <text:p>24.9785370827</text:p>
          </table:table-cell>
          <table:table-cell table:formula="of:=[.C180]/([.D180]-[.D179])" office:value-type="float" office:value="79775.7586834578" calcext:value-type="float">
            <text:p>79775.7586834578</text:p>
          </table:table-cell>
          <table:table-cell/>
          <table:table-cell office:value-type="float" office:value="1443067940.86537" calcext:value-type="float">
            <text:p>1443067940.86537</text:p>
          </table:table-cell>
          <table:table-cell table:formula="of:=[.G180]-[.$B180]" office:value-type="float" office:value="0.206392526626587" calcext:value-type="float">
            <text:p>0.2063925266</text:p>
          </table:table-cell>
          <table:table-cell/>
          <table:table-cell office:value-type="float" office:value="1443067940.86537" calcext:value-type="float">
            <text:p>1443067940.86537</text:p>
          </table:table-cell>
          <table:table-cell table:formula="of:=[.J180]-[.$B180]" office:value-type="float" office:value="0.206392526626587" calcext:value-type="float">
            <text:p>0.206392526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067940.71031" calcext:value-type="float">
            <text:p>1443067940.71031</text:p>
          </table:table-cell>
          <table:table-cell office:value-type="float" office:value="4096" calcext:value-type="float">
            <text:p>4096</text:p>
          </table:table-cell>
          <table:table-cell table:formula="of:=[.B181]-[.B$1]" office:value-type="float" office:value="25.0298755168915" calcext:value-type="float">
            <text:p>25.0298755169</text:p>
          </table:table-cell>
          <table:table-cell table:formula="of:=[.C181]/([.D181]-[.D180])" office:value-type="float" office:value="79784.2797951042" calcext:value-type="float">
            <text:p>79784.2797951042</text:p>
          </table:table-cell>
          <table:table-cell/>
          <table:table-cell office:value-type="float" office:value="1443067940.91672" calcext:value-type="float">
            <text:p>1443067940.91672</text:p>
          </table:table-cell>
          <table:table-cell table:formula="of:=[.G181]-[.$B181]" office:value-type="float" office:value="0.206401824951172" calcext:value-type="float">
            <text:p>0.206401825</text:p>
          </table:table-cell>
          <table:table-cell/>
          <table:table-cell office:value-type="float" office:value="1443067940.91672" calcext:value-type="float">
            <text:p>1443067940.91672</text:p>
          </table:table-cell>
          <table:table-cell table:formula="of:=[.J181]-[.$B181]" office:value-type="float" office:value="0.206401824951172" calcext:value-type="float">
            <text:p>0.20640182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067940.76165" calcext:value-type="float">
            <text:p>1443067940.76165</text:p>
          </table:table-cell>
          <table:table-cell office:value-type="float" office:value="4096" calcext:value-type="float">
            <text:p>4096</text:p>
          </table:table-cell>
          <table:table-cell table:formula="of:=[.B182]-[.B$1]" office:value-type="float" office:value="25.0812139511108" calcext:value-type="float">
            <text:p>25.0812139511</text:p>
          </table:table-cell>
          <table:table-cell table:formula="of:=[.C182]/([.D182]-[.D181])" office:value-type="float" office:value="79784.2797951042" calcext:value-type="float">
            <text:p>79784.2797951042</text:p>
          </table:table-cell>
          <table:table-cell/>
          <table:table-cell office:value-type="float" office:value="1443067940.96798" calcext:value-type="float">
            <text:p>1443067940.96798</text:p>
          </table:table-cell>
          <table:table-cell table:formula="of:=[.G182]-[.$B182]" office:value-type="float" office:value="0.206324338912964" calcext:value-type="float">
            <text:p>0.2063243389</text:p>
          </table:table-cell>
          <table:table-cell/>
          <table:table-cell office:value-type="float" office:value="1443067940.96798" calcext:value-type="float">
            <text:p>1443067940.96798</text:p>
          </table:table-cell>
          <table:table-cell table:formula="of:=[.J182]-[.$B182]" office:value-type="float" office:value="0.206324338912964" calcext:value-type="float">
            <text:p>0.206324338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067940.81299" calcext:value-type="float">
            <text:p>1443067940.81299</text:p>
          </table:table-cell>
          <table:table-cell office:value-type="float" office:value="4096" calcext:value-type="float">
            <text:p>4096</text:p>
          </table:table-cell>
          <table:table-cell table:formula="of:=[.B183]-[.B$1]" office:value-type="float" office:value="25.1325528621674" calcext:value-type="float">
            <text:p>25.1325528622</text:p>
          </table:table-cell>
          <table:table-cell table:formula="of:=[.C183]/([.D183]-[.D182])" office:value-type="float" office:value="79783.5387566119" calcext:value-type="float">
            <text:p>79783.5387566119</text:p>
          </table:table-cell>
          <table:table-cell/>
          <table:table-cell office:value-type="float" office:value="1443067941.01936" calcext:value-type="float">
            <text:p>1443067941.01936</text:p>
          </table:table-cell>
          <table:table-cell table:formula="of:=[.G183]-[.$B183]" office:value-type="float" office:value="0.206371068954468" calcext:value-type="float">
            <text:p>0.206371069</text:p>
          </table:table-cell>
          <table:table-cell/>
          <table:table-cell office:value-type="float" office:value="1443067941.01936" calcext:value-type="float">
            <text:p>1443067941.01936</text:p>
          </table:table-cell>
          <table:table-cell table:formula="of:=[.J183]-[.$B183]" office:value-type="float" office:value="0.206371068954468" calcext:value-type="float">
            <text:p>0.20637106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067940.86433" calcext:value-type="float">
            <text:p>1443067940.86433</text:p>
          </table:table-cell>
          <table:table-cell office:value-type="float" office:value="4096" calcext:value-type="float">
            <text:p>4096</text:p>
          </table:table-cell>
          <table:table-cell table:formula="of:=[.B184]-[.B$1]" office:value-type="float" office:value="25.1838915348053" calcext:value-type="float">
            <text:p>25.1838915348</text:p>
          </table:table-cell>
          <table:table-cell table:formula="of:=[.C184]/([.D184]-[.D183])" office:value-type="float" office:value="79783.9092741374" calcext:value-type="float">
            <text:p>79783.9092741374</text:p>
          </table:table-cell>
          <table:table-cell/>
          <table:table-cell office:value-type="float" office:value="1443067941.0706" calcext:value-type="float">
            <text:p>1443067941.0706</text:p>
          </table:table-cell>
          <table:table-cell table:formula="of:=[.G184]-[.$B184]" office:value-type="float" office:value="0.206273317337036" calcext:value-type="float">
            <text:p>0.2062733173</text:p>
          </table:table-cell>
          <table:table-cell/>
          <table:table-cell office:value-type="float" office:value="1443067941.0706" calcext:value-type="float">
            <text:p>1443067941.0706</text:p>
          </table:table-cell>
          <table:table-cell table:formula="of:=[.J184]-[.$B184]" office:value-type="float" office:value="0.206273317337036" calcext:value-type="float">
            <text:p>0.206273317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067940.91567" calcext:value-type="float">
            <text:p>1443067940.91567</text:p>
          </table:table-cell>
          <table:table-cell office:value-type="float" office:value="4096" calcext:value-type="float">
            <text:p>4096</text:p>
          </table:table-cell>
          <table:table-cell table:formula="of:=[.B185]-[.B$1]" office:value-type="float" office:value="25.2352313995361" calcext:value-type="float">
            <text:p>25.2352313995</text:p>
          </table:table-cell>
          <table:table-cell table:formula="of:=[.C185]/([.D185]-[.D184])" office:value-type="float" office:value="79782.0567209232" calcext:value-type="float">
            <text:p>79782.0567209232</text:p>
          </table:table-cell>
          <table:table-cell/>
          <table:table-cell office:value-type="float" office:value="1443067941.12196" calcext:value-type="float">
            <text:p>1443067941.12196</text:p>
          </table:table-cell>
          <table:table-cell table:formula="of:=[.G185]-[.$B185]" office:value-type="float" office:value="0.206287860870361" calcext:value-type="float">
            <text:p>0.2062878609</text:p>
          </table:table-cell>
          <table:table-cell/>
          <table:table-cell office:value-type="float" office:value="1443067941.12196" calcext:value-type="float">
            <text:p>1443067941.12196</text:p>
          </table:table-cell>
          <table:table-cell table:formula="of:=[.J185]-[.$B185]" office:value-type="float" office:value="0.206287860870361" calcext:value-type="float">
            <text:p>0.206287860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067940.96703" calcext:value-type="float">
            <text:p>1443067940.96703</text:p>
          </table:table-cell>
          <table:table-cell office:value-type="float" office:value="4096" calcext:value-type="float">
            <text:p>4096</text:p>
          </table:table-cell>
          <table:table-cell table:formula="of:=[.B186]-[.B$1]" office:value-type="float" office:value="25.2865884304047" calcext:value-type="float">
            <text:p>25.2865884304</text:p>
          </table:table-cell>
          <table:table-cell table:formula="of:=[.C186]/([.D186]-[.D185])" office:value-type="float" office:value="79755.3894905922" calcext:value-type="float">
            <text:p>79755.3894905922</text:p>
          </table:table-cell>
          <table:table-cell/>
          <table:table-cell office:value-type="float" office:value="1443067941.17312" calcext:value-type="float">
            <text:p>1443067941.17312</text:p>
          </table:table-cell>
          <table:table-cell table:formula="of:=[.G186]-[.$B186]" office:value-type="float" office:value="0.206096649169922" calcext:value-type="float">
            <text:p>0.2060966492</text:p>
          </table:table-cell>
          <table:table-cell/>
          <table:table-cell office:value-type="float" office:value="1443067941.17312" calcext:value-type="float">
            <text:p>1443067941.17312</text:p>
          </table:table-cell>
          <table:table-cell table:formula="of:=[.J186]-[.$B186]" office:value-type="float" office:value="0.206096649169922" calcext:value-type="float">
            <text:p>0.206096649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067941.01731" calcext:value-type="float">
            <text:p>1443067941.01731</text:p>
          </table:table-cell>
          <table:table-cell office:value-type="float" office:value="4096" calcext:value-type="float">
            <text:p>4096</text:p>
          </table:table-cell>
          <table:table-cell table:formula="of:=[.B187]-[.B$1]" office:value-type="float" office:value="25.3368721008301" calcext:value-type="float">
            <text:p>25.3368721008</text:p>
          </table:table-cell>
          <table:table-cell table:formula="of:=[.C187]/([.D187]-[.D186])" office:value-type="float" office:value="81457.8563049714" calcext:value-type="float">
            <text:p>81457.8563049714</text:p>
          </table:table-cell>
          <table:table-cell/>
          <table:table-cell office:value-type="float" office:value="1443067941.22346" calcext:value-type="float">
            <text:p>1443067941.22346</text:p>
          </table:table-cell>
          <table:table-cell table:formula="of:=[.G187]-[.$B187]" office:value-type="float" office:value="0.206149339675903" calcext:value-type="float">
            <text:p>0.2061493397</text:p>
          </table:table-cell>
          <table:table-cell/>
          <table:table-cell office:value-type="float" office:value="1443067941.22346" calcext:value-type="float">
            <text:p>1443067941.22346</text:p>
          </table:table-cell>
          <table:table-cell table:formula="of:=[.J187]-[.$B187]" office:value-type="float" office:value="0.206149339675903" calcext:value-type="float">
            <text:p>0.206149339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067941.06559" calcext:value-type="float">
            <text:p>1443067941.06559</text:p>
          </table:table-cell>
          <table:table-cell office:value-type="float" office:value="4096" calcext:value-type="float">
            <text:p>4096</text:p>
          </table:table-cell>
          <table:table-cell table:formula="of:=[.B188]-[.B$1]" office:value-type="float" office:value="25.3851554393768" calcext:value-type="float">
            <text:p>25.3851554394</text:p>
          </table:table-cell>
          <table:table-cell table:formula="of:=[.C188]/([.D188]-[.D187])" office:value-type="float" office:value="84832.5762733625" calcext:value-type="float">
            <text:p>84832.5762733625</text:p>
          </table:table-cell>
          <table:table-cell/>
          <table:table-cell office:value-type="float" office:value="1443067941.27191" calcext:value-type="float">
            <text:p>1443067941.27191</text:p>
          </table:table-cell>
          <table:table-cell table:formula="of:=[.G188]-[.$B188]" office:value-type="float" office:value="0.206312894821167" calcext:value-type="float">
            <text:p>0.2063128948</text:p>
          </table:table-cell>
          <table:table-cell/>
          <table:table-cell office:value-type="float" office:value="1443067941.27191" calcext:value-type="float">
            <text:p>1443067941.27191</text:p>
          </table:table-cell>
          <table:table-cell table:formula="of:=[.J188]-[.$B188]" office:value-type="float" office:value="0.206312894821167" calcext:value-type="float">
            <text:p>0.206312894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067941.11391" calcext:value-type="float">
            <text:p>1443067941.11391</text:p>
          </table:table-cell>
          <table:table-cell office:value-type="float" office:value="4096" calcext:value-type="float">
            <text:p>4096</text:p>
          </table:table-cell>
          <table:table-cell table:formula="of:=[.B189]-[.B$1]" office:value-type="float" office:value="25.4334723949432" calcext:value-type="float">
            <text:p>25.4334723949</text:p>
          </table:table-cell>
          <table:table-cell table:formula="of:=[.C189]/([.D189]-[.D188])" office:value-type="float" office:value="84773.5531343755" calcext:value-type="float">
            <text:p>84773.5531343755</text:p>
          </table:table-cell>
          <table:table-cell/>
          <table:table-cell office:value-type="float" office:value="1443067941.32022" calcext:value-type="float">
            <text:p>1443067941.32022</text:p>
          </table:table-cell>
          <table:table-cell table:formula="of:=[.G189]-[.$B189]" office:value-type="float" office:value="0.206309080123901" calcext:value-type="float">
            <text:p>0.2063090801</text:p>
          </table:table-cell>
          <table:table-cell/>
          <table:table-cell office:value-type="float" office:value="1443067941.32022" calcext:value-type="float">
            <text:p>1443067941.32022</text:p>
          </table:table-cell>
          <table:table-cell table:formula="of:=[.J189]-[.$B189]" office:value-type="float" office:value="0.206309080123901" calcext:value-type="float">
            <text:p>0.206309080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067941.16223" calcext:value-type="float">
            <text:p>1443067941.16223</text:p>
          </table:table-cell>
          <table:table-cell office:value-type="float" office:value="4096" calcext:value-type="float">
            <text:p>4096</text:p>
          </table:table-cell>
          <table:table-cell table:formula="of:=[.B190]-[.B$1]" office:value-type="float" office:value="25.4817905426025" calcext:value-type="float">
            <text:p>25.4817905426</text:p>
          </table:table-cell>
          <table:table-cell table:formula="of:=[.C190]/([.D190]-[.D189])" office:value-type="float" office:value="84771.4616231046" calcext:value-type="float">
            <text:p>84771.4616231046</text:p>
          </table:table-cell>
          <table:table-cell/>
          <table:table-cell office:value-type="float" office:value="1443067941.3686" calcext:value-type="float">
            <text:p>1443067941.3686</text:p>
          </table:table-cell>
          <table:table-cell table:formula="of:=[.G190]-[.$B190]" office:value-type="float" office:value="0.206374883651733" calcext:value-type="float">
            <text:p>0.2063748837</text:p>
          </table:table-cell>
          <table:table-cell/>
          <table:table-cell office:value-type="float" office:value="1443067941.3686" calcext:value-type="float">
            <text:p>1443067941.3686</text:p>
          </table:table-cell>
          <table:table-cell table:formula="of:=[.J190]-[.$B190]" office:value-type="float" office:value="0.206374883651733" calcext:value-type="float">
            <text:p>0.206374883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067941.21056" calcext:value-type="float">
            <text:p>1443067941.21056</text:p>
          </table:table-cell>
          <table:table-cell office:value-type="float" office:value="4096" calcext:value-type="float">
            <text:p>4096</text:p>
          </table:table-cell>
          <table:table-cell table:formula="of:=[.B191]-[.B$1]" office:value-type="float" office:value="25.5301203727722" calcext:value-type="float">
            <text:p>25.5301203728</text:p>
          </table:table-cell>
          <table:table-cell table:formula="of:=[.C191]/([.D191]-[.D190])" office:value-type="float" office:value="84750.9702728035" calcext:value-type="float">
            <text:p>84750.9702728035</text:p>
          </table:table-cell>
          <table:table-cell/>
          <table:table-cell office:value-type="float" office:value="1443067941.41688" calcext:value-type="float">
            <text:p>1443067941.41688</text:p>
          </table:table-cell>
          <table:table-cell table:formula="of:=[.G191]-[.$B191]" office:value-type="float" office:value="0.206324815750122" calcext:value-type="float">
            <text:p>0.2063248158</text:p>
          </table:table-cell>
          <table:table-cell/>
          <table:table-cell office:value-type="float" office:value="1443067941.41688" calcext:value-type="float">
            <text:p>1443067941.41688</text:p>
          </table:table-cell>
          <table:table-cell table:formula="of:=[.J191]-[.$B191]" office:value-type="float" office:value="0.206324815750122" calcext:value-type="float">
            <text:p>0.206324815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067941.2589" calcext:value-type="float">
            <text:p>1443067941.2589</text:p>
          </table:table-cell>
          <table:table-cell office:value-type="float" office:value="4096" calcext:value-type="float">
            <text:p>4096</text:p>
          </table:table-cell>
          <table:table-cell table:formula="of:=[.B192]-[.B$1]" office:value-type="float" office:value="25.5784595012665" calcext:value-type="float">
            <text:p>25.5784595013</text:p>
          </table:table-cell>
          <table:table-cell table:formula="of:=[.C192]/([.D192]-[.D191])" office:value-type="float" office:value="84734.6679095828" calcext:value-type="float">
            <text:p>84734.6679095828</text:p>
          </table:table-cell>
          <table:table-cell/>
          <table:table-cell office:value-type="float" office:value="1443067941.46521" calcext:value-type="float">
            <text:p>1443067941.46521</text:p>
          </table:table-cell>
          <table:table-cell table:formula="of:=[.G192]-[.$B192]" office:value-type="float" office:value="0.206315040588379" calcext:value-type="float">
            <text:p>0.2063150406</text:p>
          </table:table-cell>
          <table:table-cell/>
          <table:table-cell office:value-type="float" office:value="1443067941.46521" calcext:value-type="float">
            <text:p>1443067941.46521</text:p>
          </table:table-cell>
          <table:table-cell table:formula="of:=[.J192]-[.$B192]" office:value-type="float" office:value="0.206315040588379" calcext:value-type="float">
            <text:p>0.206315040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067941.30723" calcext:value-type="float">
            <text:p>1443067941.30723</text:p>
          </table:table-cell>
          <table:table-cell office:value-type="float" office:value="4096" calcext:value-type="float">
            <text:p>4096</text:p>
          </table:table-cell>
          <table:table-cell table:formula="of:=[.B193]-[.B$1]" office:value-type="float" office:value="25.6267876625061" calcext:value-type="float">
            <text:p>25.6267876625</text:p>
          </table:table-cell>
          <table:table-cell table:formula="of:=[.C193]/([.D193]-[.D192])" office:value-type="float" office:value="84753.8970020177" calcext:value-type="float">
            <text:p>84753.8970020177</text:p>
          </table:table-cell>
          <table:table-cell/>
          <table:table-cell office:value-type="float" office:value="1443067941.51353" calcext:value-type="float">
            <text:p>1443067941.51353</text:p>
          </table:table-cell>
          <table:table-cell table:formula="of:=[.G193]-[.$B193]" office:value-type="float" office:value="0.206306457519531" calcext:value-type="float">
            <text:p>0.2063064575</text:p>
          </table:table-cell>
          <table:table-cell/>
          <table:table-cell office:value-type="float" office:value="1443067941.51353" calcext:value-type="float">
            <text:p>1443067941.51353</text:p>
          </table:table-cell>
          <table:table-cell table:formula="of:=[.J193]-[.$B193]" office:value-type="float" office:value="0.206306457519531" calcext:value-type="float">
            <text:p>0.206306457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067941.35555" calcext:value-type="float">
            <text:p>1443067941.35555</text:p>
          </table:table-cell>
          <table:table-cell office:value-type="float" office:value="4096" calcext:value-type="float">
            <text:p>4096</text:p>
          </table:table-cell>
          <table:table-cell table:formula="of:=[.B194]-[.B$1]" office:value-type="float" office:value="25.6751134395599" calcext:value-type="float">
            <text:p>25.6751134396</text:p>
          </table:table-cell>
          <table:table-cell table:formula="of:=[.C194]/([.D194]-[.D193])" office:value-type="float" office:value="84758.0783944192" calcext:value-type="float">
            <text:p>84758.0783944192</text:p>
          </table:table-cell>
          <table:table-cell/>
          <table:table-cell office:value-type="float" office:value="1443067941.56186" calcext:value-type="float">
            <text:p>1443067941.56186</text:p>
          </table:table-cell>
          <table:table-cell table:formula="of:=[.G194]-[.$B194]" office:value-type="float" office:value="0.206305265426636" calcext:value-type="float">
            <text:p>0.2063052654</text:p>
          </table:table-cell>
          <table:table-cell/>
          <table:table-cell office:value-type="float" office:value="1443067941.56186" calcext:value-type="float">
            <text:p>1443067941.56186</text:p>
          </table:table-cell>
          <table:table-cell table:formula="of:=[.J194]-[.$B194]" office:value-type="float" office:value="0.206305265426636" calcext:value-type="float">
            <text:p>0.206305265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067941.40388" calcext:value-type="float">
            <text:p>1443067941.40388</text:p>
          </table:table-cell>
          <table:table-cell office:value-type="float" office:value="4096" calcext:value-type="float">
            <text:p>4096</text:p>
          </table:table-cell>
          <table:table-cell table:formula="of:=[.B195]-[.B$1]" office:value-type="float" office:value="25.7234420776367" calcext:value-type="float">
            <text:p>25.7234420776</text:p>
          </table:table-cell>
          <table:table-cell table:formula="of:=[.C195]/([.D195]-[.D194])" office:value-type="float" office:value="84753.0607730446" calcext:value-type="float">
            <text:p>84753.0607730446</text:p>
          </table:table-cell>
          <table:table-cell/>
          <table:table-cell office:value-type="float" office:value="1443067941.6102" calcext:value-type="float">
            <text:p>1443067941.6102</text:p>
          </table:table-cell>
          <table:table-cell table:formula="of:=[.G195]-[.$B195]" office:value-type="float" office:value="0.206318616867065" calcext:value-type="float">
            <text:p>0.2063186169</text:p>
          </table:table-cell>
          <table:table-cell/>
          <table:table-cell office:value-type="float" office:value="1443067941.6102" calcext:value-type="float">
            <text:p>1443067941.6102</text:p>
          </table:table-cell>
          <table:table-cell table:formula="of:=[.J195]-[.$B195]" office:value-type="float" office:value="0.206318616867065" calcext:value-type="float">
            <text:p>0.206318616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067941.45221" calcext:value-type="float">
            <text:p>1443067941.45221</text:p>
          </table:table-cell>
          <table:table-cell office:value-type="float" office:value="4096" calcext:value-type="float">
            <text:p>4096</text:p>
          </table:table-cell>
          <table:table-cell table:formula="of:=[.B196]-[.B$1]" office:value-type="float" office:value="25.7717695236206" calcext:value-type="float">
            <text:p>25.7717695236</text:p>
          </table:table-cell>
          <table:table-cell table:formula="of:=[.C196]/([.D196]-[.D195])" office:value-type="float" office:value="84755.1513764184" calcext:value-type="float">
            <text:p>84755.1513764184</text:p>
          </table:table-cell>
          <table:table-cell/>
          <table:table-cell office:value-type="float" office:value="1443067941.65852" calcext:value-type="float">
            <text:p>1443067941.65852</text:p>
          </table:table-cell>
          <table:table-cell table:formula="of:=[.G196]-[.$B196]" office:value-type="float" office:value="0.206309795379639" calcext:value-type="float">
            <text:p>0.2063097954</text:p>
          </table:table-cell>
          <table:table-cell/>
          <table:table-cell office:value-type="float" office:value="1443067941.65852" calcext:value-type="float">
            <text:p>1443067941.65852</text:p>
          </table:table-cell>
          <table:table-cell table:formula="of:=[.J196]-[.$B196]" office:value-type="float" office:value="0.206309795379639" calcext:value-type="float">
            <text:p>0.206309795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067941.50054" calcext:value-type="float">
            <text:p>1443067941.50054</text:p>
          </table:table-cell>
          <table:table-cell office:value-type="float" office:value="4096" calcext:value-type="float">
            <text:p>4096</text:p>
          </table:table-cell>
          <table:table-cell table:formula="of:=[.B197]-[.B$1]" office:value-type="float" office:value="25.8200991153717" calcext:value-type="float">
            <text:p>25.8200991154</text:p>
          </table:table-cell>
          <table:table-cell table:formula="of:=[.C197]/([.D197]-[.D196])" office:value-type="float" office:value="84751.3883646015" calcext:value-type="float">
            <text:p>84751.3883646015</text:p>
          </table:table-cell>
          <table:table-cell/>
          <table:table-cell office:value-type="float" office:value="1443067941.70686" calcext:value-type="float">
            <text:p>1443067941.70686</text:p>
          </table:table-cell>
          <table:table-cell table:formula="of:=[.G197]-[.$B197]" office:value-type="float" office:value="0.206319570541382" calcext:value-type="float">
            <text:p>0.2063195705</text:p>
          </table:table-cell>
          <table:table-cell/>
          <table:table-cell office:value-type="float" office:value="1443067941.70686" calcext:value-type="float">
            <text:p>1443067941.70686</text:p>
          </table:table-cell>
          <table:table-cell table:formula="of:=[.J197]-[.$B197]" office:value-type="float" office:value="0.206319570541382" calcext:value-type="float">
            <text:p>0.206319570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067941.54887" calcext:value-type="float">
            <text:p>1443067941.54887</text:p>
          </table:table-cell>
          <table:table-cell office:value-type="float" office:value="4096" calcext:value-type="float">
            <text:p>4096</text:p>
          </table:table-cell>
          <table:table-cell table:formula="of:=[.B198]-[.B$1]" office:value-type="float" office:value="25.8684298992157" calcext:value-type="float">
            <text:p>25.8684298992</text:p>
          </table:table-cell>
          <table:table-cell table:formula="of:=[.C198]/([.D198]-[.D197])" office:value-type="float" office:value="84749.2979468611" calcext:value-type="float">
            <text:p>84749.2979468611</text:p>
          </table:table-cell>
          <table:table-cell/>
          <table:table-cell office:value-type="float" office:value="1443067941.75519" calcext:value-type="float">
            <text:p>1443067941.75519</text:p>
          </table:table-cell>
          <table:table-cell table:formula="of:=[.G198]-[.$B198]" office:value-type="float" office:value="0.206324338912964" calcext:value-type="float">
            <text:p>0.2063243389</text:p>
          </table:table-cell>
          <table:table-cell/>
          <table:table-cell office:value-type="float" office:value="1443067941.75519" calcext:value-type="float">
            <text:p>1443067941.75519</text:p>
          </table:table-cell>
          <table:table-cell table:formula="of:=[.J198]-[.$B198]" office:value-type="float" office:value="0.206324338912964" calcext:value-type="float">
            <text:p>0.206324338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067941.59719" calcext:value-type="float">
            <text:p>1443067941.59719</text:p>
          </table:table-cell>
          <table:table-cell office:value-type="float" office:value="4096" calcext:value-type="float">
            <text:p>4096</text:p>
          </table:table-cell>
          <table:table-cell table:formula="of:=[.B199]-[.B$1]" office:value-type="float" office:value="25.9167499542236" calcext:value-type="float">
            <text:p>25.9167499542</text:p>
          </table:table-cell>
          <table:table-cell table:formula="of:=[.C199]/([.D199]-[.D198])" office:value-type="float" office:value="84768.1154197238" calcext:value-type="float">
            <text:p>84768.1154197238</text:p>
          </table:table-cell>
          <table:table-cell/>
          <table:table-cell office:value-type="float" office:value="1443067941.80352" calcext:value-type="float">
            <text:p>1443067941.80352</text:p>
          </table:table-cell>
          <table:table-cell table:formula="of:=[.G199]-[.$B199]" office:value-type="float" office:value="0.20633053779602" calcext:value-type="float">
            <text:p>0.2063305378</text:p>
          </table:table-cell>
          <table:table-cell/>
          <table:table-cell office:value-type="float" office:value="1443067941.80352" calcext:value-type="float">
            <text:p>1443067941.80352</text:p>
          </table:table-cell>
          <table:table-cell table:formula="of:=[.J199]-[.$B199]" office:value-type="float" office:value="0.20633053779602" calcext:value-type="float">
            <text:p>0.206330537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067941.64551" calcext:value-type="float">
            <text:p>1443067941.64551</text:p>
          </table:table-cell>
          <table:table-cell office:value-type="float" office:value="4096" calcext:value-type="float">
            <text:p>4096</text:p>
          </table:table-cell>
          <table:table-cell table:formula="of:=[.B200]-[.B$1]" office:value-type="float" office:value="25.9650750160217" calcext:value-type="float">
            <text:p>25.965075016</text:p>
          </table:table-cell>
          <table:table-cell table:formula="of:=[.C200]/([.D200]-[.D199])" office:value-type="float" office:value="84759.3328925946" calcext:value-type="float">
            <text:p>84759.3328925946</text:p>
          </table:table-cell>
          <table:table-cell/>
          <table:table-cell office:value-type="float" office:value="1443067941.85185" calcext:value-type="float">
            <text:p>1443067941.85185</text:p>
          </table:table-cell>
          <table:table-cell table:formula="of:=[.G200]-[.$B200]" office:value-type="float" office:value="0.206338405609131" calcext:value-type="float">
            <text:p>0.2063384056</text:p>
          </table:table-cell>
          <table:table-cell/>
          <table:table-cell office:value-type="float" office:value="1443067941.85185" calcext:value-type="float">
            <text:p>1443067941.85185</text:p>
          </table:table-cell>
          <table:table-cell table:formula="of:=[.J200]-[.$B200]" office:value-type="float" office:value="0.206338405609131" calcext:value-type="float">
            <text:p>0.20633840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067941.69384" calcext:value-type="float">
            <text:p>1443067941.69384</text:p>
          </table:table-cell>
          <table:table-cell office:value-type="float" office:value="4096" calcext:value-type="float">
            <text:p>4096</text:p>
          </table:table-cell>
          <table:table-cell table:formula="of:=[.B201]-[.B$1]" office:value-type="float" office:value="26.013402223587" calcext:value-type="float">
            <text:p>26.0134022236</text:p>
          </table:table-cell>
          <table:table-cell table:formula="of:=[.C201]/([.D201]-[.D200])" office:value-type="float" office:value="84755.5695094697" calcext:value-type="float">
            <text:p>84755.5695094697</text:p>
          </table:table-cell>
          <table:table-cell/>
          <table:table-cell office:value-type="float" office:value="1443067941.90023" calcext:value-type="float">
            <text:p>1443067941.90023</text:p>
          </table:table-cell>
          <table:table-cell table:formula="of:=[.G201]-[.$B201]" office:value-type="float" office:value="0.206393003463745" calcext:value-type="float">
            <text:p>0.2063930035</text:p>
          </table:table-cell>
          <table:table-cell/>
          <table:table-cell office:value-type="float" office:value="1443067941.90023" calcext:value-type="float">
            <text:p>1443067941.90023</text:p>
          </table:table-cell>
          <table:table-cell table:formula="of:=[.J201]-[.$B201]" office:value-type="float" office:value="0.206393003463745" calcext:value-type="float">
            <text:p>0.206393003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067941.74217" calcext:value-type="float">
            <text:p>1443067941.74217</text:p>
          </table:table-cell>
          <table:table-cell office:value-type="float" office:value="4096" calcext:value-type="float">
            <text:p>4096</text:p>
          </table:table-cell>
          <table:table-cell table:formula="of:=[.B202]-[.B$1]" office:value-type="float" office:value="26.0617275238037" calcext:value-type="float">
            <text:p>26.0617275238</text:p>
          </table:table-cell>
          <table:table-cell table:formula="of:=[.C202]/([.D202]-[.D201])" office:value-type="float" office:value="84758.91472241" calcext:value-type="float">
            <text:p>84758.91472241</text:p>
          </table:table-cell>
          <table:table-cell/>
          <table:table-cell office:value-type="float" office:value="1443067941.94854" calcext:value-type="float">
            <text:p>1443067941.94854</text:p>
          </table:table-cell>
          <table:table-cell table:formula="of:=[.G202]-[.$B202]" office:value-type="float" office:value="0.206375122070312" calcext:value-type="float">
            <text:p>0.2063751221</text:p>
          </table:table-cell>
          <table:table-cell/>
          <table:table-cell office:value-type="float" office:value="1443067941.94854" calcext:value-type="float">
            <text:p>1443067941.94854</text:p>
          </table:table-cell>
          <table:table-cell table:formula="of:=[.J202]-[.$B202]" office:value-type="float" office:value="0.206375122070312" calcext:value-type="float">
            <text:p>0.206375122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067941.79049" calcext:value-type="float">
            <text:p>1443067941.79049</text:p>
          </table:table-cell>
          <table:table-cell office:value-type="float" office:value="4096" calcext:value-type="float">
            <text:p>4096</text:p>
          </table:table-cell>
          <table:table-cell table:formula="of:=[.B203]-[.B$1]" office:value-type="float" office:value="26.1100537776947" calcext:value-type="float">
            <text:p>26.1100537777</text:p>
          </table:table-cell>
          <table:table-cell table:formula="of:=[.C203]/([.D203]-[.D202])" office:value-type="float" office:value="84757.2420829325" calcext:value-type="float">
            <text:p>84757.2420829325</text:p>
          </table:table-cell>
          <table:table-cell/>
          <table:table-cell office:value-type="float" office:value="1443067941.99691" calcext:value-type="float">
            <text:p>1443067941.99691</text:p>
          </table:table-cell>
          <table:table-cell table:formula="of:=[.G203]-[.$B203]" office:value-type="float" office:value="0.206419706344604" calcext:value-type="float">
            <text:p>0.2064197063</text:p>
          </table:table-cell>
          <table:table-cell/>
          <table:table-cell office:value-type="float" office:value="1443067941.99691" calcext:value-type="float">
            <text:p>1443067941.99691</text:p>
          </table:table-cell>
          <table:table-cell table:formula="of:=[.J203]-[.$B203]" office:value-type="float" office:value="0.206419706344604" calcext:value-type="float">
            <text:p>0.206419706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067941.83882" calcext:value-type="float">
            <text:p>1443067941.83882</text:p>
          </table:table-cell>
          <table:table-cell office:value-type="float" office:value="4096" calcext:value-type="float">
            <text:p>4096</text:p>
          </table:table-cell>
          <table:table-cell table:formula="of:=[.B204]-[.B$1]" office:value-type="float" office:value="26.1583840847015" calcext:value-type="float">
            <text:p>26.1583840847</text:p>
          </table:table-cell>
          <table:table-cell table:formula="of:=[.C204]/([.D204]-[.D203])" office:value-type="float" office:value="84750.1341015825" calcext:value-type="float">
            <text:p>84750.1341015825</text:p>
          </table:table-cell>
          <table:table-cell/>
          <table:table-cell office:value-type="float" office:value="1443067942.04522" calcext:value-type="float">
            <text:p>1443067942.04522</text:p>
          </table:table-cell>
          <table:table-cell table:formula="of:=[.G204]-[.$B204]" office:value-type="float" office:value="0.206400394439697" calcext:value-type="float">
            <text:p>0.2064003944</text:p>
          </table:table-cell>
          <table:table-cell/>
          <table:table-cell office:value-type="float" office:value="1443067942.04522" calcext:value-type="float">
            <text:p>1443067942.04522</text:p>
          </table:table-cell>
          <table:table-cell table:formula="of:=[.J204]-[.$B204]" office:value-type="float" office:value="0.206400394439697" calcext:value-type="float">
            <text:p>0.206400394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067941.88715" calcext:value-type="float">
            <text:p>1443067941.88715</text:p>
          </table:table-cell>
          <table:table-cell office:value-type="float" office:value="4096" calcext:value-type="float">
            <text:p>4096</text:p>
          </table:table-cell>
          <table:table-cell table:formula="of:=[.B205]-[.B$1]" office:value-type="float" office:value="26.2067139148712" calcext:value-type="float">
            <text:p>26.2067139149</text:p>
          </table:table-cell>
          <table:table-cell table:formula="of:=[.C205]/([.D205]-[.D204])" office:value-type="float" office:value="84750.9702728035" calcext:value-type="float">
            <text:p>84750.9702728035</text:p>
          </table:table-cell>
          <table:table-cell/>
          <table:table-cell office:value-type="float" office:value="1443067942.09358" calcext:value-type="float">
            <text:p>1443067942.09358</text:p>
          </table:table-cell>
          <table:table-cell table:formula="of:=[.G205]-[.$B205]" office:value-type="float" office:value="0.20642352104187" calcext:value-type="float">
            <text:p>0.206423521</text:p>
          </table:table-cell>
          <table:table-cell/>
          <table:table-cell office:value-type="float" office:value="1443067942.09358" calcext:value-type="float">
            <text:p>1443067942.09358</text:p>
          </table:table-cell>
          <table:table-cell table:formula="of:=[.J205]-[.$B205]" office:value-type="float" office:value="0.20642352104187" calcext:value-type="float">
            <text:p>0.20642352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067941.93547" calcext:value-type="float">
            <text:p>1443067941.93547</text:p>
          </table:table-cell>
          <table:table-cell office:value-type="float" office:value="4096" calcext:value-type="float">
            <text:p>4096</text:p>
          </table:table-cell>
          <table:table-cell table:formula="of:=[.B206]-[.B$1]" office:value-type="float" office:value="26.2550365924835" calcext:value-type="float">
            <text:p>26.2550365925</text:p>
          </table:table-cell>
          <table:table-cell table:formula="of:=[.C206]/([.D206]-[.D205])" office:value-type="float" office:value="84763.5148213933" calcext:value-type="float">
            <text:p>84763.5148213933</text:p>
          </table:table-cell>
          <table:table-cell/>
          <table:table-cell office:value-type="float" office:value="1443067942.14186" calcext:value-type="float">
            <text:p>1443067942.14186</text:p>
          </table:table-cell>
          <table:table-cell table:formula="of:=[.G206]-[.$B206]" office:value-type="float" office:value="0.206386804580688" calcext:value-type="float">
            <text:p>0.2063868046</text:p>
          </table:table-cell>
          <table:table-cell/>
          <table:table-cell office:value-type="float" office:value="1443067942.14186" calcext:value-type="float">
            <text:p>1443067942.14186</text:p>
          </table:table-cell>
          <table:table-cell table:formula="of:=[.J206]-[.$B206]" office:value-type="float" office:value="0.206386804580688" calcext:value-type="float">
            <text:p>0.206386804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067941.98382" calcext:value-type="float">
            <text:p>1443067941.98382</text:p>
          </table:table-cell>
          <table:table-cell office:value-type="float" office:value="4096" calcext:value-type="float">
            <text:p>4096</text:p>
          </table:table-cell>
          <table:table-cell table:formula="of:=[.B207]-[.B$1]" office:value-type="float" office:value="26.3033776283264" calcext:value-type="float">
            <text:p>26.3033776283</text:p>
          </table:table-cell>
          <table:table-cell table:formula="of:=[.C207]/([.D207]-[.D206])" office:value-type="float" office:value="84731.3246102477" calcext:value-type="float">
            <text:p>84731.3246102477</text:p>
          </table:table-cell>
          <table:table-cell/>
          <table:table-cell office:value-type="float" office:value="1443067942.19021" calcext:value-type="float">
            <text:p>1443067942.19021</text:p>
          </table:table-cell>
          <table:table-cell table:formula="of:=[.G207]-[.$B207]" office:value-type="float" office:value="0.206389188766479" calcext:value-type="float">
            <text:p>0.2063891888</text:p>
          </table:table-cell>
          <table:table-cell/>
          <table:table-cell office:value-type="float" office:value="1443067942.19021" calcext:value-type="float">
            <text:p>1443067942.19021</text:p>
          </table:table-cell>
          <table:table-cell table:formula="of:=[.J207]-[.$B207]" office:value-type="float" office:value="0.206389188766479" calcext:value-type="float">
            <text:p>0.206389188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067942.02674" calcext:value-type="float">
            <text:p>1443067942.02674</text:p>
          </table:table-cell>
          <table:table-cell office:value-type="float" office:value="4096" calcext:value-type="float">
            <text:p>4096</text:p>
          </table:table-cell>
          <table:table-cell table:formula="of:=[.B208]-[.B$1]" office:value-type="float" office:value="26.346302986145" calcext:value-type="float">
            <text:p>26.3463029861</text:p>
          </table:table-cell>
          <table:table-cell table:formula="of:=[.C208]/([.D208]-[.D207])" office:value-type="float" office:value="95421.4526832628" calcext:value-type="float">
            <text:p>95421.4526832628</text:p>
          </table:table-cell>
          <table:table-cell/>
          <table:table-cell office:value-type="float" office:value="1443067942.2331" calcext:value-type="float">
            <text:p>1443067942.2331</text:p>
          </table:table-cell>
          <table:table-cell table:formula="of:=[.G208]-[.$B208]" office:value-type="float" office:value="0.206362724304199" calcext:value-type="float">
            <text:p>0.2063627243</text:p>
          </table:table-cell>
          <table:table-cell/>
          <table:table-cell office:value-type="float" office:value="1443067942.2331" calcext:value-type="float">
            <text:p>1443067942.2331</text:p>
          </table:table-cell>
          <table:table-cell table:formula="of:=[.J208]-[.$B208]" office:value-type="float" office:value="0.206362724304199" calcext:value-type="float">
            <text:p>0.206362724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067942.06688" calcext:value-type="float">
            <text:p>1443067942.06688</text:p>
          </table:table-cell>
          <table:table-cell office:value-type="float" office:value="4096" calcext:value-type="float">
            <text:p>4096</text:p>
          </table:table-cell>
          <table:table-cell table:formula="of:=[.B209]-[.B$1]" office:value-type="float" office:value="26.3864452838898" calcext:value-type="float">
            <text:p>26.3864452839</text:p>
          </table:table-cell>
          <table:table-cell table:formula="of:=[.C209]/([.D209]-[.D208])" office:value-type="float" office:value="102037.009093123" calcext:value-type="float">
            <text:p>102037.009093123</text:p>
          </table:table-cell>
          <table:table-cell/>
          <table:table-cell office:value-type="float" office:value="1443067942.27322" calcext:value-type="float">
            <text:p>1443067942.27322</text:p>
          </table:table-cell>
          <table:table-cell table:formula="of:=[.G209]-[.$B209]" office:value-type="float" office:value="0.20633602142334" calcext:value-type="float">
            <text:p>0.2063360214</text:p>
          </table:table-cell>
          <table:table-cell/>
          <table:table-cell office:value-type="float" office:value="1443067942.27322" calcext:value-type="float">
            <text:p>1443067942.27322</text:p>
          </table:table-cell>
          <table:table-cell table:formula="of:=[.J209]-[.$B209]" office:value-type="float" office:value="0.20633602142334" calcext:value-type="float">
            <text:p>0.206336021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067942.10703" calcext:value-type="float">
            <text:p>1443067942.10703</text:p>
          </table:table-cell>
          <table:table-cell office:value-type="float" office:value="4096" calcext:value-type="float">
            <text:p>4096</text:p>
          </table:table-cell>
          <table:table-cell table:formula="of:=[.B210]-[.B$1]" office:value-type="float" office:value="26.4265868663788" calcext:value-type="float">
            <text:p>26.4265868664</text:p>
          </table:table-cell>
          <table:table-cell table:formula="of:=[.C210]/([.D210]-[.D209])" office:value-type="float" office:value="102038.827221648" calcext:value-type="float">
            <text:p>102038.827221648</text:p>
          </table:table-cell>
          <table:table-cell/>
          <table:table-cell office:value-type="float" office:value="1443067942.31335" calcext:value-type="float">
            <text:p>1443067942.31335</text:p>
          </table:table-cell>
          <table:table-cell table:formula="of:=[.G210]-[.$B210]" office:value-type="float" office:value="0.206327438354492" calcext:value-type="float">
            <text:p>0.2063274384</text:p>
          </table:table-cell>
          <table:table-cell/>
          <table:table-cell office:value-type="float" office:value="1443067942.31335" calcext:value-type="float">
            <text:p>1443067942.31335</text:p>
          </table:table-cell>
          <table:table-cell table:formula="of:=[.J210]-[.$B210]" office:value-type="float" office:value="0.206327438354492" calcext:value-type="float">
            <text:p>0.206327438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067942.14717" calcext:value-type="float">
            <text:p>1443067942.14717</text:p>
          </table:table-cell>
          <table:table-cell office:value-type="float" office:value="4096" calcext:value-type="float">
            <text:p>4096</text:p>
          </table:table-cell>
          <table:table-cell table:formula="of:=[.B211]-[.B$1]" office:value-type="float" office:value="26.4667282104492" calcext:value-type="float">
            <text:p>26.4667282104</text:p>
          </table:table-cell>
          <table:table-cell table:formula="of:=[.C211]/([.D211]-[.D210])" office:value-type="float" office:value="102039.433278888" calcext:value-type="float">
            <text:p>102039.433278888</text:p>
          </table:table-cell>
          <table:table-cell/>
          <table:table-cell office:value-type="float" office:value="1443067942.35349" calcext:value-type="float">
            <text:p>1443067942.35349</text:p>
          </table:table-cell>
          <table:table-cell table:formula="of:=[.G211]-[.$B211]" office:value-type="float" office:value="0.206324100494385" calcext:value-type="float">
            <text:p>0.2063241005</text:p>
          </table:table-cell>
          <table:table-cell/>
          <table:table-cell office:value-type="float" office:value="1443067942.35349" calcext:value-type="float">
            <text:p>1443067942.35349</text:p>
          </table:table-cell>
          <table:table-cell table:formula="of:=[.J211]-[.$B211]" office:value-type="float" office:value="0.206324100494385" calcext:value-type="float">
            <text:p>0.206324100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067942.18731" calcext:value-type="float">
            <text:p>1443067942.18731</text:p>
          </table:table-cell>
          <table:table-cell office:value-type="float" office:value="4096" calcext:value-type="float">
            <text:p>4096</text:p>
          </table:table-cell>
          <table:table-cell table:formula="of:=[.B212]-[.B$1]" office:value-type="float" office:value="26.5068690776825" calcext:value-type="float">
            <text:p>26.5068690777</text:p>
          </table:table-cell>
          <table:table-cell table:formula="of:=[.C212]/([.D212]-[.D211])" office:value-type="float" office:value="102040.645414966" calcext:value-type="float">
            <text:p>102040.645414966</text:p>
          </table:table-cell>
          <table:table-cell/>
          <table:table-cell office:value-type="float" office:value="1443067942.39361" calcext:value-type="float">
            <text:p>1443067942.39361</text:p>
          </table:table-cell>
          <table:table-cell table:formula="of:=[.G212]-[.$B212]" office:value-type="float" office:value="0.206302165985107" calcext:value-type="float">
            <text:p>0.206302166</text:p>
          </table:table-cell>
          <table:table-cell/>
          <table:table-cell office:value-type="float" office:value="1443067942.39361" calcext:value-type="float">
            <text:p>1443067942.39361</text:p>
          </table:table-cell>
          <table:table-cell table:formula="of:=[.J212]-[.$B212]" office:value-type="float" office:value="0.206302165985107" calcext:value-type="float">
            <text:p>0.20630216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067942.22745" calcext:value-type="float">
            <text:p>1443067942.22745</text:p>
          </table:table-cell>
          <table:table-cell office:value-type="float" office:value="4096" calcext:value-type="float">
            <text:p>4096</text:p>
          </table:table-cell>
          <table:table-cell table:formula="of:=[.B213]-[.B$1]" office:value-type="float" office:value="26.5470144748688" calcext:value-type="float">
            <text:p>26.5470144749</text:p>
          </table:table-cell>
          <table:table-cell table:formula="of:=[.C213]/([.D213]-[.D212])" office:value-type="float" office:value="102029.131284817" calcext:value-type="float">
            <text:p>102029.131284817</text:p>
          </table:table-cell>
          <table:table-cell/>
          <table:table-cell office:value-type="float" office:value="1443067942.43372" calcext:value-type="float">
            <text:p>1443067942.43372</text:p>
          </table:table-cell>
          <table:table-cell table:formula="of:=[.G213]-[.$B213]" office:value-type="float" office:value="0.206263065338135" calcext:value-type="float">
            <text:p>0.2062630653</text:p>
          </table:table-cell>
          <table:table-cell/>
          <table:table-cell office:value-type="float" office:value="1443067942.43372" calcext:value-type="float">
            <text:p>1443067942.43372</text:p>
          </table:table-cell>
          <table:table-cell table:formula="of:=[.J213]-[.$B213]" office:value-type="float" office:value="0.206263065338135" calcext:value-type="float">
            <text:p>0.206263065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067942.2676" calcext:value-type="float">
            <text:p>1443067942.2676</text:p>
          </table:table-cell>
          <table:table-cell office:value-type="float" office:value="4096" calcext:value-type="float">
            <text:p>4096</text:p>
          </table:table-cell>
          <table:table-cell table:formula="of:=[.B214]-[.B$1]" office:value-type="float" office:value="26.5871610641479" calcext:value-type="float">
            <text:p>26.5871610641</text:p>
          </table:table-cell>
          <table:table-cell table:formula="of:=[.C214]/([.D214]-[.D213])" office:value-type="float" office:value="102026.101682434" calcext:value-type="float">
            <text:p>102026.101682434</text:p>
          </table:table-cell>
          <table:table-cell/>
          <table:table-cell office:value-type="float" office:value="1443067942.47391" calcext:value-type="float">
            <text:p>1443067942.47391</text:p>
          </table:table-cell>
          <table:table-cell table:formula="of:=[.G214]-[.$B214]" office:value-type="float" office:value="0.206308603286743" calcext:value-type="float">
            <text:p>0.2063086033</text:p>
          </table:table-cell>
          <table:table-cell/>
          <table:table-cell office:value-type="float" office:value="1443067942.47391" calcext:value-type="float">
            <text:p>1443067942.47391</text:p>
          </table:table-cell>
          <table:table-cell table:formula="of:=[.J214]-[.$B214]" office:value-type="float" office:value="0.206308603286743" calcext:value-type="float">
            <text:p>0.206308603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067942.30775" calcext:value-type="float">
            <text:p>1443067942.30775</text:p>
          </table:table-cell>
          <table:table-cell office:value-type="float" office:value="4096" calcext:value-type="float">
            <text:p>4096</text:p>
          </table:table-cell>
          <table:table-cell table:formula="of:=[.B215]-[.B$1]" office:value-type="float" office:value="26.6273090839386" calcext:value-type="float">
            <text:p>26.6273090839</text:p>
          </table:table-cell>
          <table:table-cell table:formula="of:=[.C215]/([.D215]-[.D214])" office:value-type="float" office:value="102022.466397059" calcext:value-type="float">
            <text:p>102022.466397059</text:p>
          </table:table-cell>
          <table:table-cell/>
          <table:table-cell office:value-type="float" office:value="1443067942.51406" calcext:value-type="float">
            <text:p>1443067942.51406</text:p>
          </table:table-cell>
          <table:table-cell table:formula="of:=[.G215]-[.$B215]" office:value-type="float" office:value="0.206308841705322" calcext:value-type="float">
            <text:p>0.2063088417</text:p>
          </table:table-cell>
          <table:table-cell/>
          <table:table-cell office:value-type="float" office:value="1443067942.51406" calcext:value-type="float">
            <text:p>1443067942.51406</text:p>
          </table:table-cell>
          <table:table-cell table:formula="of:=[.J215]-[.$B215]" office:value-type="float" office:value="0.206308841705322" calcext:value-type="float">
            <text:p>0.206308841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067942.3479" calcext:value-type="float">
            <text:p>1443067942.3479</text:p>
          </table:table-cell>
          <table:table-cell office:value-type="float" office:value="4096" calcext:value-type="float">
            <text:p>4096</text:p>
          </table:table-cell>
          <table:table-cell table:formula="of:=[.B216]-[.B$1]" office:value-type="float" office:value="26.6674573421478" calcext:value-type="float">
            <text:p>26.6674573421</text:p>
          </table:table-cell>
          <table:table-cell table:formula="of:=[.C216]/([.D216]-[.D215])" office:value-type="float" office:value="102021.860541349" calcext:value-type="float">
            <text:p>102021.860541349</text:p>
          </table:table-cell>
          <table:table-cell/>
          <table:table-cell office:value-type="float" office:value="1443067942.55425" calcext:value-type="float">
            <text:p>1443067942.55425</text:p>
          </table:table-cell>
          <table:table-cell table:formula="of:=[.G216]-[.$B216]" office:value-type="float" office:value="0.206354379653931" calcext:value-type="float">
            <text:p>0.2063543797</text:p>
          </table:table-cell>
          <table:table-cell/>
          <table:table-cell office:value-type="float" office:value="1443067942.55425" calcext:value-type="float">
            <text:p>1443067942.55425</text:p>
          </table:table-cell>
          <table:table-cell table:formula="of:=[.J216]-[.$B216]" office:value-type="float" office:value="0.206354379653931" calcext:value-type="float">
            <text:p>0.206354379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067942.38804" calcext:value-type="float">
            <text:p>1443067942.38804</text:p>
          </table:table-cell>
          <table:table-cell office:value-type="float" office:value="4096" calcext:value-type="float">
            <text:p>4096</text:p>
          </table:table-cell>
          <table:table-cell table:formula="of:=[.B217]-[.B$1]" office:value-type="float" office:value="26.7076013088226" calcext:value-type="float">
            <text:p>26.7076013088</text:p>
          </table:table-cell>
          <table:table-cell table:formula="of:=[.C217]/([.D217]-[.D216])" office:value-type="float" office:value="102032.767045185" calcext:value-type="float">
            <text:p>102032.767045185</text:p>
          </table:table-cell>
          <table:table-cell/>
          <table:table-cell office:value-type="float" office:value="1443067942.59441" calcext:value-type="float">
            <text:p>1443067942.59441</text:p>
          </table:table-cell>
          <table:table-cell table:formula="of:=[.G217]-[.$B217]" office:value-type="float" office:value="0.206369638442993" calcext:value-type="float">
            <text:p>0.2063696384</text:p>
          </table:table-cell>
          <table:table-cell/>
          <table:table-cell office:value-type="float" office:value="1443067942.59441" calcext:value-type="float">
            <text:p>1443067942.59441</text:p>
          </table:table-cell>
          <table:table-cell table:formula="of:=[.J217]-[.$B217]" office:value-type="float" office:value="0.206369638442993" calcext:value-type="float">
            <text:p>0.206369638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067942.42818" calcext:value-type="float">
            <text:p>1443067942.42818</text:p>
          </table:table-cell>
          <table:table-cell office:value-type="float" office:value="4096" calcext:value-type="float">
            <text:p>4096</text:p>
          </table:table-cell>
          <table:table-cell table:formula="of:=[.B218]-[.B$1]" office:value-type="float" office:value="26.7477443218231" calcext:value-type="float">
            <text:p>26.7477443218</text:p>
          </table:table-cell>
          <table:table-cell table:formula="of:=[.C218]/([.D218]-[.D217])" office:value-type="float" office:value="102035.191029387" calcext:value-type="float">
            <text:p>102035.191029387</text:p>
          </table:table-cell>
          <table:table-cell/>
          <table:table-cell office:value-type="float" office:value="1443067942.63456" calcext:value-type="float">
            <text:p>1443067942.63456</text:p>
          </table:table-cell>
          <table:table-cell table:formula="of:=[.G218]-[.$B218]" office:value-type="float" office:value="0.206373691558838" calcext:value-type="float">
            <text:p>0.2063736916</text:p>
          </table:table-cell>
          <table:table-cell/>
          <table:table-cell office:value-type="float" office:value="1443067942.63456" calcext:value-type="float">
            <text:p>1443067942.63456</text:p>
          </table:table-cell>
          <table:table-cell table:formula="of:=[.J218]-[.$B218]" office:value-type="float" office:value="0.206373691558838" calcext:value-type="float">
            <text:p>0.206373691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067942.46833" calcext:value-type="float">
            <text:p>1443067942.46833</text:p>
          </table:table-cell>
          <table:table-cell office:value-type="float" office:value="4096" calcext:value-type="float">
            <text:p>4096</text:p>
          </table:table-cell>
          <table:table-cell table:formula="of:=[.B219]-[.B$1]" office:value-type="float" office:value="26.7878935337067" calcext:value-type="float">
            <text:p>26.7878935337</text:p>
          </table:table-cell>
          <table:table-cell table:formula="of:=[.C219]/([.D219]-[.D218])" office:value-type="float" office:value="102019.437190465" calcext:value-type="float">
            <text:p>102019.437190465</text:p>
          </table:table-cell>
          <table:table-cell/>
          <table:table-cell office:value-type="float" office:value="1443067942.67468" calcext:value-type="float">
            <text:p>1443067942.67468</text:p>
          </table:table-cell>
          <table:table-cell table:formula="of:=[.G219]-[.$B219]" office:value-type="float" office:value="0.206343173980713" calcext:value-type="float">
            <text:p>0.206343174</text:p>
          </table:table-cell>
          <table:table-cell/>
          <table:table-cell office:value-type="float" office:value="1443067942.67468" calcext:value-type="float">
            <text:p>1443067942.67468</text:p>
          </table:table-cell>
          <table:table-cell table:formula="of:=[.J219]-[.$B219]" office:value-type="float" office:value="0.206343173980713" calcext:value-type="float">
            <text:p>0.20634317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067942.50848" calcext:value-type="float">
            <text:p>1443067942.50848</text:p>
          </table:table-cell>
          <table:table-cell office:value-type="float" office:value="4096" calcext:value-type="float">
            <text:p>4096</text:p>
          </table:table-cell>
          <table:table-cell table:formula="of:=[.B220]-[.B$1]" office:value-type="float" office:value="26.8280410766602" calcext:value-type="float">
            <text:p>26.8280410767</text:p>
          </table:table-cell>
          <table:table-cell table:formula="of:=[.C220]/([.D220]-[.D219])" office:value-type="float" office:value="102023.678130066" calcext:value-type="float">
            <text:p>102023.678130066</text:p>
          </table:table-cell>
          <table:table-cell/>
          <table:table-cell office:value-type="float" office:value="1443067942.71489" calcext:value-type="float">
            <text:p>1443067942.71489</text:p>
          </table:table-cell>
          <table:table-cell table:formula="of:=[.G220]-[.$B220]" office:value-type="float" office:value="0.206407785415649" calcext:value-type="float">
            <text:p>0.2064077854</text:p>
          </table:table-cell>
          <table:table-cell/>
          <table:table-cell office:value-type="float" office:value="1443067942.71489" calcext:value-type="float">
            <text:p>1443067942.71489</text:p>
          </table:table-cell>
          <table:table-cell table:formula="of:=[.J220]-[.$B220]" office:value-type="float" office:value="0.206407785415649" calcext:value-type="float">
            <text:p>0.206407785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067942.54857" calcext:value-type="float">
            <text:p>1443067942.54857</text:p>
          </table:table-cell>
          <table:table-cell office:value-type="float" office:value="4096" calcext:value-type="float">
            <text:p>4096</text:p>
          </table:table-cell>
          <table:table-cell table:formula="of:=[.B221]-[.B$1]" office:value-type="float" office:value="26.8681335449219" calcext:value-type="float">
            <text:p>26.8681335449</text:p>
          </table:table-cell>
          <table:table-cell table:formula="of:=[.C221]/([.D221]-[.D220])" office:value-type="float" office:value="102163.827212179" calcext:value-type="float">
            <text:p>102163.827212179</text:p>
          </table:table-cell>
          <table:table-cell/>
          <table:table-cell office:value-type="float" office:value="1443067942.75497" calcext:value-type="float">
            <text:p>1443067942.75497</text:p>
          </table:table-cell>
          <table:table-cell table:formula="of:=[.G221]-[.$B221]" office:value-type="float" office:value="0.206393718719482" calcext:value-type="float">
            <text:p>0.2063937187</text:p>
          </table:table-cell>
          <table:table-cell/>
          <table:table-cell office:value-type="float" office:value="1443067942.75497" calcext:value-type="float">
            <text:p>1443067942.75497</text:p>
          </table:table-cell>
          <table:table-cell table:formula="of:=[.J221]-[.$B221]" office:value-type="float" office:value="0.206393718719482" calcext:value-type="float">
            <text:p>0.206393718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067942.58869" calcext:value-type="float">
            <text:p>1443067942.58869</text:p>
          </table:table-cell>
          <table:table-cell office:value-type="float" office:value="4096" calcext:value-type="float">
            <text:p>4096</text:p>
          </table:table-cell>
          <table:table-cell table:formula="of:=[.B222]-[.B$1]" office:value-type="float" office:value="26.90824842453" calcext:value-type="float">
            <text:p>26.9082484245</text:p>
          </table:table-cell>
          <table:table-cell table:formula="of:=[.C222]/([.D222]-[.D221])" office:value-type="float" office:value="102106.750413066" calcext:value-type="float">
            <text:p>102106.750413066</text:p>
          </table:table-cell>
          <table:table-cell/>
          <table:table-cell office:value-type="float" office:value="1443067942.83518" calcext:value-type="float">
            <text:p>1443067942.83518</text:p>
          </table:table-cell>
          <table:table-cell table:formula="of:=[.G222]-[.$B222]" office:value-type="float" office:value="0.246496915817261" calcext:value-type="float">
            <text:p>0.2464969158</text:p>
          </table:table-cell>
          <table:table-cell/>
          <table:table-cell office:value-type="float" office:value="1443067942.83518" calcext:value-type="float">
            <text:p>1443067942.83518</text:p>
          </table:table-cell>
          <table:table-cell table:formula="of:=[.J222]-[.$B222]" office:value-type="float" office:value="0.246496915817261" calcext:value-type="float">
            <text:p>0.246496915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067942.62886" calcext:value-type="float">
            <text:p>1443067942.62886</text:p>
          </table:table-cell>
          <table:table-cell office:value-type="float" office:value="4096" calcext:value-type="float">
            <text:p>4096</text:p>
          </table:table-cell>
          <table:table-cell table:formula="of:=[.B223]-[.B$1]" office:value-type="float" office:value="26.9484179019928" calcext:value-type="float">
            <text:p>26.948417902</text:p>
          </table:table-cell>
          <table:table-cell table:formula="of:=[.C223]/([.D223]-[.D222])" office:value-type="float" office:value="101967.968186701" calcext:value-type="float">
            <text:p>101967.968186701</text:p>
          </table:table-cell>
          <table:table-cell/>
          <table:table-cell office:value-type="float" office:value="1443067942.87544" calcext:value-type="float">
            <text:p>1443067942.87544</text:p>
          </table:table-cell>
          <table:table-cell table:formula="of:=[.G223]-[.$B223]" office:value-type="float" office:value="0.246581077575684" calcext:value-type="float">
            <text:p>0.2465810776</text:p>
          </table:table-cell>
          <table:table-cell/>
          <table:table-cell office:value-type="float" office:value="1443067942.87544" calcext:value-type="float">
            <text:p>1443067942.87544</text:p>
          </table:table-cell>
          <table:table-cell table:formula="of:=[.J223]-[.$B223]" office:value-type="float" office:value="0.246581077575684" calcext:value-type="float">
            <text:p>0.246581077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067942.66899" calcext:value-type="float">
            <text:p>1443067942.66899</text:p>
          </table:table-cell>
          <table:table-cell office:value-type="float" office:value="4096" calcext:value-type="float">
            <text:p>4096</text:p>
          </table:table-cell>
          <table:table-cell table:formula="of:=[.B224]-[.B$1]" office:value-type="float" office:value="26.9885540008545" calcext:value-type="float">
            <text:p>26.9885540009</text:p>
          </table:table-cell>
          <table:table-cell table:formula="of:=[.C224]/([.D224]-[.D223])" office:value-type="float" office:value="102052.768359837" calcext:value-type="float">
            <text:p>102052.768359837</text:p>
          </table:table-cell>
          <table:table-cell/>
          <table:table-cell office:value-type="float" office:value="1443067942.91551" calcext:value-type="float">
            <text:p>1443067942.91551</text:p>
          </table:table-cell>
          <table:table-cell table:formula="of:=[.G224]-[.$B224]" office:value-type="float" office:value="0.246520042419434" calcext:value-type="float">
            <text:p>0.2465200424</text:p>
          </table:table-cell>
          <table:table-cell/>
          <table:table-cell office:value-type="float" office:value="1443067942.91551" calcext:value-type="float">
            <text:p>1443067942.91551</text:p>
          </table:table-cell>
          <table:table-cell table:formula="of:=[.J224]-[.$B224]" office:value-type="float" office:value="0.246520042419434" calcext:value-type="float">
            <text:p>0.246520042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067942.70915" calcext:value-type="float">
            <text:p>1443067942.70915</text:p>
          </table:table-cell>
          <table:table-cell office:value-type="float" office:value="4096" calcext:value-type="float">
            <text:p>4096</text:p>
          </table:table-cell>
          <table:table-cell table:formula="of:=[.B225]-[.B$1]" office:value-type="float" office:value="27.0287079811096" calcext:value-type="float">
            <text:p>27.0287079811</text:p>
          </table:table-cell>
          <table:table-cell table:formula="of:=[.C225]/([.D225]-[.D224])" office:value-type="float" office:value="102007.322162714" calcext:value-type="float">
            <text:p>102007.322162714</text:p>
          </table:table-cell>
          <table:table-cell/>
          <table:table-cell office:value-type="float" office:value="1443067942.95576" calcext:value-type="float">
            <text:p>1443067942.95576</text:p>
          </table:table-cell>
          <table:table-cell table:formula="of:=[.G225]-[.$B225]" office:value-type="float" office:value="0.246612787246704" calcext:value-type="float">
            <text:p>0.2466127872</text:p>
          </table:table-cell>
          <table:table-cell/>
          <table:table-cell office:value-type="float" office:value="1443067942.95576" calcext:value-type="float">
            <text:p>1443067942.95576</text:p>
          </table:table-cell>
          <table:table-cell table:formula="of:=[.J225]-[.$B225]" office:value-type="float" office:value="0.246612787246704" calcext:value-type="float">
            <text:p>0.246612787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067942.7493" calcext:value-type="float">
            <text:p>1443067942.7493</text:p>
          </table:table-cell>
          <table:table-cell office:value-type="float" office:value="4096" calcext:value-type="float">
            <text:p>4096</text:p>
          </table:table-cell>
          <table:table-cell table:formula="of:=[.B226]-[.B$1]" office:value-type="float" office:value="27.0688571929932" calcext:value-type="float">
            <text:p>27.068857193</text:p>
          </table:table-cell>
          <table:table-cell table:formula="of:=[.C226]/([.D226]-[.D225])" office:value-type="float" office:value="102019.437190465" calcext:value-type="float">
            <text:p>102019.437190465</text:p>
          </table:table-cell>
          <table:table-cell/>
          <table:table-cell office:value-type="float" office:value="1443067942.99583" calcext:value-type="float">
            <text:p>1443067942.99583</text:p>
          </table:table-cell>
          <table:table-cell table:formula="of:=[.G226]-[.$B226]" office:value-type="float" office:value="0.246539115905762" calcext:value-type="float">
            <text:p>0.2465391159</text:p>
          </table:table-cell>
          <table:table-cell/>
          <table:table-cell office:value-type="float" office:value="1443067942.99583" calcext:value-type="float">
            <text:p>1443067942.99583</text:p>
          </table:table-cell>
          <table:table-cell table:formula="of:=[.J226]-[.$B226]" office:value-type="float" office:value="0.246539115905762" calcext:value-type="float">
            <text:p>0.2465391159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067942.78943" calcext:value-type="float">
            <text:p>1443067942.78943</text:p>
          </table:table-cell>
          <table:table-cell office:value-type="float" office:value="4096" calcext:value-type="float">
            <text:p>4096</text:p>
          </table:table-cell>
          <table:table-cell table:formula="of:=[.B227]-[.B$1]" office:value-type="float" office:value="27.1089923381805" calcext:value-type="float">
            <text:p>27.1089923382</text:p>
          </table:table-cell>
          <table:table-cell table:formula="of:=[.C227]/([.D227]-[.D226])" office:value-type="float" office:value="102055.193294483" calcext:value-type="float">
            <text:p>102055.193294483</text:p>
          </table:table-cell>
          <table:table-cell/>
          <table:table-cell office:value-type="float" office:value="1443067943.07611" calcext:value-type="float">
            <text:p>1443067943.07611</text:p>
          </table:table-cell>
          <table:table-cell table:formula="of:=[.G227]-[.$B227]" office:value-type="float" office:value="0.28667950630188" calcext:value-type="float">
            <text:p>0.2866795063</text:p>
          </table:table-cell>
          <table:table-cell/>
          <table:table-cell office:value-type="float" office:value="1443067943.07611" calcext:value-type="float">
            <text:p>1443067943.07611</text:p>
          </table:table-cell>
          <table:table-cell table:formula="of:=[.J227]-[.$B227]" office:value-type="float" office:value="0.28667950630188" calcext:value-type="float">
            <text:p>0.286679506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067942.82958" calcext:value-type="float">
            <text:p>1443067942.82958</text:p>
          </table:table-cell>
          <table:table-cell office:value-type="float" office:value="4096" calcext:value-type="float">
            <text:p>4096</text:p>
          </table:table-cell>
          <table:table-cell table:formula="of:=[.B228]-[.B$1]" office:value-type="float" office:value="27.1491401195526" calcext:value-type="float">
            <text:p>27.1491401196</text:p>
          </table:table-cell>
          <table:table-cell table:formula="of:=[.C228]/([.D228]-[.D227])" office:value-type="float" office:value="102023.072259965" calcext:value-type="float">
            <text:p>102023.072259965</text:p>
          </table:table-cell>
          <table:table-cell/>
          <table:table-cell office:value-type="float" office:value="1443067943.11623" calcext:value-type="float">
            <text:p>1443067943.11623</text:p>
          </table:table-cell>
          <table:table-cell table:formula="of:=[.G228]-[.$B228]" office:value-type="float" office:value="0.286655902862549" calcext:value-type="float">
            <text:p>0.2866559029</text:p>
          </table:table-cell>
          <table:table-cell/>
          <table:table-cell office:value-type="float" office:value="1443067943.11623" calcext:value-type="float">
            <text:p>1443067943.11623</text:p>
          </table:table-cell>
          <table:table-cell table:formula="of:=[.J228]-[.$B228]" office:value-type="float" office:value="0.286655902862549" calcext:value-type="float">
            <text:p>0.28665590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067942.86972" calcext:value-type="float">
            <text:p>1443067942.86972</text:p>
          </table:table-cell>
          <table:table-cell office:value-type="float" office:value="4096" calcext:value-type="float">
            <text:p>4096</text:p>
          </table:table-cell>
          <table:table-cell table:formula="of:=[.B229]-[.B$1]" office:value-type="float" office:value="27.1892774105072" calcext:value-type="float">
            <text:p>27.1892774105</text:p>
          </table:table-cell>
          <table:table-cell table:formula="of:=[.C229]/([.D229]-[.D228])" office:value-type="float" office:value="102049.737353577" calcext:value-type="float">
            <text:p>102049.737353577</text:p>
          </table:table-cell>
          <table:table-cell/>
          <table:table-cell office:value-type="float" office:value="1443067943.15639" calcext:value-type="float">
            <text:p>1443067943.15639</text:p>
          </table:table-cell>
          <table:table-cell table:formula="of:=[.G229]-[.$B229]" office:value-type="float" office:value="0.286677598953247" calcext:value-type="float">
            <text:p>0.286677599</text:p>
          </table:table-cell>
          <table:table-cell/>
          <table:table-cell office:value-type="float" office:value="1443067943.15639" calcext:value-type="float">
            <text:p>1443067943.15639</text:p>
          </table:table-cell>
          <table:table-cell table:formula="of:=[.J229]-[.$B229]" office:value-type="float" office:value="0.286677598953247" calcext:value-type="float">
            <text:p>0.28667759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067942.90986" calcext:value-type="float">
            <text:p>1443067942.90986</text:p>
          </table:table-cell>
          <table:table-cell office:value-type="float" office:value="4096" calcext:value-type="float">
            <text:p>4096</text:p>
          </table:table-cell>
          <table:table-cell table:formula="of:=[.B230]-[.B$1]" office:value-type="float" office:value="27.2294180393219" calcext:value-type="float">
            <text:p>27.2294180393</text:p>
          </table:table-cell>
          <table:table-cell table:formula="of:=[.C230]/([.D230]-[.D229])" office:value-type="float" office:value="102041.251493805" calcext:value-type="float">
            <text:p>102041.251493805</text:p>
          </table:table-cell>
          <table:table-cell/>
          <table:table-cell office:value-type="float" office:value="1443067943.19659" calcext:value-type="float">
            <text:p>1443067943.19659</text:p>
          </table:table-cell>
          <table:table-cell table:formula="of:=[.G230]-[.$B230]" office:value-type="float" office:value="0.286735773086548" calcext:value-type="float">
            <text:p>0.2867357731</text:p>
          </table:table-cell>
          <table:table-cell/>
          <table:table-cell office:value-type="float" office:value="1443067943.19659" calcext:value-type="float">
            <text:p>1443067943.19659</text:p>
          </table:table-cell>
          <table:table-cell table:formula="of:=[.J230]-[.$B230]" office:value-type="float" office:value="0.286735773086548" calcext:value-type="float">
            <text:p>0.286735773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067942.95" calcext:value-type="float">
            <text:p>1443067942.95</text:p>
          </table:table-cell>
          <table:table-cell office:value-type="float" office:value="4096" calcext:value-type="float">
            <text:p>4096</text:p>
          </table:table-cell>
          <table:table-cell table:formula="of:=[.B231]-[.B$1]" office:value-type="float" office:value="27.2695593833923" calcext:value-type="float">
            <text:p>27.2695593834</text:p>
          </table:table-cell>
          <table:table-cell table:formula="of:=[.C231]/([.D231]-[.D230])" office:value-type="float" office:value="102039.433278888" calcext:value-type="float">
            <text:p>102039.433278888</text:p>
          </table:table-cell>
          <table:table-cell/>
          <table:table-cell office:value-type="float" office:value="1443067943.23738" calcext:value-type="float">
            <text:p>1443067943.23738</text:p>
          </table:table-cell>
          <table:table-cell table:formula="of:=[.G231]-[.$B231]" office:value-type="float" office:value="0.287379264831543" calcext:value-type="float">
            <text:p>0.2873792648</text:p>
          </table:table-cell>
          <table:table-cell/>
          <table:table-cell office:value-type="float" office:value="1443067943.23738" calcext:value-type="float">
            <text:p>1443067943.23738</text:p>
          </table:table-cell>
          <table:table-cell table:formula="of:=[.J231]-[.$B231]" office:value-type="float" office:value="0.287379264831543" calcext:value-type="float">
            <text:p>0.287379264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067942.99015" calcext:value-type="float">
            <text:p>1443067942.99015</text:p>
          </table:table-cell>
          <table:table-cell office:value-type="float" office:value="4096" calcext:value-type="float">
            <text:p>4096</text:p>
          </table:table-cell>
          <table:table-cell table:formula="of:=[.B232]-[.B$1]" office:value-type="float" office:value="27.3097155094147" calcext:value-type="float">
            <text:p>27.3097155094</text:p>
          </table:table-cell>
          <table:table-cell table:formula="of:=[.C232]/([.D232]-[.D231])" office:value-type="float" office:value="102001.871338918" calcext:value-type="float">
            <text:p>102001.871338918</text:p>
          </table:table-cell>
          <table:table-cell/>
          <table:table-cell office:value-type="float" office:value="1443067943.27851" calcext:value-type="float">
            <text:p>1443067943.27851</text:p>
          </table:table-cell>
          <table:table-cell table:formula="of:=[.G232]-[.$B232]" office:value-type="float" office:value="0.288356065750122" calcext:value-type="float">
            <text:p>0.2883560658</text:p>
          </table:table-cell>
          <table:table-cell/>
          <table:table-cell office:value-type="float" office:value="1443067943.27851" calcext:value-type="float">
            <text:p>1443067943.27851</text:p>
          </table:table-cell>
          <table:table-cell table:formula="of:=[.J232]-[.$B232]" office:value-type="float" office:value="0.288356065750122" calcext:value-type="float">
            <text:p>0.288356065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067943.03102" calcext:value-type="float">
            <text:p>1443067943.03102</text:p>
          </table:table-cell>
          <table:table-cell office:value-type="float" office:value="4096" calcext:value-type="float">
            <text:p>4096</text:p>
          </table:table-cell>
          <table:table-cell table:formula="of:=[.B233]-[.B$1]" office:value-type="float" office:value="27.3505811691284" calcext:value-type="float">
            <text:p>27.3505811691</text:p>
          </table:table-cell>
          <table:table-cell table:formula="of:=[.C233]/([.D233]-[.D232])" office:value-type="float" office:value="100230.854675823" calcext:value-type="float">
            <text:p>100230.854675823</text:p>
          </table:table-cell>
          <table:table-cell/>
          <table:table-cell office:value-type="float" office:value="1443067943.31954" calcext:value-type="float">
            <text:p>1443067943.31954</text:p>
          </table:table-cell>
          <table:table-cell table:formula="of:=[.G233]-[.$B233]" office:value-type="float" office:value="0.288516283035278" calcext:value-type="float">
            <text:p>0.288516283</text:p>
          </table:table-cell>
          <table:table-cell/>
          <table:table-cell office:value-type="float" office:value="1443067943.31954" calcext:value-type="float">
            <text:p>1443067943.31954</text:p>
          </table:table-cell>
          <table:table-cell table:formula="of:=[.J233]-[.$B233]" office:value-type="float" office:value="0.288516283035278" calcext:value-type="float">
            <text:p>0.28851628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067943.07212" calcext:value-type="float">
            <text:p>1443067943.07212</text:p>
          </table:table-cell>
          <table:table-cell office:value-type="float" office:value="4096" calcext:value-type="float">
            <text:p>4096</text:p>
          </table:table-cell>
          <table:table-cell table:formula="of:=[.B234]-[.B$1]" office:value-type="float" office:value="27.391681432724" calcext:value-type="float">
            <text:p>27.3916814327</text:p>
          </table:table-cell>
          <table:table-cell table:formula="of:=[.C234]/([.D234]-[.D233])" office:value-type="float" office:value="99658.7282335675" calcext:value-type="float">
            <text:p>99658.7282335675</text:p>
          </table:table-cell>
          <table:table-cell/>
          <table:table-cell office:value-type="float" office:value="1443067943.3607" calcext:value-type="float">
            <text:p>1443067943.3607</text:p>
          </table:table-cell>
          <table:table-cell table:formula="of:=[.G234]-[.$B234]" office:value-type="float" office:value="0.288582324981689" calcext:value-type="float">
            <text:p>0.288582325</text:p>
          </table:table-cell>
          <table:table-cell/>
          <table:table-cell office:value-type="float" office:value="1443067943.3607" calcext:value-type="float">
            <text:p>1443067943.3607</text:p>
          </table:table-cell>
          <table:table-cell table:formula="of:=[.J234]-[.$B234]" office:value-type="float" office:value="0.288582324981689" calcext:value-type="float">
            <text:p>0.28858232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067943.11321" calcext:value-type="float">
            <text:p>1443067943.11321</text:p>
          </table:table-cell>
          <table:table-cell office:value-type="float" office:value="4096" calcext:value-type="float">
            <text:p>4096</text:p>
          </table:table-cell>
          <table:table-cell table:formula="of:=[.B235]-[.B$1]" office:value-type="float" office:value="27.4327757358551" calcext:value-type="float">
            <text:p>27.4327757359</text:p>
          </table:table-cell>
          <table:table-cell table:formula="of:=[.C235]/([.D235]-[.D234])" office:value-type="float" office:value="99673.1830914007" calcext:value-type="float">
            <text:p>99673.1830914007</text:p>
          </table:table-cell>
          <table:table-cell/>
          <table:table-cell office:value-type="float" office:value="1443067943.40181" calcext:value-type="float">
            <text:p>1443067943.40181</text:p>
          </table:table-cell>
          <table:table-cell table:formula="of:=[.G235]-[.$B235]" office:value-type="float" office:value="0.288591384887695" calcext:value-type="float">
            <text:p>0.2885913849</text:p>
          </table:table-cell>
          <table:table-cell/>
          <table:table-cell office:value-type="float" office:value="1443067943.40181" calcext:value-type="float">
            <text:p>1443067943.40181</text:p>
          </table:table-cell>
          <table:table-cell table:formula="of:=[.J235]-[.$B235]" office:value-type="float" office:value="0.288591384887695" calcext:value-type="float">
            <text:p>0.288591384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067943.15431" calcext:value-type="float">
            <text:p>1443067943.15431</text:p>
          </table:table-cell>
          <table:table-cell office:value-type="float" office:value="4096" calcext:value-type="float">
            <text:p>4096</text:p>
          </table:table-cell>
          <table:table-cell table:formula="of:=[.B236]-[.B$1]" office:value-type="float" office:value="27.4738707542419" calcext:value-type="float">
            <text:p>27.4738707542</text:p>
          </table:table-cell>
          <table:table-cell table:formula="of:=[.C236]/([.D236]-[.D235])" office:value-type="float" office:value="99671.4482870653" calcext:value-type="float">
            <text:p>99671.4482870653</text:p>
          </table:table-cell>
          <table:table-cell/>
          <table:table-cell office:value-type="float" office:value="1443067943.44286" calcext:value-type="float">
            <text:p>1443067943.44286</text:p>
          </table:table-cell>
          <table:table-cell table:formula="of:=[.G236]-[.$B236]" office:value-type="float" office:value="0.288551330566406" calcext:value-type="float">
            <text:p>0.2885513306</text:p>
          </table:table-cell>
          <table:table-cell/>
          <table:table-cell office:value-type="float" office:value="1443067943.44286" calcext:value-type="float">
            <text:p>1443067943.44286</text:p>
          </table:table-cell>
          <table:table-cell table:formula="of:=[.J236]-[.$B236]" office:value-type="float" office:value="0.288551330566406" calcext:value-type="float">
            <text:p>0.288551330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067943.19541" calcext:value-type="float">
            <text:p>1443067943.19541</text:p>
          </table:table-cell>
          <table:table-cell office:value-type="float" office:value="4096" calcext:value-type="float">
            <text:p>4096</text:p>
          </table:table-cell>
          <table:table-cell table:formula="of:=[.B237]-[.B$1]" office:value-type="float" office:value="27.5149693489075" calcext:value-type="float">
            <text:p>27.5149693489</text:p>
          </table:table-cell>
          <table:table-cell table:formula="of:=[.C237]/([.D237]-[.D236])" office:value-type="float" office:value="99662.7751711335" calcext:value-type="float">
            <text:p>99662.7751711335</text:p>
          </table:table-cell>
          <table:table-cell/>
          <table:table-cell office:value-type="float" office:value="1443067943.48397" calcext:value-type="float">
            <text:p>1443067943.48397</text:p>
          </table:table-cell>
          <table:table-cell table:formula="of:=[.G237]-[.$B237]" office:value-type="float" office:value="0.288558721542358" calcext:value-type="float">
            <text:p>0.2885587215</text:p>
          </table:table-cell>
          <table:table-cell/>
          <table:table-cell office:value-type="float" office:value="1443067943.48397" calcext:value-type="float">
            <text:p>1443067943.48397</text:p>
          </table:table-cell>
          <table:table-cell table:formula="of:=[.J237]-[.$B237]" office:value-type="float" office:value="0.288558721542358" calcext:value-type="float">
            <text:p>0.288558721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067943.23651" calcext:value-type="float">
            <text:p>1443067943.23651</text:p>
          </table:table-cell>
          <table:table-cell office:value-type="float" office:value="4096" calcext:value-type="float">
            <text:p>4096</text:p>
          </table:table-cell>
          <table:table-cell table:formula="of:=[.B238]-[.B$1]" office:value-type="float" office:value="27.556067943573" calcext:value-type="float">
            <text:p>27.5560679436</text:p>
          </table:table-cell>
          <table:table-cell table:formula="of:=[.C238]/([.D238]-[.D237])" office:value-type="float" office:value="99662.7751711335" calcext:value-type="float">
            <text:p>99662.7751711335</text:p>
          </table:table-cell>
          <table:table-cell/>
          <table:table-cell office:value-type="float" office:value="1443067943.56625" calcext:value-type="float">
            <text:p>1443067943.56625</text:p>
          </table:table-cell>
          <table:table-cell table:formula="of:=[.G238]-[.$B238]" office:value-type="float" office:value="0.329745054244995" calcext:value-type="float">
            <text:p>0.3297450542</text:p>
          </table:table-cell>
          <table:table-cell/>
          <table:table-cell office:value-type="float" office:value="1443067943.56625" calcext:value-type="float">
            <text:p>1443067943.56625</text:p>
          </table:table-cell>
          <table:table-cell table:formula="of:=[.J238]-[.$B238]" office:value-type="float" office:value="0.329745054244995" calcext:value-type="float">
            <text:p>0.329745054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067943.27763" calcext:value-type="float">
            <text:p>1443067943.27763</text:p>
          </table:table-cell>
          <table:table-cell office:value-type="float" office:value="4096" calcext:value-type="float">
            <text:p>4096</text:p>
          </table:table-cell>
          <table:table-cell table:formula="of:=[.B239]-[.B$1]" office:value-type="float" office:value="27.5971870422363" calcext:value-type="float">
            <text:p>27.5971870422</text:p>
          </table:table-cell>
          <table:table-cell table:formula="of:=[.C239]/([.D239]-[.D238])" office:value-type="float" office:value="99613.0784270523" calcext:value-type="float">
            <text:p>99613.0784270523</text:p>
          </table:table-cell>
          <table:table-cell/>
          <table:table-cell office:value-type="float" office:value="1443067943.60735" calcext:value-type="float">
            <text:p>1443067943.60735</text:p>
          </table:table-cell>
          <table:table-cell table:formula="of:=[.G239]-[.$B239]" office:value-type="float" office:value="0.329720258712769" calcext:value-type="float">
            <text:p>0.3297202587</text:p>
          </table:table-cell>
          <table:table-cell/>
          <table:table-cell office:value-type="float" office:value="1443067943.60735" calcext:value-type="float">
            <text:p>1443067943.60735</text:p>
          </table:table-cell>
          <table:table-cell table:formula="of:=[.J239]-[.$B239]" office:value-type="float" office:value="0.329720258712769" calcext:value-type="float">
            <text:p>0.329720258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067943.31875" calcext:value-type="float">
            <text:p>1443067943.31875</text:p>
          </table:table-cell>
          <table:table-cell office:value-type="float" office:value="4096" calcext:value-type="float">
            <text:p>4096</text:p>
          </table:table-cell>
          <table:table-cell table:formula="of:=[.B240]-[.B$1]" office:value-type="float" office:value="27.638313293457" calcext:value-type="float">
            <text:p>27.6383132935</text:p>
          </table:table-cell>
          <table:table-cell table:formula="of:=[.C240]/([.D240]-[.D239])" office:value-type="float" office:value="99595.7540116872" calcext:value-type="float">
            <text:p>99595.7540116872</text:p>
          </table:table-cell>
          <table:table-cell/>
          <table:table-cell office:value-type="float" office:value="1443067943.64841" calcext:value-type="float">
            <text:p>1443067943.64841</text:p>
          </table:table-cell>
          <table:table-cell table:formula="of:=[.G240]-[.$B240]" office:value-type="float" office:value="0.32966160774231" calcext:value-type="float">
            <text:p>0.3296616077</text:p>
          </table:table-cell>
          <table:table-cell/>
          <table:table-cell office:value-type="float" office:value="1443067943.64841" calcext:value-type="float">
            <text:p>1443067943.64841</text:p>
          </table:table-cell>
          <table:table-cell table:formula="of:=[.J240]-[.$B240]" office:value-type="float" office:value="0.32966160774231" calcext:value-type="float">
            <text:p>0.329661607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067943.35985" calcext:value-type="float">
            <text:p>1443067943.35985</text:p>
          </table:table-cell>
          <table:table-cell office:value-type="float" office:value="4096" calcext:value-type="float">
            <text:p>4096</text:p>
          </table:table-cell>
          <table:table-cell table:formula="of:=[.B241]-[.B$1]" office:value-type="float" office:value="27.6794114112854" calcext:value-type="float">
            <text:p>27.6794114113</text:p>
          </table:table-cell>
          <table:table-cell table:formula="of:=[.C241]/([.D241]-[.D240])" office:value-type="float" office:value="99663.9314993793" calcext:value-type="float">
            <text:p>99663.9314993793</text:p>
          </table:table-cell>
          <table:table-cell/>
          <table:table-cell office:value-type="float" office:value="1443067943.68954" calcext:value-type="float">
            <text:p>1443067943.68954</text:p>
          </table:table-cell>
          <table:table-cell table:formula="of:=[.G241]-[.$B241]" office:value-type="float" office:value="0.329688310623169" calcext:value-type="float">
            <text:p>0.3296883106</text:p>
          </table:table-cell>
          <table:table-cell/>
          <table:table-cell office:value-type="float" office:value="1443067943.68954" calcext:value-type="float">
            <text:p>1443067943.68954</text:p>
          </table:table-cell>
          <table:table-cell table:formula="of:=[.J241]-[.$B241]" office:value-type="float" office:value="0.329688310623169" calcext:value-type="float">
            <text:p>0.329688310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067943.40095" calcext:value-type="float">
            <text:p>1443067943.40095</text:p>
          </table:table-cell>
          <table:table-cell office:value-type="float" office:value="4096" calcext:value-type="float">
            <text:p>4096</text:p>
          </table:table-cell>
          <table:table-cell table:formula="of:=[.B242]-[.B$1]" office:value-type="float" office:value="27.7205069065094" calcext:value-type="float">
            <text:p>27.7205069065</text:p>
          </table:table-cell>
          <table:table-cell table:formula="of:=[.C242]/([.D242]-[.D241])" office:value-type="float" office:value="99670.2917843903" calcext:value-type="float">
            <text:p>99670.2917843903</text:p>
          </table:table-cell>
          <table:table-cell/>
          <table:table-cell office:value-type="float" office:value="1443067943.73065" calcext:value-type="float">
            <text:p>1443067943.73065</text:p>
          </table:table-cell>
          <table:table-cell table:formula="of:=[.G242]-[.$B242]" office:value-type="float" office:value="0.329702615737915" calcext:value-type="float">
            <text:p>0.3297026157</text:p>
          </table:table-cell>
          <table:table-cell/>
          <table:table-cell office:value-type="float" office:value="1443067943.73065" calcext:value-type="float">
            <text:p>1443067943.73065</text:p>
          </table:table-cell>
          <table:table-cell table:formula="of:=[.J242]-[.$B242]" office:value-type="float" office:value="0.329702615737915" calcext:value-type="float">
            <text:p>0.329702615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067943.44204" calcext:value-type="float">
            <text:p>1443067943.44204</text:p>
          </table:table-cell>
          <table:table-cell office:value-type="float" office:value="4096" calcext:value-type="float">
            <text:p>4096</text:p>
          </table:table-cell>
          <table:table-cell table:formula="of:=[.B243]-[.B$1]" office:value-type="float" office:value="27.7616052627563" calcext:value-type="float">
            <text:p>27.7616052628</text:p>
          </table:table-cell>
          <table:table-cell table:formula="of:=[.C243]/([.D243]-[.D242])" office:value-type="float" office:value="99663.3533319024" calcext:value-type="float">
            <text:p>99663.3533319024</text:p>
          </table:table-cell>
          <table:table-cell/>
          <table:table-cell office:value-type="float" office:value="1443067943.77173" calcext:value-type="float">
            <text:p>1443067943.77173</text:p>
          </table:table-cell>
          <table:table-cell table:formula="of:=[.G243]-[.$B243]" office:value-type="float" office:value="0.329684019088745" calcext:value-type="float">
            <text:p>0.3296840191</text:p>
          </table:table-cell>
          <table:table-cell/>
          <table:table-cell office:value-type="float" office:value="1443067943.77173" calcext:value-type="float">
            <text:p>1443067943.77173</text:p>
          </table:table-cell>
          <table:table-cell table:formula="of:=[.J243]-[.$B243]" office:value-type="float" office:value="0.329684019088745" calcext:value-type="float">
            <text:p>0.329684019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067943.48314" calcext:value-type="float">
            <text:p>1443067943.48314</text:p>
          </table:table-cell>
          <table:table-cell office:value-type="float" office:value="4096" calcext:value-type="float">
            <text:p>4096</text:p>
          </table:table-cell>
          <table:table-cell table:formula="of:=[.B244]-[.B$1]" office:value-type="float" office:value="27.8027017116547" calcext:value-type="float">
            <text:p>27.8027017117</text:p>
          </table:table-cell>
          <table:table-cell table:formula="of:=[.C244]/([.D244]-[.D243])" office:value-type="float" office:value="99667.9788595529" calcext:value-type="float">
            <text:p>99667.9788595529</text:p>
          </table:table-cell>
          <table:table-cell/>
          <table:table-cell office:value-type="float" office:value="1443067943.81282" calcext:value-type="float">
            <text:p>1443067943.81282</text:p>
          </table:table-cell>
          <table:table-cell table:formula="of:=[.G244]-[.$B244]" office:value-type="float" office:value="0.3296799659729" calcext:value-type="float">
            <text:p>0.329679966</text:p>
          </table:table-cell>
          <table:table-cell/>
          <table:table-cell office:value-type="float" office:value="1443067943.81282" calcext:value-type="float">
            <text:p>1443067943.81282</text:p>
          </table:table-cell>
          <table:table-cell table:formula="of:=[.J244]-[.$B244]" office:value-type="float" office:value="0.3296799659729" calcext:value-type="float">
            <text:p>0.32967996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067943.52424" calcext:value-type="float">
            <text:p>1443067943.52424</text:p>
          </table:table-cell>
          <table:table-cell office:value-type="float" office:value="4096" calcext:value-type="float">
            <text:p>4096</text:p>
          </table:table-cell>
          <table:table-cell table:formula="of:=[.B245]-[.B$1]" office:value-type="float" office:value="27.8438034057617" calcext:value-type="float">
            <text:p>27.8438034058</text:p>
          </table:table-cell>
          <table:table-cell table:formula="of:=[.C245]/([.D245]-[.D244])" office:value-type="float" office:value="99655.2596915188" calcext:value-type="float">
            <text:p>99655.2596915188</text:p>
          </table:table-cell>
          <table:table-cell/>
          <table:table-cell office:value-type="float" office:value="1443067943.85386" calcext:value-type="float">
            <text:p>1443067943.85386</text:p>
          </table:table-cell>
          <table:table-cell table:formula="of:=[.G245]-[.$B245]" office:value-type="float" office:value="0.329621076583862" calcext:value-type="float">
            <text:p>0.3296210766</text:p>
          </table:table-cell>
          <table:table-cell/>
          <table:table-cell office:value-type="float" office:value="1443067943.85386" calcext:value-type="float">
            <text:p>1443067943.85386</text:p>
          </table:table-cell>
          <table:table-cell table:formula="of:=[.J245]-[.$B245]" office:value-type="float" office:value="0.329621076583862" calcext:value-type="float">
            <text:p>0.329621076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067943.56534" calcext:value-type="float">
            <text:p>1443067943.56534</text:p>
          </table:table-cell>
          <table:table-cell office:value-type="float" office:value="4096" calcext:value-type="float">
            <text:p>4096</text:p>
          </table:table-cell>
          <table:table-cell table:formula="of:=[.B246]-[.B$1]" office:value-type="float" office:value="27.884902715683" calcext:value-type="float">
            <text:p>27.8849027157</text:p>
          </table:table-cell>
          <table:table-cell table:formula="of:=[.C246]/([.D246]-[.D245])" office:value-type="float" office:value="99661.0407290742" calcext:value-type="float">
            <text:p>99661.0407290742</text:p>
          </table:table-cell>
          <table:table-cell/>
          <table:table-cell office:value-type="float" office:value="1443067943.89501" calcext:value-type="float">
            <text:p>1443067943.89501</text:p>
          </table:table-cell>
          <table:table-cell table:formula="of:=[.G246]-[.$B246]" office:value-type="float" office:value="0.329666614532471" calcext:value-type="float">
            <text:p>0.3296666145</text:p>
          </table:table-cell>
          <table:table-cell/>
          <table:table-cell office:value-type="float" office:value="1443067943.89501" calcext:value-type="float">
            <text:p>1443067943.89501</text:p>
          </table:table-cell>
          <table:table-cell table:formula="of:=[.J246]-[.$B246]" office:value-type="float" office:value="0.329666614532471" calcext:value-type="float">
            <text:p>0.329666614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067943.60644" calcext:value-type="float">
            <text:p>1443067943.60644</text:p>
          </table:table-cell>
          <table:table-cell office:value-type="float" office:value="4096" calcext:value-type="float">
            <text:p>4096</text:p>
          </table:table-cell>
          <table:table-cell table:formula="of:=[.B247]-[.B$1]" office:value-type="float" office:value="27.9260003566742" calcext:value-type="float">
            <text:p>27.9260003567</text:p>
          </table:table-cell>
          <table:table-cell table:formula="of:=[.C247]/([.D247]-[.D246])" office:value-type="float" office:value="99665.0878544577" calcext:value-type="float">
            <text:p>99665.0878544577</text:p>
          </table:table-cell>
          <table:table-cell/>
          <table:table-cell office:value-type="float" office:value="1443067943.93607" calcext:value-type="float">
            <text:p>1443067943.93607</text:p>
          </table:table-cell>
          <table:table-cell table:formula="of:=[.G247]-[.$B247]" office:value-type="float" office:value="0.329630374908447" calcext:value-type="float">
            <text:p>0.3296303749</text:p>
          </table:table-cell>
          <table:table-cell/>
          <table:table-cell office:value-type="float" office:value="1443067943.93607" calcext:value-type="float">
            <text:p>1443067943.93607</text:p>
          </table:table-cell>
          <table:table-cell table:formula="of:=[.J247]-[.$B247]" office:value-type="float" office:value="0.329630374908447" calcext:value-type="float">
            <text:p>0.329630374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067943.64754" calcext:value-type="float">
            <text:p>1443067943.64754</text:p>
          </table:table-cell>
          <table:table-cell office:value-type="float" office:value="4096" calcext:value-type="float">
            <text:p>4096</text:p>
          </table:table-cell>
          <table:table-cell table:formula="of:=[.B248]-[.B$1]" office:value-type="float" office:value="27.9670991897583" calcext:value-type="float">
            <text:p>27.9670991898</text:p>
          </table:table-cell>
          <table:table-cell table:formula="of:=[.C248]/([.D248]-[.D247])" office:value-type="float" office:value="99662.1970170726" calcext:value-type="float">
            <text:p>99662.1970170726</text:p>
          </table:table-cell>
          <table:table-cell/>
          <table:table-cell office:value-type="float" office:value="1443067943.97729" calcext:value-type="float">
            <text:p>1443067943.97729</text:p>
          </table:table-cell>
          <table:table-cell table:formula="of:=[.G248]-[.$B248]" office:value-type="float" office:value="0.329752922058105" calcext:value-type="float">
            <text:p>0.3297529221</text:p>
          </table:table-cell>
          <table:table-cell/>
          <table:table-cell office:value-type="float" office:value="1443067943.97729" calcext:value-type="float">
            <text:p>1443067943.97729</text:p>
          </table:table-cell>
          <table:table-cell table:formula="of:=[.J248]-[.$B248]" office:value-type="float" office:value="0.329752922058105" calcext:value-type="float">
            <text:p>0.329752922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067943.68864" calcext:value-type="float">
            <text:p>1443067943.68864</text:p>
          </table:table-cell>
          <table:table-cell office:value-type="float" office:value="4096" calcext:value-type="float">
            <text:p>4096</text:p>
          </table:table-cell>
          <table:table-cell table:formula="of:=[.B249]-[.B$1]" office:value-type="float" office:value="28.0082011222839" calcext:value-type="float">
            <text:p>28.0082011223</text:p>
          </table:table-cell>
          <table:table-cell table:formula="of:=[.C249]/([.D249]-[.D248])" office:value-type="float" office:value="99654.6816246505" calcext:value-type="float">
            <text:p>99654.6816246505</text:p>
          </table:table-cell>
          <table:table-cell/>
          <table:table-cell office:value-type="float" office:value="1443067944.01836" calcext:value-type="float">
            <text:p>1443067944.01836</text:p>
          </table:table-cell>
          <table:table-cell table:formula="of:=[.G249]-[.$B249]" office:value-type="float" office:value="0.329716682434082" calcext:value-type="float">
            <text:p>0.3297166824</text:p>
          </table:table-cell>
          <table:table-cell/>
          <table:table-cell office:value-type="float" office:value="1443067944.01836" calcext:value-type="float">
            <text:p>1443067944.01836</text:p>
          </table:table-cell>
          <table:table-cell table:formula="of:=[.J249]-[.$B249]" office:value-type="float" office:value="0.329716682434082" calcext:value-type="float">
            <text:p>0.329716682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067943.72973" calcext:value-type="float">
            <text:p>1443067943.72973</text:p>
          </table:table-cell>
          <table:table-cell office:value-type="float" office:value="4096" calcext:value-type="float">
            <text:p>4096</text:p>
          </table:table-cell>
          <table:table-cell table:formula="of:=[.B250]-[.B$1]" office:value-type="float" office:value="28.0492961406708" calcext:value-type="float">
            <text:p>28.0492961407</text:p>
          </table:table-cell>
          <table:table-cell table:formula="of:=[.C250]/([.D250]-[.D249])" office:value-type="float" office:value="99671.4482870653" calcext:value-type="float">
            <text:p>99671.4482870653</text:p>
          </table:table-cell>
          <table:table-cell/>
          <table:table-cell office:value-type="float" office:value="1443067944.10048" calcext:value-type="float">
            <text:p>1443067944.10048</text:p>
          </table:table-cell>
          <table:table-cell table:formula="of:=[.G250]-[.$B250]" office:value-type="float" office:value="0.370745658874512" calcext:value-type="float">
            <text:p>0.3707456589</text:p>
          </table:table-cell>
          <table:table-cell/>
          <table:table-cell office:value-type="float" office:value="1443067944.10048" calcext:value-type="float">
            <text:p>1443067944.10048</text:p>
          </table:table-cell>
          <table:table-cell table:formula="of:=[.J250]-[.$B250]" office:value-type="float" office:value="0.370745658874512" calcext:value-type="float">
            <text:p>0.370745658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067943.77084" calcext:value-type="float">
            <text:p>1443067943.77084</text:p>
          </table:table-cell>
          <table:table-cell office:value-type="float" office:value="4096" calcext:value-type="float">
            <text:p>4096</text:p>
          </table:table-cell>
          <table:table-cell table:formula="of:=[.B251]-[.B$1]" office:value-type="float" office:value="28.0903975963592" calcext:value-type="float">
            <text:p>28.0903975964</text:p>
          </table:table-cell>
          <table:table-cell table:formula="of:=[.C251]/([.D251]-[.D250])" office:value-type="float" office:value="99655.8377650935" calcext:value-type="float">
            <text:p>99655.8377650935</text:p>
          </table:table-cell>
          <table:table-cell/>
          <table:table-cell office:value-type="float" office:value="1443067944.1416" calcext:value-type="float">
            <text:p>1443067944.1416</text:p>
          </table:table-cell>
          <table:table-cell table:formula="of:=[.G251]-[.$B251]" office:value-type="float" office:value="0.370766162872314" calcext:value-type="float">
            <text:p>0.3707661629</text:p>
          </table:table-cell>
          <table:table-cell/>
          <table:table-cell office:value-type="float" office:value="1443067944.1416" calcext:value-type="float">
            <text:p>1443067944.1416</text:p>
          </table:table-cell>
          <table:table-cell table:formula="of:=[.J251]-[.$B251]" office:value-type="float" office:value="0.370766162872314" calcext:value-type="float">
            <text:p>0.37076616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067943.81193" calcext:value-type="float">
            <text:p>1443067943.81193</text:p>
          </table:table-cell>
          <table:table-cell office:value-type="float" office:value="4096" calcext:value-type="float">
            <text:p>4096</text:p>
          </table:table-cell>
          <table:table-cell table:formula="of:=[.B252]-[.B$1]" office:value-type="float" office:value="28.1314911842346" calcext:value-type="float">
            <text:p>28.1314911842</text:p>
          </table:table-cell>
          <table:table-cell table:formula="of:=[.C252]/([.D252]-[.D251])" office:value-type="float" office:value="99674.9179561265" calcext:value-type="float">
            <text:p>99674.9179561265</text:p>
          </table:table-cell>
          <table:table-cell/>
          <table:table-cell office:value-type="float" office:value="1443067944.1827" calcext:value-type="float">
            <text:p>1443067944.1827</text:p>
          </table:table-cell>
          <table:table-cell table:formula="of:=[.G252]-[.$B252]" office:value-type="float" office:value="0.370768070220947" calcext:value-type="float">
            <text:p>0.3707680702</text:p>
          </table:table-cell>
          <table:table-cell/>
          <table:table-cell office:value-type="float" office:value="1443067944.1827" calcext:value-type="float">
            <text:p>1443067944.1827</text:p>
          </table:table-cell>
          <table:table-cell table:formula="of:=[.J252]-[.$B252]" office:value-type="float" office:value="0.370768070220947" calcext:value-type="float">
            <text:p>0.370768070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067943.85302" calcext:value-type="float">
            <text:p>1443067943.85302</text:p>
          </table:table-cell>
          <table:table-cell office:value-type="float" office:value="4096" calcext:value-type="float">
            <text:p>4096</text:p>
          </table:table-cell>
          <table:table-cell table:formula="of:=[.B253]-[.B$1]" office:value-type="float" office:value="28.1725780963898" calcext:value-type="float">
            <text:p>28.1725780964</text:p>
          </table:table-cell>
          <table:table-cell table:formula="of:=[.C253]/([.D253]-[.D252])" office:value-type="float" office:value="99691.1129396336" calcext:value-type="float">
            <text:p>99691.1129396336</text:p>
          </table:table-cell>
          <table:table-cell/>
          <table:table-cell office:value-type="float" office:value="1443067944.22377" calcext:value-type="float">
            <text:p>1443067944.22377</text:p>
          </table:table-cell>
          <table:table-cell table:formula="of:=[.G253]-[.$B253]" office:value-type="float" office:value="0.370750665664673" calcext:value-type="float">
            <text:p>0.3707506657</text:p>
          </table:table-cell>
          <table:table-cell/>
          <table:table-cell office:value-type="float" office:value="1443067944.22377" calcext:value-type="float">
            <text:p>1443067944.22377</text:p>
          </table:table-cell>
          <table:table-cell table:formula="of:=[.J253]-[.$B253]" office:value-type="float" office:value="0.370750665664673" calcext:value-type="float">
            <text:p>0.370750665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067943.89411" calcext:value-type="float">
            <text:p>1443067943.89411</text:p>
          </table:table-cell>
          <table:table-cell office:value-type="float" office:value="4096" calcext:value-type="float">
            <text:p>4096</text:p>
          </table:table-cell>
          <table:table-cell table:formula="of:=[.B254]-[.B$1]" office:value-type="float" office:value="28.2136745452881" calcext:value-type="float">
            <text:p>28.2136745453</text:p>
          </table:table-cell>
          <table:table-cell table:formula="of:=[.C254]/([.D254]-[.D253])" office:value-type="float" office:value="99667.9788595529" calcext:value-type="float">
            <text:p>99667.9788595529</text:p>
          </table:table-cell>
          <table:table-cell/>
          <table:table-cell office:value-type="float" office:value="1443067944.26462" calcext:value-type="float">
            <text:p>1443067944.26462</text:p>
          </table:table-cell>
          <table:table-cell table:formula="of:=[.G254]-[.$B254]" office:value-type="float" office:value="0.370502948760986" calcext:value-type="float">
            <text:p>0.3705029488</text:p>
          </table:table-cell>
          <table:table-cell/>
          <table:table-cell office:value-type="float" office:value="1443067944.26462" calcext:value-type="float">
            <text:p>1443067944.26462</text:p>
          </table:table-cell>
          <table:table-cell table:formula="of:=[.J254]-[.$B254]" office:value-type="float" office:value="0.370502948760986" calcext:value-type="float">
            <text:p>0.370502948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067943.93521" calcext:value-type="float">
            <text:p>1443067943.93521</text:p>
          </table:table-cell>
          <table:table-cell office:value-type="float" office:value="4096" calcext:value-type="float">
            <text:p>4096</text:p>
          </table:table-cell>
          <table:table-cell table:formula="of:=[.B255]-[.B$1]" office:value-type="float" office:value="28.2547748088837" calcext:value-type="float">
            <text:p>28.2547748089</text:p>
          </table:table-cell>
          <table:table-cell table:formula="of:=[.C255]/([.D255]-[.D254])" office:value-type="float" office:value="99658.7282335675" calcext:value-type="float">
            <text:p>99658.7282335675</text:p>
          </table:table-cell>
          <table:table-cell/>
          <table:table-cell office:value-type="float" office:value="1443067944.30553" calcext:value-type="float">
            <text:p>1443067944.30553</text:p>
          </table:table-cell>
          <table:table-cell table:formula="of:=[.G255]-[.$B255]" office:value-type="float" office:value="0.370320796966553" calcext:value-type="float">
            <text:p>0.370320797</text:p>
          </table:table-cell>
          <table:table-cell/>
          <table:table-cell office:value-type="float" office:value="1443067944.30553" calcext:value-type="float">
            <text:p>1443067944.30553</text:p>
          </table:table-cell>
          <table:table-cell table:formula="of:=[.J255]-[.$B255]" office:value-type="float" office:value="0.370320796966553" calcext:value-type="float">
            <text:p>0.37032079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067943.97633" calcext:value-type="float">
            <text:p>1443067943.97633</text:p>
          </table:table-cell>
          <table:table-cell office:value-type="float" office:value="4096" calcext:value-type="float">
            <text:p>4096</text:p>
          </table:table-cell>
          <table:table-cell table:formula="of:=[.B256]-[.B$1]" office:value-type="float" office:value="28.295893907547" calcext:value-type="float">
            <text:p>28.2958939075</text:p>
          </table:table-cell>
          <table:table-cell table:formula="of:=[.C256]/([.D256]-[.D255])" office:value-type="float" office:value="99613.0784270523" calcext:value-type="float">
            <text:p>99613.0784270523</text:p>
          </table:table-cell>
          <table:table-cell/>
          <table:table-cell office:value-type="float" office:value="1443067944.38732" calcext:value-type="float">
            <text:p>1443067944.38732</text:p>
          </table:table-cell>
          <table:table-cell table:formula="of:=[.G256]-[.$B256]" office:value-type="float" office:value="0.410985469818115" calcext:value-type="float">
            <text:p>0.4109854698</text:p>
          </table:table-cell>
          <table:table-cell/>
          <table:table-cell office:value-type="float" office:value="1443067944.38732" calcext:value-type="float">
            <text:p>1443067944.38732</text:p>
          </table:table-cell>
          <table:table-cell table:formula="of:=[.J256]-[.$B256]" office:value-type="float" office:value="0.410985469818115" calcext:value-type="float">
            <text:p>0.410985469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067944.01737" calcext:value-type="float">
            <text:p>1443067944.01737</text:p>
          </table:table-cell>
          <table:table-cell office:value-type="float" office:value="4096" calcext:value-type="float">
            <text:p>4096</text:p>
          </table:table-cell>
          <table:table-cell table:formula="of:=[.B257]-[.B$1]" office:value-type="float" office:value="28.3369290828705" calcext:value-type="float">
            <text:p>28.3369290829</text:p>
          </table:table-cell>
          <table:table-cell table:formula="of:=[.C257]/([.D257]-[.D256])" office:value-type="float" office:value="99816.8027237761" calcext:value-type="float">
            <text:p>99816.8027237761</text:p>
          </table:table-cell>
          <table:table-cell/>
          <table:table-cell office:value-type="float" office:value="1443067944.42825" calcext:value-type="float">
            <text:p>1443067944.42825</text:p>
          </table:table-cell>
          <table:table-cell table:formula="of:=[.G257]-[.$B257]" office:value-type="float" office:value="0.410883903503418" calcext:value-type="float">
            <text:p>0.4108839035</text:p>
          </table:table-cell>
          <table:table-cell/>
          <table:table-cell office:value-type="float" office:value="1443067944.42825" calcext:value-type="float">
            <text:p>1443067944.42825</text:p>
          </table:table-cell>
          <table:table-cell table:formula="of:=[.J257]-[.$B257]" office:value-type="float" office:value="0.410883903503418" calcext:value-type="float">
            <text:p>0.4108839035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067944.05827" calcext:value-type="float">
            <text:p>1443067944.05827</text:p>
          </table:table-cell>
          <table:table-cell office:value-type="float" office:value="4096" calcext:value-type="float">
            <text:p>4096</text:p>
          </table:table-cell>
          <table:table-cell table:formula="of:=[.B258]-[.B$1]" office:value-type="float" office:value="28.3778278827667" calcext:value-type="float">
            <text:p>28.3778278828</text:p>
          </table:table-cell>
          <table:table-cell table:formula="of:=[.C258]/([.D258]-[.D257])" office:value-type="float" office:value="100149.637896259" calcext:value-type="float">
            <text:p>100149.637896259</text:p>
          </table:table-cell>
          <table:table-cell/>
          <table:table-cell office:value-type="float" office:value="1443067944.46916" calcext:value-type="float">
            <text:p>1443067944.46916</text:p>
          </table:table-cell>
          <table:table-cell table:formula="of:=[.G258]-[.$B258]" office:value-type="float" office:value="0.410892486572266" calcext:value-type="float">
            <text:p>0.4108924866</text:p>
          </table:table-cell>
          <table:table-cell/>
          <table:table-cell office:value-type="float" office:value="1443067944.46916" calcext:value-type="float">
            <text:p>1443067944.46916</text:p>
          </table:table-cell>
          <table:table-cell table:formula="of:=[.J258]-[.$B258]" office:value-type="float" office:value="0.410892486572266" calcext:value-type="float">
            <text:p>0.410892486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067944.09916" calcext:value-type="float">
            <text:p>1443067944.09916</text:p>
          </table:table-cell>
          <table:table-cell office:value-type="float" office:value="4096" calcext:value-type="float">
            <text:p>4096</text:p>
          </table:table-cell>
          <table:table-cell table:formula="of:=[.B259]-[.B$1]" office:value-type="float" office:value="28.41872382164" calcext:value-type="float">
            <text:p>28.4187238216</text:p>
          </table:table-cell>
          <table:table-cell table:formula="of:=[.C259]/([.D259]-[.D258])" office:value-type="float" office:value="100156.6442255" calcext:value-type="float">
            <text:p>100156.6442255</text:p>
          </table:table-cell>
          <table:table-cell/>
          <table:table-cell office:value-type="float" office:value="1443067944.51004" calcext:value-type="float">
            <text:p>1443067944.51004</text:p>
          </table:table-cell>
          <table:table-cell table:formula="of:=[.G259]-[.$B259]" office:value-type="float" office:value="0.410881280899048" calcext:value-type="float">
            <text:p>0.4108812809</text:p>
          </table:table-cell>
          <table:table-cell/>
          <table:table-cell office:value-type="float" office:value="1443067944.51004" calcext:value-type="float">
            <text:p>1443067944.51004</text:p>
          </table:table-cell>
          <table:table-cell table:formula="of:=[.J259]-[.$B259]" office:value-type="float" office:value="0.410881280899048" calcext:value-type="float">
            <text:p>0.410881280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067944.14006" calcext:value-type="float">
            <text:p>1443067944.14006</text:p>
          </table:table-cell>
          <table:table-cell office:value-type="float" office:value="4096" calcext:value-type="float">
            <text:p>4096</text:p>
          </table:table-cell>
          <table:table-cell table:formula="of:=[.B260]-[.B$1]" office:value-type="float" office:value="28.4596166610718" calcext:value-type="float">
            <text:p>28.4596166611</text:p>
          </table:table-cell>
          <table:table-cell table:formula="of:=[.C260]/([.D260]-[.D259])" office:value-type="float" office:value="100164.235521843" calcext:value-type="float">
            <text:p>100164.235521843</text:p>
          </table:table-cell>
          <table:table-cell/>
          <table:table-cell office:value-type="float" office:value="1443067944.55097" calcext:value-type="float">
            <text:p>1443067944.55097</text:p>
          </table:table-cell>
          <table:table-cell table:formula="of:=[.G260]-[.$B260]" office:value-type="float" office:value="0.410917520523071" calcext:value-type="float">
            <text:p>0.4109175205</text:p>
          </table:table-cell>
          <table:table-cell/>
          <table:table-cell office:value-type="float" office:value="1443067944.55097" calcext:value-type="float">
            <text:p>1443067944.55097</text:p>
          </table:table-cell>
          <table:table-cell table:formula="of:=[.J260]-[.$B260]" office:value-type="float" office:value="0.410917520523071" calcext:value-type="float">
            <text:p>0.410917520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067944.18096" calcext:value-type="float">
            <text:p>1443067944.18096</text:p>
          </table:table-cell>
          <table:table-cell office:value-type="float" office:value="4096" calcext:value-type="float">
            <text:p>4096</text:p>
          </table:table-cell>
          <table:table-cell table:formula="of:=[.B261]-[.B$1]" office:value-type="float" office:value="28.5005230903625" calcext:value-type="float">
            <text:p>28.5005230904</text:p>
          </table:table-cell>
          <table:table-cell table:formula="of:=[.C261]/([.D261]-[.D260])" office:value-type="float" office:value="100130.959142994" calcext:value-type="float">
            <text:p>100130.959142994</text:p>
          </table:table-cell>
          <table:table-cell/>
          <table:table-cell office:value-type="float" office:value="1443067944.63276" calcext:value-type="float">
            <text:p>1443067944.63276</text:p>
          </table:table-cell>
          <table:table-cell table:formula="of:=[.G261]-[.$B261]" office:value-type="float" office:value="0.451793670654297" calcext:value-type="float">
            <text:p>0.4517936707</text:p>
          </table:table-cell>
          <table:table-cell/>
          <table:table-cell office:value-type="float" office:value="1443067944.63276" calcext:value-type="float">
            <text:p>1443067944.63276</text:p>
          </table:table-cell>
          <table:table-cell table:formula="of:=[.J261]-[.$B261]" office:value-type="float" office:value="0.451793670654297" calcext:value-type="float">
            <text:p>0.451793670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067944.22186" calcext:value-type="float">
            <text:p>1443067944.22186</text:p>
          </table:table-cell>
          <table:table-cell office:value-type="float" office:value="4096" calcext:value-type="float">
            <text:p>4096</text:p>
          </table:table-cell>
          <table:table-cell table:formula="of:=[.B262]-[.B$1]" office:value-type="float" office:value="28.5414183139801" calcext:value-type="float">
            <text:p>28.541418314</text:p>
          </table:table-cell>
          <table:table-cell table:formula="of:=[.C262]/([.D262]-[.D261])" office:value-type="float" office:value="100158.395960986" calcext:value-type="float">
            <text:p>100158.395960986</text:p>
          </table:table-cell>
          <table:table-cell/>
          <table:table-cell office:value-type="float" office:value="1443067944.67366" calcext:value-type="float">
            <text:p>1443067944.67366</text:p>
          </table:table-cell>
          <table:table-cell table:formula="of:=[.G262]-[.$B262]" office:value-type="float" office:value="0.451805591583252" calcext:value-type="float">
            <text:p>0.4518055916</text:p>
          </table:table-cell>
          <table:table-cell/>
          <table:table-cell office:value-type="float" office:value="1443067944.67366" calcext:value-type="float">
            <text:p>1443067944.67366</text:p>
          </table:table-cell>
          <table:table-cell table:formula="of:=[.J262]-[.$B262]" office:value-type="float" office:value="0.451805591583252" calcext:value-type="float">
            <text:p>0.451805591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067944.26277" calcext:value-type="float">
            <text:p>1443067944.26277</text:p>
          </table:table-cell>
          <table:table-cell office:value-type="float" office:value="4096" calcext:value-type="float">
            <text:p>4096</text:p>
          </table:table-cell>
          <table:table-cell table:formula="of:=[.B263]-[.B$1]" office:value-type="float" office:value="28.5823271274567" calcext:value-type="float">
            <text:p>28.5823271275</text:p>
          </table:table-cell>
          <table:table-cell table:formula="of:=[.C263]/([.D263]-[.D262])" office:value-type="float" office:value="100125.123461395" calcext:value-type="float">
            <text:p>100125.123461395</text:p>
          </table:table-cell>
          <table:table-cell/>
          <table:table-cell office:value-type="float" office:value="1443067944.71452" calcext:value-type="float">
            <text:p>1443067944.71452</text:p>
          </table:table-cell>
          <table:table-cell table:formula="of:=[.G263]-[.$B263]" office:value-type="float" office:value="0.451756715774536" calcext:value-type="float">
            <text:p>0.4517567158</text:p>
          </table:table-cell>
          <table:table-cell/>
          <table:table-cell office:value-type="float" office:value="1443067944.71452" calcext:value-type="float">
            <text:p>1443067944.71452</text:p>
          </table:table-cell>
          <table:table-cell table:formula="of:=[.J263]-[.$B263]" office:value-type="float" office:value="0.451756715774536" calcext:value-type="float">
            <text:p>0.451756715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067944.30366" calcext:value-type="float">
            <text:p>1443067944.30366</text:p>
          </table:table-cell>
          <table:table-cell office:value-type="float" office:value="4096" calcext:value-type="float">
            <text:p>4096</text:p>
          </table:table-cell>
          <table:table-cell table:formula="of:=[.B264]-[.B$1]" office:value-type="float" office:value="28.6232221126556" calcext:value-type="float">
            <text:p>28.6232221127</text:p>
          </table:table-cell>
          <table:table-cell table:formula="of:=[.C264]/([.D264]-[.D263])" office:value-type="float" office:value="100158.979886431" calcext:value-type="float">
            <text:p>100158.979886431</text:p>
          </table:table-cell>
          <table:table-cell/>
          <table:table-cell office:value-type="float" office:value="1443067944.75538" calcext:value-type="float">
            <text:p>1443067944.75538</text:p>
          </table:table-cell>
          <table:table-cell table:formula="of:=[.G264]-[.$B264]" office:value-type="float" office:value="0.451720237731934" calcext:value-type="float">
            <text:p>0.4517202377</text:p>
          </table:table-cell>
          <table:table-cell/>
          <table:table-cell office:value-type="float" office:value="1443067944.75538" calcext:value-type="float">
            <text:p>1443067944.75538</text:p>
          </table:table-cell>
          <table:table-cell table:formula="of:=[.J264]-[.$B264]" office:value-type="float" office:value="0.451720237731934" calcext:value-type="float">
            <text:p>0.451720237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067944.34456" calcext:value-type="float">
            <text:p>1443067944.34456</text:p>
          </table:table-cell>
          <table:table-cell office:value-type="float" office:value="4096" calcext:value-type="float">
            <text:p>4096</text:p>
          </table:table-cell>
          <table:table-cell table:formula="of:=[.B265]-[.B$1]" office:value-type="float" office:value="28.6641218662262" calcext:value-type="float">
            <text:p>28.6641218662</text:p>
          </table:table-cell>
          <table:table-cell table:formula="of:=[.C265]/([.D265]-[.D264])" office:value-type="float" office:value="100147.302671004" calcext:value-type="float">
            <text:p>100147.302671004</text:p>
          </table:table-cell>
          <table:table-cell/>
          <table:table-cell office:value-type="float" office:value="1443067944.79634" calcext:value-type="float">
            <text:p>1443067944.79634</text:p>
          </table:table-cell>
          <table:table-cell table:formula="of:=[.G265]-[.$B265]" office:value-type="float" office:value="0.451776742935181" calcext:value-type="float">
            <text:p>0.4517767429</text:p>
          </table:table-cell>
          <table:table-cell/>
          <table:table-cell office:value-type="float" office:value="1443067944.79634" calcext:value-type="float">
            <text:p>1443067944.79634</text:p>
          </table:table-cell>
          <table:table-cell table:formula="of:=[.J265]-[.$B265]" office:value-type="float" office:value="0.451776742935181" calcext:value-type="float">
            <text:p>0.451776742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067944.38546" calcext:value-type="float">
            <text:p>1443067944.38546</text:p>
          </table:table-cell>
          <table:table-cell office:value-type="float" office:value="4096" calcext:value-type="float">
            <text:p>4096</text:p>
          </table:table-cell>
          <table:table-cell table:formula="of:=[.B266]-[.B$1]" office:value-type="float" office:value="28.705019235611" calcext:value-type="float">
            <text:p>28.7050192356</text:p>
          </table:table-cell>
          <table:table-cell table:formula="of:=[.C266]/([.D266]-[.D265])" office:value-type="float" office:value="100153.140938345" calcext:value-type="float">
            <text:p>100153.140938345</text:p>
          </table:table-cell>
          <table:table-cell/>
          <table:table-cell office:value-type="float" office:value="1443067944.87811" calcext:value-type="float">
            <text:p>1443067944.87811</text:p>
          </table:table-cell>
          <table:table-cell table:formula="of:=[.G266]-[.$B266]" office:value-type="float" office:value="0.492651224136353" calcext:value-type="float">
            <text:p>0.4926512241</text:p>
          </table:table-cell>
          <table:table-cell/>
          <table:table-cell office:value-type="float" office:value="1443067944.87811" calcext:value-type="float">
            <text:p>1443067944.87811</text:p>
          </table:table-cell>
          <table:table-cell table:formula="of:=[.J266]-[.$B266]" office:value-type="float" office:value="0.492651224136353" calcext:value-type="float">
            <text:p>0.492651224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067944.42635" calcext:value-type="float">
            <text:p>1443067944.42635</text:p>
          </table:table-cell>
          <table:table-cell office:value-type="float" office:value="4096" calcext:value-type="float">
            <text:p>4096</text:p>
          </table:table-cell>
          <table:table-cell table:formula="of:=[.B267]-[.B$1]" office:value-type="float" office:value="28.7459106445312" calcext:value-type="float">
            <text:p>28.7459106445</text:p>
          </table:table-cell>
          <table:table-cell table:formula="of:=[.C267]/([.D267]-[.D266])" office:value-type="float" office:value="100167.739585216" calcext:value-type="float">
            <text:p>100167.739585216</text:p>
          </table:table-cell>
          <table:table-cell/>
          <table:table-cell office:value-type="float" office:value="1443067944.91889" calcext:value-type="float">
            <text:p>1443067944.91889</text:p>
          </table:table-cell>
          <table:table-cell table:formula="of:=[.G267]-[.$B267]" office:value-type="float" office:value="0.492545604705811" calcext:value-type="float">
            <text:p>0.4925456047</text:p>
          </table:table-cell>
          <table:table-cell/>
          <table:table-cell office:value-type="float" office:value="1443067944.91889" calcext:value-type="float">
            <text:p>1443067944.91889</text:p>
          </table:table-cell>
          <table:table-cell table:formula="of:=[.J267]-[.$B267]" office:value-type="float" office:value="0.492545604705811" calcext:value-type="float">
            <text:p>0.492545604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067944.46725" calcext:value-type="float">
            <text:p>1443067944.46725</text:p>
          </table:table-cell>
          <table:table-cell office:value-type="float" office:value="4096" calcext:value-type="float">
            <text:p>4096</text:p>
          </table:table-cell>
          <table:table-cell table:formula="of:=[.B268]-[.B$1]" office:value-type="float" office:value="28.7868089675903" calcext:value-type="float">
            <text:p>28.7868089676</text:p>
          </table:table-cell>
          <table:table-cell table:formula="of:=[.C268]/([.D268]-[.D267])" office:value-type="float" office:value="100150.805549726" calcext:value-type="float">
            <text:p>100150.805549726</text:p>
          </table:table-cell>
          <table:table-cell/>
          <table:table-cell office:value-type="float" office:value="1443067944.95988" calcext:value-type="float">
            <text:p>1443067944.95988</text:p>
          </table:table-cell>
          <table:table-cell table:formula="of:=[.G268]-[.$B268]" office:value-type="float" office:value="0.49262809753418" calcext:value-type="float">
            <text:p>0.4926280975</text:p>
          </table:table-cell>
          <table:table-cell/>
          <table:table-cell office:value-type="float" office:value="1443067944.95988" calcext:value-type="float">
            <text:p>1443067944.95988</text:p>
          </table:table-cell>
          <table:table-cell table:formula="of:=[.J268]-[.$B268]" office:value-type="float" office:value="0.49262809753418" calcext:value-type="float">
            <text:p>0.492628097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067944.50814" calcext:value-type="float">
            <text:p>1443067944.50814</text:p>
          </table:table-cell>
          <table:table-cell office:value-type="float" office:value="4096" calcext:value-type="float">
            <text:p>4096</text:p>
          </table:table-cell>
          <table:table-cell table:formula="of:=[.B269]-[.B$1]" office:value-type="float" office:value="28.8277051448822" calcext:value-type="float">
            <text:p>28.8277051449</text:p>
          </table:table-cell>
          <table:table-cell table:formula="of:=[.C269]/([.D269]-[.D268])" office:value-type="float" office:value="100156.060327288" calcext:value-type="float">
            <text:p>100156.060327288</text:p>
          </table:table-cell>
          <table:table-cell/>
          <table:table-cell office:value-type="float" office:value="1443067945.00082" calcext:value-type="float">
            <text:p>1443067945.00082</text:p>
          </table:table-cell>
          <table:table-cell table:formula="of:=[.G269]-[.$B269]" office:value-type="float" office:value="0.492676258087158" calcext:value-type="float">
            <text:p>0.4926762581</text:p>
          </table:table-cell>
          <table:table-cell/>
          <table:table-cell office:value-type="float" office:value="1443067945.00082" calcext:value-type="float">
            <text:p>1443067945.00082</text:p>
          </table:table-cell>
          <table:table-cell table:formula="of:=[.J269]-[.$B269]" office:value-type="float" office:value="0.492676258087158" calcext:value-type="float">
            <text:p>0.492676258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067944.54903" calcext:value-type="float">
            <text:p>1443067944.54903</text:p>
          </table:table-cell>
          <table:table-cell office:value-type="float" office:value="4096" calcext:value-type="float">
            <text:p>4096</text:p>
          </table:table-cell>
          <table:table-cell table:formula="of:=[.B270]-[.B$1]" office:value-type="float" office:value="28.868588924408" calcext:value-type="float">
            <text:p>28.8685889244</text:p>
          </table:table-cell>
          <table:table-cell table:formula="of:=[.C270]/([.D270]-[.D269])" office:value-type="float" office:value="100186.432064568" calcext:value-type="float">
            <text:p>100186.432064568</text:p>
          </table:table-cell>
          <table:table-cell/>
          <table:table-cell office:value-type="float" office:value="1443067945.04173" calcext:value-type="float">
            <text:p>1443067945.04173</text:p>
          </table:table-cell>
          <table:table-cell table:formula="of:=[.G270]-[.$B270]" office:value-type="float" office:value="0.492697715759277" calcext:value-type="float">
            <text:p>0.4926977158</text:p>
          </table:table-cell>
          <table:table-cell/>
          <table:table-cell office:value-type="float" office:value="1443067945.04173" calcext:value-type="float">
            <text:p>1443067945.04173</text:p>
          </table:table-cell>
          <table:table-cell table:formula="of:=[.J270]-[.$B270]" office:value-type="float" office:value="0.492697715759277" calcext:value-type="float">
            <text:p>0.492697715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067944.58992" calcext:value-type="float">
            <text:p>1443067944.58992</text:p>
          </table:table-cell>
          <table:table-cell office:value-type="float" office:value="4096" calcext:value-type="float">
            <text:p>4096</text:p>
          </table:table-cell>
          <table:table-cell table:formula="of:=[.B271]-[.B$1]" office:value-type="float" office:value="28.909481048584" calcext:value-type="float">
            <text:p>28.9094810486</text:p>
          </table:table-cell>
          <table:table-cell table:formula="of:=[.C271]/([.D271]-[.D270])" office:value-type="float" office:value="100165.987522884" calcext:value-type="float">
            <text:p>100165.987522884</text:p>
          </table:table-cell>
          <table:table-cell/>
          <table:table-cell office:value-type="float" office:value="1443067945.12353" calcext:value-type="float">
            <text:p>1443067945.12353</text:p>
          </table:table-cell>
          <table:table-cell table:formula="of:=[.G271]-[.$B271]" office:value-type="float" office:value="0.53360915184021" calcext:value-type="float">
            <text:p>0.5336091518</text:p>
          </table:table-cell>
          <table:table-cell/>
          <table:table-cell office:value-type="float" office:value="1443067945.12353" calcext:value-type="float">
            <text:p>1443067945.12353</text:p>
          </table:table-cell>
          <table:table-cell table:formula="of:=[.J271]-[.$B271]" office:value-type="float" office:value="0.53360915184021" calcext:value-type="float">
            <text:p>0.533609151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067944.63082" calcext:value-type="float">
            <text:p>1443067944.63082</text:p>
          </table:table-cell>
          <table:table-cell office:value-type="float" office:value="4096" calcext:value-type="float">
            <text:p>4096</text:p>
          </table:table-cell>
          <table:table-cell table:formula="of:=[.B272]-[.B$1]" office:value-type="float" office:value="28.9503829479217" calcext:value-type="float">
            <text:p>28.9503829479</text:p>
          </table:table-cell>
          <table:table-cell table:formula="of:=[.C272]/([.D272]-[.D271])" office:value-type="float" office:value="100142.048812334" calcext:value-type="float">
            <text:p>100142.048812334</text:p>
          </table:table-cell>
          <table:table-cell/>
          <table:table-cell office:value-type="float" office:value="1443067945.1645" calcext:value-type="float">
            <text:p>1443067945.1645</text:p>
          </table:table-cell>
          <table:table-cell table:formula="of:=[.G272]-[.$B272]" office:value-type="float" office:value="0.533678293228149" calcext:value-type="float">
            <text:p>0.5336782932</text:p>
          </table:table-cell>
          <table:table-cell/>
          <table:table-cell office:value-type="float" office:value="1443067945.1645" calcext:value-type="float">
            <text:p>1443067945.1645</text:p>
          </table:table-cell>
          <table:table-cell table:formula="of:=[.J272]-[.$B272]" office:value-type="float" office:value="0.533678293228149" calcext:value-type="float">
            <text:p>0.533678293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067944.67171" calcext:value-type="float">
            <text:p>1443067944.67171</text:p>
          </table:table-cell>
          <table:table-cell office:value-type="float" office:value="4096" calcext:value-type="float">
            <text:p>4096</text:p>
          </table:table-cell>
          <table:table-cell table:formula="of:=[.B273]-[.B$1]" office:value-type="float" office:value="28.9912765026092" calcext:value-type="float">
            <text:p>28.9912765026</text:p>
          </table:table-cell>
          <table:table-cell table:formula="of:=[.C273]/([.D273]-[.D272])" office:value-type="float" office:value="100162.48358209" calcext:value-type="float">
            <text:p>100162.48358209</text:p>
          </table:table-cell>
          <table:table-cell/>
          <table:table-cell office:value-type="float" office:value="1443067945.20531" calcext:value-type="float">
            <text:p>1443067945.20531</text:p>
          </table:table-cell>
          <table:table-cell table:formula="of:=[.G273]-[.$B273]" office:value-type="float" office:value="0.533591270446777" calcext:value-type="float">
            <text:p>0.5335912704</text:p>
          </table:table-cell>
          <table:table-cell/>
          <table:table-cell office:value-type="float" office:value="1443067945.20531" calcext:value-type="float">
            <text:p>1443067945.20531</text:p>
          </table:table-cell>
          <table:table-cell table:formula="of:=[.J273]-[.$B273]" office:value-type="float" office:value="0.533591270446777" calcext:value-type="float">
            <text:p>0.533591270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067944.71261" calcext:value-type="float">
            <text:p>1443067944.71261</text:p>
          </table:table-cell>
          <table:table-cell office:value-type="float" office:value="4096" calcext:value-type="float">
            <text:p>4096</text:p>
          </table:table-cell>
          <table:table-cell table:formula="of:=[.B274]-[.B$1]" office:value-type="float" office:value="29.0321702957153" calcext:value-type="float">
            <text:p>29.0321702957</text:p>
          </table:table-cell>
          <table:table-cell table:formula="of:=[.C274]/([.D274]-[.D273])" office:value-type="float" office:value="100161.899615791" calcext:value-type="float">
            <text:p>100161.899615791</text:p>
          </table:table-cell>
          <table:table-cell/>
          <table:table-cell office:value-type="float" office:value="1443067945.24452" calcext:value-type="float">
            <text:p>1443067945.24452</text:p>
          </table:table-cell>
          <table:table-cell table:formula="of:=[.G274]-[.$B274]" office:value-type="float" office:value="0.531913995742798" calcext:value-type="float">
            <text:p>0.5319139957</text:p>
          </table:table-cell>
          <table:table-cell/>
          <table:table-cell office:value-type="float" office:value="1443067945.24452" calcext:value-type="float">
            <text:p>1443067945.24452</text:p>
          </table:table-cell>
          <table:table-cell table:formula="of:=[.J274]-[.$B274]" office:value-type="float" office:value="0.531913995742798" calcext:value-type="float">
            <text:p>0.531913995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067944.7535" calcext:value-type="float">
            <text:p>1443067944.7535</text:p>
          </table:table-cell>
          <table:table-cell office:value-type="float" office:value="4096" calcext:value-type="float">
            <text:p>4096</text:p>
          </table:table-cell>
          <table:table-cell table:formula="of:=[.B275]-[.B$1]" office:value-type="float" office:value="29.07306599617" calcext:value-type="float">
            <text:p>29.0730659962</text:p>
          </table:table-cell>
          <table:table-cell table:formula="of:=[.C275]/([.D275]-[.D274])" office:value-type="float" office:value="100157.22813052" calcext:value-type="float">
            <text:p>100157.22813052</text:p>
          </table:table-cell>
          <table:table-cell/>
          <table:table-cell office:value-type="float" office:value="1443067945.28366" calcext:value-type="float">
            <text:p>1443067945.28366</text:p>
          </table:table-cell>
          <table:table-cell table:formula="of:=[.G275]-[.$B275]" office:value-type="float" office:value="0.530158281326294" calcext:value-type="float">
            <text:p>0.5301582813</text:p>
          </table:table-cell>
          <table:table-cell/>
          <table:table-cell office:value-type="float" office:value="1443067945.28366" calcext:value-type="float">
            <text:p>1443067945.28366</text:p>
          </table:table-cell>
          <table:table-cell table:formula="of:=[.J275]-[.$B275]" office:value-type="float" office:value="0.530158281326294" calcext:value-type="float">
            <text:p>0.53015828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067944.79444" calcext:value-type="float">
            <text:p>1443067944.79444</text:p>
          </table:table-cell>
          <table:table-cell office:value-type="float" office:value="4096" calcext:value-type="float">
            <text:p>4096</text:p>
          </table:table-cell>
          <table:table-cell table:formula="of:=[.B276]-[.B$1]" office:value-type="float" office:value="29.1139981746674" calcext:value-type="float">
            <text:p>29.1139981747</text:p>
          </table:table-cell>
          <table:table-cell table:formula="of:=[.C276]/([.D276]-[.D275])" office:value-type="float" office:value="100067.969758041" calcext:value-type="float">
            <text:p>100067.969758041</text:p>
          </table:table-cell>
          <table:table-cell/>
          <table:table-cell office:value-type="float" office:value="1443067945.32281" calcext:value-type="float">
            <text:p>1443067945.32281</text:p>
          </table:table-cell>
          <table:table-cell table:formula="of:=[.G276]-[.$B276]" office:value-type="float" office:value="0.528374910354614" calcext:value-type="float">
            <text:p>0.5283749104</text:p>
          </table:table-cell>
          <table:table-cell/>
          <table:table-cell office:value-type="float" office:value="1443067945.32281" calcext:value-type="float">
            <text:p>1443067945.32281</text:p>
          </table:table-cell>
          <table:table-cell table:formula="of:=[.J276]-[.$B276]" office:value-type="float" office:value="0.528374910354614" calcext:value-type="float">
            <text:p>0.528374910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067944.83531" calcext:value-type="float">
            <text:p>1443067944.83531</text:p>
          </table:table-cell>
          <table:table-cell office:value-type="float" office:value="4096" calcext:value-type="float">
            <text:p>4096</text:p>
          </table:table-cell>
          <table:table-cell table:formula="of:=[.B277]-[.B$1]" office:value-type="float" office:value="29.1548686027527" calcext:value-type="float">
            <text:p>29.1548686028</text:p>
          </table:table-cell>
          <table:table-cell table:formula="of:=[.C277]/([.D277]-[.D276])" office:value-type="float" office:value="100219.160696056" calcext:value-type="float">
            <text:p>100219.160696056</text:p>
          </table:table-cell>
          <table:table-cell/>
          <table:table-cell office:value-type="float" office:value="1443067945.36196" calcext:value-type="float">
            <text:p>1443067945.36196</text:p>
          </table:table-cell>
          <table:table-cell table:formula="of:=[.G277]-[.$B277]" office:value-type="float" office:value="0.526657342910767" calcext:value-type="float">
            <text:p>0.5266573429</text:p>
          </table:table-cell>
          <table:table-cell/>
          <table:table-cell office:value-type="float" office:value="1443067945.36196" calcext:value-type="float">
            <text:p>1443067945.36196</text:p>
          </table:table-cell>
          <table:table-cell table:formula="of:=[.J277]-[.$B277]" office:value-type="float" office:value="0.526657342910767" calcext:value-type="float">
            <text:p>0.526657342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067944.8762" calcext:value-type="float">
            <text:p>1443067944.8762</text:p>
          </table:table-cell>
          <table:table-cell office:value-type="float" office:value="4096" calcext:value-type="float">
            <text:p>4096</text:p>
          </table:table-cell>
          <table:table-cell table:formula="of:=[.B278]-[.B$1]" office:value-type="float" office:value="29.1957631111145" calcext:value-type="float">
            <text:p>29.1957631111</text:p>
          </table:table-cell>
          <table:table-cell table:formula="of:=[.C278]/([.D278]-[.D277])" office:value-type="float" office:value="100160.147757748" calcext:value-type="float">
            <text:p>100160.147757748</text:p>
          </table:table-cell>
          <table:table-cell/>
          <table:table-cell office:value-type="float" office:value="1443067945.40108" calcext:value-type="float">
            <text:p>1443067945.40108</text:p>
          </table:table-cell>
          <table:table-cell table:formula="of:=[.G278]-[.$B278]" office:value-type="float" office:value="0.524875402450562" calcext:value-type="float">
            <text:p>0.5248754025</text:p>
          </table:table-cell>
          <table:table-cell/>
          <table:table-cell office:value-type="float" office:value="1443067945.40108" calcext:value-type="float">
            <text:p>1443067945.40108</text:p>
          </table:table-cell>
          <table:table-cell table:formula="of:=[.J278]-[.$B278]" office:value-type="float" office:value="0.524875402450562" calcext:value-type="float">
            <text:p>0.524875402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067944.91709" calcext:value-type="float">
            <text:p>1443067944.91709</text:p>
          </table:table-cell>
          <table:table-cell office:value-type="float" office:value="4096" calcext:value-type="float">
            <text:p>4096</text:p>
          </table:table-cell>
          <table:table-cell table:formula="of:=[.B279]-[.B$1]" office:value-type="float" office:value="29.2366540431976" calcext:value-type="float">
            <text:p>29.2366540432</text:p>
          </table:table-cell>
          <table:table-cell table:formula="of:=[.C279]/([.D279]-[.D278])" office:value-type="float" office:value="100168.907660822" calcext:value-type="float">
            <text:p>100168.907660822</text:p>
          </table:table-cell>
          <table:table-cell/>
          <table:table-cell office:value-type="float" office:value="1443067945.44034" calcext:value-type="float">
            <text:p>1443067945.44034</text:p>
          </table:table-cell>
          <table:table-cell table:formula="of:=[.G279]-[.$B279]" office:value-type="float" office:value="0.523252487182617" calcext:value-type="float">
            <text:p>0.5232524872</text:p>
          </table:table-cell>
          <table:table-cell/>
          <table:table-cell office:value-type="float" office:value="1443067945.44034" calcext:value-type="float">
            <text:p>1443067945.44034</text:p>
          </table:table-cell>
          <table:table-cell table:formula="of:=[.J279]-[.$B279]" office:value-type="float" office:value="0.523252487182617" calcext:value-type="float">
            <text:p>0.523252487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067944.95799" calcext:value-type="float">
            <text:p>1443067944.95799</text:p>
          </table:table-cell>
          <table:table-cell office:value-type="float" office:value="4096" calcext:value-type="float">
            <text:p>4096</text:p>
          </table:table-cell>
          <table:table-cell table:formula="of:=[.B280]-[.B$1]" office:value-type="float" office:value="29.2775557041168" calcext:value-type="float">
            <text:p>29.2775557041</text:p>
          </table:table-cell>
          <table:table-cell table:formula="of:=[.C280]/([.D280]-[.D279])" office:value-type="float" office:value="100142.632547186" calcext:value-type="float">
            <text:p>100142.632547186</text:p>
          </table:table-cell>
          <table:table-cell/>
          <table:table-cell office:value-type="float" office:value="1443067945.47954" calcext:value-type="float">
            <text:p>1443067945.47954</text:p>
          </table:table-cell>
          <table:table-cell table:formula="of:=[.G280]-[.$B280]" office:value-type="float" office:value="0.52154278755188" calcext:value-type="float">
            <text:p>0.5215427876</text:p>
          </table:table-cell>
          <table:table-cell/>
          <table:table-cell office:value-type="float" office:value="1443067945.47954" calcext:value-type="float">
            <text:p>1443067945.47954</text:p>
          </table:table-cell>
          <table:table-cell table:formula="of:=[.J280]-[.$B280]" office:value-type="float" office:value="0.52154278755188" calcext:value-type="float">
            <text:p>0.521542787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067944.99893" calcext:value-type="float">
            <text:p>1443067944.99893</text:p>
          </table:table-cell>
          <table:table-cell office:value-type="float" office:value="4096" calcext:value-type="float">
            <text:p>4096</text:p>
          </table:table-cell>
          <table:table-cell table:formula="of:=[.B281]-[.B$1]" office:value-type="float" office:value="29.3184897899628" calcext:value-type="float">
            <text:p>29.31848979</text:p>
          </table:table-cell>
          <table:table-cell table:formula="of:=[.C281]/([.D281]-[.D280])" office:value-type="float" office:value="100063.307030112" calcext:value-type="float">
            <text:p>100063.307030112</text:p>
          </table:table-cell>
          <table:table-cell/>
          <table:table-cell office:value-type="float" office:value="1443067945.51866" calcext:value-type="float">
            <text:p>1443067945.51866</text:p>
          </table:table-cell>
          <table:table-cell table:formula="of:=[.G281]-[.$B281]" office:value-type="float" office:value="0.519726991653442" calcext:value-type="float">
            <text:p>0.5197269917</text:p>
          </table:table-cell>
          <table:table-cell/>
          <table:table-cell office:value-type="float" office:value="1443067945.51866" calcext:value-type="float">
            <text:p>1443067945.51866</text:p>
          </table:table-cell>
          <table:table-cell table:formula="of:=[.J281]-[.$B281]" office:value-type="float" office:value="0.519726991653442" calcext:value-type="float">
            <text:p>0.519726991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067945.03813" calcext:value-type="float">
            <text:p>1443067945.03813</text:p>
          </table:table-cell>
          <table:table-cell office:value-type="float" office:value="4096" calcext:value-type="float">
            <text:p>4096</text:p>
          </table:table-cell>
          <table:table-cell table:formula="of:=[.B282]-[.B$1]" office:value-type="float" office:value="29.3576891422272" calcext:value-type="float">
            <text:p>29.3576891422</text:p>
          </table:table-cell>
          <table:table-cell table:formula="of:=[.C282]/([.D282]-[.D281])" office:value-type="float" office:value="104491.522522413" calcext:value-type="float">
            <text:p>104491.522522413</text:p>
          </table:table-cell>
          <table:table-cell/>
          <table:table-cell office:value-type="float" office:value="1443067945.55778" calcext:value-type="float">
            <text:p>1443067945.55778</text:p>
          </table:table-cell>
          <table:table-cell table:formula="of:=[.G282]-[.$B282]" office:value-type="float" office:value="0.519653797149658" calcext:value-type="float">
            <text:p>0.5196537971</text:p>
          </table:table-cell>
          <table:table-cell/>
          <table:table-cell office:value-type="float" office:value="1443067945.55778" calcext:value-type="float">
            <text:p>1443067945.55778</text:p>
          </table:table-cell>
          <table:table-cell table:formula="of:=[.J282]-[.$B282]" office:value-type="float" office:value="0.519653797149658" calcext:value-type="float">
            <text:p>0.519653797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067945.07728" calcext:value-type="float">
            <text:p>1443067945.07728</text:p>
          </table:table-cell>
          <table:table-cell office:value-type="float" office:value="4096" calcext:value-type="float">
            <text:p>4096</text:p>
          </table:table-cell>
          <table:table-cell table:formula="of:=[.B283]-[.B$1]" office:value-type="float" office:value="29.3968389034271" calcext:value-type="float">
            <text:p>29.3968389034</text:p>
          </table:table-cell>
          <table:table-cell table:formula="of:=[.C283]/([.D283]-[.D282])" office:value-type="float" office:value="104623.882099314" calcext:value-type="float">
            <text:p>104623.882099314</text:p>
          </table:table-cell>
          <table:table-cell/>
          <table:table-cell office:value-type="float" office:value="1443067945.59693" calcext:value-type="float">
            <text:p>1443067945.59693</text:p>
          </table:table-cell>
          <table:table-cell table:formula="of:=[.G283]-[.$B283]" office:value-type="float" office:value="0.519649982452393" calcext:value-type="float">
            <text:p>0.5196499825</text:p>
          </table:table-cell>
          <table:table-cell/>
          <table:table-cell office:value-type="float" office:value="1443067945.59693" calcext:value-type="float">
            <text:p>1443067945.59693</text:p>
          </table:table-cell>
          <table:table-cell table:formula="of:=[.J283]-[.$B283]" office:value-type="float" office:value="0.519649982452393" calcext:value-type="float">
            <text:p>0.519649982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067945.11642" calcext:value-type="float">
            <text:p>1443067945.11642</text:p>
          </table:table-cell>
          <table:table-cell office:value-type="float" office:value="4096" calcext:value-type="float">
            <text:p>4096</text:p>
          </table:table-cell>
          <table:table-cell table:formula="of:=[.B284]-[.B$1]" office:value-type="float" office:value="29.4359860420227" calcext:value-type="float">
            <text:p>29.435986042</text:p>
          </table:table-cell>
          <table:table-cell table:formula="of:=[.C284]/([.D284]-[.D283])" office:value-type="float" office:value="104630.891220805" calcext:value-type="float">
            <text:p>104630.891220805</text:p>
          </table:table-cell>
          <table:table-cell/>
          <table:table-cell office:value-type="float" office:value="1443067945.6361" calcext:value-type="float">
            <text:p>1443067945.6361</text:p>
          </table:table-cell>
          <table:table-cell table:formula="of:=[.G284]-[.$B284]" office:value-type="float" office:value="0.519670724868774" calcext:value-type="float">
            <text:p>0.5196707249</text:p>
          </table:table-cell>
          <table:table-cell/>
          <table:table-cell office:value-type="float" office:value="1443067945.6361" calcext:value-type="float">
            <text:p>1443067945.6361</text:p>
          </table:table-cell>
          <table:table-cell table:formula="of:=[.J284]-[.$B284]" office:value-type="float" office:value="0.519670724868774" calcext:value-type="float">
            <text:p>0.519670724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067945.15557" calcext:value-type="float">
            <text:p>1443067945.15557</text:p>
          </table:table-cell>
          <table:table-cell office:value-type="float" office:value="4096" calcext:value-type="float">
            <text:p>4096</text:p>
          </table:table-cell>
          <table:table-cell table:formula="of:=[.B285]-[.B$1]" office:value-type="float" office:value="29.4751360416412" calcext:value-type="float">
            <text:p>29.4751360416</text:p>
          </table:table-cell>
          <table:table-cell table:formula="of:=[.C285]/([.D285]-[.D284])" office:value-type="float" office:value="104623.244953017" calcext:value-type="float">
            <text:p>104623.244953017</text:p>
          </table:table-cell>
          <table:table-cell/>
          <table:table-cell office:value-type="float" office:value="1443067945.67525" calcext:value-type="float">
            <text:p>1443067945.67525</text:p>
          </table:table-cell>
          <table:table-cell table:formula="of:=[.G285]-[.$B285]" office:value-type="float" office:value="0.519673109054565" calcext:value-type="float">
            <text:p>0.5196731091</text:p>
          </table:table-cell>
          <table:table-cell/>
          <table:table-cell office:value-type="float" office:value="1443067945.67525" calcext:value-type="float">
            <text:p>1443067945.67525</text:p>
          </table:table-cell>
          <table:table-cell table:formula="of:=[.J285]-[.$B285]" office:value-type="float" office:value="0.519673109054565" calcext:value-type="float">
            <text:p>0.519673109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067945.19477" calcext:value-type="float">
            <text:p>1443067945.19477</text:p>
          </table:table-cell>
          <table:table-cell office:value-type="float" office:value="4096" calcext:value-type="float">
            <text:p>4096</text:p>
          </table:table-cell>
          <table:table-cell table:formula="of:=[.B286]-[.B$1]" office:value-type="float" office:value="29.5143351554871" calcext:value-type="float">
            <text:p>29.5143351555</text:p>
          </table:table-cell>
          <table:table-cell table:formula="of:=[.C286]/([.D286]-[.D285])" office:value-type="float" office:value="104492.15806536" calcext:value-type="float">
            <text:p>104492.15806536</text:p>
          </table:table-cell>
          <table:table-cell/>
          <table:table-cell office:value-type="float" office:value="1443067945.7144" calcext:value-type="float">
            <text:p>1443067945.7144</text:p>
          </table:table-cell>
          <table:table-cell table:formula="of:=[.G286]-[.$B286]" office:value-type="float" office:value="0.519626140594482" calcext:value-type="float">
            <text:p>0.5196261406</text:p>
          </table:table-cell>
          <table:table-cell/>
          <table:table-cell office:value-type="float" office:value="1443067945.7144" calcext:value-type="float">
            <text:p>1443067945.7144</text:p>
          </table:table-cell>
          <table:table-cell table:formula="of:=[.J286]-[.$B286]" office:value-type="float" office:value="0.519626140594482" calcext:value-type="float">
            <text:p>0.519626140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067945.23393" calcext:value-type="float">
            <text:p>1443067945.23393</text:p>
          </table:table-cell>
          <table:table-cell office:value-type="float" office:value="4096" calcext:value-type="float">
            <text:p>4096</text:p>
          </table:table-cell>
          <table:table-cell table:formula="of:=[.B287]-[.B$1]" office:value-type="float" office:value="29.5534913539886" calcext:value-type="float">
            <text:p>29.553491354</text:p>
          </table:table-cell>
          <table:table-cell table:formula="of:=[.C287]/([.D287]-[.D286])" office:value-type="float" office:value="104606.681872705" calcext:value-type="float">
            <text:p>104606.681872705</text:p>
          </table:table-cell>
          <table:table-cell/>
          <table:table-cell office:value-type="float" office:value="1443067945.75349" calcext:value-type="float">
            <text:p>1443067945.75349</text:p>
          </table:table-cell>
          <table:table-cell table:formula="of:=[.G287]-[.$B287]" office:value-type="float" office:value="0.519564390182495" calcext:value-type="float">
            <text:p>0.5195643902</text:p>
          </table:table-cell>
          <table:table-cell/>
          <table:table-cell office:value-type="float" office:value="1443067945.75349" calcext:value-type="float">
            <text:p>1443067945.75349</text:p>
          </table:table-cell>
          <table:table-cell table:formula="of:=[.J287]-[.$B287]" office:value-type="float" office:value="0.519564390182495" calcext:value-type="float">
            <text:p>0.519564390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067945.27311" calcext:value-type="float">
            <text:p>1443067945.27311</text:p>
          </table:table-cell>
          <table:table-cell office:value-type="float" office:value="4096" calcext:value-type="float">
            <text:p>4096</text:p>
          </table:table-cell>
          <table:table-cell table:formula="of:=[.B288]-[.B$1]" office:value-type="float" office:value="29.5926749706268" calcext:value-type="float">
            <text:p>29.5926749706</text:p>
          </table:table-cell>
          <table:table-cell table:formula="of:=[.C288]/([.D288]-[.D287])" office:value-type="float" office:value="104533.484946577" calcext:value-type="float">
            <text:p>104533.484946577</text:p>
          </table:table-cell>
          <table:table-cell/>
          <table:table-cell office:value-type="float" office:value="1443067945.79269" calcext:value-type="float">
            <text:p>1443067945.79269</text:p>
          </table:table-cell>
          <table:table-cell table:formula="of:=[.G288]-[.$B288]" office:value-type="float" office:value="0.519573450088501" calcext:value-type="float">
            <text:p>0.5195734501</text:p>
          </table:table-cell>
          <table:table-cell/>
          <table:table-cell office:value-type="float" office:value="1443067945.79269" calcext:value-type="float">
            <text:p>1443067945.79269</text:p>
          </table:table-cell>
          <table:table-cell table:formula="of:=[.J288]-[.$B288]" office:value-type="float" office:value="0.519573450088501" calcext:value-type="float">
            <text:p>0.519573450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067945.31227" calcext:value-type="float">
            <text:p>1443067945.31227</text:p>
          </table:table-cell>
          <table:table-cell office:value-type="float" office:value="4096" calcext:value-type="float">
            <text:p>4096</text:p>
          </table:table-cell>
          <table:table-cell table:formula="of:=[.B289]-[.B$1]" office:value-type="float" office:value="29.631833076477" calcext:value-type="float">
            <text:p>29.6318330765</text:p>
          </table:table-cell>
          <table:table-cell table:formula="of:=[.C289]/([.D289]-[.D288])" office:value-type="float" office:value="104601.586595308" calcext:value-type="float">
            <text:p>104601.586595308</text:p>
          </table:table-cell>
          <table:table-cell/>
          <table:table-cell office:value-type="float" office:value="1443067945.83182" calcext:value-type="float">
            <text:p>1443067945.83182</text:p>
          </table:table-cell>
          <table:table-cell table:formula="of:=[.G289]-[.$B289]" office:value-type="float" office:value="0.519544839859009" calcext:value-type="float">
            <text:p>0.5195448399</text:p>
          </table:table-cell>
          <table:table-cell/>
          <table:table-cell office:value-type="float" office:value="1443067945.83182" calcext:value-type="float">
            <text:p>1443067945.83182</text:p>
          </table:table-cell>
          <table:table-cell table:formula="of:=[.J289]-[.$B289]" office:value-type="float" office:value="0.519544839859009" calcext:value-type="float">
            <text:p>0.519544839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067945.35142" calcext:value-type="float">
            <text:p>1443067945.35142</text:p>
          </table:table-cell>
          <table:table-cell office:value-type="float" office:value="4096" calcext:value-type="float">
            <text:p>4096</text:p>
          </table:table-cell>
          <table:table-cell table:formula="of:=[.B290]-[.B$1]" office:value-type="float" office:value="29.6709854602814" calcext:value-type="float">
            <text:p>29.6709854603</text:p>
          </table:table-cell>
          <table:table-cell table:formula="of:=[.C290]/([.D290]-[.D289])" office:value-type="float" office:value="104616.87391683" calcext:value-type="float">
            <text:p>104616.87391683</text:p>
          </table:table-cell>
          <table:table-cell/>
          <table:table-cell office:value-type="float" office:value="1443067945.871" calcext:value-type="float">
            <text:p>1443067945.871</text:p>
          </table:table-cell>
          <table:table-cell table:formula="of:=[.G290]-[.$B290]" office:value-type="float" office:value="0.519576072692871" calcext:value-type="float">
            <text:p>0.5195760727</text:p>
          </table:table-cell>
          <table:table-cell/>
          <table:table-cell office:value-type="float" office:value="1443067945.871" calcext:value-type="float">
            <text:p>1443067945.871</text:p>
          </table:table-cell>
          <table:table-cell table:formula="of:=[.J290]-[.$B290]" office:value-type="float" office:value="0.519576072692871" calcext:value-type="float">
            <text:p>0.5195760727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067945.39057" calcext:value-type="float">
            <text:p>1443067945.39057</text:p>
          </table:table-cell>
          <table:table-cell office:value-type="float" office:value="4096" calcext:value-type="float">
            <text:p>4096</text:p>
          </table:table-cell>
          <table:table-cell table:formula="of:=[.B291]-[.B$1]" office:value-type="float" office:value="29.7101330757141" calcext:value-type="float">
            <text:p>29.7101330757</text:p>
          </table:table-cell>
          <table:table-cell table:formula="of:=[.C291]/([.D291]-[.D290])" office:value-type="float" office:value="104629.616765227" calcext:value-type="float">
            <text:p>104629.616765227</text:p>
          </table:table-cell>
          <table:table-cell/>
          <table:table-cell office:value-type="float" office:value="1443067945.91014" calcext:value-type="float">
            <text:p>1443067945.91014</text:p>
          </table:table-cell>
          <table:table-cell table:formula="of:=[.G291]-[.$B291]" office:value-type="float" office:value="0.519564867019653" calcext:value-type="float">
            <text:p>0.519564867</text:p>
          </table:table-cell>
          <table:table-cell/>
          <table:table-cell office:value-type="float" office:value="1443067945.91014" calcext:value-type="float">
            <text:p>1443067945.91014</text:p>
          </table:table-cell>
          <table:table-cell table:formula="of:=[.J291]-[.$B291]" office:value-type="float" office:value="0.519564867019653" calcext:value-type="float">
            <text:p>0.51956486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067945.42974" calcext:value-type="float">
            <text:p>1443067945.42974</text:p>
          </table:table-cell>
          <table:table-cell office:value-type="float" office:value="4096" calcext:value-type="float">
            <text:p>4096</text:p>
          </table:table-cell>
          <table:table-cell table:formula="of:=[.B292]-[.B$1]" office:value-type="float" office:value="29.7493040561676" calcext:value-type="float">
            <text:p>29.7493040562</text:p>
          </table:table-cell>
          <table:table-cell table:formula="of:=[.C292]/([.D292]-[.D291])" office:value-type="float" office:value="104567.206451809" calcext:value-type="float">
            <text:p>104567.206451809</text:p>
          </table:table-cell>
          <table:table-cell/>
          <table:table-cell office:value-type="float" office:value="1443067945.94928" calcext:value-type="float">
            <text:p>1443067945.94928</text:p>
          </table:table-cell>
          <table:table-cell table:formula="of:=[.G292]-[.$B292]" office:value-type="float" office:value="0.519536018371582" calcext:value-type="float">
            <text:p>0.5195360184</text:p>
          </table:table-cell>
          <table:table-cell/>
          <table:table-cell office:value-type="float" office:value="1443067945.94928" calcext:value-type="float">
            <text:p>1443067945.94928</text:p>
          </table:table-cell>
          <table:table-cell table:formula="of:=[.J292]-[.$B292]" office:value-type="float" office:value="0.519536018371582" calcext:value-type="float">
            <text:p>0.519536018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067945.46892" calcext:value-type="float">
            <text:p>1443067945.46892</text:p>
          </table:table-cell>
          <table:table-cell office:value-type="float" office:value="4096" calcext:value-type="float">
            <text:p>4096</text:p>
          </table:table-cell>
          <table:table-cell table:formula="of:=[.B293]-[.B$1]" office:value-type="float" office:value="29.7884774208069" calcext:value-type="float">
            <text:p>29.7884774208</text:p>
          </table:table-cell>
          <table:table-cell table:formula="of:=[.C293]/([.D293]-[.D292])" office:value-type="float" office:value="104560.84223852" calcext:value-type="float">
            <text:p>104560.84223852</text:p>
          </table:table-cell>
          <table:table-cell/>
          <table:table-cell office:value-type="float" office:value="1443067945.98854" calcext:value-type="float">
            <text:p>1443067945.98854</text:p>
          </table:table-cell>
          <table:table-cell table:formula="of:=[.G293]-[.$B293]" office:value-type="float" office:value="0.519620418548584" calcext:value-type="float">
            <text:p>0.5196204185</text:p>
          </table:table-cell>
          <table:table-cell/>
          <table:table-cell office:value-type="float" office:value="1443067945.98854" calcext:value-type="float">
            <text:p>1443067945.98854</text:p>
          </table:table-cell>
          <table:table-cell table:formula="of:=[.J293]-[.$B293]" office:value-type="float" office:value="0.519620418548584" calcext:value-type="float">
            <text:p>0.519620418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067945.50807" calcext:value-type="float">
            <text:p>1443067945.50807</text:p>
          </table:table-cell>
          <table:table-cell office:value-type="float" office:value="4096" calcext:value-type="float">
            <text:p>4096</text:p>
          </table:table-cell>
          <table:table-cell table:formula="of:=[.B294]-[.B$1]" office:value-type="float" office:value="29.8276267051697" calcext:value-type="float">
            <text:p>29.8276267052</text:p>
          </table:table-cell>
          <table:table-cell table:formula="of:=[.C294]/([.D294]-[.D293])" office:value-type="float" office:value="104625.156415191" calcext:value-type="float">
            <text:p>104625.156415191</text:p>
          </table:table-cell>
          <table:table-cell/>
          <table:table-cell office:value-type="float" office:value="1443067946.02759" calcext:value-type="float">
            <text:p>1443067946.02759</text:p>
          </table:table-cell>
          <table:table-cell table:formula="of:=[.G294]-[.$B294]" office:value-type="float" office:value="0.519526720046997" calcext:value-type="float">
            <text:p>0.51952672</text:p>
          </table:table-cell>
          <table:table-cell/>
          <table:table-cell office:value-type="float" office:value="1443067946.02759" calcext:value-type="float">
            <text:p>1443067946.02759</text:p>
          </table:table-cell>
          <table:table-cell table:formula="of:=[.J294]-[.$B294]" office:value-type="float" office:value="0.519526720046997" calcext:value-type="float">
            <text:p>0.5195267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067945.54718" calcext:value-type="float">
            <text:p>1443067945.54718</text:p>
          </table:table-cell>
          <table:table-cell office:value-type="float" office:value="4096" calcext:value-type="float">
            <text:p>4096</text:p>
          </table:table-cell>
          <table:table-cell table:formula="of:=[.B295]-[.B$1]" office:value-type="float" office:value="29.8667442798614" calcext:value-type="float">
            <text:p>29.8667442799</text:p>
          </table:table-cell>
          <table:table-cell table:formula="of:=[.C295]/([.D295]-[.D294])" office:value-type="float" office:value="104709.968147936" calcext:value-type="float">
            <text:p>104709.968147936</text:p>
          </table:table-cell>
          <table:table-cell/>
          <table:table-cell office:value-type="float" office:value="1443067946.06674" calcext:value-type="float">
            <text:p>1443067946.06674</text:p>
          </table:table-cell>
          <table:table-cell table:formula="of:=[.G295]-[.$B295]" office:value-type="float" office:value="0.519562244415283" calcext:value-type="float">
            <text:p>0.5195622444</text:p>
          </table:table-cell>
          <table:table-cell/>
          <table:table-cell office:value-type="float" office:value="1443067946.06674" calcext:value-type="float">
            <text:p>1443067946.06674</text:p>
          </table:table-cell>
          <table:table-cell table:formula="of:=[.J295]-[.$B295]" office:value-type="float" office:value="0.519562244415283" calcext:value-type="float">
            <text:p>0.519562244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067945.58633" calcext:value-type="float">
            <text:p>1443067945.58633</text:p>
          </table:table-cell>
          <table:table-cell office:value-type="float" office:value="4096" calcext:value-type="float">
            <text:p>4096</text:p>
          </table:table-cell>
          <table:table-cell table:formula="of:=[.B296]-[.B$1]" office:value-type="float" office:value="29.9058883190155" calcext:value-type="float">
            <text:p>29.905888319</text:p>
          </table:table-cell>
          <table:table-cell table:formula="of:=[.C296]/([.D296]-[.D295])" office:value-type="float" office:value="104639.175938897" calcext:value-type="float">
            <text:p>104639.175938897</text:p>
          </table:table-cell>
          <table:table-cell/>
          <table:table-cell office:value-type="float" office:value="1443067946.10586" calcext:value-type="float">
            <text:p>1443067946.10586</text:p>
          </table:table-cell>
          <table:table-cell table:formula="of:=[.G296]-[.$B296]" office:value-type="float" office:value="0.519530057907105" calcext:value-type="float">
            <text:p>0.5195300579</text:p>
          </table:table-cell>
          <table:table-cell/>
          <table:table-cell office:value-type="float" office:value="1443067946.10586" calcext:value-type="float">
            <text:p>1443067946.10586</text:p>
          </table:table-cell>
          <table:table-cell table:formula="of:=[.J296]-[.$B296]" office:value-type="float" office:value="0.519530057907105" calcext:value-type="float">
            <text:p>0.519530057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067945.62547" calcext:value-type="float">
            <text:p>1443067945.62547</text:p>
          </table:table-cell>
          <table:table-cell office:value-type="float" office:value="4096" calcext:value-type="float">
            <text:p>4096</text:p>
          </table:table-cell>
          <table:table-cell table:formula="of:=[.B297]-[.B$1]" office:value-type="float" office:value="29.9450340270996" calcext:value-type="float">
            <text:p>29.9450340271</text:p>
          </table:table-cell>
          <table:table-cell table:formula="of:=[.C297]/([.D297]-[.D296])" office:value-type="float" office:value="104634.714773828" calcext:value-type="float">
            <text:p>104634.714773828</text:p>
          </table:table-cell>
          <table:table-cell/>
          <table:table-cell office:value-type="float" office:value="1443067946.14507" calcext:value-type="float">
            <text:p>1443067946.14507</text:p>
          </table:table-cell>
          <table:table-cell table:formula="of:=[.G297]-[.$B297]" office:value-type="float" office:value="0.519600391387939" calcext:value-type="float">
            <text:p>0.5196003914</text:p>
          </table:table-cell>
          <table:table-cell/>
          <table:table-cell office:value-type="float" office:value="1443067946.14507" calcext:value-type="float">
            <text:p>1443067946.14507</text:p>
          </table:table-cell>
          <table:table-cell table:formula="of:=[.J297]-[.$B297]" office:value-type="float" office:value="0.519600391387939" calcext:value-type="float">
            <text:p>0.519600391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067945.66464" calcext:value-type="float">
            <text:p>1443067945.66464</text:p>
          </table:table-cell>
          <table:table-cell office:value-type="float" office:value="4096" calcext:value-type="float">
            <text:p>4096</text:p>
          </table:table-cell>
          <table:table-cell table:formula="of:=[.B298]-[.B$1]" office:value-type="float" office:value="29.9841973781586" calcext:value-type="float">
            <text:p>29.9841973782</text:p>
          </table:table-cell>
          <table:table-cell table:formula="of:=[.C298]/([.D298]-[.D297])" office:value-type="float" office:value="104587.577141535" calcext:value-type="float">
            <text:p>104587.577141535</text:p>
          </table:table-cell>
          <table:table-cell/>
          <table:table-cell office:value-type="float" office:value="1443067946.18421" calcext:value-type="float">
            <text:p>1443067946.18421</text:p>
          </table:table-cell>
          <table:table-cell table:formula="of:=[.G298]-[.$B298]" office:value-type="float" office:value="0.519579172134399" calcext:value-type="float">
            <text:p>0.5195791721</text:p>
          </table:table-cell>
          <table:table-cell/>
          <table:table-cell office:value-type="float" office:value="1443067946.18421" calcext:value-type="float">
            <text:p>1443067946.18421</text:p>
          </table:table-cell>
          <table:table-cell table:formula="of:=[.J298]-[.$B298]" office:value-type="float" office:value="0.519579172134399" calcext:value-type="float">
            <text:p>0.519579172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067945.7038" calcext:value-type="float">
            <text:p>1443067945.7038</text:p>
          </table:table-cell>
          <table:table-cell office:value-type="float" office:value="4096" calcext:value-type="float">
            <text:p>4096</text:p>
          </table:table-cell>
          <table:table-cell table:formula="of:=[.B299]-[.B$1]" office:value-type="float" office:value="30.0233585834503" calcext:value-type="float">
            <text:p>30.0233585835</text:p>
          </table:table-cell>
          <table:table-cell table:formula="of:=[.C299]/([.D299]-[.D298])" office:value-type="float" office:value="104593.30782812" calcext:value-type="float">
            <text:p>104593.30782812</text:p>
          </table:table-cell>
          <table:table-cell/>
          <table:table-cell office:value-type="float" office:value="1443067946.22259" calcext:value-type="float">
            <text:p>1443067946.22259</text:p>
          </table:table-cell>
          <table:table-cell table:formula="of:=[.G299]-[.$B299]" office:value-type="float" office:value="0.518795013427734" calcext:value-type="float">
            <text:p>0.5187950134</text:p>
          </table:table-cell>
          <table:table-cell/>
          <table:table-cell office:value-type="float" office:value="1443067946.22259" calcext:value-type="float">
            <text:p>1443067946.22259</text:p>
          </table:table-cell>
          <table:table-cell table:formula="of:=[.J299]-[.$B299]" office:value-type="float" office:value="0.518795013427734" calcext:value-type="float">
            <text:p>0.518795013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067945.74294" calcext:value-type="float">
            <text:p>1443067945.74294</text:p>
          </table:table-cell>
          <table:table-cell office:value-type="float" office:value="4096" calcext:value-type="float">
            <text:p>4096</text:p>
          </table:table-cell>
          <table:table-cell table:formula="of:=[.B300]-[.B$1]" office:value-type="float" office:value="30.0624992847443" calcext:value-type="float">
            <text:p>30.0624992847</text:p>
          </table:table-cell>
          <table:table-cell table:formula="of:=[.C300]/([.D300]-[.D299])" office:value-type="float" office:value="104648.09941036" calcext:value-type="float">
            <text:p>104648.09941036</text:p>
          </table:table-cell>
          <table:table-cell/>
          <table:table-cell office:value-type="float" office:value="1443067946.25994" calcext:value-type="float">
            <text:p>1443067946.25994</text:p>
          </table:table-cell>
          <table:table-cell table:formula="of:=[.G300]-[.$B300]" office:value-type="float" office:value="0.517006158828735" calcext:value-type="float">
            <text:p>0.5170061588</text:p>
          </table:table-cell>
          <table:table-cell/>
          <table:table-cell office:value-type="float" office:value="1443067946.25994" calcext:value-type="float">
            <text:p>1443067946.25994</text:p>
          </table:table-cell>
          <table:table-cell table:formula="of:=[.J300]-[.$B300]" office:value-type="float" office:value="0.517006158828735" calcext:value-type="float">
            <text:p>0.51700615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067945.78209" calcext:value-type="float">
            <text:p>1443067945.78209</text:p>
          </table:table-cell>
          <table:table-cell office:value-type="float" office:value="4096" calcext:value-type="float">
            <text:p>4096</text:p>
          </table:table-cell>
          <table:table-cell table:formula="of:=[.B301]-[.B$1]" office:value-type="float" office:value="30.1016526222229" calcext:value-type="float">
            <text:p>30.1016526222</text:p>
          </table:table-cell>
          <table:table-cell table:formula="of:=[.C301]/([.D301]-[.D300])" office:value-type="float" office:value="104614.32571961" calcext:value-type="float">
            <text:p>104614.32571961</text:p>
          </table:table-cell>
          <table:table-cell/>
          <table:table-cell office:value-type="float" office:value="1443067946.29739" calcext:value-type="float">
            <text:p>1443067946.29739</text:p>
          </table:table-cell>
          <table:table-cell table:formula="of:=[.G301]-[.$B301]" office:value-type="float" office:value="0.515300512313843" calcext:value-type="float">
            <text:p>0.5153005123</text:p>
          </table:table-cell>
          <table:table-cell/>
          <table:table-cell office:value-type="float" office:value="1443067946.29739" calcext:value-type="float">
            <text:p>1443067946.29739</text:p>
          </table:table-cell>
          <table:table-cell table:formula="of:=[.J301]-[.$B301]" office:value-type="float" office:value="0.515300512313843" calcext:value-type="float">
            <text:p>0.515300512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067945.82124" calcext:value-type="float">
            <text:p>1443067945.82124</text:p>
          </table:table-cell>
          <table:table-cell office:value-type="float" office:value="4096" calcext:value-type="float">
            <text:p>4096</text:p>
          </table:table-cell>
          <table:table-cell table:formula="of:=[.B302]-[.B$1]" office:value-type="float" office:value="30.1407995223999" calcext:value-type="float">
            <text:p>30.1407995224</text:p>
          </table:table-cell>
          <table:table-cell table:formula="of:=[.C302]/([.D302]-[.D301])" office:value-type="float" office:value="104631.528460236" calcext:value-type="float">
            <text:p>104631.528460236</text:p>
          </table:table-cell>
          <table:table-cell/>
          <table:table-cell office:value-type="float" office:value="1443067946.33467" calcext:value-type="float">
            <text:p>1443067946.33467</text:p>
          </table:table-cell>
          <table:table-cell table:formula="of:=[.G302]-[.$B302]" office:value-type="float" office:value="0.513435840606689" calcext:value-type="float">
            <text:p>0.5134358406</text:p>
          </table:table-cell>
          <table:table-cell/>
          <table:table-cell office:value-type="float" office:value="1443067946.33467" calcext:value-type="float">
            <text:p>1443067946.33467</text:p>
          </table:table-cell>
          <table:table-cell table:formula="of:=[.J302]-[.$B302]" office:value-type="float" office:value="0.513435840606689" calcext:value-type="float">
            <text:p>0.513435840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067945.86038" calcext:value-type="float">
            <text:p>1443067945.86038</text:p>
          </table:table-cell>
          <table:table-cell office:value-type="float" office:value="4096" calcext:value-type="float">
            <text:p>4096</text:p>
          </table:table-cell>
          <table:table-cell table:formula="of:=[.B303]-[.B$1]" office:value-type="float" office:value="30.1799426078796" calcext:value-type="float">
            <text:p>30.1799426079</text:p>
          </table:table-cell>
          <table:table-cell table:formula="of:=[.C303]/([.D303]-[.D302])" office:value-type="float" office:value="104641.72534688" calcext:value-type="float">
            <text:p>104641.72534688</text:p>
          </table:table-cell>
          <table:table-cell/>
          <table:table-cell office:value-type="float" office:value="1443067946.37197" calcext:value-type="float">
            <text:p>1443067946.37197</text:p>
          </table:table-cell>
          <table:table-cell table:formula="of:=[.G303]-[.$B303]" office:value-type="float" office:value="0.511589765548706" calcext:value-type="float">
            <text:p>0.5115897655</text:p>
          </table:table-cell>
          <table:table-cell/>
          <table:table-cell office:value-type="float" office:value="1443067946.37197" calcext:value-type="float">
            <text:p>1443067946.37197</text:p>
          </table:table-cell>
          <table:table-cell table:formula="of:=[.J303]-[.$B303]" office:value-type="float" office:value="0.511589765548706" calcext:value-type="float">
            <text:p>0.511589765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067945.89952" calcext:value-type="float">
            <text:p>1443067945.89952</text:p>
          </table:table-cell>
          <table:table-cell office:value-type="float" office:value="4096" calcext:value-type="float">
            <text:p>4096</text:p>
          </table:table-cell>
          <table:table-cell table:formula="of:=[.B304]-[.B$1]" office:value-type="float" office:value="30.2190835475922" calcext:value-type="float">
            <text:p>30.2190835476</text:p>
          </table:table-cell>
          <table:table-cell table:formula="of:=[.C304]/([.D304]-[.D303])" office:value-type="float" office:value="104647.461969068" calcext:value-type="float">
            <text:p>104647.461969068</text:p>
          </table:table-cell>
          <table:table-cell/>
          <table:table-cell office:value-type="float" office:value="1443067946.40928" calcext:value-type="float">
            <text:p>1443067946.40928</text:p>
          </table:table-cell>
          <table:table-cell table:formula="of:=[.G304]-[.$B304]" office:value-type="float" office:value="0.509761333465576" calcext:value-type="float">
            <text:p>0.5097613335</text:p>
          </table:table-cell>
          <table:table-cell/>
          <table:table-cell office:value-type="float" office:value="1443067946.40928" calcext:value-type="float">
            <text:p>1443067946.40928</text:p>
          </table:table-cell>
          <table:table-cell table:formula="of:=[.J304]-[.$B304]" office:value-type="float" office:value="0.509761333465576" calcext:value-type="float">
            <text:p>0.509761333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067945.93868" calcext:value-type="float">
            <text:p>1443067945.93868</text:p>
          </table:table-cell>
          <table:table-cell office:value-type="float" office:value="4096" calcext:value-type="float">
            <text:p>4096</text:p>
          </table:table-cell>
          <table:table-cell table:formula="of:=[.B305]-[.B$1]" office:value-type="float" office:value="30.2582457065582" calcext:value-type="float">
            <text:p>30.2582457066</text:p>
          </table:table-cell>
          <table:table-cell table:formula="of:=[.C305]/([.D305]-[.D304])" office:value-type="float" office:value="104590.760778775" calcext:value-type="float">
            <text:p>104590.760778775</text:p>
          </table:table-cell>
          <table:table-cell/>
          <table:table-cell office:value-type="float" office:value="1443067946.44672" calcext:value-type="float">
            <text:p>1443067946.44672</text:p>
          </table:table-cell>
          <table:table-cell table:formula="of:=[.G305]-[.$B305]" office:value-type="float" office:value="0.508033037185669" calcext:value-type="float">
            <text:p>0.5080330372</text:p>
          </table:table-cell>
          <table:table-cell/>
          <table:table-cell office:value-type="float" office:value="1443067946.44672" calcext:value-type="float">
            <text:p>1443067946.44672</text:p>
          </table:table-cell>
          <table:table-cell table:formula="of:=[.J305]-[.$B305]" office:value-type="float" office:value="0.508033037185669" calcext:value-type="float">
            <text:p>0.508033037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067945.97787" calcext:value-type="float">
            <text:p>1443067945.97787</text:p>
          </table:table-cell>
          <table:table-cell office:value-type="float" office:value="4096" calcext:value-type="float">
            <text:p>4096</text:p>
          </table:table-cell>
          <table:table-cell table:formula="of:=[.B306]-[.B$1]" office:value-type="float" office:value="30.2974269390106" calcext:value-type="float">
            <text:p>30.297426939</text:p>
          </table:table-cell>
          <table:table-cell table:formula="of:=[.C306]/([.D306]-[.D305])" office:value-type="float" office:value="104539.845829936" calcext:value-type="float">
            <text:p>104539.845829936</text:p>
          </table:table-cell>
          <table:table-cell/>
          <table:table-cell office:value-type="float" office:value="1443067946.48415" calcext:value-type="float">
            <text:p>1443067946.48415</text:p>
          </table:table-cell>
          <table:table-cell table:formula="of:=[.G306]-[.$B306]" office:value-type="float" office:value="0.50628137588501" calcext:value-type="float">
            <text:p>0.5062813759</text:p>
          </table:table-cell>
          <table:table-cell/>
          <table:table-cell office:value-type="float" office:value="1443067946.48415" calcext:value-type="float">
            <text:p>1443067946.48415</text:p>
          </table:table-cell>
          <table:table-cell table:formula="of:=[.J306]-[.$B306]" office:value-type="float" office:value="0.50628137588501" calcext:value-type="float">
            <text:p>0.5062813759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067946.01625" calcext:value-type="float">
            <text:p>1443067946.01625</text:p>
          </table:table-cell>
          <table:table-cell office:value-type="float" office:value="4096" calcext:value-type="float">
            <text:p>4096</text:p>
          </table:table-cell>
          <table:table-cell table:formula="of:=[.B307]-[.B$1]" office:value-type="float" office:value="30.3358092308044" calcext:value-type="float">
            <text:p>30.3358092308</text:p>
          </table:table-cell>
          <table:table-cell table:formula="of:=[.C307]/([.D307]-[.D306])" office:value-type="float" office:value="106715.878822514" calcext:value-type="float">
            <text:p>106715.878822514</text:p>
          </table:table-cell>
          <table:table-cell/>
          <table:table-cell office:value-type="float" office:value="1443067946.52164" calcext:value-type="float">
            <text:p>1443067946.52164</text:p>
          </table:table-cell>
          <table:table-cell table:formula="of:=[.G307]-[.$B307]" office:value-type="float" office:value="0.505391359329224" calcext:value-type="float">
            <text:p>0.5053913593</text:p>
          </table:table-cell>
          <table:table-cell/>
          <table:table-cell office:value-type="float" office:value="1443067946.52164" calcext:value-type="float">
            <text:p>1443067946.52164</text:p>
          </table:table-cell>
          <table:table-cell table:formula="of:=[.J307]-[.$B307]" office:value-type="float" office:value="0.505391359329224" calcext:value-type="float">
            <text:p>0.505391359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067946.05362" calcext:value-type="float">
            <text:p>1443067946.05362</text:p>
          </table:table-cell>
          <table:table-cell office:value-type="float" office:value="4096" calcext:value-type="float">
            <text:p>4096</text:p>
          </table:table-cell>
          <table:table-cell table:formula="of:=[.B308]-[.B$1]" office:value-type="float" office:value="30.3731851577759" calcext:value-type="float">
            <text:p>30.3731851578</text:p>
          </table:table-cell>
          <table:table-cell table:formula="of:=[.C308]/([.D308]-[.D307])" office:value-type="float" office:value="109589.255221158" calcext:value-type="float">
            <text:p>109589.255221158</text:p>
          </table:table-cell>
          <table:table-cell/>
          <table:table-cell office:value-type="float" office:value="1443067946.55897" calcext:value-type="float">
            <text:p>1443067946.55897</text:p>
          </table:table-cell>
          <table:table-cell table:formula="of:=[.G308]-[.$B308]" office:value-type="float" office:value="0.505350112915039" calcext:value-type="float">
            <text:p>0.5053501129</text:p>
          </table:table-cell>
          <table:table-cell/>
          <table:table-cell office:value-type="float" office:value="1443067946.55897" calcext:value-type="float">
            <text:p>1443067946.55897</text:p>
          </table:table-cell>
          <table:table-cell table:formula="of:=[.J308]-[.$B308]" office:value-type="float" office:value="0.505350112915039" calcext:value-type="float">
            <text:p>0.505350112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067946.091" calcext:value-type="float">
            <text:p>1443067946.091</text:p>
          </table:table-cell>
          <table:table-cell office:value-type="float" office:value="4096" calcext:value-type="float">
            <text:p>4096</text:p>
          </table:table-cell>
          <table:table-cell table:formula="of:=[.B309]-[.B$1]" office:value-type="float" office:value="30.410561800003" calcext:value-type="float">
            <text:p>30.4105618</text:p>
          </table:table-cell>
          <table:table-cell table:formula="of:=[.C309]/([.D309]-[.D308])" office:value-type="float" office:value="109587.158073344" calcext:value-type="float">
            <text:p>109587.158073344</text:p>
          </table:table-cell>
          <table:table-cell/>
          <table:table-cell office:value-type="float" office:value="1443067946.59632" calcext:value-type="float">
            <text:p>1443067946.59632</text:p>
          </table:table-cell>
          <table:table-cell table:formula="of:=[.G309]-[.$B309]" office:value-type="float" office:value="0.505321502685547" calcext:value-type="float">
            <text:p>0.5053215027</text:p>
          </table:table-cell>
          <table:table-cell/>
          <table:table-cell office:value-type="float" office:value="1443067946.59632" calcext:value-type="float">
            <text:p>1443067946.59632</text:p>
          </table:table-cell>
          <table:table-cell table:formula="of:=[.J309]-[.$B309]" office:value-type="float" office:value="0.505321502685547" calcext:value-type="float">
            <text:p>0.505321502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067946.12838" calcext:value-type="float">
            <text:p>1443067946.12838</text:p>
          </table:table-cell>
          <table:table-cell office:value-type="float" office:value="4096" calcext:value-type="float">
            <text:p>4096</text:p>
          </table:table-cell>
          <table:table-cell table:formula="of:=[.B310]-[.B$1]" office:value-type="float" office:value="30.4479393959045" calcext:value-type="float">
            <text:p>30.4479393959</text:p>
          </table:table-cell>
          <table:table-cell table:formula="of:=[.C310]/([.D310]-[.D309])" office:value-type="float" office:value="109584.36200111" calcext:value-type="float">
            <text:p>109584.36200111</text:p>
          </table:table-cell>
          <table:table-cell/>
          <table:table-cell office:value-type="float" office:value="1443067946.63365" calcext:value-type="float">
            <text:p>1443067946.63365</text:p>
          </table:table-cell>
          <table:table-cell table:formula="of:=[.G310]-[.$B310]" office:value-type="float" office:value="0.505272388458252" calcext:value-type="float">
            <text:p>0.5052723885</text:p>
          </table:table-cell>
          <table:table-cell/>
          <table:table-cell office:value-type="float" office:value="1443067946.63365" calcext:value-type="float">
            <text:p>1443067946.63365</text:p>
          </table:table-cell>
          <table:table-cell table:formula="of:=[.J310]-[.$B310]" office:value-type="float" office:value="0.505272388458252" calcext:value-type="float">
            <text:p>0.505272388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067946.16573" calcext:value-type="float">
            <text:p>1443067946.16573</text:p>
          </table:table-cell>
          <table:table-cell office:value-type="float" office:value="4096" calcext:value-type="float">
            <text:p>4096</text:p>
          </table:table-cell>
          <table:table-cell table:formula="of:=[.B311]-[.B$1]" office:value-type="float" office:value="30.4852960109711" calcext:value-type="float">
            <text:p>30.485296011</text:p>
          </table:table-cell>
          <table:table-cell table:formula="of:=[.C311]/([.D311]-[.D310])" office:value-type="float" office:value="109645.908568146" calcext:value-type="float">
            <text:p>109645.908568146</text:p>
          </table:table-cell>
          <table:table-cell/>
          <table:table-cell office:value-type="float" office:value="1443067946.67111" calcext:value-type="float">
            <text:p>1443067946.67111</text:p>
          </table:table-cell>
          <table:table-cell table:formula="of:=[.G311]-[.$B311]" office:value-type="float" office:value="0.50537371635437" calcext:value-type="float">
            <text:p>0.5053737164</text:p>
          </table:table-cell>
          <table:table-cell/>
          <table:table-cell office:value-type="float" office:value="1443067946.67111" calcext:value-type="float">
            <text:p>1443067946.67111</text:p>
          </table:table-cell>
          <table:table-cell table:formula="of:=[.J311]-[.$B311]" office:value-type="float" office:value="0.50537371635437" calcext:value-type="float">
            <text:p>0.505373716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067946.20311" calcext:value-type="float">
            <text:p>1443067946.20311</text:p>
          </table:table-cell>
          <table:table-cell office:value-type="float" office:value="4096" calcext:value-type="float">
            <text:p>4096</text:p>
          </table:table-cell>
          <table:table-cell table:formula="of:=[.B312]-[.B$1]" office:value-type="float" office:value="30.5226728916168" calcext:value-type="float">
            <text:p>30.5226728916</text:p>
          </table:table-cell>
          <table:table-cell table:formula="of:=[.C312]/([.D312]-[.D311])" office:value-type="float" office:value="109586.459041909" calcext:value-type="float">
            <text:p>109586.459041909</text:p>
          </table:table-cell>
          <table:table-cell/>
          <table:table-cell office:value-type="float" office:value="1443067946.70848" calcext:value-type="float">
            <text:p>1443067946.70848</text:p>
          </table:table-cell>
          <table:table-cell table:formula="of:=[.G312]-[.$B312]" office:value-type="float" office:value="0.505364656448364" calcext:value-type="float">
            <text:p>0.5053646564</text:p>
          </table:table-cell>
          <table:table-cell/>
          <table:table-cell office:value-type="float" office:value="1443067946.70848" calcext:value-type="float">
            <text:p>1443067946.70848</text:p>
          </table:table-cell>
          <table:table-cell table:formula="of:=[.J312]-[.$B312]" office:value-type="float" office:value="0.505364656448364" calcext:value-type="float">
            <text:p>0.505364656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067946.24049" calcext:value-type="float">
            <text:p>1443067946.24049</text:p>
          </table:table-cell>
          <table:table-cell office:value-type="float" office:value="4096" calcext:value-type="float">
            <text:p>4096</text:p>
          </table:table-cell>
          <table:table-cell table:formula="of:=[.B313]-[.B$1]" office:value-type="float" office:value="30.5600488185883" calcext:value-type="float">
            <text:p>30.5600488186</text:p>
          </table:table-cell>
          <table:table-cell table:formula="of:=[.C313]/([.D313]-[.D312])" office:value-type="float" office:value="109589.255221158" calcext:value-type="float">
            <text:p>109589.255221158</text:p>
          </table:table-cell>
          <table:table-cell/>
          <table:table-cell office:value-type="float" office:value="1443067946.74583" calcext:value-type="float">
            <text:p>1443067946.74583</text:p>
          </table:table-cell>
          <table:table-cell table:formula="of:=[.G313]-[.$B313]" office:value-type="float" office:value="0.505341529846191" calcext:value-type="float">
            <text:p>0.5053415298</text:p>
          </table:table-cell>
          <table:table-cell/>
          <table:table-cell office:value-type="float" office:value="1443067946.74583" calcext:value-type="float">
            <text:p>1443067946.74583</text:p>
          </table:table-cell>
          <table:table-cell table:formula="of:=[.J313]-[.$B313]" office:value-type="float" office:value="0.505341529846191" calcext:value-type="float">
            <text:p>0.505341529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067946.27787" calcext:value-type="float">
            <text:p>1443067946.27787</text:p>
          </table:table-cell>
          <table:table-cell office:value-type="float" office:value="4096" calcext:value-type="float">
            <text:p>4096</text:p>
          </table:table-cell>
          <table:table-cell table:formula="of:=[.B314]-[.B$1]" office:value-type="float" office:value="30.5974328517914" calcext:value-type="float">
            <text:p>30.5974328518</text:p>
          </table:table-cell>
          <table:table-cell table:formula="of:=[.C314]/([.D314]-[.D313])" office:value-type="float" office:value="109565.492244898" calcext:value-type="float">
            <text:p>109565.492244898</text:p>
          </table:table-cell>
          <table:table-cell/>
          <table:table-cell office:value-type="float" office:value="1443067946.78313" calcext:value-type="float">
            <text:p>1443067946.78313</text:p>
          </table:table-cell>
          <table:table-cell table:formula="of:=[.G314]-[.$B314]" office:value-type="float" office:value="0.505263090133667" calcext:value-type="float">
            <text:p>0.5052630901</text:p>
          </table:table-cell>
          <table:table-cell/>
          <table:table-cell office:value-type="float" office:value="1443067946.78313" calcext:value-type="float">
            <text:p>1443067946.78313</text:p>
          </table:table-cell>
          <table:table-cell table:formula="of:=[.J314]-[.$B314]" office:value-type="float" office:value="0.505263090133667" calcext:value-type="float">
            <text:p>0.505263090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067946.31524" calcext:value-type="float">
            <text:p>1443067946.31524</text:p>
          </table:table-cell>
          <table:table-cell office:value-type="float" office:value="4096" calcext:value-type="float">
            <text:p>4096</text:p>
          </table:table-cell>
          <table:table-cell table:formula="of:=[.B315]-[.B$1]" office:value-type="float" office:value="30.6347966194153" calcext:value-type="float">
            <text:p>30.6347966194</text:p>
          </table:table-cell>
          <table:table-cell table:formula="of:=[.C315]/([.D315]-[.D314])" office:value-type="float" office:value="109624.919018601" calcext:value-type="float">
            <text:p>109624.919018601</text:p>
          </table:table-cell>
          <table:table-cell/>
          <table:table-cell office:value-type="float" office:value="1443067946.82057" calcext:value-type="float">
            <text:p>1443067946.82057</text:p>
          </table:table-cell>
          <table:table-cell table:formula="of:=[.G315]-[.$B315]" office:value-type="float" office:value="0.505337238311768" calcext:value-type="float">
            <text:p>0.5053372383</text:p>
          </table:table-cell>
          <table:table-cell/>
          <table:table-cell office:value-type="float" office:value="1443067946.82057" calcext:value-type="float">
            <text:p>1443067946.82057</text:p>
          </table:table-cell>
          <table:table-cell table:formula="of:=[.J315]-[.$B315]" office:value-type="float" office:value="0.505337238311768" calcext:value-type="float">
            <text:p>0.505337238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067946.3526" calcext:value-type="float">
            <text:p>1443067946.3526</text:p>
          </table:table-cell>
          <table:table-cell office:value-type="float" office:value="4096" calcext:value-type="float">
            <text:p>4096</text:p>
          </table:table-cell>
          <table:table-cell table:formula="of:=[.B316]-[.B$1]" office:value-type="float" office:value="30.6721572875977" calcext:value-type="float">
            <text:p>30.6721572876</text:p>
          </table:table-cell>
          <table:table-cell table:formula="of:=[.C316]/([.D316]-[.D315])" office:value-type="float" office:value="109634.013503338" calcext:value-type="float">
            <text:p>109634.013503338</text:p>
          </table:table-cell>
          <table:table-cell/>
          <table:table-cell office:value-type="float" office:value="1443067946.85794" calcext:value-type="float">
            <text:p>1443067946.85794</text:p>
          </table:table-cell>
          <table:table-cell table:formula="of:=[.G316]-[.$B316]" office:value-type="float" office:value="0.50534200668335" calcext:value-type="float">
            <text:p>0.5053420067</text:p>
          </table:table-cell>
          <table:table-cell/>
          <table:table-cell office:value-type="float" office:value="1443067946.85794" calcext:value-type="float">
            <text:p>1443067946.85794</text:p>
          </table:table-cell>
          <table:table-cell table:formula="of:=[.J316]-[.$B316]" office:value-type="float" office:value="0.50534200668335" calcext:value-type="float">
            <text:p>0.505342006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067946.38995" calcext:value-type="float">
            <text:p>1443067946.38995</text:p>
          </table:table-cell>
          <table:table-cell office:value-type="float" office:value="4096" calcext:value-type="float">
            <text:p>4096</text:p>
          </table:table-cell>
          <table:table-cell table:formula="of:=[.B317]-[.B$1]" office:value-type="float" office:value="30.7095079421997" calcext:value-type="float">
            <text:p>30.7095079422</text:p>
          </table:table-cell>
          <table:table-cell table:formula="of:=[.C317]/([.D317]-[.D316])" office:value-type="float" office:value="109663.406000255" calcext:value-type="float">
            <text:p>109663.406000255</text:p>
          </table:table-cell>
          <table:table-cell/>
          <table:table-cell office:value-type="float" office:value="1443067946.89527" calcext:value-type="float">
            <text:p>1443067946.89527</text:p>
          </table:table-cell>
          <table:table-cell table:formula="of:=[.G317]-[.$B317]" office:value-type="float" office:value="0.505328178405762" calcext:value-type="float">
            <text:p>0.5053281784</text:p>
          </table:table-cell>
          <table:table-cell/>
          <table:table-cell office:value-type="float" office:value="1443067946.89527" calcext:value-type="float">
            <text:p>1443067946.89527</text:p>
          </table:table-cell>
          <table:table-cell table:formula="of:=[.J317]-[.$B317]" office:value-type="float" office:value="0.505328178405762" calcext:value-type="float">
            <text:p>0.505328178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067946.42733" calcext:value-type="float">
            <text:p>1443067946.42733</text:p>
          </table:table-cell>
          <table:table-cell office:value-type="float" office:value="4096" calcext:value-type="float">
            <text:p>4096</text:p>
          </table:table-cell>
          <table:table-cell table:formula="of:=[.B318]-[.B$1]" office:value-type="float" office:value="30.7468883991241" calcext:value-type="float">
            <text:p>30.7468883991</text:p>
          </table:table-cell>
          <table:table-cell table:formula="of:=[.C318]/([.D318]-[.D317])" office:value-type="float" office:value="109575.974640431" calcext:value-type="float">
            <text:p>109575.974640431</text:p>
          </table:table-cell>
          <table:table-cell/>
          <table:table-cell office:value-type="float" office:value="1443067946.93268" calcext:value-type="float">
            <text:p>1443067946.93268</text:p>
          </table:table-cell>
          <table:table-cell table:formula="of:=[.G318]-[.$B318]" office:value-type="float" office:value="0.505351543426514" calcext:value-type="float">
            <text:p>0.5053515434</text:p>
          </table:table-cell>
          <table:table-cell/>
          <table:table-cell office:value-type="float" office:value="1443067946.93268" calcext:value-type="float">
            <text:p>1443067946.93268</text:p>
          </table:table-cell>
          <table:table-cell table:formula="of:=[.J318]-[.$B318]" office:value-type="float" office:value="0.505351543426514" calcext:value-type="float">
            <text:p>0.505351543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067946.46471" calcext:value-type="float">
            <text:p>1443067946.46471</text:p>
          </table:table-cell>
          <table:table-cell office:value-type="float" office:value="4096" calcext:value-type="float">
            <text:p>4096</text:p>
          </table:table-cell>
          <table:table-cell table:formula="of:=[.B319]-[.B$1]" office:value-type="float" office:value="30.7842693328857" calcext:value-type="float">
            <text:p>30.7842693329</text:p>
          </table:table-cell>
          <table:table-cell table:formula="of:=[.C319]/([.D319]-[.D318])" office:value-type="float" office:value="109574.576871807" calcext:value-type="float">
            <text:p>109574.576871807</text:p>
          </table:table-cell>
          <table:table-cell/>
          <table:table-cell office:value-type="float" office:value="1443067946.97009" calcext:value-type="float">
            <text:p>1443067946.97009</text:p>
          </table:table-cell>
          <table:table-cell table:formula="of:=[.G319]-[.$B319]" office:value-type="float" office:value="0.50537896156311" calcext:value-type="float">
            <text:p>0.5053789616</text:p>
          </table:table-cell>
          <table:table-cell/>
          <table:table-cell office:value-type="float" office:value="1443067946.97009" calcext:value-type="float">
            <text:p>1443067946.97009</text:p>
          </table:table-cell>
          <table:table-cell table:formula="of:=[.J319]-[.$B319]" office:value-type="float" office:value="0.50537896156311" calcext:value-type="float">
            <text:p>0.505378961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067946.50208" calcext:value-type="float">
            <text:p>1443067946.50208</text:p>
          </table:table-cell>
          <table:table-cell office:value-type="float" office:value="4096" calcext:value-type="float">
            <text:p>4096</text:p>
          </table:table-cell>
          <table:table-cell table:formula="of:=[.B320]-[.B$1]" office:value-type="float" office:value="30.8216412067413" calcext:value-type="float">
            <text:p>30.8216412067</text:p>
          </table:table-cell>
          <table:table-cell table:formula="of:=[.C320]/([.D320]-[.D319])" office:value-type="float" office:value="109601.14057506" calcext:value-type="float">
            <text:p>109601.14057506</text:p>
          </table:table-cell>
          <table:table-cell/>
          <table:table-cell office:value-type="float" office:value="1443067951.34624" calcext:value-type="float">
            <text:p>1443067951.34624</text:p>
          </table:table-cell>
          <table:table-cell table:formula="of:=[.G320]-[.$B320]" office:value-type="float" office:value="4.84415578842163" calcext:value-type="float">
            <text:p>4.8441557884</text:p>
          </table:table-cell>
          <table:table-cell/>
          <table:table-cell office:value-type="float" office:value="1443067951.34624" calcext:value-type="float">
            <text:p>1443067951.34624</text:p>
          </table:table-cell>
          <table:table-cell table:formula="of:=[.J320]-[.$B320]" office:value-type="float" office:value="4.84415578842163" calcext:value-type="float">
            <text:p>4.844155788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067946.53945" calcext:value-type="float">
            <text:p>1443067946.53945</text:p>
          </table:table-cell>
          <table:table-cell office:value-type="float" office:value="4096" calcext:value-type="float">
            <text:p>4096</text:p>
          </table:table-cell>
          <table:table-cell table:formula="of:=[.B321]-[.B$1]" office:value-type="float" office:value="30.8590075969696" calcext:value-type="float">
            <text:p>30.859007597</text:p>
          </table:table-cell>
          <table:table-cell table:formula="of:=[.C321]/([.D321]-[.D320])" office:value-type="float" office:value="109617.224863775" calcext:value-type="float">
            <text:p>109617.224863775</text:p>
          </table:table-cell>
          <table:table-cell/>
          <table:table-cell office:value-type="float" office:value="1443067951.39714" calcext:value-type="float">
            <text:p>1443067951.39714</text:p>
          </table:table-cell>
          <table:table-cell table:formula="of:=[.G321]-[.$B321]" office:value-type="float" office:value="4.85769653320313" calcext:value-type="float">
            <text:p>4.8576965332</text:p>
          </table:table-cell>
          <table:table-cell/>
          <table:table-cell office:value-type="float" office:value="1443067951.39714" calcext:value-type="float">
            <text:p>1443067951.39714</text:p>
          </table:table-cell>
          <table:table-cell table:formula="of:=[.J321]-[.$B321]" office:value-type="float" office:value="4.85769653320313" calcext:value-type="float">
            <text:p>4.857696533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067946.57682" calcext:value-type="float">
            <text:p>1443067946.57682</text:p>
          </table:table-cell>
          <table:table-cell office:value-type="float" office:value="4096" calcext:value-type="float">
            <text:p>4096</text:p>
          </table:table-cell>
          <table:table-cell table:formula="of:=[.B322]-[.B$1]" office:value-type="float" office:value="30.8963837623596" calcext:value-type="float">
            <text:p>30.8963837624</text:p>
          </table:table-cell>
          <table:table-cell table:formula="of:=[.C322]/([.D322]-[.D321])" office:value-type="float" office:value="109588.556162968" calcext:value-type="float">
            <text:p>109588.556162968</text:p>
          </table:table-cell>
          <table:table-cell/>
          <table:table-cell office:value-type="float" office:value="1443067951.52483" calcext:value-type="float">
            <text:p>1443067951.52483</text:p>
          </table:table-cell>
          <table:table-cell table:formula="of:=[.G322]-[.$B322]" office:value-type="float" office:value="4.94800925254822" calcext:value-type="float">
            <text:p>4.9480092525</text:p>
          </table:table-cell>
          <table:table-cell/>
          <table:table-cell office:value-type="float" office:value="1443067951.52483" calcext:value-type="float">
            <text:p>1443067951.52483</text:p>
          </table:table-cell>
          <table:table-cell table:formula="of:=[.J322]-[.$B322]" office:value-type="float" office:value="4.94800925254822" calcext:value-type="float">
            <text:p>4.948009252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067946.6142" calcext:value-type="float">
            <text:p>1443067946.6142</text:p>
          </table:table-cell>
          <table:table-cell office:value-type="float" office:value="4096" calcext:value-type="float">
            <text:p>4096</text:p>
          </table:table-cell>
          <table:table-cell table:formula="of:=[.B323]-[.B$1]" office:value-type="float" office:value="30.9337577819824" calcext:value-type="float">
            <text:p>30.933757782</text:p>
          </table:table-cell>
          <table:table-cell table:formula="of:=[.C323]/([.D323]-[.D322])" office:value-type="float" office:value="109594.848007757" calcext:value-type="float">
            <text:p>109594.848007757</text:p>
          </table:table-cell>
          <table:table-cell/>
          <table:table-cell office:value-type="float" office:value="1443067951.54149" calcext:value-type="float">
            <text:p>1443067951.54149</text:p>
          </table:table-cell>
          <table:table-cell table:formula="of:=[.G323]-[.$B323]" office:value-type="float" office:value="4.92729210853577" calcext:value-type="float">
            <text:p>4.9272921085</text:p>
          </table:table-cell>
          <table:table-cell/>
          <table:table-cell office:value-type="float" office:value="1443067951.54149" calcext:value-type="float">
            <text:p>1443067951.54149</text:p>
          </table:table-cell>
          <table:table-cell table:formula="of:=[.J323]-[.$B323]" office:value-type="float" office:value="4.92729210853577" calcext:value-type="float">
            <text:p>4.927292108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067946.65157" calcext:value-type="float">
            <text:p>1443067946.65157</text:p>
          </table:table-cell>
          <table:table-cell office:value-type="float" office:value="4096" calcext:value-type="float">
            <text:p>4096</text:p>
          </table:table-cell>
          <table:table-cell table:formula="of:=[.B324]-[.B$1]" office:value-type="float" office:value="30.971132516861" calcext:value-type="float">
            <text:p>30.9711325169</text:p>
          </table:table-cell>
          <table:table-cell table:formula="of:=[.C324]/([.D324]-[.D323])" office:value-type="float" office:value="109592.750645888" calcext:value-type="float">
            <text:p>109592.750645888</text:p>
          </table:table-cell>
          <table:table-cell/>
          <table:table-cell office:value-type="float" office:value="1443067951.57575" calcext:value-type="float">
            <text:p>1443067951.57575</text:p>
          </table:table-cell>
          <table:table-cell table:formula="of:=[.G324]-[.$B324]" office:value-type="float" office:value="4.92418098449707" calcext:value-type="float">
            <text:p>4.9241809845</text:p>
          </table:table-cell>
          <table:table-cell/>
          <table:table-cell office:value-type="float" office:value="1443067951.57575" calcext:value-type="float">
            <text:p>1443067951.57575</text:p>
          </table:table-cell>
          <table:table-cell table:formula="of:=[.J324]-[.$B324]" office:value-type="float" office:value="4.92418098449707" calcext:value-type="float">
            <text:p>4.924180984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067946.68894" calcext:value-type="float">
            <text:p>1443067946.68894</text:p>
          </table:table-cell>
          <table:table-cell office:value-type="float" office:value="4096" calcext:value-type="float">
            <text:p>4096</text:p>
          </table:table-cell>
          <table:table-cell table:formula="of:=[.B325]-[.B$1]" office:value-type="float" office:value="31.0085003376007" calcext:value-type="float">
            <text:p>31.0085003376</text:p>
          </table:table-cell>
          <table:table-cell table:formula="of:=[.C325]/([.D325]-[.D324])" office:value-type="float" office:value="109613.028507261" calcext:value-type="float">
            <text:p>109613.028507261</text:p>
          </table:table-cell>
          <table:table-cell/>
          <table:table-cell office:value-type="float" office:value="1443067951.62666" calcext:value-type="float">
            <text:p>1443067951.62666</text:p>
          </table:table-cell>
          <table:table-cell table:formula="of:=[.G325]-[.$B325]" office:value-type="float" office:value="4.93772602081299" calcext:value-type="float">
            <text:p>4.9377260208</text:p>
          </table:table-cell>
          <table:table-cell/>
          <table:table-cell office:value-type="float" office:value="1443067951.62666" calcext:value-type="float">
            <text:p>1443067951.62666</text:p>
          </table:table-cell>
          <table:table-cell table:formula="of:=[.J325]-[.$B325]" office:value-type="float" office:value="4.93772602081299" calcext:value-type="float">
            <text:p>4.937726020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067946.72631" calcext:value-type="float">
            <text:p>1443067946.72631</text:p>
          </table:table-cell>
          <table:table-cell office:value-type="float" office:value="4096" calcext:value-type="float">
            <text:p>4096</text:p>
          </table:table-cell>
          <table:table-cell table:formula="of:=[.B326]-[.B$1]" office:value-type="float" office:value="31.045875787735" calcext:value-type="float">
            <text:p>31.0458757877</text:p>
          </table:table-cell>
          <table:table-cell table:formula="of:=[.C326]/([.D326]-[.D325])" office:value-type="float" office:value="109590.653364293" calcext:value-type="float">
            <text:p>109590.653364293</text:p>
          </table:table-cell>
          <table:table-cell/>
          <table:table-cell office:value-type="float" office:value="1443067951.67768" calcext:value-type="float">
            <text:p>1443067951.67768</text:p>
          </table:table-cell>
          <table:table-cell table:formula="of:=[.G326]-[.$B326]" office:value-type="float" office:value="4.95136618614197" calcext:value-type="float">
            <text:p>4.9513661861</text:p>
          </table:table-cell>
          <table:table-cell/>
          <table:table-cell office:value-type="float" office:value="1443067951.67768" calcext:value-type="float">
            <text:p>1443067951.67768</text:p>
          </table:table-cell>
          <table:table-cell table:formula="of:=[.J326]-[.$B326]" office:value-type="float" office:value="4.95136618614197" calcext:value-type="float">
            <text:p>4.951366186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067946.76369" calcext:value-type="float">
            <text:p>1443067946.76369</text:p>
          </table:table-cell>
          <table:table-cell office:value-type="float" office:value="4096" calcext:value-type="float">
            <text:p>4096</text:p>
          </table:table-cell>
          <table:table-cell table:formula="of:=[.B327]-[.B$1]" office:value-type="float" office:value="31.0832479000092" calcext:value-type="float">
            <text:p>31.0832479</text:p>
          </table:table-cell>
          <table:table-cell table:formula="of:=[.C327]/([.D327]-[.D326])" office:value-type="float" office:value="109600.441365231" calcext:value-type="float">
            <text:p>109600.441365231</text:p>
          </table:table-cell>
          <table:table-cell/>
          <table:table-cell office:value-type="float" office:value="1443067951.72865" calcext:value-type="float">
            <text:p>1443067951.72865</text:p>
          </table:table-cell>
          <table:table-cell table:formula="of:=[.G327]-[.$B327]" office:value-type="float" office:value="4.96496677398682" calcext:value-type="float">
            <text:p>4.964966774</text:p>
          </table:table-cell>
          <table:table-cell/>
          <table:table-cell office:value-type="float" office:value="1443067951.72865" calcext:value-type="float">
            <text:p>1443067951.72865</text:p>
          </table:table-cell>
          <table:table-cell table:formula="of:=[.J327]-[.$B327]" office:value-type="float" office:value="4.96496677398682" calcext:value-type="float">
            <text:p>4.96496677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067946.80106" calcext:value-type="float">
            <text:p>1443067946.80106</text:p>
          </table:table-cell>
          <table:table-cell office:value-type="float" office:value="4096" calcext:value-type="float">
            <text:p>4096</text:p>
          </table:table-cell>
          <table:table-cell table:formula="of:=[.B328]-[.B$1]" office:value-type="float" office:value="31.1206231117249" calcext:value-type="float">
            <text:p>31.1206231117</text:p>
          </table:table-cell>
          <table:table-cell table:formula="of:=[.C328]/([.D328]-[.D327])" office:value-type="float" office:value="109591.352449239" calcext:value-type="float">
            <text:p>109591.352449239</text:p>
          </table:table-cell>
          <table:table-cell/>
          <table:table-cell office:value-type="float" office:value="1443067951.77959" calcext:value-type="float">
            <text:p>1443067951.77959</text:p>
          </table:table-cell>
          <table:table-cell table:formula="of:=[.G328]-[.$B328]" office:value-type="float" office:value="4.97852420806885" calcext:value-type="float">
            <text:p>4.9785242081</text:p>
          </table:table-cell>
          <table:table-cell/>
          <table:table-cell office:value-type="float" office:value="1443067951.77959" calcext:value-type="float">
            <text:p>1443067951.77959</text:p>
          </table:table-cell>
          <table:table-cell table:formula="of:=[.J328]-[.$B328]" office:value-type="float" office:value="4.97852420806885" calcext:value-type="float">
            <text:p>4.978524208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067946.83844" calcext:value-type="float">
            <text:p>1443067946.83844</text:p>
          </table:table-cell>
          <table:table-cell office:value-type="float" office:value="4096" calcext:value-type="float">
            <text:p>4096</text:p>
          </table:table-cell>
          <table:table-cell table:formula="of:=[.B329]-[.B$1]" office:value-type="float" office:value="31.1579983234405" calcext:value-type="float">
            <text:p>31.1579983234</text:p>
          </table:table-cell>
          <table:table-cell table:formula="of:=[.C329]/([.D329]-[.D328])" office:value-type="float" office:value="109591.352449239" calcext:value-type="float">
            <text:p>109591.352449239</text:p>
          </table:table-cell>
          <table:table-cell/>
          <table:table-cell office:value-type="float" office:value="1443067951.83045" calcext:value-type="float">
            <text:p>1443067951.83045</text:p>
          </table:table-cell>
          <table:table-cell table:formula="of:=[.G329]-[.$B329]" office:value-type="float" office:value="4.99200940132141" calcext:value-type="float">
            <text:p>4.9920094013</text:p>
          </table:table-cell>
          <table:table-cell/>
          <table:table-cell office:value-type="float" office:value="1443067951.83045" calcext:value-type="float">
            <text:p>1443067951.83045</text:p>
          </table:table-cell>
          <table:table-cell table:formula="of:=[.J329]-[.$B329]" office:value-type="float" office:value="4.99200940132141" calcext:value-type="float">
            <text:p>4.992009401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067946.87581" calcext:value-type="float">
            <text:p>1443067946.87581</text:p>
          </table:table-cell>
          <table:table-cell office:value-type="float" office:value="4096" calcext:value-type="float">
            <text:p>4096</text:p>
          </table:table-cell>
          <table:table-cell table:formula="of:=[.B330]-[.B$1]" office:value-type="float" office:value="31.1953756809235" calcext:value-type="float">
            <text:p>31.1953756809</text:p>
          </table:table-cell>
          <table:table-cell table:formula="of:=[.C330]/([.D330]-[.D329])" office:value-type="float" office:value="109585.061005792" calcext:value-type="float">
            <text:p>109585.061005792</text:p>
          </table:table-cell>
          <table:table-cell/>
          <table:table-cell office:value-type="float" office:value="1443067951.88137" calcext:value-type="float">
            <text:p>1443067951.88137</text:p>
          </table:table-cell>
          <table:table-cell table:formula="of:=[.G330]-[.$B330]" office:value-type="float" office:value="5.00555372238159" calcext:value-type="float">
            <text:p>5.0055537224</text:p>
          </table:table-cell>
          <table:table-cell/>
          <table:table-cell office:value-type="float" office:value="1443067951.88137" calcext:value-type="float">
            <text:p>1443067951.88137</text:p>
          </table:table-cell>
          <table:table-cell table:formula="of:=[.J330]-[.$B330]" office:value-type="float" office:value="5.00555372238159" calcext:value-type="float">
            <text:p>5.005553722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067946.91319" calcext:value-type="float">
            <text:p>1443067946.91319</text:p>
          </table:table-cell>
          <table:table-cell office:value-type="float" office:value="4096" calcext:value-type="float">
            <text:p>4096</text:p>
          </table:table-cell>
          <table:table-cell table:formula="of:=[.B331]-[.B$1]" office:value-type="float" office:value="31.2327470779419" calcext:value-type="float">
            <text:p>31.2327470779</text:p>
          </table:table-cell>
          <table:table-cell table:formula="of:=[.C331]/([.D331]-[.D330])" office:value-type="float" office:value="109602.53902148" calcext:value-type="float">
            <text:p>109602.53902148</text:p>
          </table:table-cell>
          <table:table-cell/>
          <table:table-cell office:value-type="float" office:value="1443067951.93235" calcext:value-type="float">
            <text:p>1443067951.93235</text:p>
          </table:table-cell>
          <table:table-cell table:formula="of:=[.G331]-[.$B331]" office:value-type="float" office:value="5.01916790008545" calcext:value-type="float">
            <text:p>5.0191679001</text:p>
          </table:table-cell>
          <table:table-cell/>
          <table:table-cell office:value-type="float" office:value="1443067951.93235" calcext:value-type="float">
            <text:p>1443067951.93235</text:p>
          </table:table-cell>
          <table:table-cell table:formula="of:=[.J331]-[.$B331]" office:value-type="float" office:value="5.01916790008545" calcext:value-type="float">
            <text:p>5.019167900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067946.95057" calcext:value-type="float">
            <text:p>1443067946.95057</text:p>
          </table:table-cell>
          <table:table-cell office:value-type="float" office:value="4096" calcext:value-type="float">
            <text:p>4096</text:p>
          </table:table-cell>
          <table:table-cell table:formula="of:=[.B332]-[.B$1]" office:value-type="float" office:value="31.270129442215" calcext:value-type="float">
            <text:p>31.2701294422</text:p>
          </table:table-cell>
          <table:table-cell table:formula="of:=[.C332]/([.D332]-[.D331])" office:value-type="float" office:value="109570.383779888" calcext:value-type="float">
            <text:p>109570.383779888</text:p>
          </table:table-cell>
          <table:table-cell/>
          <table:table-cell office:value-type="float" office:value="1443067951.98331" calcext:value-type="float">
            <text:p>1443067951.98331</text:p>
          </table:table-cell>
          <table:table-cell table:formula="of:=[.G332]-[.$B332]" office:value-type="float" office:value="5.0327455997467" calcext:value-type="float">
            <text:p>5.0327455997</text:p>
          </table:table-cell>
          <table:table-cell/>
          <table:table-cell office:value-type="float" office:value="1443067951.98331" calcext:value-type="float">
            <text:p>1443067951.98331</text:p>
          </table:table-cell>
          <table:table-cell table:formula="of:=[.J332]-[.$B332]" office:value-type="float" office:value="5.0327455997467" calcext:value-type="float">
            <text:p>5.032745599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067946.98795" calcext:value-type="float">
            <text:p>1443067946.98795</text:p>
          </table:table-cell>
          <table:table-cell office:value-type="float" office:value="4096" calcext:value-type="float">
            <text:p>4096</text:p>
          </table:table-cell>
          <table:table-cell table:formula="of:=[.B333]-[.B$1]" office:value-type="float" office:value="31.3075151443481" calcext:value-type="float">
            <text:p>31.3075151443</text:p>
          </table:table-cell>
          <table:table-cell table:formula="of:=[.C333]/([.D333]-[.D332])" office:value-type="float" office:value="109560.601146632" calcext:value-type="float">
            <text:p>109560.601146632</text:p>
          </table:table-cell>
          <table:table-cell/>
          <table:table-cell office:value-type="float" office:value="1443067952.00468" calcext:value-type="float">
            <text:p>1443067952.00468</text:p>
          </table:table-cell>
          <table:table-cell table:formula="of:=[.G333]-[.$B333]" office:value-type="float" office:value="5.01672911643982" calcext:value-type="float">
            <text:p>5.0167291164</text:p>
          </table:table-cell>
          <table:table-cell/>
          <table:table-cell office:value-type="float" office:value="1443067952.00468" calcext:value-type="float">
            <text:p>1443067952.00468</text:p>
          </table:table-cell>
          <table:table-cell table:formula="of:=[.J333]-[.$B333]" office:value-type="float" office:value="5.01672911643982" calcext:value-type="float">
            <text:p>5.016729116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067960.03478" calcext:value-type="float">
            <text:p>1443067960.03478</text:p>
          </table:table-cell>
          <table:table-cell office:value-type="float" office:value="4096" calcext:value-type="float">
            <text:p>4096</text:p>
          </table:table-cell>
          <table:table-cell table:formula="of:=[.B334]-[.B$1]" office:value-type="float" office:value="44.354339838028" calcext:value-type="float">
            <text:p>44.354339838</text:p>
          </table:table-cell>
          <table:table-cell table:formula="of:=[.C334]/([.D334]-[.D333])" office:value-type="float" office:value="313.946120697414" calcext:value-type="float">
            <text:p>313.9461206974</text:p>
          </table:table-cell>
          <table:table-cell/>
          <table:table-cell office:value-type="float" office:value="1443067960.24116" calcext:value-type="float">
            <text:p>1443067960.24116</text:p>
          </table:table-cell>
          <table:table-cell table:formula="of:=[.G334]-[.$B334]" office:value-type="float" office:value="0.206382751464844" calcext:value-type="float">
            <text:p>0.2063827515</text:p>
          </table:table-cell>
          <table:table-cell/>
          <table:table-cell office:value-type="float" office:value="1443067960.24116" calcext:value-type="float">
            <text:p>1443067960.24116</text:p>
          </table:table-cell>
          <table:table-cell table:formula="of:=[.J334]-[.$B334]" office:value-type="float" office:value="0.206382751464844" calcext:value-type="float">
            <text:p>0.20638275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3T23:19:05.848501195</dc:date>
    <meta:editing-duration>PT5M42S</meta:editing-duration>
    <meta:editing-cycles>1</meta:editing-cycles>
    <meta:document-statistic meta:table-count="1" meta:cell-count="3008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ource_1.D1:source_1.E334" svg:x="0.32cm" svg:y="0.18cm" svg:width="12.508cm" svg:height="8.64cm">
          <chartooo:coordinate-region svg:x="1.497cm" svg:y="0.379cm" svg:width="10.9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E1:source_1.E334" chart:class="chart:scatter">
            <chart:domain table:cell-range-address="source_1.D1:source_1.D334"/>
            <chart:data-point chart:repeated="3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1:source_1.D334</svg:desc>
                </draw:g>
              </table:table-cell>
              <table:table-cell office:value-type="float" office:value="0">
                <text:p>0</text:p>
                <draw:g>
                  <svg:desc>source_1.E1:source_1.E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7091732025147">
                <text:p>4.37091732025147</text:p>
              </table:table-cell>
              <table:table-cell office:value-type="float" office:value="937.103060957545">
                <text:p>937.103060957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2231106758118">
                <text:p>4.42231106758118</text:p>
              </table:table-cell>
              <table:table-cell office:value-type="float" office:value="79698.4110483807">
                <text:p>79698.4110483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7365164756775">
                <text:p>4.47365164756775</text:p>
              </table:table-cell>
              <table:table-cell office:value-type="float" office:value="79780.9452302891">
                <text:p>79780.9452302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2497220039368">
                <text:p>4.52497220039368</text:p>
              </table:table-cell>
              <table:table-cell office:value-type="float" office:value="79812.0786791419">
                <text:p>79812.0786791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631230354309">
                <text:p>4.57631230354309</text:p>
              </table:table-cell>
              <table:table-cell office:value-type="float" office:value="79781.6862206041">
                <text:p>79781.6862206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2765336036682">
                <text:p>4.62765336036682</text:p>
              </table:table-cell>
              <table:table-cell office:value-type="float" office:value="79780.2042537383">
                <text:p>79780.2042537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7899584770203">
                <text:p>4.67899584770203</text:p>
              </table:table-cell>
              <table:table-cell office:value-type="float" office:value="79777.9814066665">
                <text:p>79777.9814066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3034310340881">
                <text:p>4.73034310340881</text:p>
              </table:table-cell>
              <table:table-cell office:value-type="float" office:value="79770.5728109358">
                <text:p>79770.5728109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8168249130249">
                <text:p>4.78168249130249</text:p>
              </table:table-cell>
              <table:table-cell office:value-type="float" office:value="79782.797731885">
                <text:p>79782.797731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3302235603333">
                <text:p>4.83302235603333</text:p>
              </table:table-cell>
              <table:table-cell office:value-type="float" office:value="79782.0567209232">
                <text:p>79782.0567209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8436079025269">
                <text:p>4.88436079025269</text:p>
              </table:table-cell>
              <table:table-cell office:value-type="float" office:value="79784.2797951042">
                <text:p>79784.2797951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3569993972778">
                <text:p>4.93569993972778</text:p>
              </table:table-cell>
              <table:table-cell office:value-type="float" office:value="79783.1682425278">
                <text:p>79783.16824252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8703932762146">
                <text:p>4.98703932762146</text:p>
              </table:table-cell>
              <table:table-cell office:value-type="float" office:value="79782.797731885">
                <text:p>79782.797731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3838229179382">
                <text:p>5.03838229179382</text:p>
              </table:table-cell>
              <table:table-cell office:value-type="float" office:value="79777.2404851682">
                <text:p>79777.2404851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8972644805908">
                <text:p>5.08972644805908</text:p>
              </table:table-cell>
              <table:table-cell office:value-type="float" office:value="79775.3882416312">
                <text:p>79775.3882416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4107084274292">
                <text:p>5.14107084274292</text:p>
              </table:table-cell>
              <table:table-cell office:value-type="float" office:value="79775.0178032449">
                <text:p>79775.0178032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924135684967">
                <text:p>5.1924135684967</text:p>
              </table:table-cell>
              <table:table-cell office:value-type="float" office:value="79777.610944197">
                <text:p>79777.610944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437527179718">
                <text:p>5.2437527179718</text:p>
              </table:table-cell>
              <table:table-cell office:value-type="float" office:value="79783.1682425278">
                <text:p>79783.1682425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9510855674744">
                <text:p>5.29510855674744</text:p>
              </table:table-cell>
              <table:table-cell office:value-type="float" office:value="79757.2408055636">
                <text:p>79757.2408055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4487462043762">
                <text:p>5.34487462043762</text:p>
              </table:table-cell>
              <table:table-cell office:value-type="float" office:value="82305.082947675">
                <text:p>82305.082947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931941986084">
                <text:p>5.3931941986084</text:p>
              </table:table-cell>
              <table:table-cell office:value-type="float" office:value="84768.9519458027">
                <text:p>84768.9519458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4152331352234">
                <text:p>5.44152331352234</text:p>
              </table:table-cell>
              <table:table-cell office:value-type="float" office:value="84752.2245605727">
                <text:p>84752.2245605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8985433578491">
                <text:p>5.48985433578491</text:p>
              </table:table-cell>
              <table:table-cell office:value-type="float" office:value="84748.8798756875">
                <text:p>84748.879875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3818154335022">
                <text:p>5.53818154335022</text:p>
              </table:table-cell>
              <table:table-cell office:value-type="float" office:value="84755.5695094697">
                <text:p>84755.56950946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8651161193848">
                <text:p>5.58651161193848</text:p>
              </table:table-cell>
              <table:table-cell office:value-type="float" office:value="84750.5521851306">
                <text:p>84750.5521851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3483428955078">
                <text:p>5.63483428955078</text:p>
              </table:table-cell>
              <table:table-cell office:value-type="float" office:value="84763.5148213933">
                <text:p>84763.51482139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8315529823303">
                <text:p>5.68315529823303</text:p>
              </table:table-cell>
              <table:table-cell office:value-type="float" office:value="84766.4424170955">
                <text:p>84766.44241709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3147749900818">
                <text:p>5.73147749900818</text:p>
              </table:table-cell>
              <table:table-cell office:value-type="float" office:value="84764.3512566732">
                <text:p>84764.3512566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7979707717896">
                <text:p>5.77979707717896</text:p>
              </table:table-cell>
              <table:table-cell office:value-type="float" office:value="84768.9519458027">
                <text:p>84768.9519458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82811713218689">
                <text:p>5.82811713218689</text:p>
              </table:table-cell>
              <table:table-cell office:value-type="float" office:value="84768.1154197238">
                <text:p>84768.11541972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7643814086914">
                <text:p>5.87643814086914</text:p>
              </table:table-cell>
              <table:table-cell office:value-type="float" office:value="84766.4424170955">
                <text:p>84766.4424170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92476344108582">
                <text:p>5.92476344108582</text:p>
              </table:table-cell>
              <table:table-cell office:value-type="float" office:value="84758.91472241">
                <text:p>84758.91472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731125831604">
                <text:p>5.9731125831604</text:p>
              </table:table-cell>
              <table:table-cell office:value-type="float" office:value="84717.1185309013">
                <text:p>84717.1185309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2142572402954">
                <text:p>6.02142572402954</text:p>
              </table:table-cell>
              <table:table-cell office:value-type="float" office:value="84780.2466640347">
                <text:p>84780.24666403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06975436210632">
                <text:p>6.06975436210632</text:p>
              </table:table-cell>
              <table:table-cell office:value-type="float" office:value="84753.0607730446">
                <text:p>84753.0607730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1807346343994">
                <text:p>6.11807346343994</text:p>
              </table:table-cell>
              <table:table-cell office:value-type="float" office:value="84769.7884883922">
                <text:p>84769.78848839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6639232635498">
                <text:p>6.16639232635498</text:p>
              </table:table-cell>
              <table:table-cell office:value-type="float" office:value="84770.2067658785">
                <text:p>84770.2067658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21470761299133">
                <text:p>6.21470761299133</text:p>
              </table:table-cell>
              <table:table-cell office:value-type="float" office:value="84776.4814235451">
                <text:p>84776.4814235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26302933692932">
                <text:p>6.26302933692932</text:p>
              </table:table-cell>
              <table:table-cell office:value-type="float" office:value="84765.1877084608">
                <text:p>84765.1877084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311359167099">
                <text:p>6.311359167099</text:p>
              </table:table-cell>
              <table:table-cell office:value-type="float" office:value="84750.9702728035">
                <text:p>84750.97027280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35290122032166">
                <text:p>6.35290122032166</text:p>
              </table:table-cell>
              <table:table-cell office:value-type="float" office:value="98598.8819100092">
                <text:p>98598.8819100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39304780960083">
                <text:p>6.39304780960083</text:p>
              </table:table-cell>
              <table:table-cell office:value-type="float" office:value="102026.101682434">
                <text:p>102026.101682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43318748474121">
                <text:p>6.43318748474121</text:p>
              </table:table-cell>
              <table:table-cell office:value-type="float" office:value="102043.675881158">
                <text:p>102043.675881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7329616546631">
                <text:p>6.47329616546631</text:p>
              </table:table-cell>
              <table:table-cell office:value-type="float" office:value="102122.531231424">
                <text:p>102122.531231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51343679428101">
                <text:p>6.51343679428101</text:p>
              </table:table-cell>
              <table:table-cell office:value-type="float" office:value="102041.251493805">
                <text:p>102041.251493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55355620384216">
                <text:p>6.55355620384216</text:p>
              </table:table-cell>
              <table:table-cell office:value-type="float" office:value="102095.221360527">
                <text:p>102095.2213605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59368371963501">
                <text:p>6.59368371963501</text:p>
              </table:table-cell>
              <table:table-cell office:value-type="float" office:value="102074.596921103">
                <text:p>102074.596921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3381099700928">
                <text:p>6.63381099700928</text:p>
              </table:table-cell>
              <table:table-cell office:value-type="float" office:value="102075.203403325">
                <text:p>102075.203403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67392539978027">
                <text:p>6.67392539978027</text:p>
              </table:table-cell>
              <table:table-cell office:value-type="float" office:value="102107.964149015">
                <text:p>102107.964149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71404767036438">
                <text:p>6.71404767036438</text:p>
              </table:table-cell>
              <table:table-cell office:value-type="float" office:value="102087.941194997">
                <text:p>102087.941194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75416803359985">
                <text:p>6.75416803359985</text:p>
              </table:table-cell>
              <table:table-cell office:value-type="float" office:value="102092.794523316">
                <text:p>102092.794523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79432225227356">
                <text:p>6.79432225227356</text:p>
              </table:table-cell>
              <table:table-cell office:value-type="float" office:value="102006.716486857">
                <text:p>102006.716486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83444404602051">
                <text:p>6.83444404602051</text:p>
              </table:table-cell>
              <table:table-cell office:value-type="float" office:value="102089.154483816">
                <text:p>102089.154483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87456250190735">
                <text:p>6.87456250190735</text:p>
              </table:table-cell>
              <table:table-cell office:value-type="float" office:value="102097.648313118">
                <text:p>102097.6483131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91468262672424">
                <text:p>6.91468262672424</text:p>
              </table:table-cell>
              <table:table-cell office:value-type="float" office:value="102093.401221802">
                <text:p>102093.4012218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5480465888977">
                <text:p>6.95480465888977</text:p>
              </table:table-cell>
              <table:table-cell office:value-type="float" office:value="102088.547835801">
                <text:p>102088.5478358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9492406845093">
                <text:p>6.99492406845093</text:p>
              </table:table-cell>
              <table:table-cell office:value-type="float" office:value="102095.221360527">
                <text:p>102095.221360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03504490852356">
                <text:p>7.03504490852356</text:p>
              </table:table-cell>
              <table:table-cell office:value-type="float" office:value="102091.581147975">
                <text:p>102091.581147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7518696784973">
                <text:p>7.07518696784973</text:p>
              </table:table-cell>
              <table:table-cell office:value-type="float" office:value="102037.615128766">
                <text:p>102037.615128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1530923843384">
                <text:p>7.11530923843384</text:p>
              </table:table-cell>
              <table:table-cell office:value-type="float" office:value="102087.941194997">
                <text:p>102087.941194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5542912483215">
                <text:p>7.15542912483215</text:p>
              </table:table-cell>
              <table:table-cell office:value-type="float" office:value="102094.0079275">
                <text:p>102094.0079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9554424285889">
                <text:p>7.19554424285889</text:p>
              </table:table-cell>
              <table:table-cell office:value-type="float" office:value="102106.143555912">
                <text:p>102106.143555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23566699028015">
                <text:p>7.23566699028015</text:p>
              </table:table-cell>
              <table:table-cell office:value-type="float" office:value="102086.727935016">
                <text:p>102086.727935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75803565979">
                <text:p>7.275803565979</text:p>
              </table:table-cell>
              <table:table-cell office:value-type="float" office:value="102051.555935727">
                <text:p>102051.555935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1593823432922">
                <text:p>7.31593823432922</text:p>
              </table:table-cell>
              <table:table-cell office:value-type="float" office:value="102056.405805022">
                <text:p>102056.4058050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35695147514343">
                <text:p>7.35695147514343</text:p>
              </table:table-cell>
              <table:table-cell office:value-type="float" office:value="99870.1862784993">
                <text:p>99870.1862784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9805126190186">
                <text:p>7.39805126190186</text:p>
              </table:table-cell>
              <table:table-cell office:value-type="float" office:value="99659.8844679061">
                <text:p>99659.8844679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43916010856628">
                <text:p>7.43916010856628</text:p>
              </table:table-cell>
              <table:table-cell office:value-type="float" office:value="99637.9206022398">
                <text:p>99637.92060223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48025608062744">
                <text:p>7.48025608062744</text:p>
              </table:table-cell>
              <table:table-cell office:value-type="float" office:value="99669.1353085532">
                <text:p>99669.13530855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2135252952576">
                <text:p>7.52135252952576</text:p>
              </table:table-cell>
              <table:table-cell office:value-type="float" office:value="99667.9788595529">
                <text:p>99667.97885955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56245160102844">
                <text:p>7.56245160102844</text:p>
              </table:table-cell>
              <table:table-cell office:value-type="float" office:value="99661.6188697196">
                <text:p>99661.6188697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60354709625244">
                <text:p>7.60354709625244</text:p>
              </table:table-cell>
              <table:table-cell office:value-type="float" office:value="99670.2917843903">
                <text:p>99670.29178439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64467644691467">
                <text:p>7.64467644691467</text:p>
              </table:table-cell>
              <table:table-cell office:value-type="float" office:value="99588.248636303">
                <text:p>99588.2486363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6857750415802">
                <text:p>7.6857750415802</text:p>
              </table:table-cell>
              <table:table-cell office:value-type="float" office:value="99662.7751711335">
                <text:p>99662.77517113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72686386108398">
                <text:p>7.72686386108398</text:p>
              </table:table-cell>
              <table:table-cell office:value-type="float" office:value="99686.4852645077">
                <text:p>99686.48526450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6796126365662">
                <text:p>7.76796126365662</text:p>
              </table:table-cell>
              <table:table-cell office:value-type="float" office:value="99665.6660420595">
                <text:p>99665.66604205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0906057357788">
                <text:p>7.80906057357788</text:p>
              </table:table-cell>
              <table:table-cell office:value-type="float" office:value="99661.0407290742">
                <text:p>99661.040729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5015964508057">
                <text:p>7.85015964508057</text:p>
              </table:table-cell>
              <table:table-cell office:value-type="float" office:value="99661.6188697196">
                <text:p>99661.6188697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125728607178">
                <text:p>7.89125728607178</text:p>
              </table:table-cell>
              <table:table-cell office:value-type="float" office:value="99665.0878544577">
                <text:p>99665.08785445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3235540390015">
                <text:p>7.93235540390015</text:p>
              </table:table-cell>
              <table:table-cell office:value-type="float" office:value="99663.9314993793">
                <text:p>99663.93149937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97345328330994">
                <text:p>7.97345328330994</text:p>
              </table:table-cell>
              <table:table-cell office:value-type="float" office:value="99664.5096735644">
                <text:p>99664.5096735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01454997062683">
                <text:p>8.01454997062683</text:p>
              </table:table-cell>
              <table:table-cell office:value-type="float" office:value="99667.4006451164">
                <text:p>99667.4006451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05565023422241">
                <text:p>8.05565023422241</text:p>
              </table:table-cell>
              <table:table-cell office:value-type="float" office:value="99658.7282335675">
                <text:p>99658.72823356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09674882888794">
                <text:p>8.09674882888794</text:p>
              </table:table-cell>
              <table:table-cell office:value-type="float" office:value="99662.7751711335">
                <text:p>99662.7751711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13784837722778">
                <text:p>8.13784837722778</text:p>
              </table:table-cell>
              <table:table-cell office:value-type="float" office:value="99660.4625951365">
                <text:p>99660.46259513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17894697189331">
                <text:p>8.17894697189331</text:p>
              </table:table-cell>
              <table:table-cell office:value-type="float" office:value="99662.7751711335">
                <text:p>99662.7751711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22005271911621">
                <text:p>8.22005271911621</text:p>
              </table:table-cell>
              <table:table-cell office:value-type="float" office:value="99645.4334667363">
                <text:p>99645.43346673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6115202903748">
                <text:p>8.26115202903748</text:p>
              </table:table-cell>
              <table:table-cell office:value-type="float" office:value="99661.0407290742">
                <text:p>99661.0407290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3022882938385">
                <text:p>8.3022882938385</text:p>
              </table:table-cell>
              <table:table-cell office:value-type="float" office:value="99571.509951431">
                <text:p>99571.5099514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34327340126038">
                <text:p>8.34327340126038</text:p>
              </table:table-cell>
              <table:table-cell office:value-type="float" office:value="99938.7401340283">
                <text:p>99938.74013402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38416981697083">
                <text:p>8.38416981697083</text:p>
              </table:table-cell>
              <table:table-cell office:value-type="float" office:value="100155.476435884">
                <text:p>100155.4764358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42504668235779">
                <text:p>8.42504668235779</text:p>
              </table:table-cell>
              <table:table-cell office:value-type="float" office:value="100203.378151064">
                <text:p>100203.3781510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4659411907196">
                <text:p>8.4659411907196</text:p>
              </table:table-cell>
              <table:table-cell office:value-type="float" office:value="100160.147757748">
                <text:p>100160.1477577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50683808326721">
                <text:p>8.50683808326721</text:p>
              </table:table-cell>
              <table:table-cell office:value-type="float" office:value="100154.308673499">
                <text:p>100154.308673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54773545265198">
                <text:p>8.54773545265198</text:p>
              </table:table-cell>
              <table:table-cell office:value-type="float" office:value="100153.140938345">
                <text:p>100153.140938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58866834640503">
                <text:p>8.58866834640503</text:p>
              </table:table-cell>
              <table:table-cell office:value-type="float" office:value="100066.221184145">
                <text:p>100066.2211841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62956547737122">
                <text:p>8.62956547737122</text:p>
              </table:table-cell>
              <table:table-cell office:value-type="float" office:value="100153.724802518">
                <text:p>100153.7248025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67046022415161">
                <text:p>8.67046022415161</text:p>
              </table:table-cell>
              <table:table-cell office:value-type="float" office:value="100159.563818685">
                <text:p>100159.5638186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71134686470032">
                <text:p>8.71134686470032</text:p>
              </table:table-cell>
              <table:table-cell office:value-type="float" office:value="100179.421567313">
                <text:p>100179.4215673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5224256515503">
                <text:p>8.75224256515503</text:p>
              </table:table-cell>
              <table:table-cell office:value-type="float" office:value="100157.22813052">
                <text:p>100157.228130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79313731193543">
                <text:p>8.79313731193543</text:p>
              </table:table-cell>
              <table:table-cell office:value-type="float" office:value="100159.563818685">
                <text:p>100159.5638186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340425491333">
                <text:p>8.8340425491333</text:p>
              </table:table-cell>
              <table:table-cell office:value-type="float" office:value="100133.877238895">
                <text:p>100133.877238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87493968009949">
                <text:p>8.87493968009949</text:p>
              </table:table-cell>
              <table:table-cell office:value-type="float" office:value="100153.724802518">
                <text:p>100153.7248025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158365726471">
                <text:p>8.9158365726471</text:p>
              </table:table-cell>
              <table:table-cell office:value-type="float" office:value="100154.308673499">
                <text:p>100154.3086734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95673227310181">
                <text:p>8.95673227310181</text:p>
              </table:table-cell>
              <table:table-cell office:value-type="float" office:value="100157.22813052">
                <text:p>100157.228130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99763154983521">
                <text:p>8.99763154983521</text:p>
              </table:table-cell>
              <table:table-cell office:value-type="float" office:value="100148.470270018">
                <text:p>100148.470270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0385320186615">
                <text:p>9.0385320186615</text:p>
              </table:table-cell>
              <table:table-cell office:value-type="float" office:value="100145.551323529">
                <text:p>100145.5513235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07942938804626">
                <text:p>9.07942938804626</text:p>
              </table:table-cell>
              <table:table-cell office:value-type="float" office:value="100153.140938345">
                <text:p>100153.1409383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12033629417419">
                <text:p>9.12033629417419</text:p>
              </table:table-cell>
              <table:table-cell office:value-type="float" office:value="100129.791952254">
                <text:p>100129.7919522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1612286567688">
                <text:p>9.1612286567688</text:p>
              </table:table-cell>
              <table:table-cell office:value-type="float" office:value="100165.403515728">
                <text:p>100165.4035157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20212292671204">
                <text:p>9.20212292671204</text:p>
              </table:table-cell>
              <table:table-cell office:value-type="float" office:value="100160.73170362">
                <text:p>100160.731703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24302196502686">
                <text:p>9.24302196502686</text:p>
              </table:table-cell>
              <table:table-cell office:value-type="float" office:value="100149.054079735">
                <text:p>100149.0540797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28395223617554">
                <text:p>9.28395223617554</text:p>
              </table:table-cell>
              <table:table-cell office:value-type="float" office:value="100072.632920535">
                <text:p>100072.632920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32469201087952">
                <text:p>9.32469201087952</text:p>
              </table:table-cell>
              <table:table-cell office:value-type="float" office:value="100540.565817118">
                <text:p>100540.5658171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36387085914612">
                <text:p>9.36387085914612</text:p>
              </table:table-cell>
              <table:table-cell office:value-type="float" office:value="104546.207487464">
                <text:p>104546.207487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40299558639526">
                <text:p>9.40299558639526</text:p>
              </table:table-cell>
              <table:table-cell office:value-type="float" office:value="104690.825674432">
                <text:p>104690.825674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4421443939209">
                <text:p>9.4421443939209</text:p>
              </table:table-cell>
              <table:table-cell office:value-type="float" office:value="104626.43076211">
                <text:p>104626.430762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48129391670227">
                <text:p>9.48129391670227</text:p>
              </table:table-cell>
              <table:table-cell office:value-type="float" office:value="104624.519253372">
                <text:p>104624.519253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52045011520386">
                <text:p>9.52045011520386</text:p>
              </table:table-cell>
              <table:table-cell office:value-type="float" office:value="104606.681872705">
                <text:p>104606.681872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5596034526825">
                <text:p>9.5596034526825</text:p>
              </table:table-cell>
              <table:table-cell office:value-type="float" office:value="104614.32571961">
                <text:p>104614.325719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59874582290649">
                <text:p>9.59874582290649</text:p>
              </table:table-cell>
              <table:table-cell office:value-type="float" office:value="104643.637484392">
                <text:p>104643.6374843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63789892196655">
                <text:p>9.63789892196655</text:p>
              </table:table-cell>
              <table:table-cell office:value-type="float" office:value="104614.962757277">
                <text:p>104614.9627572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67703986167908">
                <text:p>9.67703986167908</text:p>
              </table:table-cell>
              <table:table-cell office:value-type="float" office:value="104647.461969068">
                <text:p>104647.4619690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71618580818176">
                <text:p>9.71618580818176</text:p>
              </table:table-cell>
              <table:table-cell office:value-type="float" office:value="104634.077495584">
                <text:p>104634.0774955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75533437728882">
                <text:p>9.75533437728882</text:p>
              </table:table-cell>
              <table:table-cell office:value-type="float" office:value="104627.067947211">
                <text:p>104627.0679472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79442429542542">
                <text:p>9.79442429542542</text:p>
              </table:table-cell>
              <table:table-cell office:value-type="float" office:value="104784.051623921">
                <text:p>104784.051623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83360719680786">
                <text:p>9.83360719680786</text:p>
              </table:table-cell>
              <table:table-cell office:value-type="float" office:value="104535.393130305">
                <text:p>104535.3931303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87276434898376">
                <text:p>9.87276434898376</text:p>
              </table:table-cell>
              <table:table-cell office:value-type="float" office:value="104604.134171959">
                <text:p>104604.1341719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91189956665039">
                <text:p>9.91189956665039</text:p>
              </table:table-cell>
              <table:table-cell office:value-type="float" office:value="104662.762703707">
                <text:p>104662.7627037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95105719566345">
                <text:p>9.95105719566345</text:p>
              </table:table-cell>
              <table:table-cell office:value-type="float" office:value="104602.860368122">
                <text:p>104602.860368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99021506309509">
                <text:p>9.99021506309509</text:p>
              </table:table-cell>
              <table:table-cell office:value-type="float" office:value="104602.223477837">
                <text:p>104602.2234778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029369354248">
                <text:p>10.029369354248</text:p>
              </table:table-cell>
              <table:table-cell office:value-type="float" office:value="104611.777646522">
                <text:p>104611.7776465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0685184001923">
                <text:p>10.0685184001923</text:p>
              </table:table-cell>
              <table:table-cell office:value-type="float" office:value="104625.79358477">
                <text:p>104625.79358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1076681613922">
                <text:p>10.1076681613922</text:p>
              </table:table-cell>
              <table:table-cell office:value-type="float" office:value="104623.882099314">
                <text:p>104623.8820993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1468176841736">
                <text:p>10.1468176841736</text:p>
              </table:table-cell>
              <table:table-cell office:value-type="float" office:value="104624.519253372">
                <text:p>104624.5192533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1859667301178">
                <text:p>10.1859667301178</text:p>
              </table:table-cell>
              <table:table-cell office:value-type="float" office:value="104625.79358477">
                <text:p>104625.793584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2250826358795">
                <text:p>10.2250826358795</text:p>
              </table:table-cell>
              <table:table-cell office:value-type="float" office:value="104714.435732397">
                <text:p>104714.4357323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2642307281494">
                <text:p>10.2642307281494</text:p>
              </table:table-cell>
              <table:table-cell office:value-type="float" office:value="104628.342340696">
                <text:p>104628.3423406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3033957481384">
                <text:p>10.3033957481384</text:p>
              </table:table-cell>
              <table:table-cell office:value-type="float" office:value="104583.120374992">
                <text:p>104583.1203749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3415155410767">
                <text:p>10.3415155410767</text:p>
              </table:table-cell>
              <table:table-cell office:value-type="float" office:value="107450.741053">
                <text:p>107450.7410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3789038658142">
                <text:p>10.3789038658142</text:p>
              </table:table-cell>
              <table:table-cell office:value-type="float" office:value="109552.916017294">
                <text:p>109552.9160172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4162862300873">
                <text:p>10.4162862300873</text:p>
              </table:table-cell>
              <table:table-cell office:value-type="float" office:value="109570.383779888">
                <text:p>109570.3837798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4536612033844">
                <text:p>10.4536612033844</text:p>
              </table:table-cell>
              <table:table-cell office:value-type="float" office:value="109592.051543104">
                <text:p>109592.051543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491037607193">
                <text:p>10.491037607193</text:p>
              </table:table-cell>
              <table:table-cell office:value-type="float" office:value="109587.857113697">
                <text:p>109587.8571136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528413772583">
                <text:p>10.528413772583</text:p>
              </table:table-cell>
              <table:table-cell office:value-type="float" office:value="109588.556162968">
                <text:p>109588.5561629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5657954216003">
                <text:p>10.5657954216003</text:p>
              </table:table-cell>
              <table:table-cell office:value-type="float" office:value="109572.480285733">
                <text:p>109572.4802857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6031506061554">
                <text:p>10.6031506061554</text:p>
              </table:table-cell>
              <table:table-cell office:value-type="float" office:value="109650.107442606">
                <text:p>109650.1074426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6405274868011">
                <text:p>10.6405274868011</text:p>
              </table:table-cell>
              <table:table-cell office:value-type="float" office:value="109586.459041909">
                <text:p>109586.4590419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677903175354">
                <text:p>10.677903175354</text:p>
              </table:table-cell>
              <table:table-cell office:value-type="float" office:value="109589.954288266">
                <text:p>109589.9542882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7152779102325">
                <text:p>10.7152779102325</text:p>
              </table:table-cell>
              <table:table-cell office:value-type="float" office:value="109592.750645888">
                <text:p>109592.7506458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7526638507843">
                <text:p>10.7526638507843</text:p>
              </table:table-cell>
              <table:table-cell office:value-type="float" office:value="109559.902453956">
                <text:p>109559.9024539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7900397777557">
                <text:p>10.7900397777557</text:p>
              </table:table-cell>
              <table:table-cell office:value-type="float" office:value="109589.255221158">
                <text:p>109589.2552211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827419757843">
                <text:p>10.827419757843</text:p>
              </table:table-cell>
              <table:table-cell office:value-type="float" office:value="109577.372444717">
                <text:p>109577.3724447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8647975921631">
                <text:p>10.8647975921631</text:p>
              </table:table-cell>
              <table:table-cell office:value-type="float" office:value="109583.663005345">
                <text:p>109583.6630053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9021801948547">
                <text:p>10.9021801948547</text:p>
              </table:table-cell>
              <table:table-cell office:value-type="float" office:value="109569.684962435">
                <text:p>109569.6849624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9395484924316">
                <text:p>10.9395484924316</text:p>
              </table:table-cell>
              <table:table-cell office:value-type="float" office:value="109611.629793153">
                <text:p>109611.6297931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9769053459167">
                <text:p>10.9769053459167</text:p>
              </table:table-cell>
              <table:table-cell office:value-type="float" office:value="109645.208787001">
                <text:p>109645.208787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0143239498138">
                <text:p>11.0143239498138</text:p>
              </table:table-cell>
              <table:table-cell office:value-type="float" office:value="109464.265723661">
                <text:p>109464.2657236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0516903400421">
                <text:p>11.0516903400421</text:p>
              </table:table-cell>
              <table:table-cell office:value-type="float" office:value="109617.224863775">
                <text:p>109617.224863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0890734195709">
                <text:p>11.0890734195709</text:p>
              </table:table-cell>
              <table:table-cell office:value-type="float" office:value="109568.287354269">
                <text:p>109568.2873542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1264836788178">
                <text:p>11.1264836788178</text:p>
              </table:table-cell>
              <table:table-cell office:value-type="float" office:value="109488.682582372">
                <text:p>109488.6825823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1638650894165">
                <text:p>11.1638650894165</text:p>
              </table:table-cell>
              <table:table-cell office:value-type="float" office:value="109573.179138843">
                <text:p>109573.1791388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2012431621552">
                <text:p>11.2012431621552</text:p>
              </table:table-cell>
              <table:table-cell office:value-type="float" office:value="109582.964018498">
                <text:p>109582.964018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2386276721954">
                <text:p>11.2386276721954</text:p>
              </table:table-cell>
              <table:table-cell office:value-type="float" office:value="109564.094743689">
                <text:p>109564.0947436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2760100364685">
                <text:p>11.2760100364685</text:p>
              </table:table-cell>
              <table:table-cell office:value-type="float" office:value="109570.383779888">
                <text:p>109570.3837798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3134009838104">
                <text:p>11.3134009838104</text:p>
              </table:table-cell>
              <table:table-cell office:value-type="float" office:value="109545.231966027">
                <text:p>109545.2319660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.3624353408813">
                <text:p>24.3624353408813</text:p>
              </table:table-cell>
              <table:table-cell office:value-type="float" office:value="313.892958506963">
                <text:p>313.892958506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.4137737751007">
                <text:p>24.4137737751007</text:p>
              </table:table-cell>
              <table:table-cell office:value-type="float" office:value="79784.2797951042">
                <text:p>79784.27979510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.4651157855988">
                <text:p>24.4651157855988</text:p>
              </table:table-cell>
              <table:table-cell office:value-type="float" office:value="79778.7223419273">
                <text:p>79778.72234192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.5164535045624">
                <text:p>24.5164535045624</text:p>
              </table:table-cell>
              <table:table-cell office:value-type="float" office:value="79785.3913786538">
                <text:p>79785.39137865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.5677781105041">
                <text:p>24.5677781105041</text:p>
              </table:table-cell>
              <table:table-cell office:value-type="float" office:value="79805.7759010735">
                <text:p>79805.77590107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.6191079616547">
                <text:p>24.6191079616547</text:p>
              </table:table-cell>
              <table:table-cell office:value-type="float" office:value="79797.620842294">
                <text:p>79797.6208422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.6704504489899">
                <text:p>24.6704504489899</text:p>
              </table:table-cell>
              <table:table-cell office:value-type="float" office:value="79777.9814066665">
                <text:p>79777.98140666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.7217893600464">
                <text:p>24.7217893600464</text:p>
              </table:table-cell>
              <table:table-cell office:value-type="float" office:value="79783.5387566119">
                <text:p>79783.53875661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.7731404304504">
                <text:p>24.7731404304504</text:p>
              </table:table-cell>
              <table:table-cell office:value-type="float" office:value="79764.6469249984">
                <text:p>79764.6469249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.8245160579681">
                <text:p>24.8245160579681</text:p>
              </table:table-cell>
              <table:table-cell office:value-type="float" office:value="79726.5201011671">
                <text:p>79726.52010116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.8758542537689">
                <text:p>24.8758542537689</text:p>
              </table:table-cell>
              <table:table-cell office:value-type="float" office:value="79784.6503195126">
                <text:p>79784.65031951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.9271931648254">
                <text:p>24.9271931648254</text:p>
              </table:table-cell>
              <table:table-cell office:value-type="float" office:value="79783.5387566119">
                <text:p>79783.53875661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.9785370826721">
                <text:p>24.9785370826721</text:p>
              </table:table-cell>
              <table:table-cell office:value-type="float" office:value="79775.7586834578">
                <text:p>79775.75868345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.0298755168915">
                <text:p>25.0298755168915</text:p>
              </table:table-cell>
              <table:table-cell office:value-type="float" office:value="79784.2797951042">
                <text:p>79784.27979510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.0812139511108">
                <text:p>25.0812139511108</text:p>
              </table:table-cell>
              <table:table-cell office:value-type="float" office:value="79784.2797951042">
                <text:p>79784.27979510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.1325528621674">
                <text:p>25.1325528621674</text:p>
              </table:table-cell>
              <table:table-cell office:value-type="float" office:value="79783.5387566119">
                <text:p>79783.53875661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.1838915348053">
                <text:p>25.1838915348053</text:p>
              </table:table-cell>
              <table:table-cell office:value-type="float" office:value="79783.9092741374">
                <text:p>79783.90927413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.2352313995361">
                <text:p>25.2352313995361</text:p>
              </table:table-cell>
              <table:table-cell office:value-type="float" office:value="79782.0567209232">
                <text:p>79782.0567209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.2865884304047">
                <text:p>25.2865884304047</text:p>
              </table:table-cell>
              <table:table-cell office:value-type="float" office:value="79755.3894905922">
                <text:p>79755.38949059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.3368721008301">
                <text:p>25.3368721008301</text:p>
              </table:table-cell>
              <table:table-cell office:value-type="float" office:value="81457.8563049714">
                <text:p>81457.85630497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.3851554393768">
                <text:p>25.3851554393768</text:p>
              </table:table-cell>
              <table:table-cell office:value-type="float" office:value="84832.5762733625">
                <text:p>84832.5762733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.4334723949432">
                <text:p>25.4334723949432</text:p>
              </table:table-cell>
              <table:table-cell office:value-type="float" office:value="84773.5531343755">
                <text:p>84773.55313437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4817905426025">
                <text:p>25.4817905426025</text:p>
              </table:table-cell>
              <table:table-cell office:value-type="float" office:value="84771.4616231046">
                <text:p>84771.46162310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5301203727722">
                <text:p>25.5301203727722</text:p>
              </table:table-cell>
              <table:table-cell office:value-type="float" office:value="84750.9702728035">
                <text:p>84750.97027280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5784595012665">
                <text:p>25.5784595012665</text:p>
              </table:table-cell>
              <table:table-cell office:value-type="float" office:value="84734.6679095828">
                <text:p>84734.66790958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6267876625061">
                <text:p>25.6267876625061</text:p>
              </table:table-cell>
              <table:table-cell office:value-type="float" office:value="84753.8970020177">
                <text:p>84753.89700201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6751134395599">
                <text:p>25.6751134395599</text:p>
              </table:table-cell>
              <table:table-cell office:value-type="float" office:value="84758.0783944192">
                <text:p>84758.07839441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7234420776367">
                <text:p>25.7234420776367</text:p>
              </table:table-cell>
              <table:table-cell office:value-type="float" office:value="84753.0607730446">
                <text:p>84753.06077304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.7717695236206">
                <text:p>25.7717695236206</text:p>
              </table:table-cell>
              <table:table-cell office:value-type="float" office:value="84755.1513764184">
                <text:p>84755.15137641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.8200991153717">
                <text:p>25.8200991153717</text:p>
              </table:table-cell>
              <table:table-cell office:value-type="float" office:value="84751.3883646015">
                <text:p>84751.3883646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.8684298992157">
                <text:p>25.8684298992157</text:p>
              </table:table-cell>
              <table:table-cell office:value-type="float" office:value="84749.2979468611">
                <text:p>84749.29794686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9167499542236">
                <text:p>25.9167499542236</text:p>
              </table:table-cell>
              <table:table-cell office:value-type="float" office:value="84768.1154197238">
                <text:p>84768.11541972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.9650750160217">
                <text:p>25.9650750160217</text:p>
              </table:table-cell>
              <table:table-cell office:value-type="float" office:value="84759.3328925946">
                <text:p>84759.33289259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013402223587">
                <text:p>26.013402223587</text:p>
              </table:table-cell>
              <table:table-cell office:value-type="float" office:value="84755.5695094697">
                <text:p>84755.56950946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0617275238037">
                <text:p>26.0617275238037</text:p>
              </table:table-cell>
              <table:table-cell office:value-type="float" office:value="84758.91472241">
                <text:p>84758.914722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1100537776947">
                <text:p>26.1100537776947</text:p>
              </table:table-cell>
              <table:table-cell office:value-type="float" office:value="84757.2420829325">
                <text:p>84757.24208293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.1583840847015">
                <text:p>26.1583840847015</text:p>
              </table:table-cell>
              <table:table-cell office:value-type="float" office:value="84750.1341015825">
                <text:p>84750.13410158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.2067139148712">
                <text:p>26.2067139148712</text:p>
              </table:table-cell>
              <table:table-cell office:value-type="float" office:value="84750.9702728035">
                <text:p>84750.97027280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2550365924835">
                <text:p>26.2550365924835</text:p>
              </table:table-cell>
              <table:table-cell office:value-type="float" office:value="84763.5148213933">
                <text:p>84763.51482139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3033776283264">
                <text:p>26.3033776283264</text:p>
              </table:table-cell>
              <table:table-cell office:value-type="float" office:value="84731.3246102477">
                <text:p>84731.32461024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346302986145">
                <text:p>26.346302986145</text:p>
              </table:table-cell>
              <table:table-cell office:value-type="float" office:value="95421.4526832628">
                <text:p>95421.45268326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3864452838898">
                <text:p>26.3864452838898</text:p>
              </table:table-cell>
              <table:table-cell office:value-type="float" office:value="102037.009093123">
                <text:p>102037.0090931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4265868663788">
                <text:p>26.4265868663788</text:p>
              </table:table-cell>
              <table:table-cell office:value-type="float" office:value="102038.827221648">
                <text:p>102038.8272216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4667282104492">
                <text:p>26.4667282104492</text:p>
              </table:table-cell>
              <table:table-cell office:value-type="float" office:value="102039.433278888">
                <text:p>102039.4332788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5068690776825">
                <text:p>26.5068690776825</text:p>
              </table:table-cell>
              <table:table-cell office:value-type="float" office:value="102040.645414966">
                <text:p>102040.6454149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5470144748688">
                <text:p>26.5470144748688</text:p>
              </table:table-cell>
              <table:table-cell office:value-type="float" office:value="102029.131284817">
                <text:p>102029.1312848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5871610641479">
                <text:p>26.5871610641479</text:p>
              </table:table-cell>
              <table:table-cell office:value-type="float" office:value="102026.101682434">
                <text:p>102026.1016824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6273090839386">
                <text:p>26.6273090839386</text:p>
              </table:table-cell>
              <table:table-cell office:value-type="float" office:value="102022.466397059">
                <text:p>102022.4663970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6674573421478">
                <text:p>26.6674573421478</text:p>
              </table:table-cell>
              <table:table-cell office:value-type="float" office:value="102021.860541349">
                <text:p>102021.8605413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7076013088226">
                <text:p>26.7076013088226</text:p>
              </table:table-cell>
              <table:table-cell office:value-type="float" office:value="102032.767045185">
                <text:p>102032.7670451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.7477443218231">
                <text:p>26.7477443218231</text:p>
              </table:table-cell>
              <table:table-cell office:value-type="float" office:value="102035.191029387">
                <text:p>102035.1910293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.7878935337067">
                <text:p>26.7878935337067</text:p>
              </table:table-cell>
              <table:table-cell office:value-type="float" office:value="102019.437190465">
                <text:p>102019.4371904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8280410766602">
                <text:p>26.8280410766602</text:p>
              </table:table-cell>
              <table:table-cell office:value-type="float" office:value="102023.678130066">
                <text:p>102023.6781300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8681335449219">
                <text:p>26.8681335449219</text:p>
              </table:table-cell>
              <table:table-cell office:value-type="float" office:value="102163.827212179">
                <text:p>102163.8272121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90824842453">
                <text:p>26.90824842453</text:p>
              </table:table-cell>
              <table:table-cell office:value-type="float" office:value="102106.750413066">
                <text:p>102106.7504130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9484179019928">
                <text:p>26.9484179019928</text:p>
              </table:table-cell>
              <table:table-cell office:value-type="float" office:value="101967.968186701">
                <text:p>101967.9681867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9885540008545">
                <text:p>26.9885540008545</text:p>
              </table:table-cell>
              <table:table-cell office:value-type="float" office:value="102052.768359837">
                <text:p>102052.7683598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0287079811096">
                <text:p>27.0287079811096</text:p>
              </table:table-cell>
              <table:table-cell office:value-type="float" office:value="102007.322162714">
                <text:p>102007.322162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.0688571929932">
                <text:p>27.0688571929932</text:p>
              </table:table-cell>
              <table:table-cell office:value-type="float" office:value="102019.437190465">
                <text:p>102019.4371904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.1089923381805">
                <text:p>27.1089923381805</text:p>
              </table:table-cell>
              <table:table-cell office:value-type="float" office:value="102055.193294483">
                <text:p>102055.1932944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.1491401195526">
                <text:p>27.1491401195526</text:p>
              </table:table-cell>
              <table:table-cell office:value-type="float" office:value="102023.072259965">
                <text:p>102023.0722599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1892774105072">
                <text:p>27.1892774105072</text:p>
              </table:table-cell>
              <table:table-cell office:value-type="float" office:value="102049.737353577">
                <text:p>102049.7373535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2294180393219">
                <text:p>27.2294180393219</text:p>
              </table:table-cell>
              <table:table-cell office:value-type="float" office:value="102041.251493805">
                <text:p>102041.251493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2695593833923">
                <text:p>27.2695593833923</text:p>
              </table:table-cell>
              <table:table-cell office:value-type="float" office:value="102039.433278888">
                <text:p>102039.4332788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3097155094147">
                <text:p>27.3097155094147</text:p>
              </table:table-cell>
              <table:table-cell office:value-type="float" office:value="102001.871338918">
                <text:p>102001.8713389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3505811691284">
                <text:p>27.3505811691284</text:p>
              </table:table-cell>
              <table:table-cell office:value-type="float" office:value="100230.854675823">
                <text:p>100230.8546758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391681432724">
                <text:p>27.391681432724</text:p>
              </table:table-cell>
              <table:table-cell office:value-type="float" office:value="99658.7282335675">
                <text:p>99658.72823356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.4327757358551">
                <text:p>27.4327757358551</text:p>
              </table:table-cell>
              <table:table-cell office:value-type="float" office:value="99673.1830914007">
                <text:p>99673.18309140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4738707542419">
                <text:p>27.4738707542419</text:p>
              </table:table-cell>
              <table:table-cell office:value-type="float" office:value="99671.4482870653">
                <text:p>99671.44828706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5149693489075">
                <text:p>27.5149693489075</text:p>
              </table:table-cell>
              <table:table-cell office:value-type="float" office:value="99662.7751711335">
                <text:p>99662.77517113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556067943573">
                <text:p>27.556067943573</text:p>
              </table:table-cell>
              <table:table-cell office:value-type="float" office:value="99662.7751711335">
                <text:p>99662.77517113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5971870422363">
                <text:p>27.5971870422363</text:p>
              </table:table-cell>
              <table:table-cell office:value-type="float" office:value="99613.0784270523">
                <text:p>99613.07842705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.638313293457">
                <text:p>27.638313293457</text:p>
              </table:table-cell>
              <table:table-cell office:value-type="float" office:value="99595.7540116872">
                <text:p>99595.75401168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.6794114112854">
                <text:p>27.6794114112854</text:p>
              </table:table-cell>
              <table:table-cell office:value-type="float" office:value="99663.9314993793">
                <text:p>99663.93149937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.7205069065094">
                <text:p>27.7205069065094</text:p>
              </table:table-cell>
              <table:table-cell office:value-type="float" office:value="99670.2917843903">
                <text:p>99670.29178439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.7616052627563">
                <text:p>27.7616052627563</text:p>
              </table:table-cell>
              <table:table-cell office:value-type="float" office:value="99663.3533319024">
                <text:p>99663.35333190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8027017116547">
                <text:p>27.8027017116547</text:p>
              </table:table-cell>
              <table:table-cell office:value-type="float" office:value="99667.9788595529">
                <text:p>99667.97885955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8438034057617">
                <text:p>27.8438034057617</text:p>
              </table:table-cell>
              <table:table-cell office:value-type="float" office:value="99655.2596915188">
                <text:p>99655.25969151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884902715683">
                <text:p>27.884902715683</text:p>
              </table:table-cell>
              <table:table-cell office:value-type="float" office:value="99661.0407290742">
                <text:p>99661.04072907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9260003566742">
                <text:p>27.9260003566742</text:p>
              </table:table-cell>
              <table:table-cell office:value-type="float" office:value="99665.0878544577">
                <text:p>99665.08785445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.9670991897583">
                <text:p>27.9670991897583</text:p>
              </table:table-cell>
              <table:table-cell office:value-type="float" office:value="99662.1970170726">
                <text:p>99662.19701707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.0082011222839">
                <text:p>28.0082011222839</text:p>
              </table:table-cell>
              <table:table-cell office:value-type="float" office:value="99654.6816246505">
                <text:p>99654.68162465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.0492961406708">
                <text:p>28.0492961406708</text:p>
              </table:table-cell>
              <table:table-cell office:value-type="float" office:value="99671.4482870653">
                <text:p>99671.44828706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.0903975963592">
                <text:p>28.0903975963592</text:p>
              </table:table-cell>
              <table:table-cell office:value-type="float" office:value="99655.8377650935">
                <text:p>99655.8377650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.1314911842346">
                <text:p>28.1314911842346</text:p>
              </table:table-cell>
              <table:table-cell office:value-type="float" office:value="99674.9179561265">
                <text:p>99674.91795612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.1725780963898">
                <text:p>28.1725780963898</text:p>
              </table:table-cell>
              <table:table-cell office:value-type="float" office:value="99691.1129396336">
                <text:p>99691.11293963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.2136745452881">
                <text:p>28.2136745452881</text:p>
              </table:table-cell>
              <table:table-cell office:value-type="float" office:value="99667.9788595529">
                <text:p>99667.97885955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2547748088837">
                <text:p>28.2547748088837</text:p>
              </table:table-cell>
              <table:table-cell office:value-type="float" office:value="99658.7282335675">
                <text:p>99658.72823356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.295893907547">
                <text:p>28.295893907547</text:p>
              </table:table-cell>
              <table:table-cell office:value-type="float" office:value="99613.0784270523">
                <text:p>99613.07842705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.3369290828705">
                <text:p>28.3369290828705</text:p>
              </table:table-cell>
              <table:table-cell office:value-type="float" office:value="99816.8027237761">
                <text:p>99816.80272377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.3778278827667">
                <text:p>28.3778278827667</text:p>
              </table:table-cell>
              <table:table-cell office:value-type="float" office:value="100149.637896259">
                <text:p>100149.6378962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.41872382164">
                <text:p>28.41872382164</text:p>
              </table:table-cell>
              <table:table-cell office:value-type="float" office:value="100156.6442255">
                <text:p>100156.64422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.4596166610718">
                <text:p>28.4596166610718</text:p>
              </table:table-cell>
              <table:table-cell office:value-type="float" office:value="100164.235521843">
                <text:p>100164.2355218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.5005230903625">
                <text:p>28.5005230903625</text:p>
              </table:table-cell>
              <table:table-cell office:value-type="float" office:value="100130.959142994">
                <text:p>100130.9591429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.5414183139801">
                <text:p>28.5414183139801</text:p>
              </table:table-cell>
              <table:table-cell office:value-type="float" office:value="100158.395960986">
                <text:p>100158.3959609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5823271274567">
                <text:p>28.5823271274567</text:p>
              </table:table-cell>
              <table:table-cell office:value-type="float" office:value="100125.123461395">
                <text:p>100125.1234613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6232221126556">
                <text:p>28.6232221126556</text:p>
              </table:table-cell>
              <table:table-cell office:value-type="float" office:value="100158.979886431">
                <text:p>100158.9798864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6641218662262">
                <text:p>28.6641218662262</text:p>
              </table:table-cell>
              <table:table-cell office:value-type="float" office:value="100147.302671004">
                <text:p>100147.3026710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.705019235611">
                <text:p>28.705019235611</text:p>
              </table:table-cell>
              <table:table-cell office:value-type="float" office:value="100153.140938345">
                <text:p>100153.1409383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.7459106445312">
                <text:p>28.7459106445312</text:p>
              </table:table-cell>
              <table:table-cell office:value-type="float" office:value="100167.739585216">
                <text:p>100167.7395852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7868089675903">
                <text:p>28.7868089675903</text:p>
              </table:table-cell>
              <table:table-cell office:value-type="float" office:value="100150.805549726">
                <text:p>100150.8055497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.8277051448822">
                <text:p>28.8277051448822</text:p>
              </table:table-cell>
              <table:table-cell office:value-type="float" office:value="100156.060327288">
                <text:p>100156.0603272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.868588924408">
                <text:p>28.868588924408</text:p>
              </table:table-cell>
              <table:table-cell office:value-type="float" office:value="100186.432064568">
                <text:p>100186.4320645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.909481048584">
                <text:p>28.909481048584</text:p>
              </table:table-cell>
              <table:table-cell office:value-type="float" office:value="100165.987522884">
                <text:p>100165.9875228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.9503829479217">
                <text:p>28.9503829479217</text:p>
              </table:table-cell>
              <table:table-cell office:value-type="float" office:value="100142.048812334">
                <text:p>100142.0488123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.9912765026092">
                <text:p>28.9912765026092</text:p>
              </table:table-cell>
              <table:table-cell office:value-type="float" office:value="100162.48358209">
                <text:p>100162.483582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.0321702957153">
                <text:p>29.0321702957153</text:p>
              </table:table-cell>
              <table:table-cell office:value-type="float" office:value="100161.899615791">
                <text:p>100161.8996157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.07306599617">
                <text:p>29.07306599617</text:p>
              </table:table-cell>
              <table:table-cell office:value-type="float" office:value="100157.22813052">
                <text:p>100157.228130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.1139981746674">
                <text:p>29.1139981746674</text:p>
              </table:table-cell>
              <table:table-cell office:value-type="float" office:value="100067.969758041">
                <text:p>100067.9697580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.1548686027527">
                <text:p>29.1548686027527</text:p>
              </table:table-cell>
              <table:table-cell office:value-type="float" office:value="100219.160696056">
                <text:p>100219.1606960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.1957631111145">
                <text:p>29.1957631111145</text:p>
              </table:table-cell>
              <table:table-cell office:value-type="float" office:value="100160.147757748">
                <text:p>100160.1477577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.2366540431976">
                <text:p>29.2366540431976</text:p>
              </table:table-cell>
              <table:table-cell office:value-type="float" office:value="100168.907660822">
                <text:p>100168.9076608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.2775557041168">
                <text:p>29.2775557041168</text:p>
              </table:table-cell>
              <table:table-cell office:value-type="float" office:value="100142.632547186">
                <text:p>100142.6325471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3184897899628">
                <text:p>29.3184897899628</text:p>
              </table:table-cell>
              <table:table-cell office:value-type="float" office:value="100063.307030112">
                <text:p>100063.3070301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.3576891422272">
                <text:p>29.3576891422272</text:p>
              </table:table-cell>
              <table:table-cell office:value-type="float" office:value="104491.522522413">
                <text:p>104491.5225224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.3968389034271">
                <text:p>29.3968389034271</text:p>
              </table:table-cell>
              <table:table-cell office:value-type="float" office:value="104623.882099314">
                <text:p>104623.8820993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.4359860420227">
                <text:p>29.4359860420227</text:p>
              </table:table-cell>
              <table:table-cell office:value-type="float" office:value="104630.891220805">
                <text:p>104630.8912208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.4751360416412">
                <text:p>29.4751360416412</text:p>
              </table:table-cell>
              <table:table-cell office:value-type="float" office:value="104623.244953017">
                <text:p>104623.2449530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.5143351554871">
                <text:p>29.5143351554871</text:p>
              </table:table-cell>
              <table:table-cell office:value-type="float" office:value="104492.15806536">
                <text:p>104492.158065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5534913539886">
                <text:p>29.5534913539886</text:p>
              </table:table-cell>
              <table:table-cell office:value-type="float" office:value="104606.681872705">
                <text:p>104606.6818727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.5926749706268">
                <text:p>29.5926749706268</text:p>
              </table:table-cell>
              <table:table-cell office:value-type="float" office:value="104533.484946577">
                <text:p>104533.4849465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.631833076477">
                <text:p>29.631833076477</text:p>
              </table:table-cell>
              <table:table-cell office:value-type="float" office:value="104601.586595308">
                <text:p>104601.5865953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6709854602814">
                <text:p>29.6709854602814</text:p>
              </table:table-cell>
              <table:table-cell office:value-type="float" office:value="104616.87391683">
                <text:p>104616.873916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7101330757141">
                <text:p>29.7101330757141</text:p>
              </table:table-cell>
              <table:table-cell office:value-type="float" office:value="104629.616765227">
                <text:p>104629.6167652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7493040561676">
                <text:p>29.7493040561676</text:p>
              </table:table-cell>
              <table:table-cell office:value-type="float" office:value="104567.206451809">
                <text:p>104567.2064518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7884774208069">
                <text:p>29.7884774208069</text:p>
              </table:table-cell>
              <table:table-cell office:value-type="float" office:value="104560.84223852">
                <text:p>104560.842238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8276267051697">
                <text:p>29.8276267051697</text:p>
              </table:table-cell>
              <table:table-cell office:value-type="float" office:value="104625.156415191">
                <text:p>104625.1564151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8667442798614">
                <text:p>29.8667442798614</text:p>
              </table:table-cell>
              <table:table-cell office:value-type="float" office:value="104709.968147936">
                <text:p>104709.9681479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9058883190155">
                <text:p>29.9058883190155</text:p>
              </table:table-cell>
              <table:table-cell office:value-type="float" office:value="104639.175938897">
                <text:p>104639.1759388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9450340270996">
                <text:p>29.9450340270996</text:p>
              </table:table-cell>
              <table:table-cell office:value-type="float" office:value="104634.714773828">
                <text:p>104634.7147738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9841973781586">
                <text:p>29.9841973781586</text:p>
              </table:table-cell>
              <table:table-cell office:value-type="float" office:value="104587.577141535">
                <text:p>104587.5771415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0233585834503">
                <text:p>30.0233585834503</text:p>
              </table:table-cell>
              <table:table-cell office:value-type="float" office:value="104593.30782812">
                <text:p>104593.307828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0624992847443">
                <text:p>30.0624992847443</text:p>
              </table:table-cell>
              <table:table-cell office:value-type="float" office:value="104648.09941036">
                <text:p>104648.099410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1016526222229">
                <text:p>30.1016526222229</text:p>
              </table:table-cell>
              <table:table-cell office:value-type="float" office:value="104614.32571961">
                <text:p>104614.325719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407995223999">
                <text:p>30.1407995223999</text:p>
              </table:table-cell>
              <table:table-cell office:value-type="float" office:value="104631.528460236">
                <text:p>104631.5284602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1799426078796">
                <text:p>30.1799426078796</text:p>
              </table:table-cell>
              <table:table-cell office:value-type="float" office:value="104641.72534688">
                <text:p>104641.725346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2190835475922">
                <text:p>30.2190835475922</text:p>
              </table:table-cell>
              <table:table-cell office:value-type="float" office:value="104647.461969068">
                <text:p>104647.4619690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2582457065582">
                <text:p>30.2582457065582</text:p>
              </table:table-cell>
              <table:table-cell office:value-type="float" office:value="104590.760778775">
                <text:p>104590.7607787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2974269390106">
                <text:p>30.2974269390106</text:p>
              </table:table-cell>
              <table:table-cell office:value-type="float" office:value="104539.845829936">
                <text:p>104539.8458299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3358092308044">
                <text:p>30.3358092308044</text:p>
              </table:table-cell>
              <table:table-cell office:value-type="float" office:value="106715.878822514">
                <text:p>106715.8788225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3731851577759">
                <text:p>30.3731851577759</text:p>
              </table:table-cell>
              <table:table-cell office:value-type="float" office:value="109589.255221158">
                <text:p>109589.2552211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410561800003">
                <text:p>30.410561800003</text:p>
              </table:table-cell>
              <table:table-cell office:value-type="float" office:value="109587.158073344">
                <text:p>109587.1580733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4479393959045">
                <text:p>30.4479393959045</text:p>
              </table:table-cell>
              <table:table-cell office:value-type="float" office:value="109584.36200111">
                <text:p>109584.362001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4852960109711">
                <text:p>30.4852960109711</text:p>
              </table:table-cell>
              <table:table-cell office:value-type="float" office:value="109645.908568146">
                <text:p>109645.9085681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5226728916168">
                <text:p>30.5226728916168</text:p>
              </table:table-cell>
              <table:table-cell office:value-type="float" office:value="109586.459041909">
                <text:p>109586.4590419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.5600488185883">
                <text:p>30.5600488185883</text:p>
              </table:table-cell>
              <table:table-cell office:value-type="float" office:value="109589.255221158">
                <text:p>109589.2552211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.5974328517914">
                <text:p>30.5974328517914</text:p>
              </table:table-cell>
              <table:table-cell office:value-type="float" office:value="109565.492244898">
                <text:p>109565.4922448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.6347966194153">
                <text:p>30.6347966194153</text:p>
              </table:table-cell>
              <table:table-cell office:value-type="float" office:value="109624.919018601">
                <text:p>109624.9190186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.6721572875977">
                <text:p>30.6721572875977</text:p>
              </table:table-cell>
              <table:table-cell office:value-type="float" office:value="109634.013503338">
                <text:p>109634.0135033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.7095079421997">
                <text:p>30.7095079421997</text:p>
              </table:table-cell>
              <table:table-cell office:value-type="float" office:value="109663.406000255">
                <text:p>109663.4060002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.7468883991241">
                <text:p>30.7468883991241</text:p>
              </table:table-cell>
              <table:table-cell office:value-type="float" office:value="109575.974640431">
                <text:p>109575.9746404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.7842693328857">
                <text:p>30.7842693328857</text:p>
              </table:table-cell>
              <table:table-cell office:value-type="float" office:value="109574.576871807">
                <text:p>109574.5768718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.8216412067413">
                <text:p>30.8216412067413</text:p>
              </table:table-cell>
              <table:table-cell office:value-type="float" office:value="109601.14057506">
                <text:p>109601.140575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.8590075969696">
                <text:p>30.8590075969696</text:p>
              </table:table-cell>
              <table:table-cell office:value-type="float" office:value="109617.224863775">
                <text:p>109617.2248637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.8963837623596">
                <text:p>30.8963837623596</text:p>
              </table:table-cell>
              <table:table-cell office:value-type="float" office:value="109588.556162968">
                <text:p>109588.5561629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.9337577819824">
                <text:p>30.9337577819824</text:p>
              </table:table-cell>
              <table:table-cell office:value-type="float" office:value="109594.848007757">
                <text:p>109594.8480077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.971132516861">
                <text:p>30.971132516861</text:p>
              </table:table-cell>
              <table:table-cell office:value-type="float" office:value="109592.750645888">
                <text:p>109592.7506458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1.0085003376007">
                <text:p>31.0085003376007</text:p>
              </table:table-cell>
              <table:table-cell office:value-type="float" office:value="109613.028507261">
                <text:p>109613.0285072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.045875787735">
                <text:p>31.045875787735</text:p>
              </table:table-cell>
              <table:table-cell office:value-type="float" office:value="109590.653364293">
                <text:p>109590.6533642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1.0832479000092">
                <text:p>31.0832479000092</text:p>
              </table:table-cell>
              <table:table-cell office:value-type="float" office:value="109600.441365231">
                <text:p>109600.4413652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1.1206231117249">
                <text:p>31.1206231117249</text:p>
              </table:table-cell>
              <table:table-cell office:value-type="float" office:value="109591.352449239">
                <text:p>109591.3524492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1.1579983234405">
                <text:p>31.1579983234405</text:p>
              </table:table-cell>
              <table:table-cell office:value-type="float" office:value="109591.352449239">
                <text:p>109591.3524492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.1953756809235">
                <text:p>31.1953756809235</text:p>
              </table:table-cell>
              <table:table-cell office:value-type="float" office:value="109585.061005792">
                <text:p>109585.0610057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.2327470779419">
                <text:p>31.2327470779419</text:p>
              </table:table-cell>
              <table:table-cell office:value-type="float" office:value="109602.53902148">
                <text:p>109602.539021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.270129442215">
                <text:p>31.270129442215</text:p>
              </table:table-cell>
              <table:table-cell office:value-type="float" office:value="109570.383779888">
                <text:p>109570.3837798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1.3075151443481">
                <text:p>31.3075151443481</text:p>
              </table:table-cell>
              <table:table-cell office:value-type="float" office:value="109560.601146632">
                <text:p>109560.6011466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.354339838028">
                <text:p>44.354339838028</text:p>
              </table:table-cell>
              <table:table-cell office:value-type="float" office:value="313.946120697414">
                <text:p>313.946120697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